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87.99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303.15 K" table:style-name="ta1">
        <table:table-column table:style-name="co1" table:number-columns-repeated="14" table:default-cell-style-name="ce2"/>
        <table:table-row table:style-name="ro1">
          <table:table-cell table:style-name="ce1" office:value-type="string" calcext:value-type="string">
            <text:p>Temperature (K)</text:p>
          </table:table-cell>
          <table:table-cell table:style-name="ce1" office:value-type="string" calcext:value-type="string">
            <text:p>Pressure (bar)</text:p>
          </table:table-cell>
          <table:table-cell table:style-name="ce1" office:value-type="string" calcext:value-type="string">
            <text:p>Density (kg/m3)</text:p>
          </table:table-cell>
          <table:table-cell table:style-name="ce1" office:value-type="string" calcext:value-type="string">
            <text:p>Volume (m3/kg)</text:p>
          </table:table-cell>
          <table:table-cell table:style-name="ce1" office:value-type="string" calcext:value-type="string">
            <text:p>Internal Energy (kcal/mol)</text:p>
          </table:table-cell>
          <table:table-cell table:style-name="ce1" office:value-type="string" calcext:value-type="string">
            <text:p>Enthalpy (kcal/mol)</text:p>
          </table:table-cell>
          <table:table-cell table:style-name="ce1" office:value-type="string" calcext:value-type="string">
            <text:p>Entropy (cal/mol*K)</text:p>
          </table:table-cell>
          <table:table-cell table:style-name="ce1" office:value-type="string" calcext:value-type="string">
            <text:p>Cv (cal/mol*K)</text:p>
          </table:table-cell>
          <table:table-cell table:style-name="ce1" office:value-type="string" calcext:value-type="string">
            <text:p>Cp (cal/mol*K)</text:p>
          </table:table-cell>
          <table:table-cell table:style-name="ce1" office:value-type="string" calcext:value-type="string">
            <text:p>Sound Spd. (m/s)</text:p>
          </table:table-cell>
          <table:table-cell table:style-name="ce1" office:value-type="string" calcext:value-type="string">
            <text:p>Joule-Thomson (K/bar)</text:p>
          </table:table-cell>
          <table:table-cell table:style-name="ce1" office:value-type="string" calcext:value-type="string">
            <text:p>Viscosity (uPa*s)</text:p>
          </table:table-cell>
          <table:table-cell table:style-name="ce1" office:value-type="string" calcext:value-type="string">
            <text:p>Therm. Cond. (W/m*K)</text:p>
          </table:table-cell>
          <table:table-cell table:style-name="ce1" office:value-type="string" calcext:value-type="string">
            <text:p>Phase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finite</text:p>
          </table:table-cell>
          <table:table-cell office:value-type="float" office:value="4.7727" calcext:value-type="float">
            <text:p>4.7727</text:p>
          </table:table-cell>
          <table:table-cell office:value-type="float" office:value="5.3751" calcext:value-type="float">
            <text:p>5.3751</text:p>
          </table:table-cell>
          <table:table-cell office:value-type="float" office:value="114.09" calcext:value-type="float">
            <text:p>114.09</text:p>
          </table:table-cell>
          <table:table-cell office:value-type="float" office:value="6.9442" calcext:value-type="float">
            <text:p>6.9442</text:p>
          </table:table-cell>
          <table:table-cell office:value-type="float" office:value="8.9314" calcext:value-type="float">
            <text:p>8.9314</text:p>
          </table:table-cell>
          <table:table-cell office:value-type="float" office:value="271.41" calcext:value-type="float">
            <text:p>271.41</text:p>
          </table:table-cell>
          <table:table-cell office:value-type="string" calcext:value-type="string">
            <text:p>undefined</text:p>
          </table:table-cell>
          <table:table-cell office:value-type="float" office:value="15.166" calcext:value-type="float">
            <text:p>15.166</text:p>
          </table:table-cell>
          <table:table-cell office:value-type="float" office:value="0.017002" calcext:value-type="float">
            <text:p>0.017002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10" calcext:value-type="float">
            <text:p>10</text:p>
          </table:table-cell>
          <table:table-cell office:value-type="float" office:value="18.352" calcext:value-type="float">
            <text:p>18.352</text:p>
          </table:table-cell>
          <table:table-cell office:value-type="float" office:value="0.054491" calcext:value-type="float">
            <text:p>0.054491</text:p>
          </table:table-cell>
          <table:table-cell office:value-type="float" office:value="4.7044" calcext:value-type="float">
            <text:p>4.7044</text:p>
          </table:table-cell>
          <table:table-cell office:value-type="float" office:value="5.2776" calcext:value-type="float">
            <text:p>5.2776</text:p>
          </table:table-cell>
          <table:table-cell office:value-type="float" office:value="24.182" calcext:value-type="float">
            <text:p>24.182</text:p>
          </table:table-cell>
          <table:table-cell office:value-type="float" office:value="7.1971" calcext:value-type="float">
            <text:p>7.1971</text:p>
          </table:table-cell>
          <table:table-cell office:value-type="float" office:value="9.688" calcext:value-type="float">
            <text:p>9.688</text:p>
          </table:table-cell>
          <table:table-cell office:value-type="float" office:value="263.95" calcext:value-type="float">
            <text:p>263.95</text:p>
          </table:table-cell>
          <table:table-cell office:value-type="float" office:value="1.0515" calcext:value-type="float">
            <text:p>1.0515</text:p>
          </table:table-cell>
          <table:table-cell office:value-type="float" office:value="15.265" calcext:value-type="float">
            <text:p>15.265</text:p>
          </table:table-cell>
          <table:table-cell office:value-type="float" office:value="0.017496" calcext:value-type="float">
            <text:p>0.017496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20" calcext:value-type="float">
            <text:p>20</text:p>
          </table:table-cell>
          <table:table-cell office:value-type="float" office:value="38.837" calcext:value-type="float">
            <text:p>38.837</text:p>
          </table:table-cell>
          <table:table-cell office:value-type="float" office:value="0.025748" calcext:value-type="float">
            <text:p>0.025748</text:p>
          </table:table-cell>
          <table:table-cell office:value-type="float" office:value="4.6289" calcext:value-type="float">
            <text:p>4.6289</text:p>
          </table:table-cell>
          <table:table-cell office:value-type="float" office:value="5.1706" calcext:value-type="float">
            <text:p>5.1706</text:p>
          </table:table-cell>
          <table:table-cell office:value-type="float" office:value="22.55" calcext:value-type="float">
            <text:p>22.55</text:p>
          </table:table-cell>
          <table:table-cell office:value-type="float" office:value="7.4851" calcext:value-type="float">
            <text:p>7.4851</text:p>
          </table:table-cell>
          <table:table-cell office:value-type="float" office:value="10.68" calcext:value-type="float">
            <text:p>10.68</text:p>
          </table:table-cell>
          <table:table-cell office:value-type="float" office:value="256" calcext:value-type="float">
            <text:p>256</text:p>
          </table:table-cell>
          <table:table-cell office:value-type="float" office:value="1.0546" calcext:value-type="float">
            <text:p>1.0546</text:p>
          </table:table-cell>
          <table:table-cell office:value-type="float" office:value="15.433" calcext:value-type="float">
            <text:p>15.433</text:p>
          </table:table-cell>
          <table:table-cell office:value-type="float" office:value="0.018163" calcext:value-type="float">
            <text:p>0.018163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30" calcext:value-type="float">
            <text:p>30</text:p>
          </table:table-cell>
          <table:table-cell office:value-type="float" office:value="62.211" calcext:value-type="float">
            <text:p>62.211</text:p>
          </table:table-cell>
          <table:table-cell office:value-type="float" office:value="0.016074" calcext:value-type="float">
            <text:p>0.016074</text:p>
          </table:table-cell>
          <table:table-cell office:value-type="float" office:value="4.5438" calcext:value-type="float">
            <text:p>4.5438</text:p>
          </table:table-cell>
          <table:table-cell office:value-type="float" office:value="5.051" calcext:value-type="float">
            <text:p>5.051</text:p>
          </table:table-cell>
          <table:table-cell office:value-type="float" office:value="21.452" calcext:value-type="float">
            <text:p>21.452</text:p>
          </table:table-cell>
          <table:table-cell office:value-type="float" office:value="7.8246" calcext:value-type="float">
            <text:p>7.8246</text:p>
          </table:table-cell>
          <table:table-cell office:value-type="float" office:value="12.059" calcext:value-type="float">
            <text:p>12.059</text:p>
          </table:table-cell>
          <table:table-cell office:value-type="float" office:value="247.4" calcext:value-type="float">
            <text:p>247.4</text:p>
          </table:table-cell>
          <table:table-cell office:value-type="float" office:value="1.0557" calcext:value-type="float">
            <text:p>1.0557</text:p>
          </table:table-cell>
          <table:table-cell office:value-type="float" office:value="15.698" calcext:value-type="float">
            <text:p>15.698</text:p>
          </table:table-cell>
          <table:table-cell office:value-type="float" office:value="0.019106" calcext:value-type="float">
            <text:p>0.019106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40" calcext:value-type="float">
            <text:p>40</text:p>
          </table:table-cell>
          <table:table-cell office:value-type="float" office:value="89.759" calcext:value-type="float">
            <text:p>89.759</text:p>
          </table:table-cell>
          <table:table-cell office:value-type="float" office:value="0.011141" calcext:value-type="float">
            <text:p>0.011141</text:p>
          </table:table-cell>
          <table:table-cell office:value-type="float" office:value="4.445" calcext:value-type="float">
            <text:p>4.445</text:p>
          </table:table-cell>
          <table:table-cell office:value-type="float" office:value="4.9137" calcext:value-type="float">
            <text:p>4.9137</text:p>
          </table:table-cell>
          <table:table-cell office:value-type="float" office:value="20.535" calcext:value-type="float">
            <text:p>20.535</text:p>
          </table:table-cell>
          <table:table-cell office:value-type="float" office:value="8.2457" calcext:value-type="float">
            <text:p>8.2457</text:p>
          </table:table-cell>
          <table:table-cell office:value-type="float" office:value="14.148" calcext:value-type="float">
            <text:p>14.148</text:p>
          </table:table-cell>
          <table:table-cell office:value-type="float" office:value="237.93" calcext:value-type="float">
            <text:p>237.93</text:p>
          </table:table-cell>
          <table:table-cell office:value-type="float" office:value="1.0524" calcext:value-type="float">
            <text:p>1.0524</text:p>
          </table:table-cell>
          <table:table-cell office:value-type="float" office:value="16.112" calcext:value-type="float">
            <text:p>16.112</text:p>
          </table:table-cell>
          <table:table-cell office:value-type="float" office:value="0.020528" calcext:value-type="float">
            <text:p>0.020528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50" calcext:value-type="float">
            <text:p>50</text:p>
          </table:table-cell>
          <table:table-cell office:value-type="float" office:value="124.02" calcext:value-type="float">
            <text:p>124.02</text:p>
          </table:table-cell>
          <table:table-cell office:value-type="float" office:value="0.0080633" calcext:value-type="float">
            <text:p>0.0080633</text:p>
          </table:table-cell>
          <table:table-cell office:value-type="float" office:value="4.3245" calcext:value-type="float">
            <text:p>4.3245</text:p>
          </table:table-cell>
          <table:table-cell office:value-type="float" office:value="4.7486" calcext:value-type="float">
            <text:p>4.7486</text:p>
          </table:table-cell>
          <table:table-cell office:value-type="float" office:value="19.66" calcext:value-type="float">
            <text:p>19.66</text:p>
          </table:table-cell>
          <table:table-cell office:value-type="float" office:value="8.8116" calcext:value-type="float">
            <text:p>8.8116</text:p>
          </table:table-cell>
          <table:table-cell office:value-type="float" office:value="17.788" calcext:value-type="float">
            <text:p>17.788</text:p>
          </table:table-cell>
          <table:table-cell office:value-type="float" office:value="227.14" calcext:value-type="float">
            <text:p>227.14</text:p>
          </table:table-cell>
          <table:table-cell office:value-type="float" office:value="1.0402" calcext:value-type="float">
            <text:p>1.0402</text:p>
          </table:table-cell>
          <table:table-cell office:value-type="float" office:value="16.778" calcext:value-type="float">
            <text:p>16.778</text:p>
          </table:table-cell>
          <table:table-cell office:value-type="float" office:value="0.022915" calcext:value-type="float">
            <text:p>0.022915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60" calcext:value-type="float">
            <text:p>60</text:p>
          </table:table-cell>
          <table:table-cell office:value-type="float" office:value="171.44" calcext:value-type="float">
            <text:p>171.44</text:p>
          </table:table-cell>
          <table:table-cell office:value-type="float" office:value="0.005833" calcext:value-type="float">
            <text:p>0.005833</text:p>
          </table:table-cell>
          <table:table-cell office:value-type="float" office:value="4.1623" calcext:value-type="float">
            <text:p>4.1623</text:p>
          </table:table-cell>
          <table:table-cell office:value-type="float" office:value="4.5304" calcext:value-type="float">
            <text:p>4.5304</text:p>
          </table:table-cell>
          <table:table-cell office:value-type="float" office:value="18.701" calcext:value-type="float">
            <text:p>18.701</text:p>
          </table:table-cell>
          <table:table-cell office:value-type="float" office:value="9.7024" calcext:value-type="float">
            <text:p>9.7024</text:p>
          </table:table-cell>
          <table:table-cell office:value-type="float" office:value="26.215" calcext:value-type="float">
            <text:p>26.215</text:p>
          </table:table-cell>
          <table:table-cell office:value-type="float" office:value="213.94" calcext:value-type="float">
            <text:p>213.94</text:p>
          </table:table-cell>
          <table:table-cell office:value-type="float" office:value="1.0065" calcext:value-type="float">
            <text:p>1.0065</text:p>
          </table:table-cell>
          <table:table-cell office:value-type="float" office:value="17.98" calcext:value-type="float">
            <text:p>17.98</text:p>
          </table:table-cell>
          <table:table-cell office:value-type="float" office:value="0.027808" calcext:value-type="float">
            <text:p>0.027808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70" calcext:value-type="float">
            <text:p>70</text:p>
          </table:table-cell>
          <table:table-cell office:value-type="float" office:value="266.56" calcext:value-type="float">
            <text:p>266.56</text:p>
          </table:table-cell>
          <table:table-cell office:value-type="float" office:value="0.0037515" calcext:value-type="float">
            <text:p>0.0037515</text:p>
          </table:table-cell>
          <table:table-cell office:value-type="float" office:value="3.8546" calcext:value-type="float">
            <text:p>3.8546</text:p>
          </table:table-cell>
          <table:table-cell office:value-type="float" office:value="4.1308" calcext:value-type="float">
            <text:p>4.1308</text:p>
          </table:table-cell>
          <table:table-cell office:value-type="float" office:value="17.216" calcext:value-type="float">
            <text:p>17.216</text:p>
          </table:table-cell>
          <table:table-cell office:value-type="float" office:value="12.108" calcext:value-type="float">
            <text:p>12.108</text:p>
          </table:table-cell>
          <table:table-cell office:value-type="float" office:value="83.858" calcext:value-type="float">
            <text:p>83.858</text:p>
          </table:table-cell>
          <table:table-cell office:value-type="float" office:value="191.8" calcext:value-type="float">
            <text:p>191.8</text:p>
          </table:table-cell>
          <table:table-cell office:value-type="float" office:value="0.88141" calcext:value-type="float">
            <text:p>0.88141</text:p>
          </table:table-cell>
          <table:table-cell office:value-type="float" office:value="21.371" calcext:value-type="float">
            <text:p>21.371</text:p>
          </table:table-cell>
          <table:table-cell office:value-type="float" office:value="0.047213" calcext:value-type="float">
            <text:p>0.047213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72.137" calcext:value-type="float">
            <text:p>72.137</text:p>
          </table:table-cell>
          <table:table-cell office:value-type="float" office:value="345.1" calcext:value-type="float">
            <text:p>345.1</text:p>
          </table:table-cell>
          <table:table-cell office:value-type="float" office:value="0.0028977" calcext:value-type="float">
            <text:p>0.0028977</text:p>
          </table:table-cell>
          <table:table-cell office:value-type="float" office:value="3.6208" calcext:value-type="float">
            <text:p>3.6208</text:p>
          </table:table-cell>
          <table:table-cell office:value-type="float" office:value="3.8406" calcext:value-type="float">
            <text:p>3.8406</text:p>
          </table:table-cell>
          <table:table-cell office:value-type="float" office:value="16.233" calcext:value-type="float">
            <text:p>16.233</text:p>
          </table:table-cell>
          <table:table-cell office:value-type="float" office:value="16.018" calcext:value-type="float">
            <text:p>16.018</text:p>
          </table:table-cell>
          <table:table-cell office:value-type="float" office:value="587.17" calcext:value-type="float">
            <text:p>587.17</text:p>
          </table:table-cell>
          <table:table-cell office:value-type="float" office:value="171.26" calcext:value-type="float">
            <text:p>171.26</text:p>
          </table:table-cell>
          <table:table-cell office:value-type="float" office:value="0.73936" calcext:value-type="float">
            <text:p>0.73936</text:p>
          </table:table-cell>
          <table:table-cell office:value-type="float" office:value="25.17" calcext:value-type="float">
            <text:p>25.17</text:p>
          </table:table-cell>
          <table:table-cell office:value-type="float" office:value="0.098023" calcext:value-type="float">
            <text:p>0.098023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72.137" calcext:value-type="float">
            <text:p>72.137</text:p>
          </table:table-cell>
          <table:table-cell office:value-type="float" office:value="593.31" calcext:value-type="float">
            <text:p>593.31</text:p>
          </table:table-cell>
          <table:table-cell office:value-type="float" office:value="0.0016855" calcext:value-type="float">
            <text:p>0.0016855</text:p>
          </table:table-cell>
          <table:table-cell office:value-type="float" office:value="3.0756" calcext:value-type="float">
            <text:p>3.0756</text:p>
          </table:table-cell>
          <table:table-cell office:value-type="float" office:value="3.2035" calcext:value-type="float">
            <text:p>3.2035</text:p>
          </table:table-cell>
          <table:table-cell office:value-type="float" office:value="14.131" calcext:value-type="float">
            <text:p>14.131</text:p>
          </table:table-cell>
          <table:table-cell office:value-type="float" office:value="14.792" calcext:value-type="float">
            <text:p>14.792</text:p>
          </table:table-cell>
          <table:table-cell office:value-type="float" office:value="371.71" calcext:value-type="float">
            <text:p>371.71</text:p>
          </table:table-cell>
          <table:table-cell office:value-type="float" office:value="177.23" calcext:value-type="float">
            <text:p>177.23</text:p>
          </table:table-cell>
          <table:table-cell office:value-type="float" office:value="0.42789" calcext:value-type="float">
            <text:p>0.42789</text:p>
          </table:table-cell>
          <table:table-cell office:value-type="float" office:value="43.768" calcext:value-type="float">
            <text:p>43.768</text:p>
          </table:table-cell>
          <table:table-cell office:value-type="float" office:value="0.095356" calcext:value-type="float">
            <text:p>0.09535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80" calcext:value-type="float">
            <text:p>80</text:p>
          </table:table-cell>
          <table:table-cell office:value-type="float" office:value="701.72" calcext:value-type="float">
            <text:p>701.72</text:p>
          </table:table-cell>
          <table:table-cell office:value-type="float" office:value="0.0014251" calcext:value-type="float">
            <text:p>0.0014251</text:p>
          </table:table-cell>
          <table:table-cell office:value-type="float" office:value="2.8677" calcext:value-type="float">
            <text:p>2.8677</text:p>
          </table:table-cell>
          <table:table-cell office:value-type="float" office:value="2.9877" calcext:value-type="float">
            <text:p>2.9877</text:p>
          </table:table-cell>
          <table:table-cell office:value-type="float" office:value="13.378" calcext:value-type="float">
            <text:p>13.378</text:p>
          </table:table-cell>
          <table:table-cell office:value-type="float" office:value="10.853" calcext:value-type="float">
            <text:p>10.853</text:p>
          </table:table-cell>
          <table:table-cell office:value-type="float" office:value="54.922" calcext:value-type="float">
            <text:p>54.922</text:p>
          </table:table-cell>
          <table:table-cell office:value-type="float" office:value="292.88" calcext:value-type="float">
            <text:p>292.88</text:p>
          </table:table-cell>
          <table:table-cell office:value-type="float" office:value="0.20895" calcext:value-type="float">
            <text:p>0.20895</text:p>
          </table:table-cell>
          <table:table-cell office:value-type="float" office:value="56.059" calcext:value-type="float">
            <text:p>56.059</text:p>
          </table:table-cell>
          <table:table-cell office:value-type="float" office:value="0.078142" calcext:value-type="float">
            <text:p>0.078142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90" calcext:value-type="float">
            <text:p>90</text:p>
          </table:table-cell>
          <table:table-cell office:value-type="float" office:value="744.31" calcext:value-type="float">
            <text:p>744.31</text:p>
          </table:table-cell>
          <table:table-cell office:value-type="float" office:value="0.0013435" calcext:value-type="float">
            <text:p>0.0013435</text:p>
          </table:table-cell>
          <table:table-cell office:value-type="float" office:value="2.7793" calcext:value-type="float">
            <text:p>2.7793</text:p>
          </table:table-cell>
          <table:table-cell office:value-type="float" office:value="2.9065" calcext:value-type="float">
            <text:p>2.9065</text:p>
          </table:table-cell>
          <table:table-cell office:value-type="float" office:value="13.063" calcext:value-type="float">
            <text:p>13.063</text:p>
          </table:table-cell>
          <table:table-cell office:value-type="float" office:value="10.335" calcext:value-type="float">
            <text:p>10.335</text:p>
          </table:table-cell>
          <table:table-cell office:value-type="float" office:value="39.934" calcext:value-type="float">
            <text:p>39.934</text:p>
          </table:table-cell>
          <table:table-cell office:value-type="float" office:value="345.79" calcext:value-type="float">
            <text:p>345.79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1.934" calcext:value-type="float">
            <text:p>61.934</text:p>
          </table:table-cell>
          <table:table-cell office:value-type="float" office:value="0.081525" calcext:value-type="float">
            <text:p>0.081525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100" calcext:value-type="float">
            <text:p>100</text:p>
          </table:table-cell>
          <table:table-cell office:value-type="float" office:value="771.5" calcext:value-type="float">
            <text:p>771.5</text:p>
          </table:table-cell>
          <table:table-cell office:value-type="float" office:value="0.0012962" calcext:value-type="float">
            <text:p>0.0012962</text:p>
          </table:table-cell>
          <table:table-cell office:value-type="float" office:value="2.7207" calcext:value-type="float">
            <text:p>2.7207</text:p>
          </table:table-cell>
          <table:table-cell office:value-type="float" office:value="2.857" calcext:value-type="float">
            <text:p>2.857</text:p>
          </table:table-cell>
          <table:table-cell office:value-type="float" office:value="12.854" calcext:value-type="float">
            <text:p>12.854</text:p>
          </table:table-cell>
          <table:table-cell office:value-type="float" office:value="10.101" calcext:value-type="float">
            <text:p>10.101</text:p>
          </table:table-cell>
          <table:table-cell office:value-type="float" office:value="34.292" calcext:value-type="float">
            <text:p>34.292</text:p>
          </table:table-cell>
          <table:table-cell office:value-type="float" office:value="382.45" calcext:value-type="float">
            <text:p>382.45</text:p>
          </table:table-cell>
          <table:table-cell office:value-type="float" office:value="0.12018" calcext:value-type="float">
            <text:p>0.12018</text:p>
          </table:table-cell>
          <table:table-cell office:value-type="float" office:value="66.08" calcext:value-type="float">
            <text:p>66.08</text:p>
          </table:table-cell>
          <table:table-cell office:value-type="float" office:value="0.08474" calcext:value-type="float">
            <text:p>0.08474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110" calcext:value-type="float">
            <text:p>110</text:p>
          </table:table-cell>
          <table:table-cell office:value-type="float" office:value="792.1" calcext:value-type="float">
            <text:p>792.1</text:p>
          </table:table-cell>
          <table:table-cell office:value-type="float" office:value="0.0012625" calcext:value-type="float">
            <text:p>0.0012625</text:p>
          </table:table-cell>
          <table:table-cell office:value-type="float" office:value="2.6752" calcext:value-type="float">
            <text:p>2.6752</text:p>
          </table:table-cell>
          <table:table-cell office:value-type="float" office:value="2.8212" calcext:value-type="float">
            <text:p>2.8212</text:p>
          </table:table-cell>
          <table:table-cell office:value-type="float" office:value="12.691" calcext:value-type="float">
            <text:p>12.691</text:p>
          </table:table-cell>
          <table:table-cell office:value-type="float" office:value="9.9655" calcext:value-type="float">
            <text:p>9.9655</text:p>
          </table:table-cell>
          <table:table-cell office:value-type="float" office:value="31.12" calcext:value-type="float">
            <text:p>31.12</text:p>
          </table:table-cell>
          <table:table-cell office:value-type="float" office:value="411.68" calcext:value-type="float">
            <text:p>411.68</text:p>
          </table:table-cell>
          <table:table-cell office:value-type="float" office:value="0.10035" calcext:value-type="float">
            <text:p>0.10035</text:p>
          </table:table-cell>
          <table:table-cell office:value-type="float" office:value="69.457" calcext:value-type="float">
            <text:p>69.457</text:p>
          </table:table-cell>
          <table:table-cell office:value-type="float" office:value="0.08756" calcext:value-type="float">
            <text:p>0.0875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120" calcext:value-type="float">
            <text:p>120</text:p>
          </table:table-cell>
          <table:table-cell office:value-type="float" office:value="808.93" calcext:value-type="float">
            <text:p>808.93</text:p>
          </table:table-cell>
          <table:table-cell office:value-type="float" office:value="0.0012362" calcext:value-type="float">
            <text:p>0.0012362</text:p>
          </table:table-cell>
          <table:table-cell office:value-type="float" office:value="2.6373" calcext:value-type="float">
            <text:p>2.6373</text:p>
          </table:table-cell>
          <table:table-cell office:value-type="float" office:value="2.7934" calcext:value-type="float">
            <text:p>2.7934</text:p>
          </table:table-cell>
          <table:table-cell office:value-type="float" office:value="12.556" calcext:value-type="float">
            <text:p>12.556</text:p>
          </table:table-cell>
          <table:table-cell office:value-type="float" office:value="9.8773" calcext:value-type="float">
            <text:p>9.8773</text:p>
          </table:table-cell>
          <table:table-cell office:value-type="float" office:value="29.022" calcext:value-type="float">
            <text:p>29.022</text:p>
          </table:table-cell>
          <table:table-cell office:value-type="float" office:value="436.51" calcext:value-type="float">
            <text:p>436.51</text:p>
          </table:table-cell>
          <table:table-cell office:value-type="float" office:value="0.085886" calcext:value-type="float">
            <text:p>0.085886</text:p>
          </table:table-cell>
          <table:table-cell office:value-type="float" office:value="72.38" calcext:value-type="float">
            <text:p>72.38</text:p>
          </table:table-cell>
          <table:table-cell office:value-type="float" office:value="0.09007" calcext:value-type="float">
            <text:p>0.09007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130" calcext:value-type="float">
            <text:p>130</text:p>
          </table:table-cell>
          <table:table-cell office:value-type="float" office:value="823.25" calcext:value-type="float">
            <text:p>823.25</text:p>
          </table:table-cell>
          <table:table-cell office:value-type="float" office:value="0.0012147" calcext:value-type="float">
            <text:p>0.0012147</text:p>
          </table:table-cell>
          <table:table-cell office:value-type="float" office:value="2.6047" calcext:value-type="float">
            <text:p>2.6047</text:p>
          </table:table-cell>
          <table:table-cell office:value-type="float" office:value="2.7708" calcext:value-type="float">
            <text:p>2.7708</text:p>
          </table:table-cell>
          <table:table-cell office:value-type="float" office:value="12.439" calcext:value-type="float">
            <text:p>12.439</text:p>
          </table:table-cell>
          <table:table-cell office:value-type="float" office:value="9.8156" calcext:value-type="float">
            <text:p>9.8156</text:p>
          </table:table-cell>
          <table:table-cell office:value-type="float" office:value="27.508" calcext:value-type="float">
            <text:p>27.508</text:p>
          </table:table-cell>
          <table:table-cell office:value-type="float" office:value="458.33" calcext:value-type="float">
            <text:p>458.33</text:p>
          </table:table-cell>
          <table:table-cell office:value-type="float" office:value="0.074695" calcext:value-type="float">
            <text:p>0.074695</text:p>
          </table:table-cell>
          <table:table-cell office:value-type="float" office:value="74.996" calcext:value-type="float">
            <text:p>74.996</text:p>
          </table:table-cell>
          <table:table-cell office:value-type="float" office:value="0.092342" calcext:value-type="float">
            <text:p>0.092342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140" calcext:value-type="float">
            <text:p>140</text:p>
          </table:table-cell>
          <table:table-cell office:value-type="float" office:value="835.79" calcext:value-type="float">
            <text:p>835.79</text:p>
          </table:table-cell>
          <table:table-cell office:value-type="float" office:value="0.0011965" calcext:value-type="float">
            <text:p>0.0011965</text:p>
          </table:table-cell>
          <table:table-cell office:value-type="float" office:value="2.5757" calcext:value-type="float">
            <text:p>2.5757</text:p>
          </table:table-cell>
          <table:table-cell office:value-type="float" office:value="2.7519" calcext:value-type="float">
            <text:p>2.7519</text:p>
          </table:table-cell>
          <table:table-cell office:value-type="float" office:value="12.335" calcext:value-type="float">
            <text:p>12.335</text:p>
          </table:table-cell>
          <table:table-cell office:value-type="float" office:value="9.7704" calcext:value-type="float">
            <text:p>9.7704</text:p>
          </table:table-cell>
          <table:table-cell office:value-type="float" office:value="26.351" calcext:value-type="float">
            <text:p>26.351</text:p>
          </table:table-cell>
          <table:table-cell office:value-type="float" office:value="477.92" calcext:value-type="float">
            <text:p>477.92</text:p>
          </table:table-cell>
          <table:table-cell office:value-type="float" office:value="0.065689" calcext:value-type="float">
            <text:p>0.065689</text:p>
          </table:table-cell>
          <table:table-cell office:value-type="float" office:value="77.39" calcext:value-type="float">
            <text:p>77.39</text:p>
          </table:table-cell>
          <table:table-cell office:value-type="float" office:value="0.094427" calcext:value-type="float">
            <text:p>0.094427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150" calcext:value-type="float">
            <text:p>150</text:p>
          </table:table-cell>
          <table:table-cell office:value-type="float" office:value="846.98" calcext:value-type="float">
            <text:p>846.98</text:p>
          </table:table-cell>
          <table:table-cell office:value-type="float" office:value="0.0011807" calcext:value-type="float">
            <text:p>0.0011807</text:p>
          </table:table-cell>
          <table:table-cell office:value-type="float" office:value="2.5496" calcext:value-type="float">
            <text:p>2.5496</text:p>
          </table:table-cell>
          <table:table-cell office:value-type="float" office:value="2.7359" calcext:value-type="float">
            <text:p>2.7359</text:p>
          </table:table-cell>
          <table:table-cell office:value-type="float" office:value="12.241" calcext:value-type="float">
            <text:p>12.241</text:p>
          </table:table-cell>
          <table:table-cell office:value-type="float" office:value="9.7363" calcext:value-type="float">
            <text:p>9.7363</text:p>
          </table:table-cell>
          <table:table-cell office:value-type="float" office:value="25.433" calcext:value-type="float">
            <text:p>25.433</text:p>
          </table:table-cell>
          <table:table-cell office:value-type="float" office:value="495.79" calcext:value-type="float">
            <text:p>495.79</text:p>
          </table:table-cell>
          <table:table-cell office:value-type="float" office:value="0.058235" calcext:value-type="float">
            <text:p>0.058235</text:p>
          </table:table-cell>
          <table:table-cell office:value-type="float" office:value="79.614" calcext:value-type="float">
            <text:p>79.614</text:p>
          </table:table-cell>
          <table:table-cell office:value-type="float" office:value="0.096363" calcext:value-type="float">
            <text:p>0.09636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160" calcext:value-type="float">
            <text:p>160</text:p>
          </table:table-cell>
          <table:table-cell office:value-type="float" office:value="857.12" calcext:value-type="float">
            <text:p>857.12</text:p>
          </table:table-cell>
          <table:table-cell office:value-type="float" office:value="0.0011667" calcext:value-type="float">
            <text:p>0.0011667</text:p>
          </table:table-cell>
          <table:table-cell office:value-type="float" office:value="2.5258" calcext:value-type="float">
            <text:p>2.5258</text:p>
          </table:table-cell>
          <table:table-cell office:value-type="float" office:value="2.7221" calcext:value-type="float">
            <text:p>2.7221</text:p>
          </table:table-cell>
          <table:table-cell office:value-type="float" office:value="12.155" calcext:value-type="float">
            <text:p>12.155</text:p>
          </table:table-cell>
          <table:table-cell office:value-type="float" office:value="9.7102" calcext:value-type="float">
            <text:p>9.7102</text:p>
          </table:table-cell>
          <table:table-cell office:value-type="float" office:value="24.683" calcext:value-type="float">
            <text:p>24.683</text:p>
          </table:table-cell>
          <table:table-cell office:value-type="float" office:value="512.26" calcext:value-type="float">
            <text:p>512.26</text:p>
          </table:table-cell>
          <table:table-cell office:value-type="float" office:value="0.051933" calcext:value-type="float">
            <text:p>0.051933</text:p>
          </table:table-cell>
          <table:table-cell office:value-type="float" office:value="81.703" calcext:value-type="float">
            <text:p>81.703</text:p>
          </table:table-cell>
          <table:table-cell office:value-type="float" office:value="0.098176" calcext:value-type="float">
            <text:p>0.09817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170" calcext:value-type="float">
            <text:p>170</text:p>
          </table:table-cell>
          <table:table-cell office:value-type="float" office:value="866.41" calcext:value-type="float">
            <text:p>866.41</text:p>
          </table:table-cell>
          <table:table-cell office:value-type="float" office:value="0.0011542" calcext:value-type="float">
            <text:p>0.0011542</text:p>
          </table:table-cell>
          <table:table-cell office:value-type="float" office:value="2.5037" calcext:value-type="float">
            <text:p>2.5037</text:p>
          </table:table-cell>
          <table:table-cell office:value-type="float" office:value="2.7101" calcext:value-type="float">
            <text:p>2.7101</text:p>
          </table:table-cell>
          <table:table-cell office:value-type="float" office:value="12.075" calcext:value-type="float">
            <text:p>12.075</text:p>
          </table:table-cell>
          <table:table-cell office:value-type="float" office:value="9.6898" calcext:value-type="float">
            <text:p>9.6898</text:p>
          </table:table-cell>
          <table:table-cell office:value-type="float" office:value="24.056" calcext:value-type="float">
            <text:p>24.056</text:p>
          </table:table-cell>
          <table:table-cell office:value-type="float" office:value="527.59" calcext:value-type="float">
            <text:p>527.59</text:p>
          </table:table-cell>
          <table:table-cell office:value-type="float" office:value="0.046513" calcext:value-type="float">
            <text:p>0.046513</text:p>
          </table:table-cell>
          <table:table-cell office:value-type="float" office:value="83.682" calcext:value-type="float">
            <text:p>83.682</text:p>
          </table:table-cell>
          <table:table-cell office:value-type="float" office:value="0.099886" calcext:value-type="float">
            <text:p>0.09988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180" calcext:value-type="float">
            <text:p>180</text:p>
          </table:table-cell>
          <table:table-cell office:value-type="float" office:value="875" calcext:value-type="float">
            <text:p>875</text:p>
          </table:table-cell>
          <table:table-cell office:value-type="float" office:value="0.0011429" calcext:value-type="float">
            <text:p>0.0011429</text:p>
          </table:table-cell>
          <table:table-cell office:value-type="float" office:value="2.4833" calcext:value-type="float">
            <text:p>2.4833</text:p>
          </table:table-cell>
          <table:table-cell office:value-type="float" office:value="2.6996" calcext:value-type="float">
            <text:p>2.6996</text:p>
          </table:table-cell>
          <table:table-cell office:value-type="float" office:value="12.001" calcext:value-type="float">
            <text:p>12.001</text:p>
          </table:table-cell>
          <table:table-cell office:value-type="float" office:value="9.6739" calcext:value-type="float">
            <text:p>9.6739</text:p>
          </table:table-cell>
          <table:table-cell office:value-type="float" office:value="23.522" calcext:value-type="float">
            <text:p>23.522</text:p>
          </table:table-cell>
          <table:table-cell office:value-type="float" office:value="541.95" calcext:value-type="float">
            <text:p>541.95</text:p>
          </table:table-cell>
          <table:table-cell office:value-type="float" office:value="0.041788" calcext:value-type="float">
            <text:p>0.041788</text:p>
          </table:table-cell>
          <table:table-cell office:value-type="float" office:value="85.571" calcext:value-type="float">
            <text:p>85.571</text:p>
          </table:table-cell>
          <table:table-cell office:value-type="float" office:value="0.10151" calcext:value-type="float">
            <text:p>0.10151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190" calcext:value-type="float">
            <text:p>190</text:p>
          </table:table-cell>
          <table:table-cell office:value-type="float" office:value="883" calcext:value-type="float">
            <text:p>883</text:p>
          </table:table-cell>
          <table:table-cell office:value-type="float" office:value="0.0011325" calcext:value-type="float">
            <text:p>0.0011325</text:p>
          </table:table-cell>
          <table:table-cell office:value-type="float" office:value="2.4641" calcext:value-type="float">
            <text:p>2.4641</text:p>
          </table:table-cell>
          <table:table-cell office:value-type="float" office:value="2.6904" calcext:value-type="float">
            <text:p>2.6904</text:p>
          </table:table-cell>
          <table:table-cell office:value-type="float" office:value="11.931" calcext:value-type="float">
            <text:p>11.931</text:p>
          </table:table-cell>
          <table:table-cell office:value-type="float" office:value="9.6615" calcext:value-type="float">
            <text:p>9.6615</text:p>
          </table:table-cell>
          <table:table-cell office:value-type="float" office:value="23.06" calcext:value-type="float">
            <text:p>23.06</text:p>
          </table:table-cell>
          <table:table-cell office:value-type="float" office:value="555.49" calcext:value-type="float">
            <text:p>555.49</text:p>
          </table:table-cell>
          <table:table-cell office:value-type="float" office:value="0.037621" calcext:value-type="float">
            <text:p>0.037621</text:p>
          </table:table-cell>
          <table:table-cell office:value-type="float" office:value="87.382" calcext:value-type="float">
            <text:p>87.382</text:p>
          </table:table-cell>
          <table:table-cell office:value-type="float" office:value="0.10305" calcext:value-type="float">
            <text:p>0.10305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200" calcext:value-type="float">
            <text:p>200</text:p>
          </table:table-cell>
          <table:table-cell office:value-type="float" office:value="890.5" calcext:value-type="float">
            <text:p>890.5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2.446" calcext:value-type="float">
            <text:p>2.446</text:p>
          </table:table-cell>
          <table:table-cell office:value-type="float" office:value="2.6822" calcext:value-type="float">
            <text:p>2.6822</text:p>
          </table:table-cell>
          <table:table-cell office:value-type="float" office:value="11.865" calcext:value-type="float">
            <text:p>11.865</text:p>
          </table:table-cell>
          <table:table-cell office:value-type="float" office:value="9.6517" calcext:value-type="float">
            <text:p>9.6517</text:p>
          </table:table-cell>
          <table:table-cell office:value-type="float" office:value="22.656" calcext:value-type="float">
            <text:p>22.656</text:p>
          </table:table-cell>
          <table:table-cell office:value-type="float" office:value="568.33" calcext:value-type="float">
            <text:p>568.33</text:p>
          </table:table-cell>
          <table:table-cell office:value-type="float" office:value="0.033909" calcext:value-type="float">
            <text:p>0.033909</text:p>
          </table:table-cell>
          <table:table-cell office:value-type="float" office:value="89.128" calcext:value-type="float">
            <text:p>89.128</text:p>
          </table:table-cell>
          <table:table-cell office:value-type="float" office:value="0.10453" calcext:value-type="float">
            <text:p>0.1045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210" calcext:value-type="float">
            <text:p>210</text:p>
          </table:table-cell>
          <table:table-cell office:value-type="float" office:value="897.56" calcext:value-type="float">
            <text:p>897.56</text:p>
          </table:table-cell>
          <table:table-cell office:value-type="float" office:value="0.0011141" calcext:value-type="float">
            <text:p>0.0011141</text:p>
          </table:table-cell>
          <table:table-cell office:value-type="float" office:value="2.4289" calcext:value-type="float">
            <text:p>2.4289</text:p>
          </table:table-cell>
          <table:table-cell office:value-type="float" office:value="2.675" calcext:value-type="float">
            <text:p>2.675</text:p>
          </table:table-cell>
          <table:table-cell office:value-type="float" office:value="11.802" calcext:value-type="float">
            <text:p>11.802</text:p>
          </table:table-cell>
          <table:table-cell office:value-type="float" office:value="9.6442" calcext:value-type="float">
            <text:p>9.6442</text:p>
          </table:table-cell>
          <table:table-cell office:value-type="float" office:value="22.299" calcext:value-type="float">
            <text:p>22.299</text:p>
          </table:table-cell>
          <table:table-cell office:value-type="float" office:value="580.54" calcext:value-type="float">
            <text:p>580.54</text:p>
          </table:table-cell>
          <table:table-cell office:value-type="float" office:value="0.030577" calcext:value-type="float">
            <text:p>0.030577</text:p>
          </table:table-cell>
          <table:table-cell office:value-type="float" office:value="90.815" calcext:value-type="float">
            <text:p>90.815</text:p>
          </table:table-cell>
          <table:table-cell office:value-type="float" office:value="0.10595" calcext:value-type="float">
            <text:p>0.10595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220" calcext:value-type="float">
            <text:p>220</text:p>
          </table:table-cell>
          <table:table-cell office:value-type="float" office:value="904.23" calcext:value-type="float">
            <text:p>904.23</text:p>
          </table:table-cell>
          <table:table-cell office:value-type="float" office:value="0.0011059" calcext:value-type="float">
            <text:p>0.0011059</text:p>
          </table:table-cell>
          <table:table-cell office:value-type="float" office:value="2.4127" calcext:value-type="float">
            <text:p>2.4127</text:p>
          </table:table-cell>
          <table:table-cell office:value-type="float" office:value="2.6686" calcext:value-type="float">
            <text:p>2.6686</text:p>
          </table:table-cell>
          <table:table-cell office:value-type="float" office:value="11.742" calcext:value-type="float">
            <text:p>11.742</text:p>
          </table:table-cell>
          <table:table-cell office:value-type="float" office:value="9.6384" calcext:value-type="float">
            <text:p>9.6384</text:p>
          </table:table-cell>
          <table:table-cell office:value-type="float" office:value="21.98" calcext:value-type="float">
            <text:p>21.98</text:p>
          </table:table-cell>
          <table:table-cell office:value-type="float" office:value="592.22" calcext:value-type="float">
            <text:p>592.22</text:p>
          </table:table-cell>
          <table:table-cell office:value-type="float" office:value="0.027563" calcext:value-type="float">
            <text:p>0.027563</text:p>
          </table:table-cell>
          <table:table-cell office:value-type="float" office:value="92.452" calcext:value-type="float">
            <text:p>92.452</text:p>
          </table:table-cell>
          <table:table-cell office:value-type="float" office:value="0.10732" calcext:value-type="float">
            <text:p>0.10732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230" calcext:value-type="float">
            <text:p>230</text:p>
          </table:table-cell>
          <table:table-cell office:value-type="float" office:value="910.57" calcext:value-type="float">
            <text:p>910.57</text:p>
          </table:table-cell>
          <table:table-cell office:value-type="float" office:value="0.0010982" calcext:value-type="float">
            <text:p>0.0010982</text:p>
          </table:table-cell>
          <table:table-cell office:value-type="float" office:value="2.3972" calcext:value-type="float">
            <text:p>2.3972</text:p>
          </table:table-cell>
          <table:table-cell office:value-type="float" office:value="2.6629" calcext:value-type="float">
            <text:p>2.6629</text:p>
          </table:table-cell>
          <table:table-cell office:value-type="float" office:value="11.685" calcext:value-type="float">
            <text:p>11.685</text:p>
          </table:table-cell>
          <table:table-cell office:value-type="float" office:value="9.634" calcext:value-type="float">
            <text:p>9.634</text:p>
          </table:table-cell>
          <table:table-cell office:value-type="float" office:value="21.694" calcext:value-type="float">
            <text:p>21.694</text:p>
          </table:table-cell>
          <table:table-cell office:value-type="float" office:value="603.41" calcext:value-type="float">
            <text:p>603.41</text:p>
          </table:table-cell>
          <table:table-cell office:value-type="float" office:value="0.024821" calcext:value-type="float">
            <text:p>0.024821</text:p>
          </table:table-cell>
          <table:table-cell office:value-type="float" office:value="94.044" calcext:value-type="float">
            <text:p>94.044</text:p>
          </table:table-cell>
          <table:table-cell office:value-type="float" office:value="0.10864" calcext:value-type="float">
            <text:p>0.10864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240" calcext:value-type="float">
            <text:p>240</text:p>
          </table:table-cell>
          <table:table-cell office:value-type="float" office:value="916.61" calcext:value-type="float">
            <text:p>916.61</text:p>
          </table:table-cell>
          <table:table-cell office:value-type="float" office:value="0.001091" calcext:value-type="float">
            <text:p>0.001091</text:p>
          </table:table-cell>
          <table:table-cell office:value-type="float" office:value="2.3824" calcext:value-type="float">
            <text:p>2.3824</text:p>
          </table:table-cell>
          <table:table-cell office:value-type="float" office:value="2.6578" calcext:value-type="float">
            <text:p>2.6578</text:p>
          </table:table-cell>
          <table:table-cell office:value-type="float" office:value="11.63" calcext:value-type="float">
            <text:p>11.63</text:p>
          </table:table-cell>
          <table:table-cell office:value-type="float" office:value="9.6309" calcext:value-type="float">
            <text:p>9.6309</text:p>
          </table:table-cell>
          <table:table-cell office:value-type="float" office:value="21.435" calcext:value-type="float">
            <text:p>21.435</text:p>
          </table:table-cell>
          <table:table-cell office:value-type="float" office:value="614.18" calcext:value-type="float">
            <text:p>614.18</text:p>
          </table:table-cell>
          <table:table-cell office:value-type="float" office:value="0.022311" calcext:value-type="float">
            <text:p>0.022311</text:p>
          </table:table-cell>
          <table:table-cell office:value-type="float" office:value="95.596" calcext:value-type="float">
            <text:p>95.596</text:p>
          </table:table-cell>
          <table:table-cell office:value-type="float" office:value="0.10992" calcext:value-type="float">
            <text:p>0.10992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250" calcext:value-type="float">
            <text:p>250</text:p>
          </table:table-cell>
          <table:table-cell office:value-type="float" office:value="922.38" calcext:value-type="float">
            <text:p>922.38</text:p>
          </table:table-cell>
          <table:table-cell office:value-type="float" office:value="0.0010841" calcext:value-type="float">
            <text:p>0.0010841</text:p>
          </table:table-cell>
          <table:table-cell office:value-type="float" office:value="2.3682" calcext:value-type="float">
            <text:p>2.3682</text:p>
          </table:table-cell>
          <table:table-cell office:value-type="float" office:value="2.6533" calcext:value-type="float">
            <text:p>2.6533</text:p>
          </table:table-cell>
          <table:table-cell office:value-type="float" office:value="11.578" calcext:value-type="float">
            <text:p>11.578</text:p>
          </table:table-cell>
          <table:table-cell office:value-type="float" office:value="9.6288" calcext:value-type="float">
            <text:p>9.6288</text:p>
          </table:table-cell>
          <table:table-cell office:value-type="float" office:value="21.198" calcext:value-type="float">
            <text:p>21.198</text:p>
          </table:table-cell>
          <table:table-cell office:value-type="float" office:value="624.55" calcext:value-type="float">
            <text:p>624.55</text:p>
          </table:table-cell>
          <table:table-cell office:value-type="float" office:value="0.020004" calcext:value-type="float">
            <text:p>0.020004</text:p>
          </table:table-cell>
          <table:table-cell office:value-type="float" office:value="97.112" calcext:value-type="float">
            <text:p>97.112</text:p>
          </table:table-cell>
          <table:table-cell office:value-type="float" office:value="0.11116" calcext:value-type="float">
            <text:p>0.1111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260" calcext:value-type="float">
            <text:p>260</text:p>
          </table:table-cell>
          <table:table-cell office:value-type="float" office:value="927.91" calcext:value-type="float">
            <text:p>927.91</text:p>
          </table:table-cell>
          <table:table-cell office:value-type="float" office:value="0.0010777" calcext:value-type="float">
            <text:p>0.0010777</text:p>
          </table:table-cell>
          <table:table-cell office:value-type="float" office:value="2.3545" calcext:value-type="float">
            <text:p>2.3545</text:p>
          </table:table-cell>
          <table:table-cell office:value-type="float" office:value="2.6493" calcext:value-type="float">
            <text:p>2.6493</text:p>
          </table:table-cell>
          <table:table-cell office:value-type="float" office:value="11.527" calcext:value-type="float">
            <text:p>11.527</text:p>
          </table:table-cell>
          <table:table-cell office:value-type="float" office:value="9.6275" calcext:value-type="float">
            <text:p>9.6275</text:p>
          </table:table-cell>
          <table:table-cell office:value-type="float" office:value="20.982" calcext:value-type="float">
            <text:p>20.982</text:p>
          </table:table-cell>
          <table:table-cell office:value-type="float" office:value="634.57" calcext:value-type="float">
            <text:p>634.57</text:p>
          </table:table-cell>
          <table:table-cell office:value-type="float" office:value="0.017873" calcext:value-type="float">
            <text:p>0.017873</text:p>
          </table:table-cell>
          <table:table-cell office:value-type="float" office:value="98.595" calcext:value-type="float">
            <text:p>98.595</text:p>
          </table:table-cell>
          <table:table-cell office:value-type="float" office:value="0.11237" calcext:value-type="float">
            <text:p>0.11237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270" calcext:value-type="float">
            <text:p>270</text:p>
          </table:table-cell>
          <table:table-cell office:value-type="float" office:value="933.22" calcext:value-type="float">
            <text:p>933.22</text:p>
          </table:table-cell>
          <table:table-cell office:value-type="float" office:value="0.0010716" calcext:value-type="float">
            <text:p>0.0010716</text:p>
          </table:table-cell>
          <table:table-cell office:value-type="float" office:value="2.3414" calcext:value-type="float">
            <text:p>2.3414</text:p>
          </table:table-cell>
          <table:table-cell office:value-type="float" office:value="2.6458" calcext:value-type="float">
            <text:p>2.6458</text:p>
          </table:table-cell>
          <table:table-cell office:value-type="float" office:value="11.478" calcext:value-type="float">
            <text:p>11.478</text:p>
          </table:table-cell>
          <table:table-cell office:value-type="float" office:value="9.6269" calcext:value-type="float">
            <text:p>9.6269</text:p>
          </table:table-cell>
          <table:table-cell office:value-type="float" office:value="20.783" calcext:value-type="float">
            <text:p>20.783</text:p>
          </table:table-cell>
          <table:table-cell office:value-type="float" office:value="644.28" calcext:value-type="float">
            <text:p>644.28</text:p>
          </table:table-cell>
          <table:table-cell office:value-type="float" office:value="0.015898" calcext:value-type="float">
            <text:p>0.015898</text:p>
          </table:table-cell>
          <table:table-cell office:value-type="float" office:value="100.05" calcext:value-type="float">
            <text:p>100.05</text:p>
          </table:table-cell>
          <table:table-cell office:value-type="float" office:value="0.11354" calcext:value-type="float">
            <text:p>0.11354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280" calcext:value-type="float">
            <text:p>280</text:p>
          </table:table-cell>
          <table:table-cell office:value-type="float" office:value="938.32" calcext:value-type="float">
            <text:p>938.32</text:p>
          </table:table-cell>
          <table:table-cell office:value-type="float" office:value="0.0010657" calcext:value-type="float">
            <text:p>0.0010657</text:p>
          </table:table-cell>
          <table:table-cell office:value-type="float" office:value="2.3288" calcext:value-type="float">
            <text:p>2.3288</text:p>
          </table:table-cell>
          <table:table-cell office:value-type="float" office:value="2.6427" calcext:value-type="float">
            <text:p>2.6427</text:p>
          </table:table-cell>
          <table:table-cell office:value-type="float" office:value="11.431" calcext:value-type="float">
            <text:p>11.431</text:p>
          </table:table-cell>
          <table:table-cell office:value-type="float" office:value="9.6269" calcext:value-type="float">
            <text:p>9.6269</text:p>
          </table:table-cell>
          <table:table-cell office:value-type="float" office:value="20.599" calcext:value-type="float">
            <text:p>20.599</text:p>
          </table:table-cell>
          <table:table-cell office:value-type="float" office:value="653.69" calcext:value-type="float">
            <text:p>653.69</text:p>
          </table:table-cell>
          <table:table-cell office:value-type="float" office:value="0.014061" calcext:value-type="float">
            <text:p>0.014061</text:p>
          </table:table-cell>
          <table:table-cell office:value-type="float" office:value="101.47" calcext:value-type="float">
            <text:p>101.47</text:p>
          </table:table-cell>
          <table:table-cell office:value-type="float" office:value="0.11469" calcext:value-type="float">
            <text:p>0.11469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290" calcext:value-type="float">
            <text:p>290</text:p>
          </table:table-cell>
          <table:table-cell office:value-type="float" office:value="943.24" calcext:value-type="float">
            <text:p>943.24</text:p>
          </table:table-cell>
          <table:table-cell office:value-type="float" office:value="0.0010602" calcext:value-type="float">
            <text:p>0.0010602</text:p>
          </table:table-cell>
          <table:table-cell office:value-type="float" office:value="2.3166" calcext:value-type="float">
            <text:p>2.3166</text:p>
          </table:table-cell>
          <table:table-cell office:value-type="float" office:value="2.6399" calcext:value-type="float">
            <text:p>2.6399</text:p>
          </table:table-cell>
          <table:table-cell office:value-type="float" office:value="11.385" calcext:value-type="float">
            <text:p>11.385</text:p>
          </table:table-cell>
          <table:table-cell office:value-type="float" office:value="9.6275" calcext:value-type="float">
            <text:p>9.6275</text:p>
          </table:table-cell>
          <table:table-cell office:value-type="float" office:value="20.429" calcext:value-type="float">
            <text:p>20.429</text:p>
          </table:table-cell>
          <table:table-cell office:value-type="float" office:value="662.83" calcext:value-type="float">
            <text:p>662.83</text:p>
          </table:table-cell>
          <table:table-cell office:value-type="float" office:value="0.012347" calcext:value-type="float">
            <text:p>0.012347</text:p>
          </table:table-cell>
          <table:table-cell office:value-type="float" office:value="102.87" calcext:value-type="float">
            <text:p>102.87</text:p>
          </table:table-cell>
          <table:table-cell office:value-type="float" office:value="0.1158" calcext:value-type="float">
            <text:p>0.1158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300" calcext:value-type="float">
            <text:p>300</text:p>
          </table:table-cell>
          <table:table-cell office:value-type="float" office:value="947.98" calcext:value-type="float">
            <text:p>947.98</text:p>
          </table:table-cell>
          <table:table-cell office:value-type="float" office:value="0.0010549" calcext:value-type="float">
            <text:p>0.0010549</text:p>
          </table:table-cell>
          <table:table-cell office:value-type="float" office:value="2.3047" calcext:value-type="float">
            <text:p>2.3047</text:p>
          </table:table-cell>
          <table:table-cell office:value-type="float" office:value="2.6376" calcext:value-type="float">
            <text:p>2.6376</text:p>
          </table:table-cell>
          <table:table-cell office:value-type="float" office:value="11.341" calcext:value-type="float">
            <text:p>11.341</text:p>
          </table:table-cell>
          <table:table-cell office:value-type="float" office:value="9.6285" calcext:value-type="float">
            <text:p>9.6285</text:p>
          </table:table-cell>
          <table:table-cell office:value-type="float" office:value="20.27" calcext:value-type="float">
            <text:p>20.27</text:p>
          </table:table-cell>
          <table:table-cell office:value-type="float" office:value="671.72" calcext:value-type="float">
            <text:p>671.72</text:p>
          </table:table-cell>
          <table:table-cell office:value-type="float" office:value="0.010742" calcext:value-type="float">
            <text:p>0.010742</text:p>
          </table:table-cell>
          <table:table-cell office:value-type="float" office:value="104.25" calcext:value-type="float">
            <text:p>104.25</text:p>
          </table:table-cell>
          <table:table-cell office:value-type="float" office:value="0.11689" calcext:value-type="float">
            <text:p>0.11689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310" calcext:value-type="float">
            <text:p>310</text:p>
          </table:table-cell>
          <table:table-cell office:value-type="float" office:value="952.57" calcext:value-type="float">
            <text:p>952.57</text:p>
          </table:table-cell>
          <table:table-cell office:value-type="float" office:value="0.0010498" calcext:value-type="float">
            <text:p>0.0010498</text:p>
          </table:table-cell>
          <table:table-cell office:value-type="float" office:value="2.2933" calcext:value-type="float">
            <text:p>2.2933</text:p>
          </table:table-cell>
          <table:table-cell office:value-type="float" office:value="2.6356" calcext:value-type="float">
            <text:p>2.6356</text:p>
          </table:table-cell>
          <table:table-cell office:value-type="float" office:value="11.297" calcext:value-type="float">
            <text:p>11.297</text:p>
          </table:table-cell>
          <table:table-cell office:value-type="float" office:value="9.6299" calcext:value-type="float">
            <text:p>9.6299</text:p>
          </table:table-cell>
          <table:table-cell office:value-type="float" office:value="20.122" calcext:value-type="float">
            <text:p>20.122</text:p>
          </table:table-cell>
          <table:table-cell office:value-type="float" office:value="680.38" calcext:value-type="float">
            <text:p>680.38</text:p>
          </table:table-cell>
          <table:table-cell office:value-type="float" office:value="0.0092364" calcext:value-type="float">
            <text:p>0.0092364</text:p>
          </table:table-cell>
          <table:table-cell office:value-type="float" office:value="105.61" calcext:value-type="float">
            <text:p>105.61</text:p>
          </table:table-cell>
          <table:table-cell office:value-type="float" office:value="0.11795" calcext:value-type="float">
            <text:p>0.11795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320" calcext:value-type="float">
            <text:p>320</text:p>
          </table:table-cell>
          <table:table-cell office:value-type="float" office:value="957.01" calcext:value-type="float">
            <text:p>957.01</text:p>
          </table:table-cell>
          <table:table-cell office:value-type="float" office:value="0.0010449" calcext:value-type="float">
            <text:p>0.0010449</text:p>
          </table:table-cell>
          <table:table-cell office:value-type="float" office:value="2.2822" calcext:value-type="float">
            <text:p>2.2822</text:p>
          </table:table-cell>
          <table:table-cell office:value-type="float" office:value="2.6339" calcext:value-type="float">
            <text:p>2.6339</text:p>
          </table:table-cell>
          <table:table-cell office:value-type="float" office:value="11.255" calcext:value-type="float">
            <text:p>11.255</text:p>
          </table:table-cell>
          <table:table-cell office:value-type="float" office:value="9.6316" calcext:value-type="float">
            <text:p>9.6316</text:p>
          </table:table-cell>
          <table:table-cell office:value-type="float" office:value="19.983" calcext:value-type="float">
            <text:p>19.983</text:p>
          </table:table-cell>
          <table:table-cell office:value-type="float" office:value="688.83" calcext:value-type="float">
            <text:p>688.83</text:p>
          </table:table-cell>
          <table:table-cell office:value-type="float" office:value="0.0078202" calcext:value-type="float">
            <text:p>0.0078202</text:p>
          </table:table-cell>
          <table:table-cell office:value-type="float" office:value="106.94" calcext:value-type="float">
            <text:p>106.94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330" calcext:value-type="float">
            <text:p>330</text:p>
          </table:table-cell>
          <table:table-cell office:value-type="float" office:value="961.32" calcext:value-type="float">
            <text:p>961.32</text:p>
          </table:table-cell>
          <table:table-cell office:value-type="float" office:value="0.0010402" calcext:value-type="float">
            <text:p>0.0010402</text:p>
          </table:table-cell>
          <table:table-cell office:value-type="float" office:value="2.2714" calcext:value-type="float">
            <text:p>2.2714</text:p>
          </table:table-cell>
          <table:table-cell office:value-type="float" office:value="2.6325" calcext:value-type="float">
            <text:p>2.6325</text:p>
          </table:table-cell>
          <table:table-cell office:value-type="float" office:value="11.215" calcext:value-type="float">
            <text:p>11.215</text:p>
          </table:table-cell>
          <table:table-cell office:value-type="float" office:value="9.6336" calcext:value-type="float">
            <text:p>9.6336</text:p>
          </table:table-cell>
          <table:table-cell office:value-type="float" office:value="19.853" calcext:value-type="float">
            <text:p>19.853</text:p>
          </table:table-cell>
          <table:table-cell office:value-type="float" office:value="697.07" calcext:value-type="float">
            <text:p>697.07</text:p>
          </table:table-cell>
          <table:table-cell office:value-type="float" office:value="0.0064853" calcext:value-type="float">
            <text:p>0.0064853</text:p>
          </table:table-cell>
          <table:table-cell office:value-type="float" office:value="108.26" calcext:value-type="float">
            <text:p>108.26</text:p>
          </table:table-cell>
          <table:table-cell office:value-type="float" office:value="0.12002" calcext:value-type="float">
            <text:p>0.12002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340" calcext:value-type="float">
            <text:p>340</text:p>
          </table:table-cell>
          <table:table-cell office:value-type="float" office:value="965.5" calcext:value-type="float">
            <text:p>965.5</text:p>
          </table:table-cell>
          <table:table-cell office:value-type="float" office:value="0.0010357" calcext:value-type="float">
            <text:p>0.0010357</text:p>
          </table:table-cell>
          <table:table-cell office:value-type="float" office:value="2.2609" calcext:value-type="float">
            <text:p>2.2609</text:p>
          </table:table-cell>
          <table:table-cell office:value-type="float" office:value="2.6313" calcext:value-type="float">
            <text:p>2.6313</text:p>
          </table:table-cell>
          <table:table-cell office:value-type="float" office:value="11.175" calcext:value-type="float">
            <text:p>11.175</text:p>
          </table:table-cell>
          <table:table-cell office:value-type="float" office:value="9.6359" calcext:value-type="float">
            <text:p>9.6359</text:p>
          </table:table-cell>
          <table:table-cell office:value-type="float" office:value="19.731" calcext:value-type="float">
            <text:p>19.731</text:p>
          </table:table-cell>
          <table:table-cell office:value-type="float" office:value="705.13" calcext:value-type="float">
            <text:p>705.13</text:p>
          </table:table-cell>
          <table:table-cell office:value-type="float" office:value="0.0052244" calcext:value-type="float">
            <text:p>0.0052244</text:p>
          </table:table-cell>
          <table:table-cell office:value-type="float" office:value="109.56" calcext:value-type="float">
            <text:p>109.56</text:p>
          </table:table-cell>
          <table:table-cell office:value-type="float" office:value="0.12102" calcext:value-type="float">
            <text:p>0.12102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350" calcext:value-type="float">
            <text:p>350</text:p>
          </table:table-cell>
          <table:table-cell office:value-type="float" office:value="969.56" calcext:value-type="float">
            <text:p>969.56</text:p>
          </table:table-cell>
          <table:table-cell office:value-type="float" office:value="0.0010314" calcext:value-type="float">
            <text:p>0.0010314</text:p>
          </table:table-cell>
          <table:table-cell office:value-type="float" office:value="2.2507" calcext:value-type="float">
            <text:p>2.2507</text:p>
          </table:table-cell>
          <table:table-cell office:value-type="float" office:value="2.6304" calcext:value-type="float">
            <text:p>2.6304</text:p>
          </table:table-cell>
          <table:table-cell office:value-type="float" office:value="11.136" calcext:value-type="float">
            <text:p>11.136</text:p>
          </table:table-cell>
          <table:table-cell office:value-type="float" office:value="9.6384" calcext:value-type="float">
            <text:p>9.6384</text:p>
          </table:table-cell>
          <table:table-cell office:value-type="float" office:value="19.616" calcext:value-type="float">
            <text:p>19.616</text:p>
          </table:table-cell>
          <table:table-cell office:value-type="float" office:value="713.02" calcext:value-type="float">
            <text:p>713.02</text:p>
          </table:table-cell>
          <table:table-cell office:value-type="float" office:value="0.004031" calcext:value-type="float">
            <text:p>0.004031</text:p>
          </table:table-cell>
          <table:table-cell office:value-type="float" office:value="110.84" calcext:value-type="float">
            <text:p>110.84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360" calcext:value-type="float">
            <text:p>360</text:p>
          </table:table-cell>
          <table:table-cell office:value-type="float" office:value="973.51" calcext:value-type="float">
            <text:p>973.51</text:p>
          </table:table-cell>
          <table:table-cell office:value-type="float" office:value="0.0010272" calcext:value-type="float">
            <text:p>0.0010272</text:p>
          </table:table-cell>
          <table:table-cell office:value-type="float" office:value="2.2407" calcext:value-type="float">
            <text:p>2.2407</text:p>
          </table:table-cell>
          <table:table-cell office:value-type="float" office:value="2.6297" calcext:value-type="float">
            <text:p>2.6297</text:p>
          </table:table-cell>
          <table:table-cell office:value-type="float" office:value="11.098" calcext:value-type="float">
            <text:p>11.098</text:p>
          </table:table-cell>
          <table:table-cell office:value-type="float" office:value="9.6411" calcext:value-type="float">
            <text:p>9.6411</text:p>
          </table:table-cell>
          <table:table-cell office:value-type="float" office:value="19.506" calcext:value-type="float">
            <text:p>19.506</text:p>
          </table:table-cell>
          <table:table-cell office:value-type="float" office:value="720.73" calcext:value-type="float">
            <text:p>720.73</text:p>
          </table:table-cell>
          <table:table-cell office:value-type="float" office:value="0.0028997" calcext:value-type="float">
            <text:p>0.0028997</text:p>
          </table:table-cell>
          <table:table-cell office:value-type="float" office:value="112.11" calcext:value-type="float">
            <text:p>112.11</text:p>
          </table:table-cell>
          <table:table-cell office:value-type="float" office:value="0.12296" calcext:value-type="float">
            <text:p>0.1229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370" calcext:value-type="float">
            <text:p>370</text:p>
          </table:table-cell>
          <table:table-cell office:value-type="float" office:value="977.35" calcext:value-type="float">
            <text:p>977.35</text:p>
          </table:table-cell>
          <table:table-cell office:value-type="float" office:value="0.0010232" calcext:value-type="float">
            <text:p>0.0010232</text:p>
          </table:table-cell>
          <table:table-cell office:value-type="float" office:value="2.231" calcext:value-type="float">
            <text:p>2.231</text:p>
          </table:table-cell>
          <table:table-cell office:value-type="float" office:value="2.6293" calcext:value-type="float">
            <text:p>2.6293</text:p>
          </table:table-cell>
          <table:table-cell office:value-type="float" office:value="11.061" calcext:value-type="float">
            <text:p>11.061</text:p>
          </table:table-cell>
          <table:table-cell office:value-type="float" office:value="9.6439" calcext:value-type="float">
            <text:p>9.6439</text:p>
          </table:table-cell>
          <table:table-cell office:value-type="float" office:value="19.403" calcext:value-type="float">
            <text:p>19.403</text:p>
          </table:table-cell>
          <table:table-cell office:value-type="float" office:value="728.29" calcext:value-type="float">
            <text:p>728.29</text:p>
          </table:table-cell>
          <table:table-cell office:value-type="float" office:value="0.0018253" calcext:value-type="float">
            <text:p>0.0018253</text:p>
          </table:table-cell>
          <table:table-cell office:value-type="float" office:value="113.37" calcext:value-type="float">
            <text:p>113.37</text:p>
          </table:table-cell>
          <table:table-cell office:value-type="float" office:value="0.12391" calcext:value-type="float">
            <text:p>0.12391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380" calcext:value-type="float">
            <text:p>380</text:p>
          </table:table-cell>
          <table:table-cell office:value-type="float" office:value="981.1" calcext:value-type="float">
            <text:p>981.1</text:p>
          </table:table-cell>
          <table:table-cell office:value-type="float" office:value="0.0010193" calcext:value-type="float">
            <text:p>0.0010193</text:p>
          </table:table-cell>
          <table:table-cell office:value-type="float" office:value="2.2216" calcext:value-type="float">
            <text:p>2.2216</text:p>
          </table:table-cell>
          <table:table-cell office:value-type="float" office:value="2.629" calcext:value-type="float">
            <text:p>2.629</text:p>
          </table:table-cell>
          <table:table-cell office:value-type="float" office:value="11.025" calcext:value-type="float">
            <text:p>11.025</text:p>
          </table:table-cell>
          <table:table-cell office:value-type="float" office:value="9.647" calcext:value-type="float">
            <text:p>9.647</text:p>
          </table:table-cell>
          <table:table-cell office:value-type="float" office:value="19.305" calcext:value-type="float">
            <text:p>19.305</text:p>
          </table:table-cell>
          <table:table-cell office:value-type="float" office:value="735.71" calcext:value-type="float">
            <text:p>735.71</text:p>
          </table:table-cell>
          <table:table-cell office:value-type="float" office:value="0.00080359" calcext:value-type="float">
            <text:p>0.00080359</text:p>
          </table:table-cell>
          <table:table-cell office:value-type="float" office:value="114.61" calcext:value-type="float">
            <text:p>114.61</text:p>
          </table:table-cell>
          <table:table-cell office:value-type="float" office:value="0.12484" calcext:value-type="float">
            <text:p>0.12484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390" calcext:value-type="float">
            <text:p>390</text:p>
          </table:table-cell>
          <table:table-cell office:value-type="float" office:value="984.75" calcext:value-type="float">
            <text:p>984.75</text:p>
          </table:table-cell>
          <table:table-cell office:value-type="float" office:value="0.0010155" calcext:value-type="float">
            <text:p>0.0010155</text:p>
          </table:table-cell>
          <table:table-cell office:value-type="float" office:value="2.2124" calcext:value-type="float">
            <text:p>2.2124</text:p>
          </table:table-cell>
          <table:table-cell office:value-type="float" office:value="2.6289" calcext:value-type="float">
            <text:p>2.6289</text:p>
          </table:table-cell>
          <table:table-cell office:value-type="float" office:value="10.989" calcext:value-type="float">
            <text:p>10.989</text:p>
          </table:table-cell>
          <table:table-cell office:value-type="float" office:value="9.6501" calcext:value-type="float">
            <text:p>9.6501</text:p>
          </table:table-cell>
          <table:table-cell office:value-type="float" office:value="19.212" calcext:value-type="float">
            <text:p>19.212</text:p>
          </table:table-cell>
          <table:table-cell office:value-type="float" office:value="742.98" calcext:value-type="float">
            <text:p>742.98</text:p>
          </table:table-cell>
          <table:table-cell office:value-type="float" office:value="-0.00016953" calcext:value-type="float">
            <text:p>-0.00016953</text:p>
          </table:table-cell>
          <table:table-cell office:value-type="float" office:value="115.83" calcext:value-type="float">
            <text:p>115.83</text:p>
          </table:table-cell>
          <table:table-cell office:value-type="float" office:value="0.12576" calcext:value-type="float">
            <text:p>0.1257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400" calcext:value-type="float">
            <text:p>400</text:p>
          </table:table-cell>
          <table:table-cell office:value-type="float" office:value="988.31" calcext:value-type="float">
            <text:p>988.31</text:p>
          </table:table-cell>
          <table:table-cell office:value-type="float" office:value="0.0010118" calcext:value-type="float">
            <text:p>0.0010118</text:p>
          </table:table-cell>
          <table:table-cell office:value-type="float" office:value="2.2033" calcext:value-type="float">
            <text:p>2.2033</text:p>
          </table:table-cell>
          <table:table-cell office:value-type="float" office:value="2.6291" calcext:value-type="float">
            <text:p>2.6291</text:p>
          </table:table-cell>
          <table:table-cell office:value-type="float" office:value="10.954" calcext:value-type="float">
            <text:p>10.954</text:p>
          </table:table-cell>
          <table:table-cell office:value-type="float" office:value="9.6534" calcext:value-type="float">
            <text:p>9.6534</text:p>
          </table:table-cell>
          <table:table-cell office:value-type="float" office:value="19.124" calcext:value-type="float">
            <text:p>19.124</text:p>
          </table:table-cell>
          <table:table-cell office:value-type="float" office:value="750.12" calcext:value-type="float">
            <text:p>750.12</text:p>
          </table:table-cell>
          <table:table-cell office:value-type="float" office:value="-0.0010976" calcext:value-type="float">
            <text:p>-0.0010976</text:p>
          </table:table-cell>
          <table:table-cell office:value-type="float" office:value="117.05" calcext:value-type="float">
            <text:p>117.05</text:p>
          </table:table-cell>
          <table:table-cell office:value-type="float" office:value="0.12666" calcext:value-type="float">
            <text:p>0.1266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410" calcext:value-type="float">
            <text:p>410</text:p>
          </table:table-cell>
          <table:table-cell office:value-type="float" office:value="991.79" calcext:value-type="float">
            <text:p>991.79</text:p>
          </table:table-cell>
          <table:table-cell office:value-type="float" office:value="0.0010083" calcext:value-type="float">
            <text:p>0.0010083</text:p>
          </table:table-cell>
          <table:table-cell office:value-type="float" office:value="2.1945" calcext:value-type="float">
            <text:p>2.1945</text:p>
          </table:table-cell>
          <table:table-cell office:value-type="float" office:value="2.6294" calcext:value-type="float">
            <text:p>2.6294</text:p>
          </table:table-cell>
          <table:table-cell office:value-type="float" office:value="10.92" calcext:value-type="float">
            <text:p>10.92</text:p>
          </table:table-cell>
          <table:table-cell office:value-type="float" office:value="9.6568" calcext:value-type="float">
            <text:p>9.6568</text:p>
          </table:table-cell>
          <table:table-cell office:value-type="float" office:value="19.039" calcext:value-type="float">
            <text:p>19.039</text:p>
          </table:table-cell>
          <table:table-cell office:value-type="float" office:value="757.13" calcext:value-type="float">
            <text:p>757.13</text:p>
          </table:table-cell>
          <table:table-cell office:value-type="float" office:value="-0.0019838" calcext:value-type="float">
            <text:p>-0.0019838</text:p>
          </table:table-cell>
          <table:table-cell office:value-type="float" office:value="118.25" calcext:value-type="float">
            <text:p>118.25</text:p>
          </table:table-cell>
          <table:table-cell office:value-type="float" office:value="0.12754" calcext:value-type="float">
            <text:p>0.12754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420" calcext:value-type="float">
            <text:p>420</text:p>
          </table:table-cell>
          <table:table-cell office:value-type="float" office:value="995.19" calcext:value-type="float">
            <text:p>995.19</text:p>
          </table:table-cell>
          <table:table-cell office:value-type="float" office:value="0.0010048" calcext:value-type="float">
            <text:p>0.0010048</text:p>
          </table:table-cell>
          <table:table-cell office:value-type="float" office:value="2.1859" calcext:value-type="float">
            <text:p>2.1859</text:p>
          </table:table-cell>
          <table:table-cell office:value-type="float" office:value="2.6298" calcext:value-type="float">
            <text:p>2.6298</text:p>
          </table:table-cell>
          <table:table-cell office:value-type="float" office:value="10.887" calcext:value-type="float">
            <text:p>10.887</text:p>
          </table:table-cell>
          <table:table-cell office:value-type="float" office:value="9.6603" calcext:value-type="float">
            <text:p>9.6603</text:p>
          </table:table-cell>
          <table:table-cell office:value-type="float" office:value="18.959" calcext:value-type="float">
            <text:p>18.959</text:p>
          </table:table-cell>
          <table:table-cell office:value-type="float" office:value="764.02" calcext:value-type="float">
            <text:p>764.02</text:p>
          </table:table-cell>
          <table:table-cell office:value-type="float" office:value="-0.002831" calcext:value-type="float">
            <text:p>-0.002831</text:p>
          </table:table-cell>
          <table:table-cell office:value-type="float" office:value="119.45" calcext:value-type="float">
            <text:p>119.45</text:p>
          </table:table-cell>
          <table:table-cell office:value-type="float" office:value="0.12842" calcext:value-type="float">
            <text:p>0.12842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430" calcext:value-type="float">
            <text:p>430</text:p>
          </table:table-cell>
          <table:table-cell office:value-type="float" office:value="998.52" calcext:value-type="float">
            <text:p>998.52</text:p>
          </table:table-cell>
          <table:table-cell office:value-type="float" office:value="0.0010015" calcext:value-type="float">
            <text:p>0.0010015</text:p>
          </table:table-cell>
          <table:table-cell office:value-type="float" office:value="2.1775" calcext:value-type="float">
            <text:p>2.1775</text:p>
          </table:table-cell>
          <table:table-cell office:value-type="float" office:value="2.6304" calcext:value-type="float">
            <text:p>2.6304</text:p>
          </table:table-cell>
          <table:table-cell office:value-type="float" office:value="10.854" calcext:value-type="float">
            <text:p>10.854</text:p>
          </table:table-cell>
          <table:table-cell office:value-type="float" office:value="9.6639" calcext:value-type="float">
            <text:p>9.6639</text:p>
          </table:table-cell>
          <table:table-cell office:value-type="float" office:value="18.882" calcext:value-type="float">
            <text:p>18.882</text:p>
          </table:table-cell>
          <table:table-cell office:value-type="float" office:value="770.8" calcext:value-type="float">
            <text:p>770.8</text:p>
          </table:table-cell>
          <table:table-cell office:value-type="float" office:value="-0.0036419" calcext:value-type="float">
            <text:p>-0.0036419</text:p>
          </table:table-cell>
          <table:table-cell office:value-type="float" office:value="120.63" calcext:value-type="float">
            <text:p>120.63</text:p>
          </table:table-cell>
          <table:table-cell office:value-type="float" office:value="0.12928" calcext:value-type="float">
            <text:p>0.12928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440" calcext:value-type="float">
            <text:p>440</text:p>
          </table:table-cell>
          <table:table-cell office:value-type="float" office:value="1001.8" calcext:value-type="float">
            <text:p>1001.8</text:p>
          </table:table-cell>
          <table:table-cell office:value-type="float" office:value="0.00099823" calcext:value-type="float">
            <text:p>0.00099823</text:p>
          </table:table-cell>
          <table:table-cell office:value-type="float" office:value="2.1692" calcext:value-type="float">
            <text:p>2.1692</text:p>
          </table:table-cell>
          <table:table-cell office:value-type="float" office:value="2.6312" calcext:value-type="float">
            <text:p>2.6312</text:p>
          </table:table-cell>
          <table:table-cell office:value-type="float" office:value="10.822" calcext:value-type="float">
            <text:p>10.822</text:p>
          </table:table-cell>
          <table:table-cell office:value-type="float" office:value="9.6676" calcext:value-type="float">
            <text:p>9.6676</text:p>
          </table:table-cell>
          <table:table-cell office:value-type="float" office:value="18.809" calcext:value-type="float">
            <text:p>18.809</text:p>
          </table:table-cell>
          <table:table-cell office:value-type="float" office:value="777.46" calcext:value-type="float">
            <text:p>777.46</text:p>
          </table:table-cell>
          <table:table-cell office:value-type="float" office:value="-0.0044189" calcext:value-type="float">
            <text:p>-0.0044189</text:p>
          </table:table-cell>
          <table:table-cell office:value-type="float" office:value="121.8" calcext:value-type="float">
            <text:p>121.8</text:p>
          </table:table-cell>
          <table:table-cell office:value-type="float" office:value="0.13013" calcext:value-type="float">
            <text:p>0.1301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450" calcext:value-type="float">
            <text:p>450</text:p>
          </table:table-cell>
          <table:table-cell office:value-type="float" office:value="1005" calcext:value-type="float">
            <text:p>1005</text:p>
          </table:table-cell>
          <table:table-cell office:value-type="float" office:value="0.00099507" calcext:value-type="float">
            <text:p>0.00099507</text:p>
          </table:table-cell>
          <table:table-cell office:value-type="float" office:value="2.1611" calcext:value-type="float">
            <text:p>2.1611</text:p>
          </table:table-cell>
          <table:table-cell office:value-type="float" office:value="2.6321" calcext:value-type="float">
            <text:p>2.6321</text:p>
          </table:table-cell>
          <table:table-cell office:value-type="float" office:value="10.79" calcext:value-type="float">
            <text:p>10.79</text:p>
          </table:table-cell>
          <table:table-cell office:value-type="float" office:value="9.6714" calcext:value-type="float">
            <text:p>9.6714</text:p>
          </table:table-cell>
          <table:table-cell office:value-type="float" office:value="18.738" calcext:value-type="float">
            <text:p>18.738</text:p>
          </table:table-cell>
          <table:table-cell office:value-type="float" office:value="784.02" calcext:value-type="float">
            <text:p>784.02</text:p>
          </table:table-cell>
          <table:table-cell office:value-type="float" office:value="-0.0051641" calcext:value-type="float">
            <text:p>-0.0051641</text:p>
          </table:table-cell>
          <table:table-cell office:value-type="float" office:value="122.96" calcext:value-type="float">
            <text:p>122.96</text:p>
          </table:table-cell>
          <table:table-cell office:value-type="float" office:value="0.13097" calcext:value-type="float">
            <text:p>0.13097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460" calcext:value-type="float">
            <text:p>460</text:p>
          </table:table-cell>
          <table:table-cell office:value-type="float" office:value="1008.1" calcext:value-type="float">
            <text:p>1008.1</text:p>
          </table:table-cell>
          <table:table-cell office:value-type="float" office:value="0.00099199" calcext:value-type="float">
            <text:p>0.00099199</text:p>
          </table:table-cell>
          <table:table-cell office:value-type="float" office:value="2.1531" calcext:value-type="float">
            <text:p>2.1531</text:p>
          </table:table-cell>
          <table:table-cell office:value-type="float" office:value="2.6331" calcext:value-type="float">
            <text:p>2.6331</text:p>
          </table:table-cell>
          <table:table-cell office:value-type="float" office:value="10.759" calcext:value-type="float">
            <text:p>10.759</text:p>
          </table:table-cell>
          <table:table-cell office:value-type="float" office:value="9.6752" calcext:value-type="float">
            <text:p>9.6752</text:p>
          </table:table-cell>
          <table:table-cell office:value-type="float" office:value="18.671" calcext:value-type="float">
            <text:p>18.671</text:p>
          </table:table-cell>
          <table:table-cell office:value-type="float" office:value="790.48" calcext:value-type="float">
            <text:p>790.48</text:p>
          </table:table-cell>
          <table:table-cell office:value-type="float" office:value="-0.0058794" calcext:value-type="float">
            <text:p>-0.0058794</text:p>
          </table:table-cell>
          <table:table-cell office:value-type="float" office:value="124.12" calcext:value-type="float">
            <text:p>124.12</text:p>
          </table:table-cell>
          <table:table-cell office:value-type="float" office:value="0.13179" calcext:value-type="float">
            <text:p>0.13179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470" calcext:value-type="float">
            <text:p>470</text:p>
          </table:table-cell>
          <table:table-cell office:value-type="float" office:value="1011.1" calcext:value-type="float">
            <text:p>1011.1</text:p>
          </table:table-cell>
          <table:table-cell office:value-type="float" office:value="0.00098899" calcext:value-type="float">
            <text:p>0.00098899</text:p>
          </table:table-cell>
          <table:table-cell office:value-type="float" office:value="2.1453" calcext:value-type="float">
            <text:p>2.1453</text:p>
          </table:table-cell>
          <table:table-cell office:value-type="float" office:value="2.6343" calcext:value-type="float">
            <text:p>2.6343</text:p>
          </table:table-cell>
          <table:table-cell office:value-type="float" office:value="10.729" calcext:value-type="float">
            <text:p>10.729</text:p>
          </table:table-cell>
          <table:table-cell office:value-type="float" office:value="9.6791" calcext:value-type="float">
            <text:p>9.6791</text:p>
          </table:table-cell>
          <table:table-cell office:value-type="float" office:value="18.606" calcext:value-type="float">
            <text:p>18.606</text:p>
          </table:table-cell>
          <table:table-cell office:value-type="float" office:value="796.84" calcext:value-type="float">
            <text:p>796.84</text:p>
          </table:table-cell>
          <table:table-cell office:value-type="float" office:value="-0.0065668" calcext:value-type="float">
            <text:p>-0.0065668</text:p>
          </table:table-cell>
          <table:table-cell office:value-type="float" office:value="125.26" calcext:value-type="float">
            <text:p>125.26</text:p>
          </table:table-cell>
          <table:table-cell office:value-type="float" office:value="0.13261" calcext:value-type="float">
            <text:p>0.13261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480" calcext:value-type="float">
            <text:p>480</text:p>
          </table:table-cell>
          <table:table-cell office:value-type="float" office:value="1014.1" calcext:value-type="float">
            <text:p>1014.1</text:p>
          </table:table-cell>
          <table:table-cell office:value-type="float" office:value="0.00098607" calcext:value-type="float">
            <text:p>0.00098607</text:p>
          </table:table-cell>
          <table:table-cell office:value-type="float" office:value="2.1377" calcext:value-type="float">
            <text:p>2.1377</text:p>
          </table:table-cell>
          <table:table-cell office:value-type="float" office:value="2.6356" calcext:value-type="float">
            <text:p>2.6356</text:p>
          </table:table-cell>
          <table:table-cell office:value-type="float" office:value="10.699" calcext:value-type="float">
            <text:p>10.699</text:p>
          </table:table-cell>
          <table:table-cell office:value-type="float" office:value="9.6831" calcext:value-type="float">
            <text:p>9.6831</text:p>
          </table:table-cell>
          <table:table-cell office:value-type="float" office:value="18.544" calcext:value-type="float">
            <text:p>18.544</text:p>
          </table:table-cell>
          <table:table-cell office:value-type="float" office:value="803.11" calcext:value-type="float">
            <text:p>803.11</text:p>
          </table:table-cell>
          <table:table-cell office:value-type="float" office:value="-0.0072279" calcext:value-type="float">
            <text:p>-0.0072279</text:p>
          </table:table-cell>
          <table:table-cell office:value-type="float" office:value="126.4" calcext:value-type="float">
            <text:p>126.4</text:p>
          </table:table-cell>
          <table:table-cell office:value-type="float" office:value="0.13341" calcext:value-type="float">
            <text:p>0.13341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490" calcext:value-type="float">
            <text:p>490</text:p>
          </table:table-cell>
          <table:table-cell office:value-type="float" office:value="1017.1" calcext:value-type="float">
            <text:p>1017.1</text:p>
          </table:table-cell>
          <table:table-cell office:value-type="float" office:value="0.00098321" calcext:value-type="float">
            <text:p>0.00098321</text:p>
          </table:table-cell>
          <table:table-cell office:value-type="float" office:value="2.1302" calcext:value-type="float">
            <text:p>2.1302</text:p>
          </table:table-cell>
          <table:table-cell office:value-type="float" office:value="2.637" calcext:value-type="float">
            <text:p>2.637</text:p>
          </table:table-cell>
          <table:table-cell office:value-type="float" office:value="10.669" calcext:value-type="float">
            <text:p>10.669</text:p>
          </table:table-cell>
          <table:table-cell office:value-type="float" office:value="9.6871" calcext:value-type="float">
            <text:p>9.6871</text:p>
          </table:table-cell>
          <table:table-cell office:value-type="float" office:value="18.484" calcext:value-type="float">
            <text:p>18.484</text:p>
          </table:table-cell>
          <table:table-cell office:value-type="float" office:value="809.28" calcext:value-type="float">
            <text:p>809.28</text:p>
          </table:table-cell>
          <table:table-cell office:value-type="float" office:value="-0.0078641" calcext:value-type="float">
            <text:p>-0.0078641</text:p>
          </table:table-cell>
          <table:table-cell office:value-type="float" office:value="127.53" calcext:value-type="float">
            <text:p>127.53</text:p>
          </table:table-cell>
          <table:table-cell office:value-type="float" office:value="0.13421" calcext:value-type="float">
            <text:p>0.13421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500" calcext:value-type="float">
            <text:p>500</text:p>
          </table:table-cell>
          <table:table-cell office:value-type="float" office:value="1020" calcext:value-type="float">
            <text:p>1020</text:p>
          </table:table-cell>
          <table:table-cell office:value-type="float" office:value="0.00098043" calcext:value-type="float">
            <text:p>0.00098043</text:p>
          </table:table-cell>
          <table:table-cell office:value-type="float" office:value="2.1228" calcext:value-type="float">
            <text:p>2.1228</text:p>
          </table:table-cell>
          <table:table-cell office:value-type="float" office:value="2.6385" calcext:value-type="float">
            <text:p>2.6385</text:p>
          </table:table-cell>
          <table:table-cell office:value-type="float" office:value="10.64" calcext:value-type="float">
            <text:p>10.64</text:p>
          </table:table-cell>
          <table:table-cell office:value-type="float" office:value="9.6912" calcext:value-type="float">
            <text:p>9.6912</text:p>
          </table:table-cell>
          <table:table-cell office:value-type="float" office:value="18.427" calcext:value-type="float">
            <text:p>18.427</text:p>
          </table:table-cell>
          <table:table-cell office:value-type="float" office:value="815.37" calcext:value-type="float">
            <text:p>815.37</text:p>
          </table:table-cell>
          <table:table-cell office:value-type="float" office:value="-0.008477" calcext:value-type="float">
            <text:p>-0.008477</text:p>
          </table:table-cell>
          <table:table-cell office:value-type="float" office:value="128.65" calcext:value-type="float">
            <text:p>128.65</text:p>
          </table:table-cell>
          <table:table-cell office:value-type="float" office:value="0.13499" calcext:value-type="float">
            <text:p>0.13499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510" calcext:value-type="float">
            <text:p>510</text:p>
          </table:table-cell>
          <table:table-cell office:value-type="float" office:value="1022.8" calcext:value-type="float">
            <text:p>1022.8</text:p>
          </table:table-cell>
          <table:table-cell office:value-type="float" office:value="0.00097772" calcext:value-type="float">
            <text:p>0.00097772</text:p>
          </table:table-cell>
          <table:table-cell office:value-type="float" office:value="2.1156" calcext:value-type="float">
            <text:p>2.1156</text:p>
          </table:table-cell>
          <table:table-cell office:value-type="float" office:value="2.6401" calcext:value-type="float">
            <text:p>2.6401</text:p>
          </table:table-cell>
          <table:table-cell office:value-type="float" office:value="10.611" calcext:value-type="float">
            <text:p>10.611</text:p>
          </table:table-cell>
          <table:table-cell office:value-type="float" office:value="9.6953" calcext:value-type="float">
            <text:p>9.6953</text:p>
          </table:table-cell>
          <table:table-cell office:value-type="float" office:value="18.371" calcext:value-type="float">
            <text:p>18.371</text:p>
          </table:table-cell>
          <table:table-cell office:value-type="float" office:value="821.38" calcext:value-type="float">
            <text:p>821.38</text:p>
          </table:table-cell>
          <table:table-cell office:value-type="float" office:value="-0.0090678" calcext:value-type="float">
            <text:p>-0.0090678</text:p>
          </table:table-cell>
          <table:table-cell office:value-type="float" office:value="129.76" calcext:value-type="float">
            <text:p>129.76</text:p>
          </table:table-cell>
          <table:table-cell office:value-type="float" office:value="0.13577" calcext:value-type="float">
            <text:p>0.13577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520" calcext:value-type="float">
            <text:p>520</text:p>
          </table:table-cell>
          <table:table-cell office:value-type="float" office:value="1025.6" calcext:value-type="float">
            <text:p>1025.6</text:p>
          </table:table-cell>
          <table:table-cell office:value-type="float" office:value="0.00097506" calcext:value-type="float">
            <text:p>0.00097506</text:p>
          </table:table-cell>
          <table:table-cell office:value-type="float" office:value="2.1085" calcext:value-type="float">
            <text:p>2.1085</text:p>
          </table:table-cell>
          <table:table-cell office:value-type="float" office:value="2.6418" calcext:value-type="float">
            <text:p>2.6418</text:p>
          </table:table-cell>
          <table:table-cell office:value-type="float" office:value="10.583" calcext:value-type="float">
            <text:p>10.583</text:p>
          </table:table-cell>
          <table:table-cell office:value-type="float" office:value="9.6995" calcext:value-type="float">
            <text:p>9.6995</text:p>
          </table:table-cell>
          <table:table-cell office:value-type="float" office:value="18.318" calcext:value-type="float">
            <text:p>18.318</text:p>
          </table:table-cell>
          <table:table-cell office:value-type="float" office:value="827.3" calcext:value-type="float">
            <text:p>827.3</text:p>
          </table:table-cell>
          <table:table-cell office:value-type="float" office:value="-0.0096378" calcext:value-type="float">
            <text:p>-0.0096378</text:p>
          </table:table-cell>
          <table:table-cell office:value-type="float" office:value="130.87" calcext:value-type="float">
            <text:p>130.87</text:p>
          </table:table-cell>
          <table:table-cell office:value-type="float" office:value="0.13654" calcext:value-type="float">
            <text:p>0.13654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530" calcext:value-type="float">
            <text:p>530</text:p>
          </table:table-cell>
          <table:table-cell office:value-type="float" office:value="1028.3" calcext:value-type="float">
            <text:p>1028.3</text:p>
          </table:table-cell>
          <table:table-cell office:value-type="float" office:value="0.00097247" calcext:value-type="float">
            <text:p>0.00097247</text:p>
          </table:table-cell>
          <table:table-cell office:value-type="float" office:value="2.1015" calcext:value-type="float">
            <text:p>2.1015</text:p>
          </table:table-cell>
          <table:table-cell office:value-type="float" office:value="2.6436" calcext:value-type="float">
            <text:p>2.6436</text:p>
          </table:table-cell>
          <table:table-cell office:value-type="float" office:value="10.555" calcext:value-type="float">
            <text:p>10.555</text:p>
          </table:table-cell>
          <table:table-cell office:value-type="float" office:value="9.7037" calcext:value-type="float">
            <text:p>9.7037</text:p>
          </table:table-cell>
          <table:table-cell office:value-type="float" office:value="18.266" calcext:value-type="float">
            <text:p>18.266</text:p>
          </table:table-cell>
          <table:table-cell office:value-type="float" office:value="833.15" calcext:value-type="float">
            <text:p>833.15</text:p>
          </table:table-cell>
          <table:table-cell office:value-type="float" office:value="-0.010188" calcext:value-type="float">
            <text:p>-0.010188</text:p>
          </table:table-cell>
          <table:table-cell office:value-type="float" office:value="131.97" calcext:value-type="float">
            <text:p>131.97</text:p>
          </table:table-cell>
          <table:table-cell office:value-type="float" office:value="0.1373" calcext:value-type="float">
            <text:p>0.137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540" calcext:value-type="float">
            <text:p>540</text:p>
          </table:table-cell>
          <table:table-cell office:value-type="float" office:value="1031" calcext:value-type="float">
            <text:p>1031</text:p>
          </table:table-cell>
          <table:table-cell office:value-type="float" office:value="0.00096993" calcext:value-type="float">
            <text:p>0.00096993</text:p>
          </table:table-cell>
          <table:table-cell office:value-type="float" office:value="2.0946" calcext:value-type="float">
            <text:p>2.0946</text:p>
          </table:table-cell>
          <table:table-cell office:value-type="float" office:value="2.6455" calcext:value-type="float">
            <text:p>2.6455</text:p>
          </table:table-cell>
          <table:table-cell office:value-type="float" office:value="10.528" calcext:value-type="float">
            <text:p>10.528</text:p>
          </table:table-cell>
          <table:table-cell office:value-type="float" office:value="9.7079" calcext:value-type="float">
            <text:p>9.7079</text:p>
          </table:table-cell>
          <table:table-cell office:value-type="float" office:value="18.217" calcext:value-type="float">
            <text:p>18.217</text:p>
          </table:table-cell>
          <table:table-cell office:value-type="float" office:value="838.92" calcext:value-type="float">
            <text:p>838.92</text:p>
          </table:table-cell>
          <table:table-cell office:value-type="float" office:value="-0.010719" calcext:value-type="float">
            <text:p>-0.010719</text:p>
          </table:table-cell>
          <table:table-cell office:value-type="float" office:value="133.07" calcext:value-type="float">
            <text:p>133.07</text:p>
          </table:table-cell>
          <table:table-cell office:value-type="float" office:value="0.13805" calcext:value-type="float">
            <text:p>0.13805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550" calcext:value-type="float">
            <text:p>550</text:p>
          </table:table-cell>
          <table:table-cell office:value-type="float" office:value="1033.6" calcext:value-type="float">
            <text:p>1033.6</text:p>
          </table:table-cell>
          <table:table-cell office:value-type="float" office:value="0.00096745" calcext:value-type="float">
            <text:p>0.00096745</text:p>
          </table:table-cell>
          <table:table-cell office:value-type="float" office:value="2.0878" calcext:value-type="float">
            <text:p>2.0878</text:p>
          </table:table-cell>
          <table:table-cell office:value-type="float" office:value="2.6475" calcext:value-type="float">
            <text:p>2.6475</text:p>
          </table:table-cell>
          <table:table-cell office:value-type="float" office:value="10.501" calcext:value-type="float">
            <text:p>10.501</text:p>
          </table:table-cell>
          <table:table-cell office:value-type="float" office:value="9.7122" calcext:value-type="float">
            <text:p>9.7122</text:p>
          </table:table-cell>
          <table:table-cell office:value-type="float" office:value="18.169" calcext:value-type="float">
            <text:p>18.169</text:p>
          </table:table-cell>
          <table:table-cell office:value-type="float" office:value="844.62" calcext:value-type="float">
            <text:p>844.62</text:p>
          </table:table-cell>
          <table:table-cell office:value-type="float" office:value="-0.011233" calcext:value-type="float">
            <text:p>-0.011233</text:p>
          </table:table-cell>
          <table:table-cell office:value-type="float" office:value="134.15" calcext:value-type="float">
            <text:p>134.15</text:p>
          </table:table-cell>
          <table:table-cell office:value-type="float" office:value="0.13879" calcext:value-type="float">
            <text:p>0.13879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560" calcext:value-type="float">
            <text:p>560</text:p>
          </table:table-cell>
          <table:table-cell office:value-type="float" office:value="1036.2" calcext:value-type="float">
            <text:p>1036.2</text:p>
          </table:table-cell>
          <table:table-cell office:value-type="float" office:value="0.00096502" calcext:value-type="float">
            <text:p>0.00096502</text:p>
          </table:table-cell>
          <table:table-cell office:value-type="float" office:value="2.0812" calcext:value-type="float">
            <text:p>2.0812</text:p>
          </table:table-cell>
          <table:table-cell office:value-type="float" office:value="2.6496" calcext:value-type="float">
            <text:p>2.6496</text:p>
          </table:table-cell>
          <table:table-cell office:value-type="float" office:value="10.474" calcext:value-type="float">
            <text:p>10.474</text:p>
          </table:table-cell>
          <table:table-cell office:value-type="float" office:value="9.7165" calcext:value-type="float">
            <text:p>9.7165</text:p>
          </table:table-cell>
          <table:table-cell office:value-type="float" office:value="18.122" calcext:value-type="float">
            <text:p>18.122</text:p>
          </table:table-cell>
          <table:table-cell office:value-type="float" office:value="850.25" calcext:value-type="float">
            <text:p>850.25</text:p>
          </table:table-cell>
          <table:table-cell office:value-type="float" office:value="-0.01173" calcext:value-type="float">
            <text:p>-0.01173</text:p>
          </table:table-cell>
          <table:table-cell office:value-type="float" office:value="135.23" calcext:value-type="float">
            <text:p>135.23</text:p>
          </table:table-cell>
          <table:table-cell office:value-type="float" office:value="0.13953" calcext:value-type="float">
            <text:p>0.1395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570" calcext:value-type="float">
            <text:p>570</text:p>
          </table:table-cell>
          <table:table-cell office:value-type="float" office:value="1038.8" calcext:value-type="float">
            <text:p>1038.8</text:p>
          </table:table-cell>
          <table:table-cell office:value-type="float" office:value="0.00096264" calcext:value-type="float">
            <text:p>0.00096264</text:p>
          </table:table-cell>
          <table:table-cell office:value-type="float" office:value="2.0746" calcext:value-type="float">
            <text:p>2.0746</text:p>
          </table:table-cell>
          <table:table-cell office:value-type="float" office:value="2.6518" calcext:value-type="float">
            <text:p>2.6518</text:p>
          </table:table-cell>
          <table:table-cell office:value-type="float" office:value="10.448" calcext:value-type="float">
            <text:p>10.448</text:p>
          </table:table-cell>
          <table:table-cell office:value-type="float" office:value="9.7208" calcext:value-type="float">
            <text:p>9.7208</text:p>
          </table:table-cell>
          <table:table-cell office:value-type="float" office:value="18.078" calcext:value-type="float">
            <text:p>18.078</text:p>
          </table:table-cell>
          <table:table-cell office:value-type="float" office:value="855.81" calcext:value-type="float">
            <text:p>855.81</text:p>
          </table:table-cell>
          <table:table-cell office:value-type="float" office:value="-0.012211" calcext:value-type="float">
            <text:p>-0.012211</text:p>
          </table:table-cell>
          <table:table-cell office:value-type="float" office:value="136.31" calcext:value-type="float">
            <text:p>136.31</text:p>
          </table:table-cell>
          <table:table-cell office:value-type="float" office:value="0.14026" calcext:value-type="float">
            <text:p>0.1402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580" calcext:value-type="float">
            <text:p>580</text:p>
          </table:table-cell>
          <table:table-cell office:value-type="float" office:value="1041.3" calcext:value-type="float">
            <text:p>1041.3</text:p>
          </table:table-cell>
          <table:table-cell office:value-type="float" office:value="0.00096032" calcext:value-type="float">
            <text:p>0.00096032</text:p>
          </table:table-cell>
          <table:table-cell office:value-type="float" office:value="2.0681" calcext:value-type="float">
            <text:p>2.0681</text:p>
          </table:table-cell>
          <table:table-cell office:value-type="float" office:value="2.654" calcext:value-type="float">
            <text:p>2.654</text:p>
          </table:table-cell>
          <table:table-cell office:value-type="float" office:value="10.422" calcext:value-type="float">
            <text:p>10.422</text:p>
          </table:table-cell>
          <table:table-cell office:value-type="float" office:value="9.7252" calcext:value-type="float">
            <text:p>9.7252</text:p>
          </table:table-cell>
          <table:table-cell office:value-type="float" office:value="18.034" calcext:value-type="float">
            <text:p>18.034</text:p>
          </table:table-cell>
          <table:table-cell office:value-type="float" office:value="861.31" calcext:value-type="float">
            <text:p>861.31</text:p>
          </table:table-cell>
          <table:table-cell office:value-type="float" office:value="-0.012676" calcext:value-type="float">
            <text:p>-0.012676</text:p>
          </table:table-cell>
          <table:table-cell office:value-type="float" office:value="137.38" calcext:value-type="float">
            <text:p>137.38</text:p>
          </table:table-cell>
          <table:table-cell office:value-type="float" office:value="0.14098" calcext:value-type="float">
            <text:p>0.14098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590" calcext:value-type="float">
            <text:p>590</text:p>
          </table:table-cell>
          <table:table-cell office:value-type="float" office:value="1043.8" calcext:value-type="float">
            <text:p>1043.8</text:p>
          </table:table-cell>
          <table:table-cell office:value-type="float" office:value="0.00095803" calcext:value-type="float">
            <text:p>0.00095803</text:p>
          </table:table-cell>
          <table:table-cell office:value-type="float" office:value="2.0618" calcext:value-type="float">
            <text:p>2.0618</text:p>
          </table:table-cell>
          <table:table-cell office:value-type="float" office:value="2.6563" calcext:value-type="float">
            <text:p>2.6563</text:p>
          </table:table-cell>
          <table:table-cell office:value-type="float" office:value="10.396" calcext:value-type="float">
            <text:p>10.396</text:p>
          </table:table-cell>
          <table:table-cell office:value-type="float" office:value="9.7296" calcext:value-type="float">
            <text:p>9.7296</text:p>
          </table:table-cell>
          <table:table-cell office:value-type="float" office:value="17.992" calcext:value-type="float">
            <text:p>17.992</text:p>
          </table:table-cell>
          <table:table-cell office:value-type="float" office:value="866.74" calcext:value-type="float">
            <text:p>866.74</text:p>
          </table:table-cell>
          <table:table-cell office:value-type="float" office:value="-0.013127" calcext:value-type="float">
            <text:p>-0.013127</text:p>
          </table:table-cell>
          <table:table-cell office:value-type="float" office:value="138.45" calcext:value-type="float">
            <text:p>138.45</text:p>
          </table:table-cell>
          <table:table-cell office:value-type="float" office:value="0.14169" calcext:value-type="float">
            <text:p>0.14169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600" calcext:value-type="float">
            <text:p>6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0.0009558" calcext:value-type="float">
            <text:p>0.0009558</text:p>
          </table:table-cell>
          <table:table-cell office:value-type="float" office:value="2.0555" calcext:value-type="float">
            <text:p>2.0555</text:p>
          </table:table-cell>
          <table:table-cell office:value-type="float" office:value="2.6587" calcext:value-type="float">
            <text:p>2.6587</text:p>
          </table:table-cell>
          <table:table-cell office:value-type="float" office:value="10.371" calcext:value-type="float">
            <text:p>10.371</text:p>
          </table:table-cell>
          <table:table-cell office:value-type="float" office:value="9.7341" calcext:value-type="float">
            <text:p>9.7341</text:p>
          </table:table-cell>
          <table:table-cell office:value-type="float" office:value="17.952" calcext:value-type="float">
            <text:p>17.952</text:p>
          </table:table-cell>
          <table:table-cell office:value-type="float" office:value="872.1" calcext:value-type="float">
            <text:p>872.1</text:p>
          </table:table-cell>
          <table:table-cell office:value-type="float" office:value="-0.013564" calcext:value-type="float">
            <text:p>-0.013564</text:p>
          </table:table-cell>
          <table:table-cell office:value-type="float" office:value="139.51" calcext:value-type="float">
            <text:p>139.51</text:p>
          </table:table-cell>
          <table:table-cell office:value-type="float" office:value="0.1424" calcext:value-type="float">
            <text:p>0.1424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610" calcext:value-type="float">
            <text:p>610</text:p>
          </table:table-cell>
          <table:table-cell office:value-type="float" office:value="1048.7" calcext:value-type="float">
            <text:p>1048.7</text:p>
          </table:table-cell>
          <table:table-cell office:value-type="float" office:value="0.0009536" calcext:value-type="float">
            <text:p>0.0009536</text:p>
          </table:table-cell>
          <table:table-cell office:value-type="float" office:value="2.0493" calcext:value-type="float">
            <text:p>2.0493</text:p>
          </table:table-cell>
          <table:table-cell office:value-type="float" office:value="2.6612" calcext:value-type="float">
            <text:p>2.6612</text:p>
          </table:table-cell>
          <table:table-cell office:value-type="float" office:value="10.346" calcext:value-type="float">
            <text:p>10.346</text:p>
          </table:table-cell>
          <table:table-cell office:value-type="float" office:value="9.7385" calcext:value-type="float">
            <text:p>9.7385</text:p>
          </table:table-cell>
          <table:table-cell office:value-type="float" office:value="17.912" calcext:value-type="float">
            <text:p>17.912</text:p>
          </table:table-cell>
          <table:table-cell office:value-type="float" office:value="877.41" calcext:value-type="float">
            <text:p>877.41</text:p>
          </table:table-cell>
          <table:table-cell office:value-type="float" office:value="-0.013988" calcext:value-type="float">
            <text:p>-0.013988</text:p>
          </table:table-cell>
          <table:table-cell office:value-type="float" office:value="140.56" calcext:value-type="float">
            <text:p>140.56</text:p>
          </table:table-cell>
          <table:table-cell office:value-type="float" office:value="0.14309" calcext:value-type="float">
            <text:p>0.14309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620" calcext:value-type="float">
            <text:p>620</text:p>
          </table:table-cell>
          <table:table-cell office:value-type="float" office:value="1051" calcext:value-type="float">
            <text:p>1051</text:p>
          </table:table-cell>
          <table:table-cell office:value-type="float" office:value="0.00095145" calcext:value-type="float">
            <text:p>0.00095145</text:p>
          </table:table-cell>
          <table:table-cell office:value-type="float" office:value="2.0433" calcext:value-type="float">
            <text:p>2.0433</text:p>
          </table:table-cell>
          <table:table-cell office:value-type="float" office:value="2.6637" calcext:value-type="float">
            <text:p>2.6637</text:p>
          </table:table-cell>
          <table:table-cell office:value-type="float" office:value="10.321" calcext:value-type="float">
            <text:p>10.321</text:p>
          </table:table-cell>
          <table:table-cell office:value-type="float" office:value="9.743" calcext:value-type="float">
            <text:p>9.743</text:p>
          </table:table-cell>
          <table:table-cell office:value-type="float" office:value="17.874" calcext:value-type="float">
            <text:p>17.874</text:p>
          </table:table-cell>
          <table:table-cell office:value-type="float" office:value="882.66" calcext:value-type="float">
            <text:p>882.66</text:p>
          </table:table-cell>
          <table:table-cell office:value-type="float" office:value="-0.014399" calcext:value-type="float">
            <text:p>-0.014399</text:p>
          </table:table-cell>
          <table:table-cell office:value-type="float" office:value="141.61" calcext:value-type="float">
            <text:p>141.61</text:p>
          </table:table-cell>
          <table:table-cell office:value-type="float" office:value="0.14379" calcext:value-type="float">
            <text:p>0.14379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630" calcext:value-type="float">
            <text:p>630</text:p>
          </table:table-cell>
          <table:table-cell office:value-type="float" office:value="1053.4" calcext:value-type="float">
            <text:p>1053.4</text:p>
          </table:table-cell>
          <table:table-cell office:value-type="float" office:value="0.00094934" calcext:value-type="float">
            <text:p>0.00094934</text:p>
          </table:table-cell>
          <table:table-cell office:value-type="float" office:value="2.0372" calcext:value-type="float">
            <text:p>2.0372</text:p>
          </table:table-cell>
          <table:table-cell office:value-type="float" office:value="2.6663" calcext:value-type="float">
            <text:p>2.6663</text:p>
          </table:table-cell>
          <table:table-cell office:value-type="float" office:value="10.297" calcext:value-type="float">
            <text:p>10.297</text:p>
          </table:table-cell>
          <table:table-cell office:value-type="float" office:value="9.7475" calcext:value-type="float">
            <text:p>9.7475</text:p>
          </table:table-cell>
          <table:table-cell office:value-type="float" office:value="17.837" calcext:value-type="float">
            <text:p>17.837</text:p>
          </table:table-cell>
          <table:table-cell office:value-type="float" office:value="887.85" calcext:value-type="float">
            <text:p>887.85</text:p>
          </table:table-cell>
          <table:table-cell office:value-type="float" office:value="-0.014798" calcext:value-type="float">
            <text:p>-0.014798</text:p>
          </table:table-cell>
          <table:table-cell office:value-type="float" office:value="142.65" calcext:value-type="float">
            <text:p>142.65</text:p>
          </table:table-cell>
          <table:table-cell office:value-type="float" office:value="0.14448" calcext:value-type="float">
            <text:p>0.14448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640" calcext:value-type="float">
            <text:p>640</text:p>
          </table:table-cell>
          <table:table-cell office:value-type="float" office:value="1055.7" calcext:value-type="float">
            <text:p>1055.7</text:p>
          </table:table-cell>
          <table:table-cell office:value-type="float" office:value="0.00094727" calcext:value-type="float">
            <text:p>0.00094727</text:p>
          </table:table-cell>
          <table:table-cell office:value-type="float" office:value="2.0313" calcext:value-type="float">
            <text:p>2.0313</text:p>
          </table:table-cell>
          <table:table-cell office:value-type="float" office:value="2.669" calcext:value-type="float">
            <text:p>2.669</text:p>
          </table:table-cell>
          <table:table-cell office:value-type="float" office:value="10.273" calcext:value-type="float">
            <text:p>10.273</text:p>
          </table:table-cell>
          <table:table-cell office:value-type="float" office:value="9.752" calcext:value-type="float">
            <text:p>9.752</text:p>
          </table:table-cell>
          <table:table-cell office:value-type="float" office:value="17.801" calcext:value-type="float">
            <text:p>17.801</text:p>
          </table:table-cell>
          <table:table-cell office:value-type="float" office:value="892.98" calcext:value-type="float">
            <text:p>892.98</text:p>
          </table:table-cell>
          <table:table-cell office:value-type="float" office:value="-0.015186" calcext:value-type="float">
            <text:p>-0.015186</text:p>
          </table:table-cell>
          <table:table-cell office:value-type="float" office:value="143.7" calcext:value-type="float">
            <text:p>143.7</text:p>
          </table:table-cell>
          <table:table-cell office:value-type="float" office:value="0.14516" calcext:value-type="float">
            <text:p>0.1451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650" calcext:value-type="float">
            <text:p>650</text:p>
          </table:table-cell>
          <table:table-cell office:value-type="float" office:value="1057.9" calcext:value-type="float">
            <text:p>1057.9</text:p>
          </table:table-cell>
          <table:table-cell office:value-type="float" office:value="0.00094523" calcext:value-type="float">
            <text:p>0.00094523</text:p>
          </table:table-cell>
          <table:table-cell office:value-type="float" office:value="2.0255" calcext:value-type="float">
            <text:p>2.0255</text:p>
          </table:table-cell>
          <table:table-cell office:value-type="float" office:value="2.6718" calcext:value-type="float">
            <text:p>2.6718</text:p>
          </table:table-cell>
          <table:table-cell office:value-type="float" office:value="10.249" calcext:value-type="float">
            <text:p>10.249</text:p>
          </table:table-cell>
          <table:table-cell office:value-type="float" office:value="9.7566" calcext:value-type="float">
            <text:p>9.7566</text:p>
          </table:table-cell>
          <table:table-cell office:value-type="float" office:value="17.766" calcext:value-type="float">
            <text:p>17.766</text:p>
          </table:table-cell>
          <table:table-cell office:value-type="float" office:value="898.06" calcext:value-type="float">
            <text:p>898.06</text:p>
          </table:table-cell>
          <table:table-cell office:value-type="float" office:value="-0.015562" calcext:value-type="float">
            <text:p>-0.015562</text:p>
          </table:table-cell>
          <table:table-cell office:value-type="float" office:value="144.73" calcext:value-type="float">
            <text:p>144.73</text:p>
          </table:table-cell>
          <table:table-cell office:value-type="float" office:value="0.14583" calcext:value-type="float">
            <text:p>0.1458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660" calcext:value-type="float">
            <text:p>660</text:p>
          </table:table-cell>
          <table:table-cell office:value-type="float" office:value="1060.2" calcext:value-type="float">
            <text:p>1060.2</text:p>
          </table:table-cell>
          <table:table-cell office:value-type="float" office:value="0.00094323" calcext:value-type="float">
            <text:p>0.00094323</text:p>
          </table:table-cell>
          <table:table-cell office:value-type="float" office:value="2.0197" calcext:value-type="float">
            <text:p>2.0197</text:p>
          </table:table-cell>
          <table:table-cell office:value-type="float" office:value="2.6745" calcext:value-type="float">
            <text:p>2.6745</text:p>
          </table:table-cell>
          <table:table-cell office:value-type="float" office:value="10.226" calcext:value-type="float">
            <text:p>10.226</text:p>
          </table:table-cell>
          <table:table-cell office:value-type="float" office:value="9.7612" calcext:value-type="float">
            <text:p>9.7612</text:p>
          </table:table-cell>
          <table:table-cell office:value-type="float" office:value="17.732" calcext:value-type="float">
            <text:p>17.732</text:p>
          </table:table-cell>
          <table:table-cell office:value-type="float" office:value="903.08" calcext:value-type="float">
            <text:p>903.08</text:p>
          </table:table-cell>
          <table:table-cell office:value-type="float" office:value="-0.015928" calcext:value-type="float">
            <text:p>-0.015928</text:p>
          </table:table-cell>
          <table:table-cell office:value-type="float" office:value="145.76" calcext:value-type="float">
            <text:p>145.76</text:p>
          </table:table-cell>
          <table:table-cell office:value-type="float" office:value="0.1465" calcext:value-type="float">
            <text:p>0.1465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670" calcext:value-type="float">
            <text:p>670</text:p>
          </table:table-cell>
          <table:table-cell office:value-type="float" office:value="1062.4" calcext:value-type="float">
            <text:p>1062.4</text:p>
          </table:table-cell>
          <table:table-cell office:value-type="float" office:value="0.00094127" calcext:value-type="float">
            <text:p>0.00094127</text:p>
          </table:table-cell>
          <table:table-cell office:value-type="float" office:value="2.014" calcext:value-type="float">
            <text:p>2.014</text:p>
          </table:table-cell>
          <table:table-cell office:value-type="float" office:value="2.6774" calcext:value-type="float">
            <text:p>2.6774</text:p>
          </table:table-cell>
          <table:table-cell office:value-type="float" office:value="10.202" calcext:value-type="float">
            <text:p>10.202</text:p>
          </table:table-cell>
          <table:table-cell office:value-type="float" office:value="9.7657" calcext:value-type="float">
            <text:p>9.7657</text:p>
          </table:table-cell>
          <table:table-cell office:value-type="float" office:value="17.699" calcext:value-type="float">
            <text:p>17.699</text:p>
          </table:table-cell>
          <table:table-cell office:value-type="float" office:value="908.06" calcext:value-type="float">
            <text:p>908.06</text:p>
          </table:table-cell>
          <table:table-cell office:value-type="float" office:value="-0.016284" calcext:value-type="float">
            <text:p>-0.016284</text:p>
          </table:table-cell>
          <table:table-cell office:value-type="float" office:value="146.79" calcext:value-type="float">
            <text:p>146.79</text:p>
          </table:table-cell>
          <table:table-cell office:value-type="float" office:value="0.14716" calcext:value-type="float">
            <text:p>0.1471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680" calcext:value-type="float">
            <text:p>680</text:p>
          </table:table-cell>
          <table:table-cell office:value-type="float" office:value="1064.6" calcext:value-type="float">
            <text:p>1064.6</text:p>
          </table:table-cell>
          <table:table-cell office:value-type="float" office:value="0.00093934" calcext:value-type="float">
            <text:p>0.00093934</text:p>
          </table:table-cell>
          <table:table-cell office:value-type="float" office:value="2.0084" calcext:value-type="float">
            <text:p>2.0084</text:p>
          </table:table-cell>
          <table:table-cell office:value-type="float" office:value="2.6803" calcext:value-type="float">
            <text:p>2.6803</text:p>
          </table:table-cell>
          <table:table-cell office:value-type="float" office:value="10.179" calcext:value-type="float">
            <text:p>10.179</text:p>
          </table:table-cell>
          <table:table-cell office:value-type="float" office:value="9.7703" calcext:value-type="float">
            <text:p>9.7703</text:p>
          </table:table-cell>
          <table:table-cell office:value-type="float" office:value="17.667" calcext:value-type="float">
            <text:p>17.667</text:p>
          </table:table-cell>
          <table:table-cell office:value-type="float" office:value="912.98" calcext:value-type="float">
            <text:p>912.98</text:p>
          </table:table-cell>
          <table:table-cell office:value-type="float" office:value="-0.01663" calcext:value-type="float">
            <text:p>-0.01663</text:p>
          </table:table-cell>
          <table:table-cell office:value-type="float" office:value="147.81" calcext:value-type="float">
            <text:p>147.81</text:p>
          </table:table-cell>
          <table:table-cell office:value-type="float" office:value="0.14782" calcext:value-type="float">
            <text:p>0.14782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690" calcext:value-type="float">
            <text:p>690</text:p>
          </table:table-cell>
          <table:table-cell office:value-type="float" office:value="1066.7" calcext:value-type="float">
            <text:p>1066.7</text:p>
          </table:table-cell>
          <table:table-cell office:value-type="float" office:value="0.00093744" calcext:value-type="float">
            <text:p>0.00093744</text:p>
          </table:table-cell>
          <table:table-cell office:value-type="float" office:value="2.0029" calcext:value-type="float">
            <text:p>2.0029</text:p>
          </table:table-cell>
          <table:table-cell office:value-type="float" office:value="2.6833" calcext:value-type="float">
            <text:p>2.6833</text:p>
          </table:table-cell>
          <table:table-cell office:value-type="float" office:value="10.157" calcext:value-type="float">
            <text:p>10.157</text:p>
          </table:table-cell>
          <table:table-cell office:value-type="float" office:value="9.775" calcext:value-type="float">
            <text:p>9.775</text:p>
          </table:table-cell>
          <table:table-cell office:value-type="float" office:value="17.636" calcext:value-type="float">
            <text:p>17.636</text:p>
          </table:table-cell>
          <table:table-cell office:value-type="float" office:value="917.86" calcext:value-type="float">
            <text:p>917.86</text:p>
          </table:table-cell>
          <table:table-cell office:value-type="float" office:value="-0.016967" calcext:value-type="float">
            <text:p>-0.016967</text:p>
          </table:table-cell>
          <table:table-cell office:value-type="float" office:value="148.83" calcext:value-type="float">
            <text:p>148.83</text:p>
          </table:table-cell>
          <table:table-cell office:value-type="float" office:value="0.14847" calcext:value-type="float">
            <text:p>0.14847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700" calcext:value-type="float">
            <text:p>700</text:p>
          </table:table-cell>
          <table:table-cell office:value-type="float" office:value="1068.9" calcext:value-type="float">
            <text:p>1068.9</text:p>
          </table:table-cell>
          <table:table-cell office:value-type="float" office:value="0.00093557" calcext:value-type="float">
            <text:p>0.00093557</text:p>
          </table:table-cell>
          <table:table-cell office:value-type="float" office:value="1.9974" calcext:value-type="float">
            <text:p>1.9974</text:p>
          </table:table-cell>
          <table:table-cell office:value-type="float" office:value="2.6863" calcext:value-type="float">
            <text:p>2.6863</text:p>
          </table:table-cell>
          <table:table-cell office:value-type="float" office:value="10.134" calcext:value-type="float">
            <text:p>10.134</text:p>
          </table:table-cell>
          <table:table-cell office:value-type="float" office:value="9.7796" calcext:value-type="float">
            <text:p>9.7796</text:p>
          </table:table-cell>
          <table:table-cell office:value-type="float" office:value="17.605" calcext:value-type="float">
            <text:p>17.605</text:p>
          </table:table-cell>
          <table:table-cell office:value-type="float" office:value="922.68" calcext:value-type="float">
            <text:p>922.68</text:p>
          </table:table-cell>
          <table:table-cell office:value-type="float" office:value="-0.017295" calcext:value-type="float">
            <text:p>-0.017295</text:p>
          </table:table-cell>
          <table:table-cell office:value-type="float" office:value="149.85" calcext:value-type="float">
            <text:p>149.85</text:p>
          </table:table-cell>
          <table:table-cell office:value-type="float" office:value="0.14912" calcext:value-type="float">
            <text:p>0.14912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710" calcext:value-type="float">
            <text:p>710</text:p>
          </table:table-cell>
          <table:table-cell office:value-type="float" office:value="1071" calcext:value-type="float">
            <text:p>1071</text:p>
          </table:table-cell>
          <table:table-cell office:value-type="float" office:value="0.00093374" calcext:value-type="float">
            <text:p>0.00093374</text:p>
          </table:table-cell>
          <table:table-cell office:value-type="float" office:value="1.992" calcext:value-type="float">
            <text:p>1.992</text:p>
          </table:table-cell>
          <table:table-cell office:value-type="float" office:value="2.6894" calcext:value-type="float">
            <text:p>2.6894</text:p>
          </table:table-cell>
          <table:table-cell office:value-type="float" office:value="10.112" calcext:value-type="float">
            <text:p>10.112</text:p>
          </table:table-cell>
          <table:table-cell office:value-type="float" office:value="9.7843" calcext:value-type="float">
            <text:p>9.7843</text:p>
          </table:table-cell>
          <table:table-cell office:value-type="float" office:value="17.576" calcext:value-type="float">
            <text:p>17.576</text:p>
          </table:table-cell>
          <table:table-cell office:value-type="float" office:value="927.46" calcext:value-type="float">
            <text:p>927.46</text:p>
          </table:table-cell>
          <table:table-cell office:value-type="float" office:value="-0.017614" calcext:value-type="float">
            <text:p>-0.017614</text:p>
          </table:table-cell>
          <table:table-cell office:value-type="float" office:value="150.86" calcext:value-type="float">
            <text:p>150.86</text:p>
          </table:table-cell>
          <table:table-cell office:value-type="float" office:value="0.14976" calcext:value-type="float">
            <text:p>0.1497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720" calcext:value-type="float">
            <text:p>720</text:p>
          </table:table-cell>
          <table:table-cell office:value-type="float" office:value="1073" calcext:value-type="float">
            <text:p>1073</text:p>
          </table:table-cell>
          <table:table-cell office:value-type="float" office:value="0.00093193" calcext:value-type="float">
            <text:p>0.00093193</text:p>
          </table:table-cell>
          <table:table-cell office:value-type="float" office:value="1.9867" calcext:value-type="float">
            <text:p>1.9867</text:p>
          </table:table-cell>
          <table:table-cell office:value-type="float" office:value="2.6925" calcext:value-type="float">
            <text:p>2.6925</text:p>
          </table:table-cell>
          <table:table-cell office:value-type="float" office:value="10.09" calcext:value-type="float">
            <text:p>10.09</text:p>
          </table:table-cell>
          <table:table-cell office:value-type="float" office:value="9.7889" calcext:value-type="float">
            <text:p>9.7889</text:p>
          </table:table-cell>
          <table:table-cell office:value-type="float" office:value="17.547" calcext:value-type="float">
            <text:p>17.547</text:p>
          </table:table-cell>
          <table:table-cell office:value-type="float" office:value="932.2" calcext:value-type="float">
            <text:p>932.2</text:p>
          </table:table-cell>
          <table:table-cell office:value-type="float" office:value="-0.017925" calcext:value-type="float">
            <text:p>-0.017925</text:p>
          </table:table-cell>
          <table:table-cell office:value-type="float" office:value="151.87" calcext:value-type="float">
            <text:p>151.87</text:p>
          </table:table-cell>
          <table:table-cell office:value-type="float" office:value="0.1504" calcext:value-type="float">
            <text:p>0.1504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730" calcext:value-type="float">
            <text:p>730</text:p>
          </table:table-cell>
          <table:table-cell office:value-type="float" office:value="1075.1" calcext:value-type="float">
            <text:p>1075.1</text:p>
          </table:table-cell>
          <table:table-cell office:value-type="float" office:value="0.00093015" calcext:value-type="float">
            <text:p>0.00093015</text:p>
          </table:table-cell>
          <table:table-cell office:value-type="float" office:value="1.9814" calcext:value-type="float">
            <text:p>1.9814</text:p>
          </table:table-cell>
          <table:table-cell office:value-type="float" office:value="2.6957" calcext:value-type="float">
            <text:p>2.6957</text:p>
          </table:table-cell>
          <table:table-cell office:value-type="float" office:value="10.068" calcext:value-type="float">
            <text:p>10.068</text:p>
          </table:table-cell>
          <table:table-cell office:value-type="float" office:value="9.7936" calcext:value-type="float">
            <text:p>9.7936</text:p>
          </table:table-cell>
          <table:table-cell office:value-type="float" office:value="17.519" calcext:value-type="float">
            <text:p>17.519</text:p>
          </table:table-cell>
          <table:table-cell office:value-type="float" office:value="936.89" calcext:value-type="float">
            <text:p>936.89</text:p>
          </table:table-cell>
          <table:table-cell office:value-type="float" office:value="-0.018228" calcext:value-type="float">
            <text:p>-0.018228</text:p>
          </table:table-cell>
          <table:table-cell office:value-type="float" office:value="152.88" calcext:value-type="float">
            <text:p>152.88</text:p>
          </table:table-cell>
          <table:table-cell office:value-type="float" office:value="0.15103" calcext:value-type="float">
            <text:p>0.1510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740" calcext:value-type="float">
            <text:p>740</text:p>
          </table:table-cell>
          <table:table-cell office:value-type="float" office:value="1077.1" calcext:value-type="float">
            <text:p>1077.1</text:p>
          </table:table-cell>
          <table:table-cell office:value-type="float" office:value="0.0009284" calcext:value-type="float">
            <text:p>0.0009284</text:p>
          </table:table-cell>
          <table:table-cell office:value-type="float" office:value="1.9762" calcext:value-type="float">
            <text:p>1.9762</text:p>
          </table:table-cell>
          <table:table-cell office:value-type="float" office:value="2.6989" calcext:value-type="float">
            <text:p>2.6989</text:p>
          </table:table-cell>
          <table:table-cell office:value-type="float" office:value="10.046" calcext:value-type="float">
            <text:p>10.046</text:p>
          </table:table-cell>
          <table:table-cell office:value-type="float" office:value="9.7983" calcext:value-type="float">
            <text:p>9.7983</text:p>
          </table:table-cell>
          <table:table-cell office:value-type="float" office:value="17.492" calcext:value-type="float">
            <text:p>17.492</text:p>
          </table:table-cell>
          <table:table-cell office:value-type="float" office:value="941.53" calcext:value-type="float">
            <text:p>941.53</text:p>
          </table:table-cell>
          <table:table-cell office:value-type="float" office:value="-0.018523" calcext:value-type="float">
            <text:p>-0.018523</text:p>
          </table:table-cell>
          <table:table-cell office:value-type="float" office:value="153.88" calcext:value-type="float">
            <text:p>153.88</text:p>
          </table:table-cell>
          <table:table-cell office:value-type="float" office:value="0.15166" calcext:value-type="float">
            <text:p>0.1516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750" calcext:value-type="float">
            <text:p>750</text:p>
          </table:table-cell>
          <table:table-cell office:value-type="float" office:value="1079.1" calcext:value-type="float">
            <text:p>1079.1</text:p>
          </table:table-cell>
          <table:table-cell office:value-type="float" office:value="0.00092668" calcext:value-type="float">
            <text:p>0.00092668</text:p>
          </table:table-cell>
          <table:table-cell office:value-type="float" office:value="1.9711" calcext:value-type="float">
            <text:p>1.9711</text:p>
          </table:table-cell>
          <table:table-cell office:value-type="float" office:value="2.7021" calcext:value-type="float">
            <text:p>2.7021</text:p>
          </table:table-cell>
          <table:table-cell office:value-type="float" office:value="10.025" calcext:value-type="float">
            <text:p>10.025</text:p>
          </table:table-cell>
          <table:table-cell office:value-type="float" office:value="9.8031" calcext:value-type="float">
            <text:p>9.8031</text:p>
          </table:table-cell>
          <table:table-cell office:value-type="float" office:value="17.465" calcext:value-type="float">
            <text:p>17.465</text:p>
          </table:table-cell>
          <table:table-cell office:value-type="float" office:value="946.13" calcext:value-type="float">
            <text:p>946.13</text:p>
          </table:table-cell>
          <table:table-cell office:value-type="float" office:value="-0.018811" calcext:value-type="float">
            <text:p>-0.018811</text:p>
          </table:table-cell>
          <table:table-cell office:value-type="float" office:value="154.88" calcext:value-type="float">
            <text:p>154.88</text:p>
          </table:table-cell>
          <table:table-cell office:value-type="float" office:value="0.15228" calcext:value-type="float">
            <text:p>0.15228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760" calcext:value-type="float">
            <text:p>760</text:p>
          </table:table-cell>
          <table:table-cell office:value-type="float" office:value="1081.1" calcext:value-type="float">
            <text:p>1081.1</text:p>
          </table:table-cell>
          <table:table-cell office:value-type="float" office:value="0.00092499" calcext:value-type="float">
            <text:p>0.00092499</text:p>
          </table:table-cell>
          <table:table-cell office:value-type="float" office:value="1.966" calcext:value-type="float">
            <text:p>1.966</text:p>
          </table:table-cell>
          <table:table-cell office:value-type="float" office:value="2.7054" calcext:value-type="float">
            <text:p>2.7054</text:p>
          </table:table-cell>
          <table:table-cell office:value-type="float" office:value="10.004" calcext:value-type="float">
            <text:p>10.004</text:p>
          </table:table-cell>
          <table:table-cell office:value-type="float" office:value="9.8078" calcext:value-type="float">
            <text:p>9.8078</text:p>
          </table:table-cell>
          <table:table-cell office:value-type="float" office:value="17.439" calcext:value-type="float">
            <text:p>17.439</text:p>
          </table:table-cell>
          <table:table-cell office:value-type="float" office:value="950.7" calcext:value-type="float">
            <text:p>950.7</text:p>
          </table:table-cell>
          <table:table-cell office:value-type="float" office:value="-0.019092" calcext:value-type="float">
            <text:p>-0.019092</text:p>
          </table:table-cell>
          <table:table-cell office:value-type="float" office:value="155.87" calcext:value-type="float">
            <text:p>155.87</text:p>
          </table:table-cell>
          <table:table-cell office:value-type="float" office:value="0.1529" calcext:value-type="float">
            <text:p>0.1529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770" calcext:value-type="float">
            <text:p>770</text:p>
          </table:table-cell>
          <table:table-cell office:value-type="float" office:value="1083.1" calcext:value-type="float">
            <text:p>1083.1</text:p>
          </table:table-cell>
          <table:table-cell office:value-type="float" office:value="0.00092331" calcext:value-type="float">
            <text:p>0.00092331</text:p>
          </table:table-cell>
          <table:table-cell office:value-type="float" office:value="1.961" calcext:value-type="float">
            <text:p>1.961</text:p>
          </table:table-cell>
          <table:table-cell office:value-type="float" office:value="2.7088" calcext:value-type="float">
            <text:p>2.7088</text:p>
          </table:table-cell>
          <table:table-cell office:value-type="float" office:value="9.9825" calcext:value-type="float">
            <text:p>9.9825</text:p>
          </table:table-cell>
          <table:table-cell office:value-type="float" office:value="9.8125" calcext:value-type="float">
            <text:p>9.8125</text:p>
          </table:table-cell>
          <table:table-cell office:value-type="float" office:value="17.414" calcext:value-type="float">
            <text:p>17.414</text:p>
          </table:table-cell>
          <table:table-cell office:value-type="float" office:value="955.22" calcext:value-type="float">
            <text:p>955.22</text:p>
          </table:table-cell>
          <table:table-cell office:value-type="float" office:value="-0.019366" calcext:value-type="float">
            <text:p>-0.019366</text:p>
          </table:table-cell>
          <table:table-cell office:value-type="float" office:value="156.87" calcext:value-type="float">
            <text:p>156.87</text:p>
          </table:table-cell>
          <table:table-cell office:value-type="float" office:value="0.15352" calcext:value-type="float">
            <text:p>0.15352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780" calcext:value-type="float">
            <text:p>780</text:p>
          </table:table-cell>
          <table:table-cell office:value-type="float" office:value="1085" calcext:value-type="float">
            <text:p>1085</text:p>
          </table:table-cell>
          <table:table-cell office:value-type="float" office:value="0.00092167" calcext:value-type="float">
            <text:p>0.00092167</text:p>
          </table:table-cell>
          <table:table-cell office:value-type="float" office:value="1.956" calcext:value-type="float">
            <text:p>1.956</text:p>
          </table:table-cell>
          <table:table-cell office:value-type="float" office:value="2.7122" calcext:value-type="float">
            <text:p>2.7122</text:p>
          </table:table-cell>
          <table:table-cell office:value-type="float" office:value="9.9617" calcext:value-type="float">
            <text:p>9.9617</text:p>
          </table:table-cell>
          <table:table-cell office:value-type="float" office:value="9.8173" calcext:value-type="float">
            <text:p>9.8173</text:p>
          </table:table-cell>
          <table:table-cell office:value-type="float" office:value="17.389" calcext:value-type="float">
            <text:p>17.389</text:p>
          </table:table-cell>
          <table:table-cell office:value-type="float" office:value="959.7" calcext:value-type="float">
            <text:p>959.7</text:p>
          </table:table-cell>
          <table:table-cell office:value-type="float" office:value="-0.019634" calcext:value-type="float">
            <text:p>-0.019634</text:p>
          </table:table-cell>
          <table:table-cell office:value-type="float" office:value="157.86" calcext:value-type="float">
            <text:p>157.86</text:p>
          </table:table-cell>
          <table:table-cell office:value-type="float" office:value="0.15413" calcext:value-type="float">
            <text:p>0.1541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790" calcext:value-type="float">
            <text:p>790</text:p>
          </table:table-cell>
          <table:table-cell office:value-type="float" office:value="1086.9" calcext:value-type="float">
            <text:p>1086.9</text:p>
          </table:table-cell>
          <table:table-cell office:value-type="float" office:value="0.00092005" calcext:value-type="float">
            <text:p>0.00092005</text:p>
          </table:table-cell>
          <table:table-cell office:value-type="float" office:value="1.9511" calcext:value-type="float">
            <text:p>1.9511</text:p>
          </table:table-cell>
          <table:table-cell office:value-type="float" office:value="2.7156" calcext:value-type="float">
            <text:p>2.7156</text:p>
          </table:table-cell>
          <table:table-cell office:value-type="float" office:value="9.9411" calcext:value-type="float">
            <text:p>9.9411</text:p>
          </table:table-cell>
          <table:table-cell office:value-type="float" office:value="9.822" calcext:value-type="float">
            <text:p>9.822</text:p>
          </table:table-cell>
          <table:table-cell office:value-type="float" office:value="17.365" calcext:value-type="float">
            <text:p>17.365</text:p>
          </table:table-cell>
          <table:table-cell office:value-type="float" office:value="964.14" calcext:value-type="float">
            <text:p>964.14</text:p>
          </table:table-cell>
          <table:table-cell office:value-type="float" office:value="-0.019895" calcext:value-type="float">
            <text:p>-0.019895</text:p>
          </table:table-cell>
          <table:table-cell office:value-type="float" office:value="158.84" calcext:value-type="float">
            <text:p>158.84</text:p>
          </table:table-cell>
          <table:table-cell office:value-type="float" office:value="0.15473" calcext:value-type="float">
            <text:p>0.1547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800" calcext:value-type="float">
            <text:p>800</text:p>
          </table:table-cell>
          <table:table-cell office:value-type="float" office:value="1088.8" calcext:value-type="float">
            <text:p>1088.8</text:p>
          </table:table-cell>
          <table:table-cell office:value-type="float" office:value="0.00091845" calcext:value-type="float">
            <text:p>0.00091845</text:p>
          </table:table-cell>
          <table:table-cell office:value-type="float" office:value="1.9462" calcext:value-type="float">
            <text:p>1.9462</text:p>
          </table:table-cell>
          <table:table-cell office:value-type="float" office:value="2.7191" calcext:value-type="float">
            <text:p>2.7191</text:p>
          </table:table-cell>
          <table:table-cell office:value-type="float" office:value="9.9206" calcext:value-type="float">
            <text:p>9.9206</text:p>
          </table:table-cell>
          <table:table-cell office:value-type="float" office:value="9.8268" calcext:value-type="float">
            <text:p>9.8268</text:p>
          </table:table-cell>
          <table:table-cell office:value-type="float" office:value="17.342" calcext:value-type="float">
            <text:p>17.342</text:p>
          </table:table-cell>
          <table:table-cell office:value-type="float" office:value="968.54" calcext:value-type="float">
            <text:p>968.54</text:p>
          </table:table-cell>
          <table:table-cell office:value-type="float" office:value="-0.020149" calcext:value-type="float">
            <text:p>-0.020149</text:p>
          </table:table-cell>
          <table:table-cell office:value-type="float" office:value="159.83" calcext:value-type="float">
            <text:p>159.83</text:p>
          </table:table-cell>
          <table:table-cell office:value-type="float" office:value="0.15533" calcext:value-type="float">
            <text:p>0.1553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810" calcext:value-type="float">
            <text:p>810</text:p>
          </table:table-cell>
          <table:table-cell office:value-type="float" office:value="1090.7" calcext:value-type="float">
            <text:p>1090.7</text:p>
          </table:table-cell>
          <table:table-cell office:value-type="float" office:value="0.00091687" calcext:value-type="float">
            <text:p>0.00091687</text:p>
          </table:table-cell>
          <table:table-cell office:value-type="float" office:value="1.9414" calcext:value-type="float">
            <text:p>1.9414</text:p>
          </table:table-cell>
          <table:table-cell office:value-type="float" office:value="2.7226" calcext:value-type="float">
            <text:p>2.7226</text:p>
          </table:table-cell>
          <table:table-cell office:value-type="float" office:value="9.9004" calcext:value-type="float">
            <text:p>9.9004</text:p>
          </table:table-cell>
          <table:table-cell office:value-type="float" office:value="9.8316" calcext:value-type="float">
            <text:p>9.8316</text:p>
          </table:table-cell>
          <table:table-cell office:value-type="float" office:value="17.319" calcext:value-type="float">
            <text:p>17.319</text:p>
          </table:table-cell>
          <table:table-cell office:value-type="float" office:value="972.9" calcext:value-type="float">
            <text:p>972.9</text:p>
          </table:table-cell>
          <table:table-cell office:value-type="float" office:value="-0.020398" calcext:value-type="float">
            <text:p>-0.020398</text:p>
          </table:table-cell>
          <table:table-cell office:value-type="float" office:value="160.81" calcext:value-type="float">
            <text:p>160.81</text:p>
          </table:table-cell>
          <table:table-cell office:value-type="float" office:value="0.15593" calcext:value-type="float">
            <text:p>0.1559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820" calcext:value-type="float">
            <text:p>820</text:p>
          </table:table-cell>
          <table:table-cell office:value-type="float" office:value="1092.5" calcext:value-type="float">
            <text:p>1092.5</text:p>
          </table:table-cell>
          <table:table-cell office:value-type="float" office:value="0.00091532" calcext:value-type="float">
            <text:p>0.00091532</text:p>
          </table:table-cell>
          <table:table-cell office:value-type="float" office:value="1.9367" calcext:value-type="float">
            <text:p>1.9367</text:p>
          </table:table-cell>
          <table:table-cell office:value-type="float" office:value="2.7262" calcext:value-type="float">
            <text:p>2.7262</text:p>
          </table:table-cell>
          <table:table-cell office:value-type="float" office:value="9.8803" calcext:value-type="float">
            <text:p>9.8803</text:p>
          </table:table-cell>
          <table:table-cell office:value-type="float" office:value="9.8364" calcext:value-type="float">
            <text:p>9.8364</text:p>
          </table:table-cell>
          <table:table-cell office:value-type="float" office:value="17.296" calcext:value-type="float">
            <text:p>17.296</text:p>
          </table:table-cell>
          <table:table-cell office:value-type="float" office:value="977.23" calcext:value-type="float">
            <text:p>977.23</text:p>
          </table:table-cell>
          <table:table-cell office:value-type="float" office:value="-0.020642" calcext:value-type="float">
            <text:p>-0.020642</text:p>
          </table:table-cell>
          <table:table-cell office:value-type="float" office:value="161.79" calcext:value-type="float">
            <text:p>161.79</text:p>
          </table:table-cell>
          <table:table-cell office:value-type="float" office:value="0.15653" calcext:value-type="float">
            <text:p>0.1565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830" calcext:value-type="float">
            <text:p>830</text:p>
          </table:table-cell>
          <table:table-cell office:value-type="float" office:value="1094.3" calcext:value-type="float">
            <text:p>1094.3</text:p>
          </table:table-cell>
          <table:table-cell office:value-type="float" office:value="0.00091379" calcext:value-type="float">
            <text:p>0.00091379</text:p>
          </table:table-cell>
          <table:table-cell office:value-type="float" office:value="1.932" calcext:value-type="float">
            <text:p>1.932</text:p>
          </table:table-cell>
          <table:table-cell office:value-type="float" office:value="2.7298" calcext:value-type="float">
            <text:p>2.7298</text:p>
          </table:table-cell>
          <table:table-cell office:value-type="float" office:value="9.8604" calcext:value-type="float">
            <text:p>9.8604</text:p>
          </table:table-cell>
          <table:table-cell office:value-type="float" office:value="9.8412" calcext:value-type="float">
            <text:p>9.8412</text:p>
          </table:table-cell>
          <table:table-cell office:value-type="float" office:value="17.274" calcext:value-type="float">
            <text:p>17.274</text:p>
          </table:table-cell>
          <table:table-cell office:value-type="float" office:value="981.52" calcext:value-type="float">
            <text:p>981.52</text:p>
          </table:table-cell>
          <table:table-cell office:value-type="float" office:value="-0.020879" calcext:value-type="float">
            <text:p>-0.020879</text:p>
          </table:table-cell>
          <table:table-cell office:value-type="float" office:value="162.76" calcext:value-type="float">
            <text:p>162.76</text:p>
          </table:table-cell>
          <table:table-cell office:value-type="float" office:value="0.15712" calcext:value-type="float">
            <text:p>0.15712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840" calcext:value-type="float">
            <text:p>840</text:p>
          </table:table-cell>
          <table:table-cell office:value-type="float" office:value="1096.2" calcext:value-type="float">
            <text:p>1096.2</text:p>
          </table:table-cell>
          <table:table-cell office:value-type="float" office:value="0.00091228" calcext:value-type="float">
            <text:p>0.00091228</text:p>
          </table:table-cell>
          <table:table-cell office:value-type="float" office:value="1.9273" calcext:value-type="float">
            <text:p>1.9273</text:p>
          </table:table-cell>
          <table:table-cell office:value-type="float" office:value="2.7334" calcext:value-type="float">
            <text:p>2.7334</text:p>
          </table:table-cell>
          <table:table-cell office:value-type="float" office:value="9.8407" calcext:value-type="float">
            <text:p>9.8407</text:p>
          </table:table-cell>
          <table:table-cell office:value-type="float" office:value="9.846" calcext:value-type="float">
            <text:p>9.846</text:p>
          </table:table-cell>
          <table:table-cell office:value-type="float" office:value="17.253" calcext:value-type="float">
            <text:p>17.253</text:p>
          </table:table-cell>
          <table:table-cell office:value-type="float" office:value="985.78" calcext:value-type="float">
            <text:p>985.78</text:p>
          </table:table-cell>
          <table:table-cell office:value-type="float" office:value="-0.021111" calcext:value-type="float">
            <text:p>-0.021111</text:p>
          </table:table-cell>
          <table:table-cell office:value-type="float" office:value="163.73" calcext:value-type="float">
            <text:p>163.73</text:p>
          </table:table-cell>
          <table:table-cell office:value-type="float" office:value="0.1577" calcext:value-type="float">
            <text:p>0.1577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850" calcext:value-type="float">
            <text:p>850</text:p>
          </table:table-cell>
          <table:table-cell office:value-type="float" office:value="1098" calcext:value-type="float">
            <text:p>1098</text:p>
          </table:table-cell>
          <table:table-cell office:value-type="float" office:value="0.00091079" calcext:value-type="float">
            <text:p>0.00091079</text:p>
          </table:table-cell>
          <table:table-cell office:value-type="float" office:value="1.9227" calcext:value-type="float">
            <text:p>1.9227</text:p>
          </table:table-cell>
          <table:table-cell office:value-type="float" office:value="2.737" calcext:value-type="float">
            <text:p>2.737</text:p>
          </table:table-cell>
          <table:table-cell office:value-type="float" office:value="9.8211" calcext:value-type="float">
            <text:p>9.8211</text:p>
          </table:table-cell>
          <table:table-cell office:value-type="float" office:value="9.8509" calcext:value-type="float">
            <text:p>9.8509</text:p>
          </table:table-cell>
          <table:table-cell office:value-type="float" office:value="17.232" calcext:value-type="float">
            <text:p>17.232</text:p>
          </table:table-cell>
          <table:table-cell office:value-type="float" office:value="990" calcext:value-type="float">
            <text:p>990</text:p>
          </table:table-cell>
          <table:table-cell office:value-type="float" office:value="-0.021339" calcext:value-type="float">
            <text:p>-0.021339</text:p>
          </table:table-cell>
          <table:table-cell office:value-type="float" office:value="164.71" calcext:value-type="float">
            <text:p>164.71</text:p>
          </table:table-cell>
          <table:table-cell office:value-type="float" office:value="0.15828" calcext:value-type="float">
            <text:p>0.15828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860" calcext:value-type="float">
            <text:p>860</text:p>
          </table:table-cell>
          <table:table-cell office:value-type="float" office:value="1099.7" calcext:value-type="float">
            <text:p>1099.7</text:p>
          </table:table-cell>
          <table:table-cell office:value-type="float" office:value="0.00090932" calcext:value-type="float">
            <text:p>0.00090932</text:p>
          </table:table-cell>
          <table:table-cell office:value-type="float" office:value="1.9182" calcext:value-type="float">
            <text:p>1.9182</text:p>
          </table:table-cell>
          <table:table-cell office:value-type="float" office:value="2.7407" calcext:value-type="float">
            <text:p>2.7407</text:p>
          </table:table-cell>
          <table:table-cell office:value-type="float" office:value="9.8017" calcext:value-type="float">
            <text:p>9.8017</text:p>
          </table:table-cell>
          <table:table-cell office:value-type="float" office:value="9.8557" calcext:value-type="float">
            <text:p>9.8557</text:p>
          </table:table-cell>
          <table:table-cell office:value-type="float" office:value="17.212" calcext:value-type="float">
            <text:p>17.212</text:p>
          </table:table-cell>
          <table:table-cell office:value-type="float" office:value="994.19" calcext:value-type="float">
            <text:p>994.19</text:p>
          </table:table-cell>
          <table:table-cell office:value-type="float" office:value="-0.021561" calcext:value-type="float">
            <text:p>-0.021561</text:p>
          </table:table-cell>
          <table:table-cell office:value-type="float" office:value="165.67" calcext:value-type="float">
            <text:p>165.67</text:p>
          </table:table-cell>
          <table:table-cell office:value-type="float" office:value="0.15886" calcext:value-type="float">
            <text:p>0.1588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870" calcext:value-type="float">
            <text:p>870</text:p>
          </table:table-cell>
          <table:table-cell office:value-type="float" office:value="1101.5" calcext:value-type="float">
            <text:p>1101.5</text:p>
          </table:table-cell>
          <table:table-cell office:value-type="float" office:value="0.00090786" calcext:value-type="float">
            <text:p>0.00090786</text:p>
          </table:table-cell>
          <table:table-cell office:value-type="float" office:value="1.9137" calcext:value-type="float">
            <text:p>1.9137</text:p>
          </table:table-cell>
          <table:table-cell office:value-type="float" office:value="2.7445" calcext:value-type="float">
            <text:p>2.7445</text:p>
          </table:table-cell>
          <table:table-cell office:value-type="float" office:value="9.7825" calcext:value-type="float">
            <text:p>9.7825</text:p>
          </table:table-cell>
          <table:table-cell office:value-type="float" office:value="9.8606" calcext:value-type="float">
            <text:p>9.8606</text:p>
          </table:table-cell>
          <table:table-cell office:value-type="float" office:value="17.192" calcext:value-type="float">
            <text:p>17.192</text:p>
          </table:table-cell>
          <table:table-cell office:value-type="float" office:value="998.34" calcext:value-type="float">
            <text:p>998.34</text:p>
          </table:table-cell>
          <table:table-cell office:value-type="float" office:value="-0.021778" calcext:value-type="float">
            <text:p>-0.021778</text:p>
          </table:table-cell>
          <table:table-cell office:value-type="float" office:value="166.64" calcext:value-type="float">
            <text:p>166.64</text:p>
          </table:table-cell>
          <table:table-cell office:value-type="float" office:value="0.15944" calcext:value-type="float">
            <text:p>0.15944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880" calcext:value-type="float">
            <text:p>880</text:p>
          </table:table-cell>
          <table:table-cell office:value-type="float" office:value="1103.2" calcext:value-type="float">
            <text:p>1103.2</text:p>
          </table:table-cell>
          <table:table-cell office:value-type="float" office:value="0.00090643" calcext:value-type="float">
            <text:p>0.00090643</text:p>
          </table:table-cell>
          <table:table-cell office:value-type="float" office:value="1.9092" calcext:value-type="float">
            <text:p>1.9092</text:p>
          </table:table-cell>
          <table:table-cell office:value-type="float" office:value="2.7482" calcext:value-type="float">
            <text:p>2.7482</text:p>
          </table:table-cell>
          <table:table-cell office:value-type="float" office:value="9.7634" calcext:value-type="float">
            <text:p>9.7634</text:p>
          </table:table-cell>
          <table:table-cell office:value-type="float" office:value="9.8654" calcext:value-type="float">
            <text:p>9.8654</text:p>
          </table:table-cell>
          <table:table-cell office:value-type="float" office:value="17.172" calcext:value-type="float">
            <text:p>17.172</text:p>
          </table:table-cell>
          <table:table-cell office:value-type="float" office:value="1002.5" calcext:value-type="float">
            <text:p>1002.5</text:p>
          </table:table-cell>
          <table:table-cell office:value-type="float" office:value="-0.02199" calcext:value-type="float">
            <text:p>-0.02199</text:p>
          </table:table-cell>
          <table:table-cell office:value-type="float" office:value="167.6" calcext:value-type="float">
            <text:p>167.6</text:p>
          </table:table-cell>
          <table:table-cell office:value-type="float" office:value="0.16001" calcext:value-type="float">
            <text:p>0.16001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890" calcext:value-type="float">
            <text:p>890</text:p>
          </table:table-cell>
          <table:table-cell office:value-type="float" office:value="1105" calcext:value-type="float">
            <text:p>1105</text:p>
          </table:table-cell>
          <table:table-cell office:value-type="float" office:value="0.00090502" calcext:value-type="float">
            <text:p>0.00090502</text:p>
          </table:table-cell>
          <table:table-cell office:value-type="float" office:value="1.9048" calcext:value-type="float">
            <text:p>1.9048</text:p>
          </table:table-cell>
          <table:table-cell office:value-type="float" office:value="2.752" calcext:value-type="float">
            <text:p>2.752</text:p>
          </table:table-cell>
          <table:table-cell office:value-type="float" office:value="9.7445" calcext:value-type="float">
            <text:p>9.7445</text:p>
          </table:table-cell>
          <table:table-cell office:value-type="float" office:value="9.8703" calcext:value-type="float">
            <text:p>9.8703</text:p>
          </table:table-cell>
          <table:table-cell office:value-type="float" office:value="17.153" calcext:value-type="float">
            <text:p>17.153</text:p>
          </table:table-cell>
          <table:table-cell office:value-type="float" office:value="1006.6" calcext:value-type="float">
            <text:p>1006.6</text:p>
          </table:table-cell>
          <table:table-cell office:value-type="float" office:value="-0.022198" calcext:value-type="float">
            <text:p>-0.022198</text:p>
          </table:table-cell>
          <table:table-cell office:value-type="float" office:value="168.56" calcext:value-type="float">
            <text:p>168.56</text:p>
          </table:table-cell>
          <table:table-cell office:value-type="float" office:value="0.16058" calcext:value-type="float">
            <text:p>0.16058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900" calcext:value-type="float">
            <text:p>900</text:p>
          </table:table-cell>
          <table:table-cell office:value-type="float" office:value="1106.7" calcext:value-type="float">
            <text:p>1106.7</text:p>
          </table:table-cell>
          <table:table-cell office:value-type="float" office:value="0.00090362" calcext:value-type="float">
            <text:p>0.00090362</text:p>
          </table:table-cell>
          <table:table-cell office:value-type="float" office:value="1.9004" calcext:value-type="float">
            <text:p>1.9004</text:p>
          </table:table-cell>
          <table:table-cell office:value-type="float" office:value="2.7558" calcext:value-type="float">
            <text:p>2.7558</text:p>
          </table:table-cell>
          <table:table-cell office:value-type="float" office:value="9.7258" calcext:value-type="float">
            <text:p>9.7258</text:p>
          </table:table-cell>
          <table:table-cell office:value-type="float" office:value="9.8751" calcext:value-type="float">
            <text:p>9.8751</text:p>
          </table:table-cell>
          <table:table-cell office:value-type="float" office:value="17.134" calcext:value-type="float">
            <text:p>17.134</text:p>
          </table:table-cell>
          <table:table-cell office:value-type="float" office:value="1010.6" calcext:value-type="float">
            <text:p>1010.6</text:p>
          </table:table-cell>
          <table:table-cell office:value-type="float" office:value="-0.022402" calcext:value-type="float">
            <text:p>-0.022402</text:p>
          </table:table-cell>
          <table:table-cell office:value-type="float" office:value="169.52" calcext:value-type="float">
            <text:p>169.52</text:p>
          </table:table-cell>
          <table:table-cell office:value-type="float" office:value="0.16114" calcext:value-type="float">
            <text:p>0.16114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910" calcext:value-type="float">
            <text:p>910</text:p>
          </table:table-cell>
          <table:table-cell office:value-type="float" office:value="1108.3" calcext:value-type="float">
            <text:p>1108.3</text:p>
          </table:table-cell>
          <table:table-cell office:value-type="float" office:value="0.00090224" calcext:value-type="float">
            <text:p>0.00090224</text:p>
          </table:table-cell>
          <table:table-cell office:value-type="float" office:value="1.8961" calcext:value-type="float">
            <text:p>1.8961</text:p>
          </table:table-cell>
          <table:table-cell office:value-type="float" office:value="2.7597" calcext:value-type="float">
            <text:p>2.7597</text:p>
          </table:table-cell>
          <table:table-cell office:value-type="float" office:value="9.7071" calcext:value-type="float">
            <text:p>9.7071</text:p>
          </table:table-cell>
          <table:table-cell office:value-type="float" office:value="9.88" calcext:value-type="float">
            <text:p>9.88</text:p>
          </table:table-cell>
          <table:table-cell office:value-type="float" office:value="17.116" calcext:value-type="float">
            <text:p>17.116</text:p>
          </table:table-cell>
          <table:table-cell office:value-type="float" office:value="1014.6" calcext:value-type="float">
            <text:p>1014.6</text:p>
          </table:table-cell>
          <table:table-cell office:value-type="float" office:value="-0.022601" calcext:value-type="float">
            <text:p>-0.022601</text:p>
          </table:table-cell>
          <table:table-cell office:value-type="float" office:value="170.48" calcext:value-type="float">
            <text:p>170.48</text:p>
          </table:table-cell>
          <table:table-cell office:value-type="float" office:value="0.1617" calcext:value-type="float">
            <text:p>0.1617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920" calcext:value-type="float">
            <text:p>920</text:p>
          </table:table-cell>
          <table:table-cell office:value-type="float" office:value="1110" calcext:value-type="float">
            <text:p>1110</text:p>
          </table:table-cell>
          <table:table-cell office:value-type="float" office:value="0.00090088" calcext:value-type="float">
            <text:p>0.00090088</text:p>
          </table:table-cell>
          <table:table-cell office:value-type="float" office:value="1.8918" calcext:value-type="float">
            <text:p>1.8918</text:p>
          </table:table-cell>
          <table:table-cell office:value-type="float" office:value="2.7636" calcext:value-type="float">
            <text:p>2.7636</text:p>
          </table:table-cell>
          <table:table-cell office:value-type="float" office:value="9.6887" calcext:value-type="float">
            <text:p>9.6887</text:p>
          </table:table-cell>
          <table:table-cell office:value-type="float" office:value="9.8849" calcext:value-type="float">
            <text:p>9.8849</text:p>
          </table:table-cell>
          <table:table-cell office:value-type="float" office:value="17.098" calcext:value-type="float">
            <text:p>17.098</text:p>
          </table:table-cell>
          <table:table-cell office:value-type="float" office:value="1018.6" calcext:value-type="float">
            <text:p>1018.6</text:p>
          </table:table-cell>
          <table:table-cell office:value-type="float" office:value="-0.022796" calcext:value-type="float">
            <text:p>-0.022796</text:p>
          </table:table-cell>
          <table:table-cell office:value-type="float" office:value="171.43" calcext:value-type="float">
            <text:p>171.43</text:p>
          </table:table-cell>
          <table:table-cell office:value-type="float" office:value="0.16226" calcext:value-type="float">
            <text:p>0.1622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930" calcext:value-type="float">
            <text:p>930</text:p>
          </table:table-cell>
          <table:table-cell office:value-type="float" office:value="1111.7" calcext:value-type="float">
            <text:p>1111.7</text:p>
          </table:table-cell>
          <table:table-cell office:value-type="float" office:value="0.00089954" calcext:value-type="float">
            <text:p>0.00089954</text:p>
          </table:table-cell>
          <table:table-cell office:value-type="float" office:value="1.8875" calcext:value-type="float">
            <text:p>1.8875</text:p>
          </table:table-cell>
          <table:table-cell office:value-type="float" office:value="2.7675" calcext:value-type="float">
            <text:p>2.7675</text:p>
          </table:table-cell>
          <table:table-cell office:value-type="float" office:value="9.6703" calcext:value-type="float">
            <text:p>9.6703</text:p>
          </table:table-cell>
          <table:table-cell office:value-type="float" office:value="9.8898" calcext:value-type="float">
            <text:p>9.8898</text:p>
          </table:table-cell>
          <table:table-cell office:value-type="float" office:value="17.08" calcext:value-type="float">
            <text:p>17.08</text:p>
          </table:table-cell>
          <table:table-cell office:value-type="float" office:value="1022.6" calcext:value-type="float">
            <text:p>1022.6</text:p>
          </table:table-cell>
          <table:table-cell office:value-type="float" office:value="-0.022987" calcext:value-type="float">
            <text:p>-0.022987</text:p>
          </table:table-cell>
          <table:table-cell office:value-type="float" office:value="172.39" calcext:value-type="float">
            <text:p>172.39</text:p>
          </table:table-cell>
          <table:table-cell office:value-type="float" office:value="0.16282" calcext:value-type="float">
            <text:p>0.16282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940" calcext:value-type="float">
            <text:p>940</text:p>
          </table:table-cell>
          <table:table-cell office:value-type="float" office:value="1113.3" calcext:value-type="float">
            <text:p>1113.3</text:p>
          </table:table-cell>
          <table:table-cell office:value-type="float" office:value="0.00089821" calcext:value-type="float">
            <text:p>0.00089821</text:p>
          </table:table-cell>
          <table:table-cell office:value-type="float" office:value="1.8833" calcext:value-type="float">
            <text:p>1.8833</text:p>
          </table:table-cell>
          <table:table-cell office:value-type="float" office:value="2.7714" calcext:value-type="float">
            <text:p>2.7714</text:p>
          </table:table-cell>
          <table:table-cell office:value-type="float" office:value="9.6521" calcext:value-type="float">
            <text:p>9.6521</text:p>
          </table:table-cell>
          <table:table-cell office:value-type="float" office:value="9.8947" calcext:value-type="float">
            <text:p>9.8947</text:p>
          </table:table-cell>
          <table:table-cell office:value-type="float" office:value="17.063" calcext:value-type="float">
            <text:p>17.063</text:p>
          </table:table-cell>
          <table:table-cell office:value-type="float" office:value="1026.5" calcext:value-type="float">
            <text:p>1026.5</text:p>
          </table:table-cell>
          <table:table-cell office:value-type="float" office:value="-0.023174" calcext:value-type="float">
            <text:p>-0.023174</text:p>
          </table:table-cell>
          <table:table-cell office:value-type="float" office:value="173.34" calcext:value-type="float">
            <text:p>173.34</text:p>
          </table:table-cell>
          <table:table-cell office:value-type="float" office:value="0.16337" calcext:value-type="float">
            <text:p>0.16337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950" calcext:value-type="float">
            <text:p>950</text:p>
          </table:table-cell>
          <table:table-cell office:value-type="float" office:value="1115" calcext:value-type="float">
            <text:p>1115</text:p>
          </table:table-cell>
          <table:table-cell office:value-type="float" office:value="0.0008969" calcext:value-type="float">
            <text:p>0.0008969</text:p>
          </table:table-cell>
          <table:table-cell office:value-type="float" office:value="1.8792" calcext:value-type="float">
            <text:p>1.8792</text:p>
          </table:table-cell>
          <table:table-cell office:value-type="float" office:value="2.7754" calcext:value-type="float">
            <text:p>2.7754</text:p>
          </table:table-cell>
          <table:table-cell office:value-type="float" office:value="9.6341" calcext:value-type="float">
            <text:p>9.6341</text:p>
          </table:table-cell>
          <table:table-cell office:value-type="float" office:value="9.8996" calcext:value-type="float">
            <text:p>9.8996</text:p>
          </table:table-cell>
          <table:table-cell office:value-type="float" office:value="17.047" calcext:value-type="float">
            <text:p>17.047</text:p>
          </table:table-cell>
          <table:table-cell office:value-type="float" office:value="1030.4" calcext:value-type="float">
            <text:p>1030.4</text:p>
          </table:table-cell>
          <table:table-cell office:value-type="float" office:value="-0.023357" calcext:value-type="float">
            <text:p>-0.023357</text:p>
          </table:table-cell>
          <table:table-cell office:value-type="float" office:value="174.29" calcext:value-type="float">
            <text:p>174.29</text:p>
          </table:table-cell>
          <table:table-cell office:value-type="float" office:value="0.16392" calcext:value-type="float">
            <text:p>0.16392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960" calcext:value-type="float">
            <text:p>960</text:p>
          </table:table-cell>
          <table:table-cell office:value-type="float" office:value="1116.6" calcext:value-type="float">
            <text:p>1116.6</text:p>
          </table:table-cell>
          <table:table-cell office:value-type="float" office:value="0.0008956" calcext:value-type="float">
            <text:p>0.0008956</text:p>
          </table:table-cell>
          <table:table-cell office:value-type="float" office:value="1.875" calcext:value-type="float">
            <text:p>1.875</text:p>
          </table:table-cell>
          <table:table-cell office:value-type="float" office:value="2.7794" calcext:value-type="float">
            <text:p>2.7794</text:p>
          </table:table-cell>
          <table:table-cell office:value-type="float" office:value="9.6162" calcext:value-type="float">
            <text:p>9.6162</text:p>
          </table:table-cell>
          <table:table-cell office:value-type="float" office:value="9.9045" calcext:value-type="float">
            <text:p>9.9045</text:p>
          </table:table-cell>
          <table:table-cell office:value-type="float" office:value="17.03" calcext:value-type="float">
            <text:p>17.03</text:p>
          </table:table-cell>
          <table:table-cell office:value-type="float" office:value="1034.3" calcext:value-type="float">
            <text:p>1034.3</text:p>
          </table:table-cell>
          <table:table-cell office:value-type="float" office:value="-0.023537" calcext:value-type="float">
            <text:p>-0.023537</text:p>
          </table:table-cell>
          <table:table-cell office:value-type="float" office:value="175.23" calcext:value-type="float">
            <text:p>175.23</text:p>
          </table:table-cell>
          <table:table-cell office:value-type="float" office:value="0.16446" calcext:value-type="float">
            <text:p>0.1644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970" calcext:value-type="float">
            <text:p>970</text:p>
          </table:table-cell>
          <table:table-cell office:value-type="float" office:value="1118.2" calcext:value-type="float">
            <text:p>1118.2</text:p>
          </table:table-cell>
          <table:table-cell office:value-type="float" office:value="0.00089432" calcext:value-type="float">
            <text:p>0.00089432</text:p>
          </table:table-cell>
          <table:table-cell office:value-type="float" office:value="1.8709" calcext:value-type="float">
            <text:p>1.8709</text:p>
          </table:table-cell>
          <table:table-cell office:value-type="float" office:value="2.7834" calcext:value-type="float">
            <text:p>2.7834</text:p>
          </table:table-cell>
          <table:table-cell office:value-type="float" office:value="9.5984" calcext:value-type="float">
            <text:p>9.5984</text:p>
          </table:table-cell>
          <table:table-cell office:value-type="float" office:value="9.9094" calcext:value-type="float">
            <text:p>9.9094</text:p>
          </table:table-cell>
          <table:table-cell office:value-type="float" office:value="17.014" calcext:value-type="float">
            <text:p>17.014</text:p>
          </table:table-cell>
          <table:table-cell office:value-type="float" office:value="1038.2" calcext:value-type="float">
            <text:p>1038.2</text:p>
          </table:table-cell>
          <table:table-cell office:value-type="float" office:value="-0.023713" calcext:value-type="float">
            <text:p>-0.023713</text:p>
          </table:table-cell>
          <table:table-cell office:value-type="float" office:value="176.18" calcext:value-type="float">
            <text:p>176.18</text:p>
          </table:table-cell>
          <table:table-cell office:value-type="float" office:value="0.16501" calcext:value-type="float">
            <text:p>0.16501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980" calcext:value-type="float">
            <text:p>980</text:p>
          </table:table-cell>
          <table:table-cell office:value-type="float" office:value="1119.8" calcext:value-type="float">
            <text:p>1119.8</text:p>
          </table:table-cell>
          <table:table-cell office:value-type="float" office:value="0.00089305" calcext:value-type="float">
            <text:p>0.00089305</text:p>
          </table:table-cell>
          <table:table-cell office:value-type="float" office:value="1.8669" calcext:value-type="float">
            <text:p>1.8669</text:p>
          </table:table-cell>
          <table:table-cell office:value-type="float" office:value="2.7875" calcext:value-type="float">
            <text:p>2.7875</text:p>
          </table:table-cell>
          <table:table-cell office:value-type="float" office:value="9.5807" calcext:value-type="float">
            <text:p>9.5807</text:p>
          </table:table-cell>
          <table:table-cell office:value-type="float" office:value="9.9144" calcext:value-type="float">
            <text:p>9.9144</text:p>
          </table:table-cell>
          <table:table-cell office:value-type="float" office:value="16.998" calcext:value-type="float">
            <text:p>16.998</text:p>
          </table:table-cell>
          <table:table-cell office:value-type="float" office:value="1042" calcext:value-type="float">
            <text:p>1042</text:p>
          </table:table-cell>
          <table:table-cell office:value-type="float" office:value="-0.023885" calcext:value-type="float">
            <text:p>-0.023885</text:p>
          </table:table-cell>
          <table:table-cell office:value-type="float" office:value="177.12" calcext:value-type="float">
            <text:p>177.12</text:p>
          </table:table-cell>
          <table:table-cell office:value-type="float" office:value="0.16555" calcext:value-type="float">
            <text:p>0.16555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990" calcext:value-type="float">
            <text:p>990</text:p>
          </table:table-cell>
          <table:table-cell office:value-type="float" office:value="1121.3" calcext:value-type="float">
            <text:p>1121.3</text:p>
          </table:table-cell>
          <table:table-cell office:value-type="float" office:value="0.0008918" calcext:value-type="float">
            <text:p>0.0008918</text:p>
          </table:table-cell>
          <table:table-cell office:value-type="float" office:value="1.8629" calcext:value-type="float">
            <text:p>1.8629</text:p>
          </table:table-cell>
          <table:table-cell office:value-type="float" office:value="2.7915" calcext:value-type="float">
            <text:p>2.7915</text:p>
          </table:table-cell>
          <table:table-cell office:value-type="float" office:value="9.5632" calcext:value-type="float">
            <text:p>9.5632</text:p>
          </table:table-cell>
          <table:table-cell office:value-type="float" office:value="9.9193" calcext:value-type="float">
            <text:p>9.9193</text:p>
          </table:table-cell>
          <table:table-cell office:value-type="float" office:value="16.983" calcext:value-type="float">
            <text:p>16.983</text:p>
          </table:table-cell>
          <table:table-cell office:value-type="float" office:value="1045.8" calcext:value-type="float">
            <text:p>1045.8</text:p>
          </table:table-cell>
          <table:table-cell office:value-type="float" office:value="-0.024055" calcext:value-type="float">
            <text:p>-0.024055</text:p>
          </table:table-cell>
          <table:table-cell office:value-type="float" office:value="178.06" calcext:value-type="float">
            <text:p>178.06</text:p>
          </table:table-cell>
          <table:table-cell office:value-type="float" office:value="0.16608" calcext:value-type="float">
            <text:p>0.16608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5" calcext:value-type="float">
            <text:p>303.15</text:p>
          </table:table-cell>
          <table:table-cell office:value-type="float" office:value="1000" calcext:value-type="float">
            <text:p>1000</text:p>
          </table:table-cell>
          <table:table-cell office:value-type="float" office:value="1122.9" calcext:value-type="float">
            <text:p>1122.9</text:p>
          </table:table-cell>
          <table:table-cell office:value-type="float" office:value="0.00089056" calcext:value-type="float">
            <text:p>0.00089056</text:p>
          </table:table-cell>
          <table:table-cell office:value-type="float" office:value="1.8589" calcext:value-type="float">
            <text:p>1.8589</text:p>
          </table:table-cell>
          <table:table-cell office:value-type="float" office:value="2.7956" calcext:value-type="float">
            <text:p>2.7956</text:p>
          </table:table-cell>
          <table:table-cell office:value-type="float" office:value="9.5458" calcext:value-type="float">
            <text:p>9.5458</text:p>
          </table:table-cell>
          <table:table-cell office:value-type="float" office:value="9.9242" calcext:value-type="float">
            <text:p>9.9242</text:p>
          </table:table-cell>
          <table:table-cell office:value-type="float" office:value="16.967" calcext:value-type="float">
            <text:p>16.967</text:p>
          </table:table-cell>
          <table:table-cell office:value-type="float" office:value="1049.6" calcext:value-type="float">
            <text:p>1049.6</text:p>
          </table:table-cell>
          <table:table-cell office:value-type="float" office:value="-0.02422" calcext:value-type="float">
            <text:p>-0.02422</text:p>
          </table:table-cell>
          <table:table-cell office:value-type="float" office:value="179" calcext:value-type="float">
            <text:p>179</text:p>
          </table:table-cell>
          <table:table-cell office:value-type="float" office:value="0.16662" calcext:value-type="float">
            <text:p>0.16662</text:p>
          </table:table-cell>
          <table:table-cell office:value-type="string" calcext:value-type="string">
            <text:p>liquid</text:p>
          </table:table-cell>
        </table:table-row>
      </table:table>
      <table:table table:name="333.15 K" table:style-name="ta1">
        <table:table-column table:style-name="co1" table:number-columns-repeated="14" table:default-cell-style-name="ce2"/>
        <table:table-row table:style-name="ro1">
          <table:table-cell table:style-name="ce1" office:value-type="string" calcext:value-type="string">
            <text:p>Temperature (K)</text:p>
          </table:table-cell>
          <table:table-cell table:style-name="ce1" office:value-type="string" calcext:value-type="string">
            <text:p>Pressure (bar)</text:p>
          </table:table-cell>
          <table:table-cell table:style-name="ce1" office:value-type="string" calcext:value-type="string">
            <text:p>Density (kg/m3)</text:p>
          </table:table-cell>
          <table:table-cell table:style-name="ce1" office:value-type="string" calcext:value-type="string">
            <text:p>Volume (m3/kg)</text:p>
          </table:table-cell>
          <table:table-cell table:style-name="ce1" office:value-type="string" calcext:value-type="string">
            <text:p>Internal Energy (kcal/mol)</text:p>
          </table:table-cell>
          <table:table-cell table:style-name="ce1" office:value-type="string" calcext:value-type="string">
            <text:p>Enthalpy (kcal/mol)</text:p>
          </table:table-cell>
          <table:table-cell table:style-name="ce1" office:value-type="string" calcext:value-type="string">
            <text:p>Entropy (cal/mol*K)</text:p>
          </table:table-cell>
          <table:table-cell table:style-name="ce1" office:value-type="string" calcext:value-type="string">
            <text:p>Cv (cal/mol*K)</text:p>
          </table:table-cell>
          <table:table-cell table:style-name="ce1" office:value-type="string" calcext:value-type="string">
            <text:p>Cp (cal/mol*K)</text:p>
          </table:table-cell>
          <table:table-cell table:style-name="ce1" office:value-type="string" calcext:value-type="string">
            <text:p>Sound Spd. (m/s)</text:p>
          </table:table-cell>
          <table:table-cell table:style-name="ce1" office:value-type="string" calcext:value-type="string">
            <text:p>Joule-Thomson (K/bar)</text:p>
          </table:table-cell>
          <table:table-cell table:style-name="ce1" office:value-type="string" calcext:value-type="string">
            <text:p>Viscosity (uPa*s)</text:p>
          </table:table-cell>
          <table:table-cell table:style-name="ce1" office:value-type="string" calcext:value-type="string">
            <text:p>Therm. Cond. (W/m*K)</text:p>
          </table:table-cell>
          <table:table-cell table:style-name="ce1" office:value-type="string" calcext:value-type="string">
            <text:p>Phase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finite</text:p>
          </table:table-cell>
          <table:table-cell office:value-type="float" office:value="4.9858" calcext:value-type="float">
            <text:p>4.9858</text:p>
          </table:table-cell>
          <table:table-cell office:value-type="float" office:value="5.6479" calcext:value-type="float">
            <text:p>5.6479</text:p>
          </table:table-cell>
          <table:table-cell office:value-type="float" office:value="114.76" calcext:value-type="float">
            <text:p>114.76</text:p>
          </table:table-cell>
          <table:table-cell office:value-type="float" office:value="7.2598" calcext:value-type="float">
            <text:p>7.2598</text:p>
          </table:table-cell>
          <table:table-cell office:value-type="float" office:value="9.247" calcext:value-type="float">
            <text:p>9.247</text:p>
          </table:table-cell>
          <table:table-cell office:value-type="float" office:value="283.14" calcext:value-type="float">
            <text:p>283.14</text:p>
          </table:table-cell>
          <table:table-cell office:value-type="string" calcext:value-type="string">
            <text:p>undefined</text:p>
          </table:table-cell>
          <table:table-cell office:value-type="float" office:value="16.602" calcext:value-type="float">
            <text:p>16.602</text:p>
          </table:table-cell>
          <table:table-cell office:value-type="float" office:value="0.019475" calcext:value-type="float">
            <text:p>0.019475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10" calcext:value-type="float">
            <text:p>10</text:p>
          </table:table-cell>
          <table:table-cell office:value-type="float" office:value="16.464" calcext:value-type="float">
            <text:p>16.464</text:p>
          </table:table-cell>
          <table:table-cell office:value-type="float" office:value="0.06074" calcext:value-type="float">
            <text:p>0.06074</text:p>
          </table:table-cell>
          <table:table-cell office:value-type="float" office:value="4.9303" calcext:value-type="float">
            <text:p>4.9303</text:p>
          </table:table-cell>
          <table:table-cell office:value-type="float" office:value="5.5692" calcext:value-type="float">
            <text:p>5.5692</text:p>
          </table:table-cell>
          <table:table-cell office:value-type="float" office:value="25.099" calcext:value-type="float">
            <text:p>25.099</text:p>
          </table:table-cell>
          <table:table-cell office:value-type="float" office:value="7.4248" calcext:value-type="float">
            <text:p>7.4248</text:p>
          </table:table-cell>
          <table:table-cell office:value-type="float" office:value="9.7721" calcext:value-type="float">
            <text:p>9.7721</text:p>
          </table:table-cell>
          <table:table-cell office:value-type="float" office:value="277.66" calcext:value-type="float">
            <text:p>277.66</text:p>
          </table:table-cell>
          <table:table-cell office:value-type="float" office:value="0.82762" calcext:value-type="float">
            <text:p>0.82762</text:p>
          </table:table-cell>
          <table:table-cell office:value-type="float" office:value="16.689" calcext:value-type="float">
            <text:p>16.689</text:p>
          </table:table-cell>
          <table:table-cell office:value-type="float" office:value="0.019909" calcext:value-type="float">
            <text:p>0.019909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20" calcext:value-type="float">
            <text:p>20</text:p>
          </table:table-cell>
          <table:table-cell office:value-type="float" office:value="34.219" calcext:value-type="float">
            <text:p>34.219</text:p>
          </table:table-cell>
          <table:table-cell office:value-type="float" office:value="0.029224" calcext:value-type="float">
            <text:p>0.029224</text:p>
          </table:table-cell>
          <table:table-cell office:value-type="float" office:value="4.8711" calcext:value-type="float">
            <text:p>4.8711</text:p>
          </table:table-cell>
          <table:table-cell office:value-type="float" office:value="5.4859" calcext:value-type="float">
            <text:p>5.4859</text:p>
          </table:table-cell>
          <table:table-cell office:value-type="float" office:value="23.542" calcext:value-type="float">
            <text:p>23.542</text:p>
          </table:table-cell>
          <table:table-cell office:value-type="float" office:value="7.6024" calcext:value-type="float">
            <text:p>7.6024</text:p>
          </table:table-cell>
          <table:table-cell office:value-type="float" office:value="10.4" calcext:value-type="float">
            <text:p>10.4</text:p>
          </table:table-cell>
          <table:table-cell office:value-type="float" office:value="272.07" calcext:value-type="float">
            <text:p>272.07</text:p>
          </table:table-cell>
          <table:table-cell office:value-type="float" office:value="0.82659" calcext:value-type="float">
            <text:p>0.82659</text:p>
          </table:table-cell>
          <table:table-cell office:value-type="float" office:value="16.826" calcext:value-type="float">
            <text:p>16.826</text:p>
          </table:table-cell>
          <table:table-cell office:value-type="float" office:value="0.020451" calcext:value-type="float">
            <text:p>0.020451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30" calcext:value-type="float">
            <text:p>30</text:p>
          </table:table-cell>
          <table:table-cell office:value-type="float" office:value="53.524" calcext:value-type="float">
            <text:p>53.524</text:p>
          </table:table-cell>
          <table:table-cell office:value-type="float" office:value="0.018683" calcext:value-type="float">
            <text:p>0.018683</text:p>
          </table:table-cell>
          <table:table-cell office:value-type="float" office:value="4.8074" calcext:value-type="float">
            <text:p>4.8074</text:p>
          </table:table-cell>
          <table:table-cell office:value-type="float" office:value="5.397" calcext:value-type="float">
            <text:p>5.397</text:p>
          </table:table-cell>
          <table:table-cell office:value-type="float" office:value="22.541" calcext:value-type="float">
            <text:p>22.541</text:p>
          </table:table-cell>
          <table:table-cell office:value-type="float" office:value="7.7947" calcext:value-type="float">
            <text:p>7.7947</text:p>
          </table:table-cell>
          <table:table-cell office:value-type="float" office:value="11.165" calcext:value-type="float">
            <text:p>11.165</text:p>
          </table:table-cell>
          <table:table-cell office:value-type="float" office:value="266.38" calcext:value-type="float">
            <text:p>266.38</text:p>
          </table:table-cell>
          <table:table-cell office:value-type="float" office:value="0.82364" calcext:value-type="float">
            <text:p>0.82364</text:p>
          </table:table-cell>
          <table:table-cell office:value-type="float" office:value="17.026" calcext:value-type="float">
            <text:p>17.026</text:p>
          </table:table-cell>
          <table:table-cell office:value-type="float" office:value="0.021134" calcext:value-type="float">
            <text:p>0.021134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40" calcext:value-type="float">
            <text:p>40</text:p>
          </table:table-cell>
          <table:table-cell office:value-type="float" office:value="74.726" calcext:value-type="float">
            <text:p>74.726</text:p>
          </table:table-cell>
          <table:table-cell office:value-type="float" office:value="0.013382" calcext:value-type="float">
            <text:p>0.013382</text:p>
          </table:table-cell>
          <table:table-cell office:value-type="float" office:value="4.7385" calcext:value-type="float">
            <text:p>4.7385</text:p>
          </table:table-cell>
          <table:table-cell office:value-type="float" office:value="5.3016" calcext:value-type="float">
            <text:p>5.3016</text:p>
          </table:table-cell>
          <table:table-cell office:value-type="float" office:value="21.756" calcext:value-type="float">
            <text:p>21.756</text:p>
          </table:table-cell>
          <table:table-cell office:value-type="float" office:value="8.0044" calcext:value-type="float">
            <text:p>8.0044</text:p>
          </table:table-cell>
          <table:table-cell office:value-type="float" office:value="12.117" calcext:value-type="float">
            <text:p>12.117</text:p>
          </table:table-cell>
          <table:table-cell office:value-type="float" office:value="260.58" calcext:value-type="float">
            <text:p>260.58</text:p>
          </table:table-cell>
          <table:table-cell office:value-type="float" office:value="0.81804" calcext:value-type="float">
            <text:p>0.81804</text:p>
          </table:table-cell>
          <table:table-cell office:value-type="float" office:value="17.308" calcext:value-type="float">
            <text:p>17.308</text:p>
          </table:table-cell>
          <table:table-cell office:value-type="float" office:value="0.022006" calcext:value-type="float">
            <text:p>0.022006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50" calcext:value-type="float">
            <text:p>50</text:p>
          </table:table-cell>
          <table:table-cell office:value-type="float" office:value="98.298" calcext:value-type="float">
            <text:p>98.298</text:p>
          </table:table-cell>
          <table:table-cell office:value-type="float" office:value="0.010173" calcext:value-type="float">
            <text:p>0.010173</text:p>
          </table:table-cell>
          <table:table-cell office:value-type="float" office:value="4.6632" calcext:value-type="float">
            <text:p>4.6632</text:p>
          </table:table-cell>
          <table:table-cell office:value-type="float" office:value="5.1982" calcext:value-type="float">
            <text:p>5.1982</text:p>
          </table:table-cell>
          <table:table-cell office:value-type="float" office:value="21.078" calcext:value-type="float">
            <text:p>21.078</text:p>
          </table:table-cell>
          <table:table-cell office:value-type="float" office:value="8.235" calcext:value-type="float">
            <text:p>8.235</text:p>
          </table:table-cell>
          <table:table-cell office:value-type="float" office:value="13.335" calcext:value-type="float">
            <text:p>13.335</text:p>
          </table:table-cell>
          <table:table-cell office:value-type="float" office:value="254.7" calcext:value-type="float">
            <text:p>254.7</text:p>
          </table:table-cell>
          <table:table-cell office:value-type="float" office:value="0.8088" calcext:value-type="float">
            <text:p>0.8088</text:p>
          </table:table-cell>
          <table:table-cell office:value-type="float" office:value="17.698" calcext:value-type="float">
            <text:p>17.698</text:p>
          </table:table-cell>
          <table:table-cell office:value-type="float" office:value="0.023139" calcext:value-type="float">
            <text:p>0.023139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60" calcext:value-type="float">
            <text:p>60</text:p>
          </table:table-cell>
          <table:table-cell office:value-type="float" office:value="124.91" calcext:value-type="float">
            <text:p>124.91</text:p>
          </table:table-cell>
          <table:table-cell office:value-type="float" office:value="0.0080057" calcext:value-type="float">
            <text:p>0.0080057</text:p>
          </table:table-cell>
          <table:table-cell office:value-type="float" office:value="4.5799" calcext:value-type="float">
            <text:p>4.5799</text:p>
          </table:table-cell>
          <table:table-cell office:value-type="float" office:value="5.0852" calcext:value-type="float">
            <text:p>5.0852</text:p>
          </table:table-cell>
          <table:table-cell office:value-type="float" office:value="20.454" calcext:value-type="float">
            <text:p>20.454</text:p>
          </table:table-cell>
          <table:table-cell office:value-type="float" office:value="8.4913" calcext:value-type="float">
            <text:p>8.4913</text:p>
          </table:table-cell>
          <table:table-cell office:value-type="float" office:value="14.941" calcext:value-type="float">
            <text:p>14.941</text:p>
          </table:table-cell>
          <table:table-cell office:value-type="float" office:value="248.81" calcext:value-type="float">
            <text:p>248.81</text:p>
          </table:table-cell>
          <table:table-cell office:value-type="float" office:value="0.79445" calcext:value-type="float">
            <text:p>0.79445</text:p>
          </table:table-cell>
          <table:table-cell office:value-type="float" office:value="18.234" calcext:value-type="float">
            <text:p>18.234</text:p>
          </table:table-cell>
          <table:table-cell office:value-type="float" office:value="0.024646" calcext:value-type="float">
            <text:p>0.024646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70" calcext:value-type="float">
            <text:p>70</text:p>
          </table:table-cell>
          <table:table-cell office:value-type="float" office:value="155.53" calcext:value-type="float">
            <text:p>155.53</text:p>
          </table:table-cell>
          <table:table-cell office:value-type="float" office:value="0.0064295" calcext:value-type="float">
            <text:p>0.0064295</text:p>
          </table:table-cell>
          <table:table-cell office:value-type="float" office:value="4.4865" calcext:value-type="float">
            <text:p>4.4865</text:p>
          </table:table-cell>
          <table:table-cell office:value-type="float" office:value="4.9599" calcext:value-type="float">
            <text:p>4.9599</text:p>
          </table:table-cell>
          <table:table-cell office:value-type="float" office:value="19.851" calcext:value-type="float">
            <text:p>19.851</text:p>
          </table:table-cell>
          <table:table-cell office:value-type="float" office:value="8.7794" calcext:value-type="float">
            <text:p>8.7794</text:p>
          </table:table-cell>
          <table:table-cell office:value-type="float" office:value="17.14" calcext:value-type="float">
            <text:p>17.14</text:p>
          </table:table-cell>
          <table:table-cell office:value-type="float" office:value="243.01" calcext:value-type="float">
            <text:p>243.01</text:p>
          </table:table-cell>
          <table:table-cell office:value-type="float" office:value="0.7729" calcext:value-type="float">
            <text:p>0.7729</text:p>
          </table:table-cell>
          <table:table-cell office:value-type="float" office:value="18.977" calcext:value-type="float">
            <text:p>18.977</text:p>
          </table:table-cell>
          <table:table-cell office:value-type="float" office:value="0.026699" calcext:value-type="float">
            <text:p>0.026699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80" calcext:value-type="float">
            <text:p>80</text:p>
          </table:table-cell>
          <table:table-cell office:value-type="float" office:value="191.62" calcext:value-type="float">
            <text:p>191.62</text:p>
          </table:table-cell>
          <table:table-cell office:value-type="float" office:value="0.0052186" calcext:value-type="float">
            <text:p>0.0052186</text:p>
          </table:table-cell>
          <table:table-cell office:value-type="float" office:value="4.3797" calcext:value-type="float">
            <text:p>4.3797</text:p>
          </table:table-cell>
          <table:table-cell office:value-type="float" office:value="4.8188" calcext:value-type="float">
            <text:p>4.8188</text:p>
          </table:table-cell>
          <table:table-cell office:value-type="float" office:value="19.244" calcext:value-type="float">
            <text:p>19.244</text:p>
          </table:table-cell>
          <table:table-cell office:value-type="float" office:value="9.1067" calcext:value-type="float">
            <text:p>9.1067</text:p>
          </table:table-cell>
          <table:table-cell office:value-type="float" office:value="20.284" calcext:value-type="float">
            <text:p>20.284</text:p>
          </table:table-cell>
          <table:table-cell office:value-type="float" office:value="237.52" calcext:value-type="float">
            <text:p>237.52</text:p>
          </table:table-cell>
          <table:table-cell office:value-type="float" office:value="0.74112" calcext:value-type="float">
            <text:p>0.74112</text:p>
          </table:table-cell>
          <table:table-cell office:value-type="float" office:value="20.026" calcext:value-type="float">
            <text:p>20.026</text:p>
          </table:table-cell>
          <table:table-cell office:value-type="float" office:value="0.029567" calcext:value-type="float">
            <text:p>0.029567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80" calcext:value-type="float">
            <text:p>80</text:p>
          </table:table-cell>
          <table:table-cell office:value-type="float" office:value="191.62" calcext:value-type="float">
            <text:p>191.62</text:p>
          </table:table-cell>
          <table:table-cell office:value-type="float" office:value="0.0052186" calcext:value-type="float">
            <text:p>0.0052186</text:p>
          </table:table-cell>
          <table:table-cell office:value-type="float" office:value="4.3797" calcext:value-type="float">
            <text:p>4.3797</text:p>
          </table:table-cell>
          <table:table-cell office:value-type="float" office:value="4.8188" calcext:value-type="float">
            <text:p>4.8188</text:p>
          </table:table-cell>
          <table:table-cell office:value-type="float" office:value="19.244" calcext:value-type="float">
            <text:p>19.244</text:p>
          </table:table-cell>
          <table:table-cell office:value-type="float" office:value="9.1067" calcext:value-type="float">
            <text:p>9.1067</text:p>
          </table:table-cell>
          <table:table-cell office:value-type="float" office:value="20.284" calcext:value-type="float">
            <text:p>20.284</text:p>
          </table:table-cell>
          <table:table-cell office:value-type="float" office:value="237.52" calcext:value-type="float">
            <text:p>237.52</text:p>
          </table:table-cell>
          <table:table-cell office:value-type="float" office:value="0.74112" calcext:value-type="float">
            <text:p>0.74112</text:p>
          </table:table-cell>
          <table:table-cell office:value-type="float" office:value="20.026" calcext:value-type="float">
            <text:p>20.026</text:p>
          </table:table-cell>
          <table:table-cell office:value-type="float" office:value="0.029567" calcext:value-type="float">
            <text:p>0.02956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80" calcext:value-type="float">
            <text:p>80</text:p>
          </table:table-cell>
          <table:table-cell office:value-type="float" office:value="191.62" calcext:value-type="float">
            <text:p>191.62</text:p>
          </table:table-cell>
          <table:table-cell office:value-type="float" office:value="0.0052186" calcext:value-type="float">
            <text:p>0.0052186</text:p>
          </table:table-cell>
          <table:table-cell office:value-type="float" office:value="4.3797" calcext:value-type="float">
            <text:p>4.3797</text:p>
          </table:table-cell>
          <table:table-cell office:value-type="float" office:value="4.8188" calcext:value-type="float">
            <text:p>4.8188</text:p>
          </table:table-cell>
          <table:table-cell office:value-type="float" office:value="19.244" calcext:value-type="float">
            <text:p>19.244</text:p>
          </table:table-cell>
          <table:table-cell office:value-type="float" office:value="9.1067" calcext:value-type="float">
            <text:p>9.1067</text:p>
          </table:table-cell>
          <table:table-cell office:value-type="float" office:value="20.284" calcext:value-type="float">
            <text:p>20.284</text:p>
          </table:table-cell>
          <table:table-cell office:value-type="float" office:value="237.52" calcext:value-type="float">
            <text:p>237.52</text:p>
          </table:table-cell>
          <table:table-cell office:value-type="float" office:value="0.74112" calcext:value-type="float">
            <text:p>0.74112</text:p>
          </table:table-cell>
          <table:table-cell office:value-type="float" office:value="20.026" calcext:value-type="float">
            <text:p>20.026</text:p>
          </table:table-cell>
          <table:table-cell office:value-type="float" office:value="0.029567" calcext:value-type="float">
            <text:p>0.02956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90" calcext:value-type="float">
            <text:p>90</text:p>
          </table:table-cell>
          <table:table-cell office:value-type="float" office:value="235.39" calcext:value-type="float">
            <text:p>235.39</text:p>
          </table:table-cell>
          <table:table-cell office:value-type="float" office:value="0.0042482" calcext:value-type="float">
            <text:p>0.0042482</text:p>
          </table:table-cell>
          <table:table-cell office:value-type="float" office:value="4.2553" calcext:value-type="float">
            <text:p>4.2553</text:p>
          </table:table-cell>
          <table:table-cell office:value-type="float" office:value="4.6574" calcext:value-type="float">
            <text:p>4.6574</text:p>
          </table:table-cell>
          <table:table-cell office:value-type="float" office:value="18.611" calcext:value-type="float">
            <text:p>18.611</text:p>
          </table:table-cell>
          <table:table-cell office:value-type="float" office:value="9.4782" calcext:value-type="float">
            <text:p>9.4782</text:p>
          </table:table-cell>
          <table:table-cell office:value-type="float" office:value="24.958" calcext:value-type="float">
            <text:p>24.958</text:p>
          </table:table-cell>
          <table:table-cell office:value-type="float" office:value="232.8" calcext:value-type="float">
            <text:p>232.8</text:p>
          </table:table-cell>
          <table:table-cell office:value-type="float" office:value="0.69481" calcext:value-type="float">
            <text:p>0.69481</text:p>
          </table:table-cell>
          <table:table-cell office:value-type="float" office:value="21.551" calcext:value-type="float">
            <text:p>21.551</text:p>
          </table:table-cell>
          <table:table-cell office:value-type="float" office:value="0.033632" calcext:value-type="float">
            <text:p>0.03363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100" calcext:value-type="float">
            <text:p>100</text:p>
          </table:table-cell>
          <table:table-cell office:value-type="float" office:value="289.95" calcext:value-type="float">
            <text:p>289.95</text:p>
          </table:table-cell>
          <table:table-cell office:value-type="float" office:value="0.0034489" calcext:value-type="float">
            <text:p>0.0034489</text:p>
          </table:table-cell>
          <table:table-cell office:value-type="float" office:value="4.1078" calcext:value-type="float">
            <text:p>4.1078</text:p>
          </table:table-cell>
          <table:table-cell office:value-type="float" office:value="4.4706" calcext:value-type="float">
            <text:p>4.4706</text:p>
          </table:table-cell>
          <table:table-cell office:value-type="float" office:value="17.929" calcext:value-type="float">
            <text:p>17.929</text:p>
          </table:table-cell>
          <table:table-cell office:value-type="float" office:value="9.8821" calcext:value-type="float">
            <text:p>9.8821</text:p>
          </table:table-cell>
          <table:table-cell office:value-type="float" office:value="31.901" calcext:value-type="float">
            <text:p>31.901</text:p>
          </table:table-cell>
          <table:table-cell office:value-type="float" office:value="229.93" calcext:value-type="float">
            <text:p>229.93</text:p>
          </table:table-cell>
          <table:table-cell office:value-type="float" office:value="0.62836" calcext:value-type="float">
            <text:p>0.62836</text:p>
          </table:table-cell>
          <table:table-cell office:value-type="float" office:value="23.841" calcext:value-type="float">
            <text:p>23.841</text:p>
          </table:table-cell>
          <table:table-cell office:value-type="float" office:value="0.0393" calcext:value-type="float">
            <text:p>0.039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110" calcext:value-type="float">
            <text:p>110</text:p>
          </table:table-cell>
          <table:table-cell office:value-type="float" office:value="357.79" calcext:value-type="float">
            <text:p>357.79</text:p>
          </table:table-cell>
          <table:table-cell office:value-type="float" office:value="0.0027949" calcext:value-type="float">
            <text:p>0.0027949</text:p>
          </table:table-cell>
          <table:table-cell office:value-type="float" office:value="3.9359" calcext:value-type="float">
            <text:p>3.9359</text:p>
          </table:table-cell>
          <table:table-cell office:value-type="float" office:value="4.2593" calcext:value-type="float">
            <text:p>4.2593</text:p>
          </table:table-cell>
          <table:table-cell office:value-type="float" office:value="17.197" calcext:value-type="float">
            <text:p>17.197</text:p>
          </table:table-cell>
          <table:table-cell office:value-type="float" office:value="10.247" calcext:value-type="float">
            <text:p>10.247</text:p>
          </table:table-cell>
          <table:table-cell office:value-type="float" office:value="40.586" calcext:value-type="float">
            <text:p>40.586</text:p>
          </table:table-cell>
          <table:table-cell office:value-type="float" office:value="231.33" calcext:value-type="float">
            <text:p>231.33</text:p>
          </table:table-cell>
          <table:table-cell office:value-type="float" office:value="0.53843" calcext:value-type="float">
            <text:p>0.53843</text:p>
          </table:table-cell>
          <table:table-cell office:value-type="float" office:value="27.3" calcext:value-type="float">
            <text:p>27.3</text:p>
          </table:table-cell>
          <table:table-cell office:value-type="float" office:value="0.046415" calcext:value-type="float">
            <text:p>0.046415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120" calcext:value-type="float">
            <text:p>120</text:p>
          </table:table-cell>
          <table:table-cell office:value-type="float" office:value="434.43" calcext:value-type="float">
            <text:p>434.43</text:p>
          </table:table-cell>
          <table:table-cell office:value-type="float" office:value="0.0023019" calcext:value-type="float">
            <text:p>0.0023019</text:p>
          </table:table-cell>
          <table:table-cell office:value-type="float" office:value="3.7551" calcext:value-type="float">
            <text:p>3.7551</text:p>
          </table:table-cell>
          <table:table-cell office:value-type="float" office:value="4.0456" calcext:value-type="float">
            <text:p>4.0456</text:p>
          </table:table-cell>
          <table:table-cell office:value-type="float" office:value="16.475" calcext:value-type="float">
            <text:p>16.475</text:p>
          </table:table-cell>
          <table:table-cell office:value-type="float" office:value="10.43" calcext:value-type="float">
            <text:p>10.43</text:p>
          </table:table-cell>
          <table:table-cell office:value-type="float" office:value="46.272" calcext:value-type="float">
            <text:p>46.272</text:p>
          </table:table-cell>
          <table:table-cell office:value-type="float" office:value="240.91" calcext:value-type="float">
            <text:p>240.91</text:p>
          </table:table-cell>
          <table:table-cell office:value-type="float" office:value="0.43513" calcext:value-type="float">
            <text:p>0.43513</text:p>
          </table:table-cell>
          <table:table-cell office:value-type="float" office:value="32.047" calcext:value-type="float">
            <text:p>32.047</text:p>
          </table:table-cell>
          <table:table-cell office:value-type="float" office:value="0.053389" calcext:value-type="float">
            <text:p>0.05338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130" calcext:value-type="float">
            <text:p>130</text:p>
          </table:table-cell>
          <table:table-cell office:value-type="float" office:value="505.35" calcext:value-type="float">
            <text:p>505.35</text:p>
          </table:table-cell>
          <table:table-cell office:value-type="float" office:value="0.0019788" calcext:value-type="float">
            <text:p>0.0019788</text:p>
          </table:table-cell>
          <table:table-cell office:value-type="float" office:value="3.597" calcext:value-type="float">
            <text:p>3.597</text:p>
          </table:table-cell>
          <table:table-cell office:value-type="float" office:value="3.8676" calcext:value-type="float">
            <text:p>3.8676</text:p>
          </table:table-cell>
          <table:table-cell office:value-type="float" office:value="15.874" calcext:value-type="float">
            <text:p>15.874</text:p>
          </table:table-cell>
          <table:table-cell office:value-type="float" office:value="10.38" calcext:value-type="float">
            <text:p>10.38</text:p>
          </table:table-cell>
          <table:table-cell office:value-type="float" office:value="44.796" calcext:value-type="float">
            <text:p>44.796</text:p>
          </table:table-cell>
          <table:table-cell office:value-type="float" office:value="260.07" calcext:value-type="float">
            <text:p>260.07</text:p>
          </table:table-cell>
          <table:table-cell office:value-type="float" office:value="0.34105" calcext:value-type="float">
            <text:p>0.34105</text:p>
          </table:table-cell>
          <table:table-cell office:value-type="float" office:value="37.289" calcext:value-type="float">
            <text:p>37.289</text:p>
          </table:table-cell>
          <table:table-cell office:value-type="float" office:value="0.058617" calcext:value-type="float">
            <text:p>0.05861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140" calcext:value-type="float">
            <text:p>140</text:p>
          </table:table-cell>
          <table:table-cell office:value-type="float" office:value="561.37" calcext:value-type="float">
            <text:p>561.37</text:p>
          </table:table-cell>
          <table:table-cell office:value-type="float" office:value="0.0017814" calcext:value-type="float">
            <text:p>0.0017814</text:p>
          </table:table-cell>
          <table:table-cell office:value-type="float" office:value="3.4757" calcext:value-type="float">
            <text:p>3.4757</text:p>
          </table:table-cell>
          <table:table-cell office:value-type="float" office:value="3.7381" calcext:value-type="float">
            <text:p>3.7381</text:p>
          </table:table-cell>
          <table:table-cell office:value-type="float" office:value="15.426" calcext:value-type="float">
            <text:p>15.426</text:p>
          </table:table-cell>
          <table:table-cell office:value-type="float" office:value="10.231" calcext:value-type="float">
            <text:p>10.231</text:p>
          </table:table-cell>
          <table:table-cell office:value-type="float" office:value="40.268" calcext:value-type="float">
            <text:p>40.268</text:p>
          </table:table-cell>
          <table:table-cell office:value-type="float" office:value="284.33" calcext:value-type="float">
            <text:p>284.33</text:p>
          </table:table-cell>
          <table:table-cell office:value-type="float" office:value="0.27016" calcext:value-type="float">
            <text:p>0.27016</text:p>
          </table:table-cell>
          <table:table-cell office:value-type="float" office:value="42.067" calcext:value-type="float">
            <text:p>42.067</text:p>
          </table:table-cell>
          <table:table-cell office:value-type="float" office:value="0.062597" calcext:value-type="float">
            <text:p>0.06259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150" calcext:value-type="float">
            <text:p>150</text:p>
          </table:table-cell>
          <table:table-cell office:value-type="float" office:value="604.09" calcext:value-type="float">
            <text:p>604.09</text:p>
          </table:table-cell>
          <table:table-cell office:value-type="float" office:value="0.0016554" calcext:value-type="float">
            <text:p>0.0016554</text:p>
          </table:table-cell>
          <table:table-cell office:value-type="float" office:value="3.3839" calcext:value-type="float">
            <text:p>3.3839</text:p>
          </table:table-cell>
          <table:table-cell office:value-type="float" office:value="3.6451" calcext:value-type="float">
            <text:p>3.6451</text:p>
          </table:table-cell>
          <table:table-cell office:value-type="float" office:value="15.093" calcext:value-type="float">
            <text:p>15.093</text:p>
          </table:table-cell>
          <table:table-cell office:value-type="float" office:value="10.086" calcext:value-type="float">
            <text:p>10.086</text:p>
          </table:table-cell>
          <table:table-cell office:value-type="float" office:value="36.123" calcext:value-type="float">
            <text:p>36.123</text:p>
          </table:table-cell>
          <table:table-cell office:value-type="float" office:value="309.2" calcext:value-type="float">
            <text:p>309.2</text:p>
          </table:table-cell>
          <table:table-cell office:value-type="float" office:value="0.21972" calcext:value-type="float">
            <text:p>0.21972</text:p>
          </table:table-cell>
          <table:table-cell office:value-type="float" office:value="46.141" calcext:value-type="float">
            <text:p>46.141</text:p>
          </table:table-cell>
          <table:table-cell office:value-type="float" office:value="0.066015" calcext:value-type="float">
            <text:p>0.066015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160" calcext:value-type="float">
            <text:p>160</text:p>
          </table:table-cell>
          <table:table-cell office:value-type="float" office:value="637.5" calcext:value-type="float">
            <text:p>637.5</text:p>
          </table:table-cell>
          <table:table-cell office:value-type="float" office:value="0.0015686" calcext:value-type="float">
            <text:p>0.0015686</text:p>
          </table:table-cell>
          <table:table-cell office:value-type="float" office:value="3.3119" calcext:value-type="float">
            <text:p>3.3119</text:p>
          </table:table-cell>
          <table:table-cell office:value-type="float" office:value="3.5758" calcext:value-type="float">
            <text:p>3.5758</text:p>
          </table:table-cell>
          <table:table-cell office:value-type="float" office:value="14.834" calcext:value-type="float">
            <text:p>14.834</text:p>
          </table:table-cell>
          <table:table-cell office:value-type="float" office:value="9.9666" calcext:value-type="float">
            <text:p>9.9666</text:p>
          </table:table-cell>
          <table:table-cell office:value-type="float" office:value="32.97" calcext:value-type="float">
            <text:p>32.97</text:p>
          </table:table-cell>
          <table:table-cell office:value-type="float" office:value="332.89" calcext:value-type="float">
            <text:p>332.89</text:p>
          </table:table-cell>
          <table:table-cell office:value-type="float" office:value="0.18335" calcext:value-type="float">
            <text:p>0.18335</text:p>
          </table:table-cell>
          <table:table-cell office:value-type="float" office:value="49.621" calcext:value-type="float">
            <text:p>49.621</text:p>
          </table:table-cell>
          <table:table-cell office:value-type="float" office:value="0.069082" calcext:value-type="float">
            <text:p>0.06908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170" calcext:value-type="float">
            <text:p>170</text:p>
          </table:table-cell>
          <table:table-cell office:value-type="float" office:value="664.59" calcext:value-type="float">
            <text:p>664.59</text:p>
          </table:table-cell>
          <table:table-cell office:value-type="float" office:value="0.0015047" calcext:value-type="float">
            <text:p>0.0015047</text:p>
          </table:table-cell>
          <table:table-cell office:value-type="float" office:value="3.253" calcext:value-type="float">
            <text:p>3.253</text:p>
          </table:table-cell>
          <table:table-cell office:value-type="float" office:value="3.5221" calcext:value-type="float">
            <text:p>3.5221</text:p>
          </table:table-cell>
          <table:table-cell office:value-type="float" office:value="14.624" calcext:value-type="float">
            <text:p>14.624</text:p>
          </table:table-cell>
          <table:table-cell office:value-type="float" office:value="9.8732" calcext:value-type="float">
            <text:p>9.8732</text:p>
          </table:table-cell>
          <table:table-cell office:value-type="float" office:value="30.63" calcext:value-type="float">
            <text:p>30.63</text:p>
          </table:table-cell>
          <table:table-cell office:value-type="float" office:value="354.93" calcext:value-type="float">
            <text:p>354.93</text:p>
          </table:table-cell>
          <table:table-cell office:value-type="float" office:value="0.15624" calcext:value-type="float">
            <text:p>0.15624</text:p>
          </table:table-cell>
          <table:table-cell office:value-type="float" office:value="52.654" calcext:value-type="float">
            <text:p>52.654</text:p>
          </table:table-cell>
          <table:table-cell office:value-type="float" office:value="0.071867" calcext:value-type="float">
            <text:p>0.07186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180" calcext:value-type="float">
            <text:p>180</text:p>
          </table:table-cell>
          <table:table-cell office:value-type="float" office:value="687.25" calcext:value-type="float">
            <text:p>687.25</text:p>
          </table:table-cell>
          <table:table-cell office:value-type="float" office:value="0.0014551" calcext:value-type="float">
            <text:p>0.0014551</text:p>
          </table:table-cell>
          <table:table-cell office:value-type="float" office:value="3.2034" calcext:value-type="float">
            <text:p>3.2034</text:p>
          </table:table-cell>
          <table:table-cell office:value-type="float" office:value="3.4789" calcext:value-type="float">
            <text:p>3.4789</text:p>
          </table:table-cell>
          <table:table-cell office:value-type="float" office:value="14.448" calcext:value-type="float">
            <text:p>14.448</text:p>
          </table:table-cell>
          <table:table-cell office:value-type="float" office:value="9.8004" calcext:value-type="float">
            <text:p>9.8004</text:p>
          </table:table-cell>
          <table:table-cell office:value-type="float" office:value="28.847" calcext:value-type="float">
            <text:p>28.847</text:p>
          </table:table-cell>
          <table:table-cell office:value-type="float" office:value="375.37" calcext:value-type="float">
            <text:p>375.37</text:p>
          </table:table-cell>
          <table:table-cell office:value-type="float" office:value="0.13529" calcext:value-type="float">
            <text:p>0.13529</text:p>
          </table:table-cell>
          <table:table-cell office:value-type="float" office:value="55.354" calcext:value-type="float">
            <text:p>55.354</text:p>
          </table:table-cell>
          <table:table-cell office:value-type="float" office:value="0.074411" calcext:value-type="float">
            <text:p>0.07441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190" calcext:value-type="float">
            <text:p>190</text:p>
          </table:table-cell>
          <table:table-cell office:value-type="float" office:value="706.68" calcext:value-type="float">
            <text:p>706.68</text:p>
          </table:table-cell>
          <table:table-cell office:value-type="float" office:value="0.0014151" calcext:value-type="float">
            <text:p>0.0014151</text:p>
          </table:table-cell>
          <table:table-cell office:value-type="float" office:value="3.1605" calcext:value-type="float">
            <text:p>3.1605</text:p>
          </table:table-cell>
          <table:table-cell office:value-type="float" office:value="3.4433" calcext:value-type="float">
            <text:p>3.4433</text:p>
          </table:table-cell>
          <table:table-cell office:value-type="float" office:value="14.295" calcext:value-type="float">
            <text:p>14.295</text:p>
          </table:table-cell>
          <table:table-cell office:value-type="float" office:value="9.7433" calcext:value-type="float">
            <text:p>9.7433</text:p>
          </table:table-cell>
          <table:table-cell office:value-type="float" office:value="27.445" calcext:value-type="float">
            <text:p>27.445</text:p>
          </table:table-cell>
          <table:table-cell office:value-type="float" office:value="394.38" calcext:value-type="float">
            <text:p>394.38</text:p>
          </table:table-cell>
          <table:table-cell office:value-type="float" office:value="0.11858" calcext:value-type="float">
            <text:p>0.11858</text:p>
          </table:table-cell>
          <table:table-cell office:value-type="float" office:value="57.799" calcext:value-type="float">
            <text:p>57.799</text:p>
          </table:table-cell>
          <table:table-cell office:value-type="float" office:value="0.076753" calcext:value-type="float">
            <text:p>0.07675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200" calcext:value-type="float">
            <text:p>200</text:p>
          </table:table-cell>
          <table:table-cell office:value-type="float" office:value="723.68" calcext:value-type="float">
            <text:p>723.68</text:p>
          </table:table-cell>
          <table:table-cell office:value-type="float" office:value="0.0013818" calcext:value-type="float">
            <text:p>0.0013818</text:p>
          </table:table-cell>
          <table:table-cell office:value-type="float" office:value="3.1226" calcext:value-type="float">
            <text:p>3.1226</text:p>
          </table:table-cell>
          <table:table-cell office:value-type="float" office:value="3.4133" calcext:value-type="float">
            <text:p>3.4133</text:p>
          </table:table-cell>
          <table:table-cell office:value-type="float" office:value="14.161" calcext:value-type="float">
            <text:p>14.161</text:p>
          </table:table-cell>
          <table:table-cell office:value-type="float" office:value="9.6981" calcext:value-type="float">
            <text:p>9.6981</text:p>
          </table:table-cell>
          <table:table-cell office:value-type="float" office:value="26.316" calcext:value-type="float">
            <text:p>26.316</text:p>
          </table:table-cell>
          <table:table-cell office:value-type="float" office:value="412.13" calcext:value-type="float">
            <text:p>412.13</text:p>
          </table:table-cell>
          <table:table-cell office:value-type="float" office:value="0.10493" calcext:value-type="float">
            <text:p>0.10493</text:p>
          </table:table-cell>
          <table:table-cell office:value-type="float" office:value="60.042" calcext:value-type="float">
            <text:p>60.042</text:p>
          </table:table-cell>
          <table:table-cell office:value-type="float" office:value="0.078922" calcext:value-type="float">
            <text:p>0.07892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210" calcext:value-type="float">
            <text:p>210</text:p>
          </table:table-cell>
          <table:table-cell office:value-type="float" office:value="738.78" calcext:value-type="float">
            <text:p>738.78</text:p>
          </table:table-cell>
          <table:table-cell office:value-type="float" office:value="0.0013536" calcext:value-type="float">
            <text:p>0.0013536</text:p>
          </table:table-cell>
          <table:table-cell office:value-type="float" office:value="3.0887" calcext:value-type="float">
            <text:p>3.0887</text:p>
          </table:table-cell>
          <table:table-cell office:value-type="float" office:value="3.3877" calcext:value-type="float">
            <text:p>3.3877</text:p>
          </table:table-cell>
          <table:table-cell office:value-type="float" office:value="14.041" calcext:value-type="float">
            <text:p>14.041</text:p>
          </table:table-cell>
          <table:table-cell office:value-type="float" office:value="9.662" calcext:value-type="float">
            <text:p>9.662</text:p>
          </table:table-cell>
          <table:table-cell office:value-type="float" office:value="25.388" calcext:value-type="float">
            <text:p>25.388</text:p>
          </table:table-cell>
          <table:table-cell office:value-type="float" office:value="428.77" calcext:value-type="float">
            <text:p>428.77</text:p>
          </table:table-cell>
          <table:table-cell office:value-type="float" office:value="0.09355" calcext:value-type="float">
            <text:p>0.09355</text:p>
          </table:table-cell>
          <table:table-cell office:value-type="float" office:value="62.125" calcext:value-type="float">
            <text:p>62.125</text:p>
          </table:table-cell>
          <table:table-cell office:value-type="float" office:value="0.080945" calcext:value-type="float">
            <text:p>0.080945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220" calcext:value-type="float">
            <text:p>220</text:p>
          </table:table-cell>
          <table:table-cell office:value-type="float" office:value="752.38" calcext:value-type="float">
            <text:p>752.38</text:p>
          </table:table-cell>
          <table:table-cell office:value-type="float" office:value="0.0013291" calcext:value-type="float">
            <text:p>0.0013291</text:p>
          </table:table-cell>
          <table:table-cell office:value-type="float" office:value="3.058" calcext:value-type="float">
            <text:p>3.058</text:p>
          </table:table-cell>
          <table:table-cell office:value-type="float" office:value="3.3655" calcext:value-type="float">
            <text:p>3.3655</text:p>
          </table:table-cell>
          <table:table-cell office:value-type="float" office:value="13.933" calcext:value-type="float">
            <text:p>13.933</text:p>
          </table:table-cell>
          <table:table-cell office:value-type="float" office:value="9.633" calcext:value-type="float">
            <text:p>9.633</text:p>
          </table:table-cell>
          <table:table-cell office:value-type="float" office:value="24.613" calcext:value-type="float">
            <text:p>24.613</text:p>
          </table:table-cell>
          <table:table-cell office:value-type="float" office:value="444.45" calcext:value-type="float">
            <text:p>444.45</text:p>
          </table:table-cell>
          <table:table-cell office:value-type="float" office:value="0.083912" calcext:value-type="float">
            <text:p>0.083912</text:p>
          </table:table-cell>
          <table:table-cell office:value-type="float" office:value="64.077" calcext:value-type="float">
            <text:p>64.077</text:p>
          </table:table-cell>
          <table:table-cell office:value-type="float" office:value="0.082844" calcext:value-type="float">
            <text:p>0.08284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230" calcext:value-type="float">
            <text:p>230</text:p>
          </table:table-cell>
          <table:table-cell office:value-type="float" office:value="764.73" calcext:value-type="float">
            <text:p>764.73</text:p>
          </table:table-cell>
          <table:table-cell office:value-type="float" office:value="0.0013076" calcext:value-type="float">
            <text:p>0.0013076</text:p>
          </table:table-cell>
          <table:table-cell office:value-type="float" office:value="3.0298" calcext:value-type="float">
            <text:p>3.0298</text:p>
          </table:table-cell>
          <table:table-cell office:value-type="float" office:value="3.3462" calcext:value-type="float">
            <text:p>3.3462</text:p>
          </table:table-cell>
          <table:table-cell office:value-type="float" office:value="13.833" calcext:value-type="float">
            <text:p>13.833</text:p>
          </table:table-cell>
          <table:table-cell office:value-type="float" office:value="9.6098" calcext:value-type="float">
            <text:p>9.6098</text:p>
          </table:table-cell>
          <table:table-cell office:value-type="float" office:value="23.956" calcext:value-type="float">
            <text:p>23.956</text:p>
          </table:table-cell>
          <table:table-cell office:value-type="float" office:value="459.27" calcext:value-type="float">
            <text:p>459.27</text:p>
          </table:table-cell>
          <table:table-cell office:value-type="float" office:value="0.075635" calcext:value-type="float">
            <text:p>0.075635</text:p>
          </table:table-cell>
          <table:table-cell office:value-type="float" office:value="65.919" calcext:value-type="float">
            <text:p>65.919</text:p>
          </table:table-cell>
          <table:table-cell office:value-type="float" office:value="0.084637" calcext:value-type="float">
            <text:p>0.08463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240" calcext:value-type="float">
            <text:p>240</text:p>
          </table:table-cell>
          <table:table-cell office:value-type="float" office:value="776.07" calcext:value-type="float">
            <text:p>776.07</text:p>
          </table:table-cell>
          <table:table-cell office:value-type="float" office:value="0.0012885" calcext:value-type="float">
            <text:p>0.0012885</text:p>
          </table:table-cell>
          <table:table-cell office:value-type="float" office:value="3.0039" calcext:value-type="float">
            <text:p>3.0039</text:p>
          </table:table-cell>
          <table:table-cell office:value-type="float" office:value="3.3292" calcext:value-type="float">
            <text:p>3.3292</text:p>
          </table:table-cell>
          <table:table-cell office:value-type="float" office:value="13.741" calcext:value-type="float">
            <text:p>13.741</text:p>
          </table:table-cell>
          <table:table-cell office:value-type="float" office:value="9.5911" calcext:value-type="float">
            <text:p>9.5911</text:p>
          </table:table-cell>
          <table:table-cell office:value-type="float" office:value="23.391" calcext:value-type="float">
            <text:p>23.391</text:p>
          </table:table-cell>
          <table:table-cell office:value-type="float" office:value="473.34" calcext:value-type="float">
            <text:p>473.34</text:p>
          </table:table-cell>
          <table:table-cell office:value-type="float" office:value="0.068445" calcext:value-type="float">
            <text:p>0.068445</text:p>
          </table:table-cell>
          <table:table-cell office:value-type="float" office:value="67.668" calcext:value-type="float">
            <text:p>67.668</text:p>
          </table:table-cell>
          <table:table-cell office:value-type="float" office:value="0.086336" calcext:value-type="float">
            <text:p>0.08633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250" calcext:value-type="float">
            <text:p>250</text:p>
          </table:table-cell>
          <table:table-cell office:value-type="float" office:value="786.55" calcext:value-type="float">
            <text:p>786.55</text:p>
          </table:table-cell>
          <table:table-cell office:value-type="float" office:value="0.0012714" calcext:value-type="float">
            <text:p>0.0012714</text:p>
          </table:table-cell>
          <table:table-cell office:value-type="float" office:value="2.9797" calcext:value-type="float">
            <text:p>2.9797</text:p>
          </table:table-cell>
          <table:table-cell office:value-type="float" office:value="3.3141" calcext:value-type="float">
            <text:p>3.3141</text:p>
          </table:table-cell>
          <table:table-cell office:value-type="float" office:value="13.655" calcext:value-type="float">
            <text:p>13.655</text:p>
          </table:table-cell>
          <table:table-cell office:value-type="float" office:value="9.5762" calcext:value-type="float">
            <text:p>9.5762</text:p>
          </table:table-cell>
          <table:table-cell office:value-type="float" office:value="22.901" calcext:value-type="float">
            <text:p>22.901</text:p>
          </table:table-cell>
          <table:table-cell office:value-type="float" office:value="486.73" calcext:value-type="float">
            <text:p>486.73</text:p>
          </table:table-cell>
          <table:table-cell office:value-type="float" office:value="0.062134" calcext:value-type="float">
            <text:p>0.062134</text:p>
          </table:table-cell>
          <table:table-cell office:value-type="float" office:value="69.339" calcext:value-type="float">
            <text:p>69.339</text:p>
          </table:table-cell>
          <table:table-cell office:value-type="float" office:value="0.087955" calcext:value-type="float">
            <text:p>0.087955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260" calcext:value-type="float">
            <text:p>260</text:p>
          </table:table-cell>
          <table:table-cell office:value-type="float" office:value="796.3" calcext:value-type="float">
            <text:p>796.3</text:p>
          </table:table-cell>
          <table:table-cell office:value-type="float" office:value="0.0012558" calcext:value-type="float">
            <text:p>0.0012558</text:p>
          </table:table-cell>
          <table:table-cell office:value-type="float" office:value="2.9572" calcext:value-type="float">
            <text:p>2.9572</text:p>
          </table:table-cell>
          <table:table-cell office:value-type="float" office:value="3.3006" calcext:value-type="float">
            <text:p>3.3006</text:p>
          </table:table-cell>
          <table:table-cell office:value-type="float" office:value="13.575" calcext:value-type="float">
            <text:p>13.575</text:p>
          </table:table-cell>
          <table:table-cell office:value-type="float" office:value="9.5642" calcext:value-type="float">
            <text:p>9.5642</text:p>
          </table:table-cell>
          <table:table-cell office:value-type="float" office:value="22.471" calcext:value-type="float">
            <text:p>22.471</text:p>
          </table:table-cell>
          <table:table-cell office:value-type="float" office:value="499.52" calcext:value-type="float">
            <text:p>499.52</text:p>
          </table:table-cell>
          <table:table-cell office:value-type="float" office:value="0.056548" calcext:value-type="float">
            <text:p>0.056548</text:p>
          </table:table-cell>
          <table:table-cell office:value-type="float" office:value="70.941" calcext:value-type="float">
            <text:p>70.941</text:p>
          </table:table-cell>
          <table:table-cell office:value-type="float" office:value="0.089501" calcext:value-type="float">
            <text:p>0.08950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270" calcext:value-type="float">
            <text:p>270</text:p>
          </table:table-cell>
          <table:table-cell office:value-type="float" office:value="805.42" calcext:value-type="float">
            <text:p>805.42</text:p>
          </table:table-cell>
          <table:table-cell office:value-type="float" office:value="0.0012416" calcext:value-type="float">
            <text:p>0.0012416</text:p>
          </table:table-cell>
          <table:table-cell office:value-type="float" office:value="2.936" calcext:value-type="float">
            <text:p>2.936</text:p>
          </table:table-cell>
          <table:table-cell office:value-type="float" office:value="3.2886" calcext:value-type="float">
            <text:p>3.2886</text:p>
          </table:table-cell>
          <table:table-cell office:value-type="float" office:value="13.499" calcext:value-type="float">
            <text:p>13.499</text:p>
          </table:table-cell>
          <table:table-cell office:value-type="float" office:value="9.5548" calcext:value-type="float">
            <text:p>9.5548</text:p>
          </table:table-cell>
          <table:table-cell office:value-type="float" office:value="22.091" calcext:value-type="float">
            <text:p>22.091</text:p>
          </table:table-cell>
          <table:table-cell office:value-type="float" office:value="511.76" calcext:value-type="float">
            <text:p>511.76</text:p>
          </table:table-cell>
          <table:table-cell office:value-type="float" office:value="0.051563" calcext:value-type="float">
            <text:p>0.051563</text:p>
          </table:table-cell>
          <table:table-cell office:value-type="float" office:value="72.484" calcext:value-type="float">
            <text:p>72.484</text:p>
          </table:table-cell>
          <table:table-cell office:value-type="float" office:value="0.090984" calcext:value-type="float">
            <text:p>0.09098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280" calcext:value-type="float">
            <text:p>280</text:p>
          </table:table-cell>
          <table:table-cell office:value-type="float" office:value="813.98" calcext:value-type="float">
            <text:p>813.98</text:p>
          </table:table-cell>
          <table:table-cell office:value-type="float" office:value="0.0012285" calcext:value-type="float">
            <text:p>0.0012285</text:p>
          </table:table-cell>
          <table:table-cell office:value-type="float" office:value="2.9159" calcext:value-type="float">
            <text:p>2.9159</text:p>
          </table:table-cell>
          <table:table-cell office:value-type="float" office:value="3.2778" calcext:value-type="float">
            <text:p>3.2778</text:p>
          </table:table-cell>
          <table:table-cell office:value-type="float" office:value="13.428" calcext:value-type="float">
            <text:p>13.428</text:p>
          </table:table-cell>
          <table:table-cell office:value-type="float" office:value="9.5474" calcext:value-type="float">
            <text:p>9.5474</text:p>
          </table:table-cell>
          <table:table-cell office:value-type="float" office:value="21.752" calcext:value-type="float">
            <text:p>21.752</text:p>
          </table:table-cell>
          <table:table-cell office:value-type="float" office:value="523.51" calcext:value-type="float">
            <text:p>523.51</text:p>
          </table:table-cell>
          <table:table-cell office:value-type="float" office:value="0.047086" calcext:value-type="float">
            <text:p>0.047086</text:p>
          </table:table-cell>
          <table:table-cell office:value-type="float" office:value="73.975" calcext:value-type="float">
            <text:p>73.975</text:p>
          </table:table-cell>
          <table:table-cell office:value-type="float" office:value="0.09241" calcext:value-type="float">
            <text:p>0.0924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290" calcext:value-type="float">
            <text:p>290</text:p>
          </table:table-cell>
          <table:table-cell office:value-type="float" office:value="822.06" calcext:value-type="float">
            <text:p>822.06</text:p>
          </table:table-cell>
          <table:table-cell office:value-type="float" office:value="0.0012165" calcext:value-type="float">
            <text:p>0.0012165</text:p>
          </table:table-cell>
          <table:table-cell office:value-type="float" office:value="2.897" calcext:value-type="float">
            <text:p>2.897</text:p>
          </table:table-cell>
          <table:table-cell office:value-type="float" office:value="3.268" calcext:value-type="float">
            <text:p>3.268</text:p>
          </table:table-cell>
          <table:table-cell office:value-type="float" office:value="13.36" calcext:value-type="float">
            <text:p>13.36</text:p>
          </table:table-cell>
          <table:table-cell office:value-type="float" office:value="9.5416" calcext:value-type="float">
            <text:p>9.5416</text:p>
          </table:table-cell>
          <table:table-cell office:value-type="float" office:value="21.447" calcext:value-type="float">
            <text:p>21.447</text:p>
          </table:table-cell>
          <table:table-cell office:value-type="float" office:value="534.82" calcext:value-type="float">
            <text:p>534.82</text:p>
          </table:table-cell>
          <table:table-cell office:value-type="float" office:value="0.043039" calcext:value-type="float">
            <text:p>0.043039</text:p>
          </table:table-cell>
          <table:table-cell office:value-type="float" office:value="75.419" calcext:value-type="float">
            <text:p>75.419</text:p>
          </table:table-cell>
          <table:table-cell office:value-type="float" office:value="0.093785" calcext:value-type="float">
            <text:p>0.093785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300" calcext:value-type="float">
            <text:p>300</text:p>
          </table:table-cell>
          <table:table-cell office:value-type="float" office:value="829.71" calcext:value-type="float">
            <text:p>829.71</text:p>
          </table:table-cell>
          <table:table-cell office:value-type="float" office:value="0.0012052" calcext:value-type="float">
            <text:p>0.0012052</text:p>
          </table:table-cell>
          <table:table-cell office:value-type="float" office:value="2.879" calcext:value-type="float">
            <text:p>2.879</text:p>
          </table:table-cell>
          <table:table-cell office:value-type="float" office:value="3.2593" calcext:value-type="float">
            <text:p>3.2593</text:p>
          </table:table-cell>
          <table:table-cell office:value-type="float" office:value="13.295" calcext:value-type="float">
            <text:p>13.295</text:p>
          </table:table-cell>
          <table:table-cell office:value-type="float" office:value="9.5373" calcext:value-type="float">
            <text:p>9.5373</text:p>
          </table:table-cell>
          <table:table-cell office:value-type="float" office:value="21.172" calcext:value-type="float">
            <text:p>21.172</text:p>
          </table:table-cell>
          <table:table-cell office:value-type="float" office:value="545.73" calcext:value-type="float">
            <text:p>545.73</text:p>
          </table:table-cell>
          <table:table-cell office:value-type="float" office:value="0.039361" calcext:value-type="float">
            <text:p>0.039361</text:p>
          </table:table-cell>
          <table:table-cell office:value-type="float" office:value="76.823" calcext:value-type="float">
            <text:p>76.823</text:p>
          </table:table-cell>
          <table:table-cell office:value-type="float" office:value="0.095113" calcext:value-type="float">
            <text:p>0.09511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310" calcext:value-type="float">
            <text:p>310</text:p>
          </table:table-cell>
          <table:table-cell office:value-type="float" office:value="836.98" calcext:value-type="float">
            <text:p>836.98</text:p>
          </table:table-cell>
          <table:table-cell office:value-type="float" office:value="0.0011948" calcext:value-type="float">
            <text:p>0.0011948</text:p>
          </table:table-cell>
          <table:table-cell office:value-type="float" office:value="2.8618" calcext:value-type="float">
            <text:p>2.8618</text:p>
          </table:table-cell>
          <table:table-cell office:value-type="float" office:value="3.2513" calcext:value-type="float">
            <text:p>3.2513</text:p>
          </table:table-cell>
          <table:table-cell office:value-type="float" office:value="13.234" calcext:value-type="float">
            <text:p>13.234</text:p>
          </table:table-cell>
          <table:table-cell office:value-type="float" office:value="9.5342" calcext:value-type="float">
            <text:p>9.5342</text:p>
          </table:table-cell>
          <table:table-cell office:value-type="float" office:value="20.922" calcext:value-type="float">
            <text:p>20.922</text:p>
          </table:table-cell>
          <table:table-cell office:value-type="float" office:value="556.26" calcext:value-type="float">
            <text:p>556.26</text:p>
          </table:table-cell>
          <table:table-cell office:value-type="float" office:value="0.036003" calcext:value-type="float">
            <text:p>0.036003</text:p>
          </table:table-cell>
          <table:table-cell office:value-type="float" office:value="78.189" calcext:value-type="float">
            <text:p>78.189</text:p>
          </table:table-cell>
          <table:table-cell office:value-type="float" office:value="0.096399" calcext:value-type="float">
            <text:p>0.09639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320" calcext:value-type="float">
            <text:p>320</text:p>
          </table:table-cell>
          <table:table-cell office:value-type="float" office:value="843.91" calcext:value-type="float">
            <text:p>843.91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2.8453" calcext:value-type="float">
            <text:p>2.8453</text:p>
          </table:table-cell>
          <table:table-cell office:value-type="float" office:value="3.2442" calcext:value-type="float">
            <text:p>3.2442</text:p>
          </table:table-cell>
          <table:table-cell office:value-type="float" office:value="13.175" calcext:value-type="float">
            <text:p>13.175</text:p>
          </table:table-cell>
          <table:table-cell office:value-type="float" office:value="9.532" calcext:value-type="float">
            <text:p>9.532</text:p>
          </table:table-cell>
          <table:table-cell office:value-type="float" office:value="20.694" calcext:value-type="float">
            <text:p>20.694</text:p>
          </table:table-cell>
          <table:table-cell office:value-type="float" office:value="566.45" calcext:value-type="float">
            <text:p>566.45</text:p>
          </table:table-cell>
          <table:table-cell office:value-type="float" office:value="0.032922" calcext:value-type="float">
            <text:p>0.032922</text:p>
          </table:table-cell>
          <table:table-cell office:value-type="float" office:value="79.521" calcext:value-type="float">
            <text:p>79.521</text:p>
          </table:table-cell>
          <table:table-cell office:value-type="float" office:value="0.097646" calcext:value-type="float">
            <text:p>0.09764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330" calcext:value-type="float">
            <text:p>330</text:p>
          </table:table-cell>
          <table:table-cell office:value-type="float" office:value="850.53" calcext:value-type="float">
            <text:p>850.53</text:p>
          </table:table-cell>
          <table:table-cell office:value-type="float" office:value="0.0011757" calcext:value-type="float">
            <text:p>0.0011757</text:p>
          </table:table-cell>
          <table:table-cell office:value-type="float" office:value="2.8296" calcext:value-type="float">
            <text:p>2.8296</text:p>
          </table:table-cell>
          <table:table-cell office:value-type="float" office:value="3.2377" calcext:value-type="float">
            <text:p>3.2377</text:p>
          </table:table-cell>
          <table:table-cell office:value-type="float" office:value="13.118" calcext:value-type="float">
            <text:p>13.118</text:p>
          </table:table-cell>
          <table:table-cell office:value-type="float" office:value="9.5307" calcext:value-type="float">
            <text:p>9.5307</text:p>
          </table:table-cell>
          <table:table-cell office:value-type="float" office:value="20.485" calcext:value-type="float">
            <text:p>20.485</text:p>
          </table:table-cell>
          <table:table-cell office:value-type="float" office:value="576.33" calcext:value-type="float">
            <text:p>576.33</text:p>
          </table:table-cell>
          <table:table-cell office:value-type="float" office:value="0.030085" calcext:value-type="float">
            <text:p>0.030085</text:p>
          </table:table-cell>
          <table:table-cell office:value-type="float" office:value="80.823" calcext:value-type="float">
            <text:p>80.823</text:p>
          </table:table-cell>
          <table:table-cell office:value-type="float" office:value="0.098857" calcext:value-type="float">
            <text:p>0.09885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340" calcext:value-type="float">
            <text:p>340</text:p>
          </table:table-cell>
          <table:table-cell office:value-type="float" office:value="856.86" calcext:value-type="float">
            <text:p>856.86</text:p>
          </table:table-cell>
          <table:table-cell office:value-type="float" office:value="0.0011671" calcext:value-type="float">
            <text:p>0.0011671</text:p>
          </table:table-cell>
          <table:table-cell office:value-type="float" office:value="2.8145" calcext:value-type="float">
            <text:p>2.8145</text:p>
          </table:table-cell>
          <table:table-cell office:value-type="float" office:value="3.2318" calcext:value-type="float">
            <text:p>3.2318</text:p>
          </table:table-cell>
          <table:table-cell office:value-type="float" office:value="13.063" calcext:value-type="float">
            <text:p>13.063</text:p>
          </table:table-cell>
          <table:table-cell office:value-type="float" office:value="9.5301" calcext:value-type="float">
            <text:p>9.5301</text:p>
          </table:table-cell>
          <table:table-cell office:value-type="float" office:value="20.292" calcext:value-type="float">
            <text:p>20.292</text:p>
          </table:table-cell>
          <table:table-cell office:value-type="float" office:value="585.92" calcext:value-type="float">
            <text:p>585.92</text:p>
          </table:table-cell>
          <table:table-cell office:value-type="float" office:value="0.027463" calcext:value-type="float">
            <text:p>0.027463</text:p>
          </table:table-cell>
          <table:table-cell office:value-type="float" office:value="82.098" calcext:value-type="float">
            <text:p>82.098</text:p>
          </table:table-cell>
          <table:table-cell office:value-type="float" office:value="0.10004" calcext:value-type="float">
            <text:p>0.1000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350" calcext:value-type="float">
            <text:p>350</text:p>
          </table:table-cell>
          <table:table-cell office:value-type="float" office:value="862.94" calcext:value-type="float">
            <text:p>862.94</text:p>
          </table:table-cell>
          <table:table-cell office:value-type="float" office:value="0.0011588" calcext:value-type="float">
            <text:p>0.0011588</text:p>
          </table:table-cell>
          <table:table-cell office:value-type="float" office:value="2.7999" calcext:value-type="float">
            <text:p>2.7999</text:p>
          </table:table-cell>
          <table:table-cell office:value-type="float" office:value="3.2265" calcext:value-type="float">
            <text:p>3.2265</text:p>
          </table:table-cell>
          <table:table-cell office:value-type="float" office:value="13.011" calcext:value-type="float">
            <text:p>13.011</text:p>
          </table:table-cell>
          <table:table-cell office:value-type="float" office:value="9.5301" calcext:value-type="float">
            <text:p>9.5301</text:p>
          </table:table-cell>
          <table:table-cell office:value-type="float" office:value="20.113" calcext:value-type="float">
            <text:p>20.113</text:p>
          </table:table-cell>
          <table:table-cell office:value-type="float" office:value="595.24" calcext:value-type="float">
            <text:p>595.24</text:p>
          </table:table-cell>
          <table:table-cell office:value-type="float" office:value="0.02503" calcext:value-type="float">
            <text:p>0.02503</text:p>
          </table:table-cell>
          <table:table-cell office:value-type="float" office:value="83.347" calcext:value-type="float">
            <text:p>83.347</text:p>
          </table:table-cell>
          <table:table-cell office:value-type="float" office:value="0.10118" calcext:value-type="float">
            <text:p>0.1011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360" calcext:value-type="float">
            <text:p>360</text:p>
          </table:table-cell>
          <table:table-cell office:value-type="float" office:value="868.78" calcext:value-type="float">
            <text:p>868.78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2.7859" calcext:value-type="float">
            <text:p>2.7859</text:p>
          </table:table-cell>
          <table:table-cell office:value-type="float" office:value="3.2218" calcext:value-type="float">
            <text:p>3.2218</text:p>
          </table:table-cell>
          <table:table-cell office:value-type="float" office:value="12.96" calcext:value-type="float">
            <text:p>12.96</text:p>
          </table:table-cell>
          <table:table-cell office:value-type="float" office:value="9.5305" calcext:value-type="float">
            <text:p>9.5305</text:p>
          </table:table-cell>
          <table:table-cell office:value-type="float" office:value="19.948" calcext:value-type="float">
            <text:p>19.948</text:p>
          </table:table-cell>
          <table:table-cell office:value-type="float" office:value="604.32" calcext:value-type="float">
            <text:p>604.32</text:p>
          </table:table-cell>
          <table:table-cell office:value-type="float" office:value="0.022768" calcext:value-type="float">
            <text:p>0.022768</text:p>
          </table:table-cell>
          <table:table-cell office:value-type="float" office:value="84.573" calcext:value-type="float">
            <text:p>84.573</text:p>
          </table:table-cell>
          <table:table-cell office:value-type="float" office:value="0.1023" calcext:value-type="float">
            <text:p>0.102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370" calcext:value-type="float">
            <text:p>370</text:p>
          </table:table-cell>
          <table:table-cell office:value-type="float" office:value="874.41" calcext:value-type="float">
            <text:p>874.41</text:p>
          </table:table-cell>
          <table:table-cell office:value-type="float" office:value="0.0011436" calcext:value-type="float">
            <text:p>0.0011436</text:p>
          </table:table-cell>
          <table:table-cell office:value-type="float" office:value="2.7724" calcext:value-type="float">
            <text:p>2.7724</text:p>
          </table:table-cell>
          <table:table-cell office:value-type="float" office:value="3.2174" calcext:value-type="float">
            <text:p>3.2174</text:p>
          </table:table-cell>
          <table:table-cell office:value-type="float" office:value="12.911" calcext:value-type="float">
            <text:p>12.911</text:p>
          </table:table-cell>
          <table:table-cell office:value-type="float" office:value="9.5315" calcext:value-type="float">
            <text:p>9.5315</text:p>
          </table:table-cell>
          <table:table-cell office:value-type="float" office:value="19.794" calcext:value-type="float">
            <text:p>19.794</text:p>
          </table:table-cell>
          <table:table-cell office:value-type="float" office:value="613.16" calcext:value-type="float">
            <text:p>613.16</text:p>
          </table:table-cell>
          <table:table-cell office:value-type="float" office:value="0.020657" calcext:value-type="float">
            <text:p>0.020657</text:p>
          </table:table-cell>
          <table:table-cell office:value-type="float" office:value="85.777" calcext:value-type="float">
            <text:p>85.777</text:p>
          </table:table-cell>
          <table:table-cell office:value-type="float" office:value="0.1034" calcext:value-type="float">
            <text:p>0.103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380" calcext:value-type="float">
            <text:p>380</text:p>
          </table:table-cell>
          <table:table-cell office:value-type="float" office:value="879.83" calcext:value-type="float">
            <text:p>879.83</text:p>
          </table:table-cell>
          <table:table-cell office:value-type="float" office:value="0.0011366" calcext:value-type="float">
            <text:p>0.0011366</text:p>
          </table:table-cell>
          <table:table-cell office:value-type="float" office:value="2.7593" calcext:value-type="float">
            <text:p>2.7593</text:p>
          </table:table-cell>
          <table:table-cell office:value-type="float" office:value="3.2136" calcext:value-type="float">
            <text:p>3.2136</text:p>
          </table:table-cell>
          <table:table-cell office:value-type="float" office:value="12.863" calcext:value-type="float">
            <text:p>12.863</text:p>
          </table:table-cell>
          <table:table-cell office:value-type="float" office:value="9.5328" calcext:value-type="float">
            <text:p>9.5328</text:p>
          </table:table-cell>
          <table:table-cell office:value-type="float" office:value="19.65" calcext:value-type="float">
            <text:p>19.65</text:p>
          </table:table-cell>
          <table:table-cell office:value-type="float" office:value="621.79" calcext:value-type="float">
            <text:p>621.79</text:p>
          </table:table-cell>
          <table:table-cell office:value-type="float" office:value="0.018682" calcext:value-type="float">
            <text:p>0.018682</text:p>
          </table:table-cell>
          <table:table-cell office:value-type="float" office:value="86.961" calcext:value-type="float">
            <text:p>86.961</text:p>
          </table:table-cell>
          <table:table-cell office:value-type="float" office:value="0.10447" calcext:value-type="float">
            <text:p>0.1044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390" calcext:value-type="float">
            <text:p>390</text:p>
          </table:table-cell>
          <table:table-cell office:value-type="float" office:value="885.07" calcext:value-type="float">
            <text:p>885.07</text:p>
          </table:table-cell>
          <table:table-cell office:value-type="float" office:value="0.0011298" calcext:value-type="float">
            <text:p>0.0011298</text:p>
          </table:table-cell>
          <table:table-cell office:value-type="float" office:value="2.7466" calcext:value-type="float">
            <text:p>2.7466</text:p>
          </table:table-cell>
          <table:table-cell office:value-type="float" office:value="3.2101" calcext:value-type="float">
            <text:p>3.2101</text:p>
          </table:table-cell>
          <table:table-cell office:value-type="float" office:value="12.817" calcext:value-type="float">
            <text:p>12.817</text:p>
          </table:table-cell>
          <table:table-cell office:value-type="float" office:value="9.5344" calcext:value-type="float">
            <text:p>9.5344</text:p>
          </table:table-cell>
          <table:table-cell office:value-type="float" office:value="19.515" calcext:value-type="float">
            <text:p>19.515</text:p>
          </table:table-cell>
          <table:table-cell office:value-type="float" office:value="630.21" calcext:value-type="float">
            <text:p>630.21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88.127" calcext:value-type="float">
            <text:p>88.127</text:p>
          </table:table-cell>
          <table:table-cell office:value-type="float" office:value="0.10551" calcext:value-type="float">
            <text:p>0.1055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400" calcext:value-type="float">
            <text:p>400</text:p>
          </table:table-cell>
          <table:table-cell office:value-type="float" office:value="890.14" calcext:value-type="float">
            <text:p>890.14</text:p>
          </table:table-cell>
          <table:table-cell office:value-type="float" office:value="0.0011234" calcext:value-type="float">
            <text:p>0.0011234</text:p>
          </table:table-cell>
          <table:table-cell office:value-type="float" office:value="2.7343" calcext:value-type="float">
            <text:p>2.7343</text:p>
          </table:table-cell>
          <table:table-cell office:value-type="float" office:value="3.207" calcext:value-type="float">
            <text:p>3.207</text:p>
          </table:table-cell>
          <table:table-cell office:value-type="float" office:value="12.772" calcext:value-type="float">
            <text:p>12.772</text:p>
          </table:table-cell>
          <table:table-cell office:value-type="float" office:value="9.5363" calcext:value-type="float">
            <text:p>9.5363</text:p>
          </table:table-cell>
          <table:table-cell office:value-type="float" office:value="19.389" calcext:value-type="float">
            <text:p>19.389</text:p>
          </table:table-cell>
          <table:table-cell office:value-type="float" office:value="638.45" calcext:value-type="float">
            <text:p>638.45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89.276" calcext:value-type="float">
            <text:p>89.276</text:p>
          </table:table-cell>
          <table:table-cell office:value-type="float" office:value="0.10654" calcext:value-type="float">
            <text:p>0.1065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410" calcext:value-type="float">
            <text:p>410</text:p>
          </table:table-cell>
          <table:table-cell office:value-type="float" office:value="895.05" calcext:value-type="float">
            <text:p>895.05</text:p>
          </table:table-cell>
          <table:table-cell office:value-type="float" office:value="0.0011173" calcext:value-type="float">
            <text:p>0.0011173</text:p>
          </table:table-cell>
          <table:table-cell office:value-type="float" office:value="2.7224" calcext:value-type="float">
            <text:p>2.7224</text:p>
          </table:table-cell>
          <table:table-cell office:value-type="float" office:value="3.2042" calcext:value-type="float">
            <text:p>3.2042</text:p>
          </table:table-cell>
          <table:table-cell office:value-type="float" office:value="12.728" calcext:value-type="float">
            <text:p>12.728</text:p>
          </table:table-cell>
          <table:table-cell office:value-type="float" office:value="9.5385" calcext:value-type="float">
            <text:p>9.5385</text:p>
          </table:table-cell>
          <table:table-cell office:value-type="float" office:value="19.27" calcext:value-type="float">
            <text:p>19.27</text:p>
          </table:table-cell>
          <table:table-cell office:value-type="float" office:value="646.5" calcext:value-type="float">
            <text:p>646.5</text:p>
          </table:table-cell>
          <table:table-cell office:value-type="float" office:value="0.013451" calcext:value-type="float">
            <text:p>0.013451</text:p>
          </table:table-cell>
          <table:table-cell office:value-type="float" office:value="90.409" calcext:value-type="float">
            <text:p>90.409</text:p>
          </table:table-cell>
          <table:table-cell office:value-type="float" office:value="0.10754" calcext:value-type="float">
            <text:p>0.1075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420" calcext:value-type="float">
            <text:p>420</text:p>
          </table:table-cell>
          <table:table-cell office:value-type="float" office:value="899.81" calcext:value-type="float">
            <text:p>899.81</text:p>
          </table:table-cell>
          <table:table-cell office:value-type="float" office:value="0.0011113" calcext:value-type="float">
            <text:p>0.0011113</text:p>
          </table:table-cell>
          <table:table-cell office:value-type="float" office:value="2.7108" calcext:value-type="float">
            <text:p>2.7108</text:p>
          </table:table-cell>
          <table:table-cell office:value-type="float" office:value="3.2018" calcext:value-type="float">
            <text:p>3.2018</text:p>
          </table:table-cell>
          <table:table-cell office:value-type="float" office:value="12.686" calcext:value-type="float">
            <text:p>12.686</text:p>
          </table:table-cell>
          <table:table-cell office:value-type="float" office:value="9.5408" calcext:value-type="float">
            <text:p>9.5408</text:p>
          </table:table-cell>
          <table:table-cell office:value-type="float" office:value="19.158" calcext:value-type="float">
            <text:p>19.158</text:p>
          </table:table-cell>
          <table:table-cell office:value-type="float" office:value="654.38" calcext:value-type="float">
            <text:p>654.38</text:p>
          </table:table-cell>
          <table:table-cell office:value-type="float" office:value="0.011904" calcext:value-type="float">
            <text:p>0.011904</text:p>
          </table:table-cell>
          <table:table-cell office:value-type="float" office:value="91.526" calcext:value-type="float">
            <text:p>91.526</text:p>
          </table:table-cell>
          <table:table-cell office:value-type="float" office:value="0.10852" calcext:value-type="float">
            <text:p>0.1085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430" calcext:value-type="float">
            <text:p>430</text:p>
          </table:table-cell>
          <table:table-cell office:value-type="float" office:value="904.43" calcext:value-type="float">
            <text:p>904.43</text:p>
          </table:table-cell>
          <table:table-cell office:value-type="float" office:value="0.0011057" calcext:value-type="float">
            <text:p>0.0011057</text:p>
          </table:table-cell>
          <table:table-cell office:value-type="float" office:value="2.6996" calcext:value-type="float">
            <text:p>2.6996</text:p>
          </table:table-cell>
          <table:table-cell office:value-type="float" office:value="3.1997" calcext:value-type="float">
            <text:p>3.1997</text:p>
          </table:table-cell>
          <table:table-cell office:value-type="float" office:value="12.644" calcext:value-type="float">
            <text:p>12.644</text:p>
          </table:table-cell>
          <table:table-cell office:value-type="float" office:value="9.5434" calcext:value-type="float">
            <text:p>9.5434</text:p>
          </table:table-cell>
          <table:table-cell office:value-type="float" office:value="19.052" calcext:value-type="float">
            <text:p>19.052</text:p>
          </table:table-cell>
          <table:table-cell office:value-type="float" office:value="662.11" calcext:value-type="float">
            <text:p>662.11</text:p>
          </table:table-cell>
          <table:table-cell office:value-type="float" office:value="0.010442" calcext:value-type="float">
            <text:p>0.010442</text:p>
          </table:table-cell>
          <table:table-cell office:value-type="float" office:value="92.63" calcext:value-type="float">
            <text:p>92.63</text:p>
          </table:table-cell>
          <table:table-cell office:value-type="float" office:value="0.10949" calcext:value-type="float">
            <text:p>0.1094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440" calcext:value-type="float">
            <text:p>440</text:p>
          </table:table-cell>
          <table:table-cell office:value-type="float" office:value="908.92" calcext:value-type="float">
            <text:p>908.92</text:p>
          </table:table-cell>
          <table:table-cell office:value-type="float" office:value="0.0011002" calcext:value-type="float">
            <text:p>0.0011002</text:p>
          </table:table-cell>
          <table:table-cell office:value-type="float" office:value="2.6886" calcext:value-type="float">
            <text:p>2.6886</text:p>
          </table:table-cell>
          <table:table-cell office:value-type="float" office:value="3.1978" calcext:value-type="float">
            <text:p>3.1978</text:p>
          </table:table-cell>
          <table:table-cell office:value-type="float" office:value="12.604" calcext:value-type="float">
            <text:p>12.604</text:p>
          </table:table-cell>
          <table:table-cell office:value-type="float" office:value="9.5462" calcext:value-type="float">
            <text:p>9.5462</text:p>
          </table:table-cell>
          <table:table-cell office:value-type="float" office:value="18.952" calcext:value-type="float">
            <text:p>18.952</text:p>
          </table:table-cell>
          <table:table-cell office:value-type="float" office:value="669.68" calcext:value-type="float">
            <text:p>669.68</text:p>
          </table:table-cell>
          <table:table-cell office:value-type="float" office:value="0.0090577" calcext:value-type="float">
            <text:p>0.0090577</text:p>
          </table:table-cell>
          <table:table-cell office:value-type="float" office:value="93.72" calcext:value-type="float">
            <text:p>93.72</text:p>
          </table:table-cell>
          <table:table-cell office:value-type="float" office:value="0.11044" calcext:value-type="float">
            <text:p>0.1104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450" calcext:value-type="float">
            <text:p>450</text:p>
          </table:table-cell>
          <table:table-cell office:value-type="float" office:value="913.29" calcext:value-type="float">
            <text:p>913.29</text:p>
          </table:table-cell>
          <table:table-cell office:value-type="float" office:value="0.0010949" calcext:value-type="float">
            <text:p>0.0010949</text:p>
          </table:table-cell>
          <table:table-cell office:value-type="float" office:value="2.6779" calcext:value-type="float">
            <text:p>2.6779</text:p>
          </table:table-cell>
          <table:table-cell office:value-type="float" office:value="3.1962" calcext:value-type="float">
            <text:p>3.1962</text:p>
          </table:table-cell>
          <table:table-cell office:value-type="float" office:value="12.565" calcext:value-type="float">
            <text:p>12.565</text:p>
          </table:table-cell>
          <table:table-cell office:value-type="float" office:value="9.5491" calcext:value-type="float">
            <text:p>9.5491</text:p>
          </table:table-cell>
          <table:table-cell office:value-type="float" office:value="18.857" calcext:value-type="float">
            <text:p>18.857</text:p>
          </table:table-cell>
          <table:table-cell office:value-type="float" office:value="677.11" calcext:value-type="float">
            <text:p>677.11</text:p>
          </table:table-cell>
          <table:table-cell office:value-type="float" office:value="0.0077446" calcext:value-type="float">
            <text:p>0.0077446</text:p>
          </table:table-cell>
          <table:table-cell office:value-type="float" office:value="94.798" calcext:value-type="float">
            <text:p>94.798</text:p>
          </table:table-cell>
          <table:table-cell office:value-type="float" office:value="0.11137" calcext:value-type="float">
            <text:p>0.1113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460" calcext:value-type="float">
            <text:p>460</text:p>
          </table:table-cell>
          <table:table-cell office:value-type="float" office:value="917.54" calcext:value-type="float">
            <text:p>917.54</text:p>
          </table:table-cell>
          <table:table-cell office:value-type="float" office:value="0.0010899" calcext:value-type="float">
            <text:p>0.0010899</text:p>
          </table:table-cell>
          <table:table-cell office:value-type="float" office:value="2.6675" calcext:value-type="float">
            <text:p>2.6675</text:p>
          </table:table-cell>
          <table:table-cell office:value-type="float" office:value="3.1949" calcext:value-type="float">
            <text:p>3.1949</text:p>
          </table:table-cell>
          <table:table-cell office:value-type="float" office:value="12.526" calcext:value-type="float">
            <text:p>12.526</text:p>
          </table:table-cell>
          <table:table-cell office:value-type="float" office:value="9.5521" calcext:value-type="float">
            <text:p>9.5521</text:p>
          </table:table-cell>
          <table:table-cell office:value-type="float" office:value="18.766" calcext:value-type="float">
            <text:p>18.766</text:p>
          </table:table-cell>
          <table:table-cell office:value-type="float" office:value="684.41" calcext:value-type="float">
            <text:p>684.41</text:p>
          </table:table-cell>
          <table:table-cell office:value-type="float" office:value="0.0064972" calcext:value-type="float">
            <text:p>0.0064972</text:p>
          </table:table-cell>
          <table:table-cell office:value-type="float" office:value="95.864" calcext:value-type="float">
            <text:p>95.864</text:p>
          </table:table-cell>
          <table:table-cell office:value-type="float" office:value="0.11229" calcext:value-type="float">
            <text:p>0.1122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470" calcext:value-type="float">
            <text:p>470</text:p>
          </table:table-cell>
          <table:table-cell office:value-type="float" office:value="921.68" calcext:value-type="float">
            <text:p>921.68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2.6574" calcext:value-type="float">
            <text:p>2.6574</text:p>
          </table:table-cell>
          <table:table-cell office:value-type="float" office:value="3.1938" calcext:value-type="float">
            <text:p>3.1938</text:p>
          </table:table-cell>
          <table:table-cell office:value-type="float" office:value="12.489" calcext:value-type="float">
            <text:p>12.489</text:p>
          </table:table-cell>
          <table:table-cell office:value-type="float" office:value="9.5553" calcext:value-type="float">
            <text:p>9.5553</text:p>
          </table:table-cell>
          <table:table-cell office:value-type="float" office:value="18.681" calcext:value-type="float">
            <text:p>18.681</text:p>
          </table:table-cell>
          <table:table-cell office:value-type="float" office:value="691.57" calcext:value-type="float">
            <text:p>691.57</text:p>
          </table:table-cell>
          <table:table-cell office:value-type="float" office:value="0.0053107" calcext:value-type="float">
            <text:p>0.0053107</text:p>
          </table:table-cell>
          <table:table-cell office:value-type="float" office:value="96.92" calcext:value-type="float">
            <text:p>96.92</text:p>
          </table:table-cell>
          <table:table-cell office:value-type="float" office:value="0.11319" calcext:value-type="float">
            <text:p>0.1131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480" calcext:value-type="float">
            <text:p>480</text:p>
          </table:table-cell>
          <table:table-cell office:value-type="float" office:value="925.72" calcext:value-type="float">
            <text:p>925.72</text:p>
          </table:table-cell>
          <table:table-cell office:value-type="float" office:value="0.0010802" calcext:value-type="float">
            <text:p>0.0010802</text:p>
          </table:table-cell>
          <table:table-cell office:value-type="float" office:value="2.6475" calcext:value-type="float">
            <text:p>2.6475</text:p>
          </table:table-cell>
          <table:table-cell office:value-type="float" office:value="3.1929" calcext:value-type="float">
            <text:p>3.1929</text:p>
          </table:table-cell>
          <table:table-cell office:value-type="float" office:value="12.452" calcext:value-type="float">
            <text:p>12.452</text:p>
          </table:table-cell>
          <table:table-cell office:value-type="float" office:value="9.5586" calcext:value-type="float">
            <text:p>9.5586</text:p>
          </table:table-cell>
          <table:table-cell office:value-type="float" office:value="18.599" calcext:value-type="float">
            <text:p>18.599</text:p>
          </table:table-cell>
          <table:table-cell office:value-type="float" office:value="698.61" calcext:value-type="float">
            <text:p>698.61</text:p>
          </table:table-cell>
          <table:table-cell office:value-type="float" office:value="0.0041805" calcext:value-type="float">
            <text:p>0.0041805</text:p>
          </table:table-cell>
          <table:table-cell office:value-type="float" office:value="97.964" calcext:value-type="float">
            <text:p>97.964</text:p>
          </table:table-cell>
          <table:table-cell office:value-type="float" office:value="0.11408" calcext:value-type="float">
            <text:p>0.1140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490" calcext:value-type="float">
            <text:p>490</text:p>
          </table:table-cell>
          <table:table-cell office:value-type="float" office:value="929.66" calcext:value-type="float">
            <text:p>929.66</text:p>
          </table:table-cell>
          <table:table-cell office:value-type="float" office:value="0.0010757" calcext:value-type="float">
            <text:p>0.0010757</text:p>
          </table:table-cell>
          <table:table-cell office:value-type="float" office:value="2.6378" calcext:value-type="float">
            <text:p>2.6378</text:p>
          </table:table-cell>
          <table:table-cell office:value-type="float" office:value="3.1922" calcext:value-type="float">
            <text:p>3.1922</text:p>
          </table:table-cell>
          <table:table-cell office:value-type="float" office:value="12.416" calcext:value-type="float">
            <text:p>12.416</text:p>
          </table:table-cell>
          <table:table-cell office:value-type="float" office:value="9.562" calcext:value-type="float">
            <text:p>9.562</text:p>
          </table:table-cell>
          <table:table-cell office:value-type="float" office:value="18.521" calcext:value-type="float">
            <text:p>18.521</text:p>
          </table:table-cell>
          <table:table-cell office:value-type="float" office:value="705.53" calcext:value-type="float">
            <text:p>705.53</text:p>
          </table:table-cell>
          <table:table-cell office:value-type="float" office:value="0.0031026" calcext:value-type="float">
            <text:p>0.0031026</text:p>
          </table:table-cell>
          <table:table-cell office:value-type="float" office:value="98.999" calcext:value-type="float">
            <text:p>98.999</text:p>
          </table:table-cell>
          <table:table-cell office:value-type="float" office:value="0.11496" calcext:value-type="float">
            <text:p>0.1149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500" calcext:value-type="float">
            <text:p>500</text:p>
          </table:table-cell>
          <table:table-cell office:value-type="float" office:value="933.5" calcext:value-type="float">
            <text:p>933.5</text:p>
          </table:table-cell>
          <table:table-cell office:value-type="float" office:value="0.0010712" calcext:value-type="float">
            <text:p>0.0010712</text:p>
          </table:table-cell>
          <table:table-cell office:value-type="float" office:value="2.6283" calcext:value-type="float">
            <text:p>2.6283</text:p>
          </table:table-cell>
          <table:table-cell office:value-type="float" office:value="3.1917" calcext:value-type="float">
            <text:p>3.1917</text:p>
          </table:table-cell>
          <table:table-cell office:value-type="float" office:value="12.38" calcext:value-type="float">
            <text:p>12.38</text:p>
          </table:table-cell>
          <table:table-cell office:value-type="float" office:value="9.5655" calcext:value-type="float">
            <text:p>9.5655</text:p>
          </table:table-cell>
          <table:table-cell office:value-type="float" office:value="18.447" calcext:value-type="float">
            <text:p>18.447</text:p>
          </table:table-cell>
          <table:table-cell office:value-type="float" office:value="712.33" calcext:value-type="float">
            <text:p>712.33</text:p>
          </table:table-cell>
          <table:table-cell office:value-type="float" office:value="0.0020734" calcext:value-type="float">
            <text:p>0.0020734</text:p>
          </table:table-cell>
          <table:table-cell office:value-type="float" office:value="100.02" calcext:value-type="float">
            <text:p>100.02</text:p>
          </table:table-cell>
          <table:table-cell office:value-type="float" office:value="0.11582" calcext:value-type="float">
            <text:p>0.1158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510" calcext:value-type="float">
            <text:p>510</text:p>
          </table:table-cell>
          <table:table-cell office:value-type="float" office:value="937.26" calcext:value-type="float">
            <text:p>937.26</text:p>
          </table:table-cell>
          <table:table-cell office:value-type="float" office:value="0.0010669" calcext:value-type="float">
            <text:p>0.0010669</text:p>
          </table:table-cell>
          <table:table-cell office:value-type="float" office:value="2.6191" calcext:value-type="float">
            <text:p>2.6191</text:p>
          </table:table-cell>
          <table:table-cell office:value-type="float" office:value="3.1914" calcext:value-type="float">
            <text:p>3.1914</text:p>
          </table:table-cell>
          <table:table-cell office:value-type="float" office:value="12.346" calcext:value-type="float">
            <text:p>12.346</text:p>
          </table:table-cell>
          <table:table-cell office:value-type="float" office:value="9.5691" calcext:value-type="float">
            <text:p>9.5691</text:p>
          </table:table-cell>
          <table:table-cell office:value-type="float" office:value="18.376" calcext:value-type="float">
            <text:p>18.376</text:p>
          </table:table-cell>
          <table:table-cell office:value-type="float" office:value="719.03" calcext:value-type="float">
            <text:p>719.03</text:p>
          </table:table-cell>
          <table:table-cell office:value-type="float" office:value="0.0010895" calcext:value-type="float">
            <text:p>0.0010895</text:p>
          </table:table-cell>
          <table:table-cell office:value-type="float" office:value="101.04" calcext:value-type="float">
            <text:p>101.04</text:p>
          </table:table-cell>
          <table:table-cell office:value-type="float" office:value="0.11667" calcext:value-type="float">
            <text:p>0.1166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520" calcext:value-type="float">
            <text:p>520</text:p>
          </table:table-cell>
          <table:table-cell office:value-type="float" office:value="940.93" calcext:value-type="float">
            <text:p>940.93</text:p>
          </table:table-cell>
          <table:table-cell office:value-type="float" office:value="0.0010628" calcext:value-type="float">
            <text:p>0.0010628</text:p>
          </table:table-cell>
          <table:table-cell office:value-type="float" office:value="2.61" calcext:value-type="float">
            <text:p>2.61</text:p>
          </table:table-cell>
          <table:table-cell office:value-type="float" office:value="3.1913" calcext:value-type="float">
            <text:p>3.1913</text:p>
          </table:table-cell>
          <table:table-cell office:value-type="float" office:value="12.312" calcext:value-type="float">
            <text:p>12.312</text:p>
          </table:table-cell>
          <table:table-cell office:value-type="float" office:value="9.5728" calcext:value-type="float">
            <text:p>9.5728</text:p>
          </table:table-cell>
          <table:table-cell office:value-type="float" office:value="18.307" calcext:value-type="float">
            <text:p>18.307</text:p>
          </table:table-cell>
          <table:table-cell office:value-type="float" office:value="725.62" calcext:value-type="float">
            <text:p>725.62</text:p>
          </table:table-cell>
          <table:table-cell office:value-type="float" office:value="0.00014792" calcext:value-type="float">
            <text:p>0.00014792</text:p>
          </table:table-cell>
          <table:table-cell office:value-type="float" office:value="102.05" calcext:value-type="float">
            <text:p>102.05</text:p>
          </table:table-cell>
          <table:table-cell office:value-type="float" office:value="0.1175" calcext:value-type="float">
            <text:p>0.1175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530" calcext:value-type="float">
            <text:p>530</text:p>
          </table:table-cell>
          <table:table-cell office:value-type="float" office:value="944.52" calcext:value-type="float">
            <text:p>944.52</text:p>
          </table:table-cell>
          <table:table-cell office:value-type="float" office:value="0.0010587" calcext:value-type="float">
            <text:p>0.0010587</text:p>
          </table:table-cell>
          <table:table-cell office:value-type="float" office:value="2.6012" calcext:value-type="float">
            <text:p>2.6012</text:p>
          </table:table-cell>
          <table:table-cell office:value-type="float" office:value="3.1914" calcext:value-type="float">
            <text:p>3.1914</text:p>
          </table:table-cell>
          <table:table-cell office:value-type="float" office:value="12.278" calcext:value-type="float">
            <text:p>12.278</text:p>
          </table:table-cell>
          <table:table-cell office:value-type="float" office:value="9.5765" calcext:value-type="float">
            <text:p>9.5765</text:p>
          </table:table-cell>
          <table:table-cell office:value-type="float" office:value="18.242" calcext:value-type="float">
            <text:p>18.242</text:p>
          </table:table-cell>
          <table:table-cell office:value-type="float" office:value="732.12" calcext:value-type="float">
            <text:p>732.12</text:p>
          </table:table-cell>
          <table:table-cell office:value-type="float" office:value="-0.00075407" calcext:value-type="float">
            <text:p>-0.00075407</text:p>
          </table:table-cell>
          <table:table-cell office:value-type="float" office:value="103.05" calcext:value-type="float">
            <text:p>103.05</text:p>
          </table:table-cell>
          <table:table-cell office:value-type="float" office:value="0.11833" calcext:value-type="float">
            <text:p>0.1183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540" calcext:value-type="float">
            <text:p>540</text:p>
          </table:table-cell>
          <table:table-cell office:value-type="float" office:value="948.04" calcext:value-type="float">
            <text:p>948.04</text:p>
          </table:table-cell>
          <table:table-cell office:value-type="float" office:value="0.0010548" calcext:value-type="float">
            <text:p>0.0010548</text:p>
          </table:table-cell>
          <table:table-cell office:value-type="float" office:value="2.5925" calcext:value-type="float">
            <text:p>2.5925</text:p>
          </table:table-cell>
          <table:table-cell office:value-type="float" office:value="3.1916" calcext:value-type="float">
            <text:p>3.1916</text:p>
          </table:table-cell>
          <table:table-cell office:value-type="float" office:value="12.246" calcext:value-type="float">
            <text:p>12.246</text:p>
          </table:table-cell>
          <table:table-cell office:value-type="float" office:value="9.5803" calcext:value-type="float">
            <text:p>9.5803</text:p>
          </table:table-cell>
          <table:table-cell office:value-type="float" office:value="18.18" calcext:value-type="float">
            <text:p>18.18</text:p>
          </table:table-cell>
          <table:table-cell office:value-type="float" office:value="738.51" calcext:value-type="float">
            <text:p>738.51</text:p>
          </table:table-cell>
          <table:table-cell office:value-type="float" office:value="-0.001619" calcext:value-type="float">
            <text:p>-0.001619</text:p>
          </table:table-cell>
          <table:table-cell office:value-type="float" office:value="104.04" calcext:value-type="float">
            <text:p>104.04</text:p>
          </table:table-cell>
          <table:table-cell office:value-type="float" office:value="0.11915" calcext:value-type="float">
            <text:p>0.11915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550" calcext:value-type="float">
            <text:p>550</text:p>
          </table:table-cell>
          <table:table-cell office:value-type="float" office:value="951.48" calcext:value-type="float">
            <text:p>951.48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2.584" calcext:value-type="float">
            <text:p>2.584</text:p>
          </table:table-cell>
          <table:table-cell office:value-type="float" office:value="3.192" calcext:value-type="float">
            <text:p>3.192</text:p>
          </table:table-cell>
          <table:table-cell office:value-type="float" office:value="12.214" calcext:value-type="float">
            <text:p>12.214</text:p>
          </table:table-cell>
          <table:table-cell office:value-type="float" office:value="9.5842" calcext:value-type="float">
            <text:p>9.5842</text:p>
          </table:table-cell>
          <table:table-cell office:value-type="float" office:value="18.12" calcext:value-type="float">
            <text:p>18.12</text:p>
          </table:table-cell>
          <table:table-cell office:value-type="float" office:value="744.82" calcext:value-type="float">
            <text:p>744.82</text:p>
          </table:table-cell>
          <table:table-cell office:value-type="float" office:value="-0.0024491" calcext:value-type="float">
            <text:p>-0.0024491</text:p>
          </table:table-cell>
          <table:table-cell office:value-type="float" office:value="105.03" calcext:value-type="float">
            <text:p>105.03</text:p>
          </table:table-cell>
          <table:table-cell office:value-type="float" office:value="0.11995" calcext:value-type="float">
            <text:p>0.11995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560" calcext:value-type="float">
            <text:p>560</text:p>
          </table:table-cell>
          <table:table-cell office:value-type="float" office:value="954.86" calcext:value-type="float">
            <text:p>954.86</text:p>
          </table:table-cell>
          <table:table-cell office:value-type="float" office:value="0.0010473" calcext:value-type="float">
            <text:p>0.0010473</text:p>
          </table:table-cell>
          <table:table-cell office:value-type="float" office:value="2.5756" calcext:value-type="float">
            <text:p>2.5756</text:p>
          </table:table-cell>
          <table:table-cell office:value-type="float" office:value="3.1925" calcext:value-type="float">
            <text:p>3.1925</text:p>
          </table:table-cell>
          <table:table-cell office:value-type="float" office:value="12.182" calcext:value-type="float">
            <text:p>12.182</text:p>
          </table:table-cell>
          <table:table-cell office:value-type="float" office:value="9.5881" calcext:value-type="float">
            <text:p>9.5881</text:p>
          </table:table-cell>
          <table:table-cell office:value-type="float" office:value="18.062" calcext:value-type="float">
            <text:p>18.062</text:p>
          </table:table-cell>
          <table:table-cell office:value-type="float" office:value="751.03" calcext:value-type="float">
            <text:p>751.03</text:p>
          </table:table-cell>
          <table:table-cell office:value-type="float" office:value="-0.0032465" calcext:value-type="float">
            <text:p>-0.0032465</text:p>
          </table:table-cell>
          <table:table-cell office:value-type="float" office:value="106" calcext:value-type="float">
            <text:p>106</text:p>
          </table:table-cell>
          <table:table-cell office:value-type="float" office:value="0.12075" calcext:value-type="float">
            <text:p>0.12075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570" calcext:value-type="float">
            <text:p>570</text:p>
          </table:table-cell>
          <table:table-cell office:value-type="float" office:value="958.16" calcext:value-type="float">
            <text:p>958.16</text:p>
          </table:table-cell>
          <table:table-cell office:value-type="float" office:value="0.0010437" calcext:value-type="float">
            <text:p>0.0010437</text:p>
          </table:table-cell>
          <table:table-cell office:value-type="float" office:value="2.5674" calcext:value-type="float">
            <text:p>2.5674</text:p>
          </table:table-cell>
          <table:table-cell office:value-type="float" office:value="3.1931" calcext:value-type="float">
            <text:p>3.1931</text:p>
          </table:table-cell>
          <table:table-cell office:value-type="float" office:value="12.151" calcext:value-type="float">
            <text:p>12.151</text:p>
          </table:table-cell>
          <table:table-cell office:value-type="float" office:value="9.5921" calcext:value-type="float">
            <text:p>9.5921</text:p>
          </table:table-cell>
          <table:table-cell office:value-type="float" office:value="18.007" calcext:value-type="float">
            <text:p>18.007</text:p>
          </table:table-cell>
          <table:table-cell office:value-type="float" office:value="757.16" calcext:value-type="float">
            <text:p>757.16</text:p>
          </table:table-cell>
          <table:table-cell office:value-type="float" office:value="-0.0040132" calcext:value-type="float">
            <text:p>-0.0040132</text:p>
          </table:table-cell>
          <table:table-cell office:value-type="float" office:value="106.97" calcext:value-type="float">
            <text:p>106.97</text:p>
          </table:table-cell>
          <table:table-cell office:value-type="float" office:value="0.12153" calcext:value-type="float">
            <text:p>0.1215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580" calcext:value-type="float">
            <text:p>580</text:p>
          </table:table-cell>
          <table:table-cell office:value-type="float" office:value="961.41" calcext:value-type="float">
            <text:p>961.41</text:p>
          </table:table-cell>
          <table:table-cell office:value-type="float" office:value="0.0010401" calcext:value-type="float">
            <text:p>0.0010401</text:p>
          </table:table-cell>
          <table:table-cell office:value-type="float" office:value="2.5594" calcext:value-type="float">
            <text:p>2.5594</text:p>
          </table:table-cell>
          <table:table-cell office:value-type="float" office:value="3.1939" calcext:value-type="float">
            <text:p>3.1939</text:p>
          </table:table-cell>
          <table:table-cell office:value-type="float" office:value="12.12" calcext:value-type="float">
            <text:p>12.12</text:p>
          </table:table-cell>
          <table:table-cell office:value-type="float" office:value="9.5961" calcext:value-type="float">
            <text:p>9.5961</text:p>
          </table:table-cell>
          <table:table-cell office:value-type="float" office:value="17.953" calcext:value-type="float">
            <text:p>17.953</text:p>
          </table:table-cell>
          <table:table-cell office:value-type="float" office:value="763.2" calcext:value-type="float">
            <text:p>763.2</text:p>
          </table:table-cell>
          <table:table-cell office:value-type="float" office:value="-0.0047509" calcext:value-type="float">
            <text:p>-0.0047509</text:p>
          </table:table-cell>
          <table:table-cell office:value-type="float" office:value="107.94" calcext:value-type="float">
            <text:p>107.94</text:p>
          </table:table-cell>
          <table:table-cell office:value-type="float" office:value="0.12231" calcext:value-type="float">
            <text:p>0.1223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590" calcext:value-type="float">
            <text:p>590</text:p>
          </table:table-cell>
          <table:table-cell office:value-type="float" office:value="964.59" calcext:value-type="float">
            <text:p>964.59</text:p>
          </table:table-cell>
          <table:table-cell office:value-type="float" office:value="0.0010367" calcext:value-type="float">
            <text:p>0.0010367</text:p>
          </table:table-cell>
          <table:table-cell office:value-type="float" office:value="2.5515" calcext:value-type="float">
            <text:p>2.5515</text:p>
          </table:table-cell>
          <table:table-cell office:value-type="float" office:value="3.1949" calcext:value-type="float">
            <text:p>3.1949</text:p>
          </table:table-cell>
          <table:table-cell office:value-type="float" office:value="12.09" calcext:value-type="float">
            <text:p>12.09</text:p>
          </table:table-cell>
          <table:table-cell office:value-type="float" office:value="9.6002" calcext:value-type="float">
            <text:p>9.6002</text:p>
          </table:table-cell>
          <table:table-cell office:value-type="float" office:value="17.902" calcext:value-type="float">
            <text:p>17.902</text:p>
          </table:table-cell>
          <table:table-cell office:value-type="float" office:value="769.17" calcext:value-type="float">
            <text:p>769.17</text:p>
          </table:table-cell>
          <table:table-cell office:value-type="float" office:value="-0.0054612" calcext:value-type="float">
            <text:p>-0.0054612</text:p>
          </table:table-cell>
          <table:table-cell office:value-type="float" office:value="108.9" calcext:value-type="float">
            <text:p>108.9</text:p>
          </table:table-cell>
          <table:table-cell office:value-type="float" office:value="0.12307" calcext:value-type="float">
            <text:p>0.1230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600" calcext:value-type="float">
            <text:p>600</text:p>
          </table:table-cell>
          <table:table-cell office:value-type="float" office:value="967.71" calcext:value-type="float">
            <text:p>967.71</text:p>
          </table:table-cell>
          <table:table-cell office:value-type="float" office:value="0.0010334" calcext:value-type="float">
            <text:p>0.0010334</text:p>
          </table:table-cell>
          <table:table-cell office:value-type="float" office:value="2.5437" calcext:value-type="float">
            <text:p>2.5437</text:p>
          </table:table-cell>
          <table:table-cell office:value-type="float" office:value="3.1959" calcext:value-type="float">
            <text:p>3.1959</text:p>
          </table:table-cell>
          <table:table-cell office:value-type="float" office:value="12.061" calcext:value-type="float">
            <text:p>12.061</text:p>
          </table:table-cell>
          <table:table-cell office:value-type="float" office:value="9.6044" calcext:value-type="float">
            <text:p>9.6044</text:p>
          </table:table-cell>
          <table:table-cell office:value-type="float" office:value="17.852" calcext:value-type="float">
            <text:p>17.852</text:p>
          </table:table-cell>
          <table:table-cell office:value-type="float" office:value="775.05" calcext:value-type="float">
            <text:p>775.05</text:p>
          </table:table-cell>
          <table:table-cell office:value-type="float" office:value="-0.0061458" calcext:value-type="float">
            <text:p>-0.0061458</text:p>
          </table:table-cell>
          <table:table-cell office:value-type="float" office:value="109.85" calcext:value-type="float">
            <text:p>109.85</text:p>
          </table:table-cell>
          <table:table-cell office:value-type="float" office:value="0.12383" calcext:value-type="float">
            <text:p>0.1238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610" calcext:value-type="float">
            <text:p>610</text:p>
          </table:table-cell>
          <table:table-cell office:value-type="float" office:value="970.78" calcext:value-type="float">
            <text:p>970.78</text:p>
          </table:table-cell>
          <table:table-cell office:value-type="float" office:value="0.0010301" calcext:value-type="float">
            <text:p>0.0010301</text:p>
          </table:table-cell>
          <table:table-cell office:value-type="float" office:value="2.5361" calcext:value-type="float">
            <text:p>2.5361</text:p>
          </table:table-cell>
          <table:table-cell office:value-type="float" office:value="3.197" calcext:value-type="float">
            <text:p>3.197</text:p>
          </table:table-cell>
          <table:table-cell office:value-type="float" office:value="12.032" calcext:value-type="float">
            <text:p>12.032</text:p>
          </table:table-cell>
          <table:table-cell office:value-type="float" office:value="9.6086" calcext:value-type="float">
            <text:p>9.6086</text:p>
          </table:table-cell>
          <table:table-cell office:value-type="float" office:value="17.804" calcext:value-type="float">
            <text:p>17.804</text:p>
          </table:table-cell>
          <table:table-cell office:value-type="float" office:value="780.86" calcext:value-type="float">
            <text:p>780.86</text:p>
          </table:table-cell>
          <table:table-cell office:value-type="float" office:value="-0.0068059" calcext:value-type="float">
            <text:p>-0.0068059</text:p>
          </table:table-cell>
          <table:table-cell office:value-type="float" office:value="110.8" calcext:value-type="float">
            <text:p>110.8</text:p>
          </table:table-cell>
          <table:table-cell office:value-type="float" office:value="0.12458" calcext:value-type="float">
            <text:p>0.1245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620" calcext:value-type="float">
            <text:p>620</text:p>
          </table:table-cell>
          <table:table-cell office:value-type="float" office:value="973.79" calcext:value-type="float">
            <text:p>973.79</text:p>
          </table:table-cell>
          <table:table-cell office:value-type="float" office:value="0.0010269" calcext:value-type="float">
            <text:p>0.0010269</text:p>
          </table:table-cell>
          <table:table-cell office:value-type="float" office:value="2.5286" calcext:value-type="float">
            <text:p>2.5286</text:p>
          </table:table-cell>
          <table:table-cell office:value-type="float" office:value="3.1983" calcext:value-type="float">
            <text:p>3.1983</text:p>
          </table:table-cell>
          <table:table-cell office:value-type="float" office:value="12.003" calcext:value-type="float">
            <text:p>12.003</text:p>
          </table:table-cell>
          <table:table-cell office:value-type="float" office:value="9.6128" calcext:value-type="float">
            <text:p>9.6128</text:p>
          </table:table-cell>
          <table:table-cell office:value-type="float" office:value="17.758" calcext:value-type="float">
            <text:p>17.758</text:p>
          </table:table-cell>
          <table:table-cell office:value-type="float" office:value="786.6" calcext:value-type="float">
            <text:p>786.6</text:p>
          </table:table-cell>
          <table:table-cell office:value-type="float" office:value="-0.0074429" calcext:value-type="float">
            <text:p>-0.0074429</text:p>
          </table:table-cell>
          <table:table-cell office:value-type="float" office:value="111.74" calcext:value-type="float">
            <text:p>111.74</text:p>
          </table:table-cell>
          <table:table-cell office:value-type="float" office:value="0.12532" calcext:value-type="float">
            <text:p>0.1253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630" calcext:value-type="float">
            <text:p>630</text:p>
          </table:table-cell>
          <table:table-cell office:value-type="float" office:value="976.75" calcext:value-type="float">
            <text:p>976.75</text:p>
          </table:table-cell>
          <table:table-cell office:value-type="float" office:value="0.0010238" calcext:value-type="float">
            <text:p>0.0010238</text:p>
          </table:table-cell>
          <table:table-cell office:value-type="float" office:value="2.5212" calcext:value-type="float">
            <text:p>2.5212</text:p>
          </table:table-cell>
          <table:table-cell office:value-type="float" office:value="3.1997" calcext:value-type="float">
            <text:p>3.1997</text:p>
          </table:table-cell>
          <table:table-cell office:value-type="float" office:value="11.975" calcext:value-type="float">
            <text:p>11.975</text:p>
          </table:table-cell>
          <table:table-cell office:value-type="float" office:value="9.617" calcext:value-type="float">
            <text:p>9.617</text:p>
          </table:table-cell>
          <table:table-cell office:value-type="float" office:value="17.714" calcext:value-type="float">
            <text:p>17.714</text:p>
          </table:table-cell>
          <table:table-cell office:value-type="float" office:value="792.27" calcext:value-type="float">
            <text:p>792.27</text:p>
          </table:table-cell>
          <table:table-cell office:value-type="float" office:value="-0.008058" calcext:value-type="float">
            <text:p>-0.008058</text:p>
          </table:table-cell>
          <table:table-cell office:value-type="float" office:value="112.67" calcext:value-type="float">
            <text:p>112.67</text:p>
          </table:table-cell>
          <table:table-cell office:value-type="float" office:value="0.12606" calcext:value-type="float">
            <text:p>0.1260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640" calcext:value-type="float">
            <text:p>640</text:p>
          </table:table-cell>
          <table:table-cell office:value-type="float" office:value="979.66" calcext:value-type="float">
            <text:p>979.66</text:p>
          </table:table-cell>
          <table:table-cell office:value-type="float" office:value="0.0010208" calcext:value-type="float">
            <text:p>0.0010208</text:p>
          </table:table-cell>
          <table:table-cell office:value-type="float" office:value="2.514" calcext:value-type="float">
            <text:p>2.514</text:p>
          </table:table-cell>
          <table:table-cell office:value-type="float" office:value="3.2012" calcext:value-type="float">
            <text:p>3.2012</text:p>
          </table:table-cell>
          <table:table-cell office:value-type="float" office:value="11.947" calcext:value-type="float">
            <text:p>11.947</text:p>
          </table:table-cell>
          <table:table-cell office:value-type="float" office:value="9.6213" calcext:value-type="float">
            <text:p>9.6213</text:p>
          </table:table-cell>
          <table:table-cell office:value-type="float" office:value="17.67" calcext:value-type="float">
            <text:p>17.67</text:p>
          </table:table-cell>
          <table:table-cell office:value-type="float" office:value="797.87" calcext:value-type="float">
            <text:p>797.87</text:p>
          </table:table-cell>
          <table:table-cell office:value-type="float" office:value="-0.0086523" calcext:value-type="float">
            <text:p>-0.0086523</text:p>
          </table:table-cell>
          <table:table-cell office:value-type="float" office:value="113.6" calcext:value-type="float">
            <text:p>113.6</text:p>
          </table:table-cell>
          <table:table-cell office:value-type="float" office:value="0.12678" calcext:value-type="float">
            <text:p>0.1267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650" calcext:value-type="float">
            <text:p>650</text:p>
          </table:table-cell>
          <table:table-cell office:value-type="float" office:value="982.52" calcext:value-type="float">
            <text:p>982.52</text:p>
          </table:table-cell>
          <table:table-cell office:value-type="float" office:value="0.0010178" calcext:value-type="float">
            <text:p>0.0010178</text:p>
          </table:table-cell>
          <table:table-cell office:value-type="float" office:value="2.5069" calcext:value-type="float">
            <text:p>2.5069</text:p>
          </table:table-cell>
          <table:table-cell office:value-type="float" office:value="3.2027" calcext:value-type="float">
            <text:p>3.2027</text:p>
          </table:table-cell>
          <table:table-cell office:value-type="float" office:value="11.92" calcext:value-type="float">
            <text:p>11.92</text:p>
          </table:table-cell>
          <table:table-cell office:value-type="float" office:value="9.6257" calcext:value-type="float">
            <text:p>9.6257</text:p>
          </table:table-cell>
          <table:table-cell office:value-type="float" office:value="17.629" calcext:value-type="float">
            <text:p>17.629</text:p>
          </table:table-cell>
          <table:table-cell office:value-type="float" office:value="803.4" calcext:value-type="float">
            <text:p>803.4</text:p>
          </table:table-cell>
          <table:table-cell office:value-type="float" office:value="-0.0092269" calcext:value-type="float">
            <text:p>-0.0092269</text:p>
          </table:table-cell>
          <table:table-cell office:value-type="float" office:value="114.53" calcext:value-type="float">
            <text:p>114.53</text:p>
          </table:table-cell>
          <table:table-cell office:value-type="float" office:value="0.1275" calcext:value-type="float">
            <text:p>0.1275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660" calcext:value-type="float">
            <text:p>660</text:p>
          </table:table-cell>
          <table:table-cell office:value-type="float" office:value="985.34" calcext:value-type="float">
            <text:p>985.34</text:p>
          </table:table-cell>
          <table:table-cell office:value-type="float" office:value="0.0010149" calcext:value-type="float">
            <text:p>0.0010149</text:p>
          </table:table-cell>
          <table:table-cell office:value-type="float" office:value="2.4999" calcext:value-type="float">
            <text:p>2.4999</text:p>
          </table:table-cell>
          <table:table-cell office:value-type="float" office:value="3.2044" calcext:value-type="float">
            <text:p>3.2044</text:p>
          </table:table-cell>
          <table:table-cell office:value-type="float" office:value="11.892" calcext:value-type="float">
            <text:p>11.892</text:p>
          </table:table-cell>
          <table:table-cell office:value-type="float" office:value="9.63" calcext:value-type="float">
            <text:p>9.63</text:p>
          </table:table-cell>
          <table:table-cell office:value-type="float" office:value="17.588" calcext:value-type="float">
            <text:p>17.588</text:p>
          </table:table-cell>
          <table:table-cell office:value-type="float" office:value="808.87" calcext:value-type="float">
            <text:p>808.87</text:p>
          </table:table-cell>
          <table:table-cell office:value-type="float" office:value="-0.0097827" calcext:value-type="float">
            <text:p>-0.0097827</text:p>
          </table:table-cell>
          <table:table-cell office:value-type="float" office:value="115.45" calcext:value-type="float">
            <text:p>115.45</text:p>
          </table:table-cell>
          <table:table-cell office:value-type="float" office:value="0.12821" calcext:value-type="float">
            <text:p>0.1282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670" calcext:value-type="float">
            <text:p>670</text:p>
          </table:table-cell>
          <table:table-cell office:value-type="float" office:value="988.1" calcext:value-type="float">
            <text:p>988.1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2.493" calcext:value-type="float">
            <text:p>2.493</text:p>
          </table:table-cell>
          <table:table-cell office:value-type="float" office:value="3.2062" calcext:value-type="float">
            <text:p>3.2062</text:p>
          </table:table-cell>
          <table:table-cell office:value-type="float" office:value="11.866" calcext:value-type="float">
            <text:p>11.866</text:p>
          </table:table-cell>
          <table:table-cell office:value-type="float" office:value="9.6344" calcext:value-type="float">
            <text:p>9.6344</text:p>
          </table:table-cell>
          <table:table-cell office:value-type="float" office:value="17.549" calcext:value-type="float">
            <text:p>17.549</text:p>
          </table:table-cell>
          <table:table-cell office:value-type="float" office:value="814.27" calcext:value-type="float">
            <text:p>814.27</text:p>
          </table:table-cell>
          <table:table-cell office:value-type="float" office:value="-0.010321" calcext:value-type="float">
            <text:p>-0.010321</text:p>
          </table:table-cell>
          <table:table-cell office:value-type="float" office:value="116.37" calcext:value-type="float">
            <text:p>116.37</text:p>
          </table:table-cell>
          <table:table-cell office:value-type="float" office:value="0.12892" calcext:value-type="float">
            <text:p>0.1289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680" calcext:value-type="float">
            <text:p>680</text:p>
          </table:table-cell>
          <table:table-cell office:value-type="float" office:value="990.83" calcext:value-type="float">
            <text:p>990.83</text:p>
          </table:table-cell>
          <table:table-cell office:value-type="float" office:value="0.0010093" calcext:value-type="float">
            <text:p>0.0010093</text:p>
          </table:table-cell>
          <table:table-cell office:value-type="float" office:value="2.4862" calcext:value-type="float">
            <text:p>2.4862</text:p>
          </table:table-cell>
          <table:table-cell office:value-type="float" office:value="3.208" calcext:value-type="float">
            <text:p>3.208</text:p>
          </table:table-cell>
          <table:table-cell office:value-type="float" office:value="11.839" calcext:value-type="float">
            <text:p>11.839</text:p>
          </table:table-cell>
          <table:table-cell office:value-type="float" office:value="9.6389" calcext:value-type="float">
            <text:p>9.6389</text:p>
          </table:table-cell>
          <table:table-cell office:value-type="float" office:value="17.511" calcext:value-type="float">
            <text:p>17.511</text:p>
          </table:table-cell>
          <table:table-cell office:value-type="float" office:value="819.62" calcext:value-type="float">
            <text:p>819.62</text:p>
          </table:table-cell>
          <table:table-cell office:value-type="float" office:value="-0.010842" calcext:value-type="float">
            <text:p>-0.010842</text:p>
          </table:table-cell>
          <table:table-cell office:value-type="float" office:value="117.28" calcext:value-type="float">
            <text:p>117.28</text:p>
          </table:table-cell>
          <table:table-cell office:value-type="float" office:value="0.12962" calcext:value-type="float">
            <text:p>0.1296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690" calcext:value-type="float">
            <text:p>690</text:p>
          </table:table-cell>
          <table:table-cell office:value-type="float" office:value="993.51" calcext:value-type="float">
            <text:p>993.51</text:p>
          </table:table-cell>
          <table:table-cell office:value-type="float" office:value="0.0010065" calcext:value-type="float">
            <text:p>0.0010065</text:p>
          </table:table-cell>
          <table:table-cell office:value-type="float" office:value="2.4795" calcext:value-type="float">
            <text:p>2.4795</text:p>
          </table:table-cell>
          <table:table-cell office:value-type="float" office:value="3.21" calcext:value-type="float">
            <text:p>3.21</text:p>
          </table:table-cell>
          <table:table-cell office:value-type="float" office:value="11.813" calcext:value-type="float">
            <text:p>11.813</text:p>
          </table:table-cell>
          <table:table-cell office:value-type="float" office:value="9.6433" calcext:value-type="float">
            <text:p>9.6433</text:p>
          </table:table-cell>
          <table:table-cell office:value-type="float" office:value="17.475" calcext:value-type="float">
            <text:p>17.475</text:p>
          </table:table-cell>
          <table:table-cell office:value-type="float" office:value="824.9" calcext:value-type="float">
            <text:p>824.9</text:p>
          </table:table-cell>
          <table:table-cell office:value-type="float" office:value="-0.011346" calcext:value-type="float">
            <text:p>-0.011346</text:p>
          </table:table-cell>
          <table:table-cell office:value-type="float" office:value="118.19" calcext:value-type="float">
            <text:p>118.19</text:p>
          </table:table-cell>
          <table:table-cell office:value-type="float" office:value="0.13031" calcext:value-type="float">
            <text:p>0.1303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700" calcext:value-type="float">
            <text:p>700</text:p>
          </table:table-cell>
          <table:table-cell office:value-type="float" office:value="996.16" calcext:value-type="float">
            <text:p>996.16</text:p>
          </table:table-cell>
          <table:table-cell office:value-type="float" office:value="0.0010039" calcext:value-type="float">
            <text:p>0.0010039</text:p>
          </table:table-cell>
          <table:table-cell office:value-type="float" office:value="2.4729" calcext:value-type="float">
            <text:p>2.4729</text:p>
          </table:table-cell>
          <table:table-cell office:value-type="float" office:value="3.212" calcext:value-type="float">
            <text:p>3.212</text:p>
          </table:table-cell>
          <table:table-cell office:value-type="float" office:value="11.788" calcext:value-type="float">
            <text:p>11.788</text:p>
          </table:table-cell>
          <table:table-cell office:value-type="float" office:value="9.6478" calcext:value-type="float">
            <text:p>9.6478</text:p>
          </table:table-cell>
          <table:table-cell office:value-type="float" office:value="17.439" calcext:value-type="float">
            <text:p>17.439</text:p>
          </table:table-cell>
          <table:table-cell office:value-type="float" office:value="830.13" calcext:value-type="float">
            <text:p>830.13</text:p>
          </table:table-cell>
          <table:table-cell office:value-type="float" office:value="-0.011836" calcext:value-type="float">
            <text:p>-0.011836</text:p>
          </table:table-cell>
          <table:table-cell office:value-type="float" office:value="119.1" calcext:value-type="float">
            <text:p>119.1</text:p>
          </table:table-cell>
          <table:table-cell office:value-type="float" office:value="0.13099" calcext:value-type="float">
            <text:p>0.1309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710" calcext:value-type="float">
            <text:p>710</text:p>
          </table:table-cell>
          <table:table-cell office:value-type="float" office:value="998.76" calcext:value-type="float">
            <text:p>998.76</text:p>
          </table:table-cell>
          <table:table-cell office:value-type="float" office:value="0.0010012" calcext:value-type="float">
            <text:p>0.0010012</text:p>
          </table:table-cell>
          <table:table-cell office:value-type="float" office:value="2.4664" calcext:value-type="float">
            <text:p>2.4664</text:p>
          </table:table-cell>
          <table:table-cell office:value-type="float" office:value="3.2141" calcext:value-type="float">
            <text:p>3.2141</text:p>
          </table:table-cell>
          <table:table-cell office:value-type="float" office:value="11.762" calcext:value-type="float">
            <text:p>11.762</text:p>
          </table:table-cell>
          <table:table-cell office:value-type="float" office:value="9.6524" calcext:value-type="float">
            <text:p>9.6524</text:p>
          </table:table-cell>
          <table:table-cell office:value-type="float" office:value="17.404" calcext:value-type="float">
            <text:p>17.404</text:p>
          </table:table-cell>
          <table:table-cell office:value-type="float" office:value="835.3" calcext:value-type="float">
            <text:p>835.3</text:p>
          </table:table-cell>
          <table:table-cell office:value-type="float" office:value="-0.01231" calcext:value-type="float">
            <text:p>-0.01231</text:p>
          </table:table-cell>
          <table:table-cell office:value-type="float" office:value="120" calcext:value-type="float">
            <text:p>120</text:p>
          </table:table-cell>
          <table:table-cell office:value-type="float" office:value="0.13167" calcext:value-type="float">
            <text:p>0.1316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720" calcext:value-type="float">
            <text:p>720</text:p>
          </table:table-cell>
          <table:table-cell office:value-type="float" office:value="1001.3" calcext:value-type="float">
            <text:p>1001.3</text:p>
          </table:table-cell>
          <table:table-cell office:value-type="float" office:value="0.00099868" calcext:value-type="float">
            <text:p>0.00099868</text:p>
          </table:table-cell>
          <table:table-cell office:value-type="float" office:value="2.46" calcext:value-type="float">
            <text:p>2.46</text:p>
          </table:table-cell>
          <table:table-cell office:value-type="float" office:value="3.2163" calcext:value-type="float">
            <text:p>3.2163</text:p>
          </table:table-cell>
          <table:table-cell office:value-type="float" office:value="11.737" calcext:value-type="float">
            <text:p>11.737</text:p>
          </table:table-cell>
          <table:table-cell office:value-type="float" office:value="9.6569" calcext:value-type="float">
            <text:p>9.6569</text:p>
          </table:table-cell>
          <table:table-cell office:value-type="float" office:value="17.371" calcext:value-type="float">
            <text:p>17.371</text:p>
          </table:table-cell>
          <table:table-cell office:value-type="float" office:value="840.42" calcext:value-type="float">
            <text:p>840.42</text:p>
          </table:table-cell>
          <table:table-cell office:value-type="float" office:value="-0.012771" calcext:value-type="float">
            <text:p>-0.012771</text:p>
          </table:table-cell>
          <table:table-cell office:value-type="float" office:value="120.89" calcext:value-type="float">
            <text:p>120.89</text:p>
          </table:table-cell>
          <table:table-cell office:value-type="float" office:value="0.13234" calcext:value-type="float">
            <text:p>0.1323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730" calcext:value-type="float">
            <text:p>730</text:p>
          </table:table-cell>
          <table:table-cell office:value-type="float" office:value="1003.9" calcext:value-type="float">
            <text:p>1003.9</text:p>
          </table:table-cell>
          <table:table-cell office:value-type="float" office:value="0.00099616" calcext:value-type="float">
            <text:p>0.00099616</text:p>
          </table:table-cell>
          <table:table-cell office:value-type="float" office:value="2.4536" calcext:value-type="float">
            <text:p>2.4536</text:p>
          </table:table-cell>
          <table:table-cell office:value-type="float" office:value="3.2185" calcext:value-type="float">
            <text:p>3.2185</text:p>
          </table:table-cell>
          <table:table-cell office:value-type="float" office:value="11.713" calcext:value-type="float">
            <text:p>11.713</text:p>
          </table:table-cell>
          <table:table-cell office:value-type="float" office:value="9.6615" calcext:value-type="float">
            <text:p>9.6615</text:p>
          </table:table-cell>
          <table:table-cell office:value-type="float" office:value="17.338" calcext:value-type="float">
            <text:p>17.338</text:p>
          </table:table-cell>
          <table:table-cell office:value-type="float" office:value="845.48" calcext:value-type="float">
            <text:p>845.48</text:p>
          </table:table-cell>
          <table:table-cell office:value-type="float" office:value="-0.013218" calcext:value-type="float">
            <text:p>-0.013218</text:p>
          </table:table-cell>
          <table:table-cell office:value-type="float" office:value="121.79" calcext:value-type="float">
            <text:p>121.79</text:p>
          </table:table-cell>
          <table:table-cell office:value-type="float" office:value="0.13301" calcext:value-type="float">
            <text:p>0.1330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740" calcext:value-type="float">
            <text:p>740</text:p>
          </table:table-cell>
          <table:table-cell office:value-type="float" office:value="1006.3" calcext:value-type="float">
            <text:p>1006.3</text:p>
          </table:table-cell>
          <table:table-cell office:value-type="float" office:value="0.00099369" calcext:value-type="float">
            <text:p>0.00099369</text:p>
          </table:table-cell>
          <table:table-cell office:value-type="float" office:value="2.4474" calcext:value-type="float">
            <text:p>2.4474</text:p>
          </table:table-cell>
          <table:table-cell office:value-type="float" office:value="3.2209" calcext:value-type="float">
            <text:p>3.2209</text:p>
          </table:table-cell>
          <table:table-cell office:value-type="float" office:value="11.688" calcext:value-type="float">
            <text:p>11.688</text:p>
          </table:table-cell>
          <table:table-cell office:value-type="float" office:value="9.666" calcext:value-type="float">
            <text:p>9.666</text:p>
          </table:table-cell>
          <table:table-cell office:value-type="float" office:value="17.307" calcext:value-type="float">
            <text:p>17.307</text:p>
          </table:table-cell>
          <table:table-cell office:value-type="float" office:value="850.49" calcext:value-type="float">
            <text:p>850.49</text:p>
          </table:table-cell>
          <table:table-cell office:value-type="float" office:value="-0.013652" calcext:value-type="float">
            <text:p>-0.013652</text:p>
          </table:table-cell>
          <table:table-cell office:value-type="float" office:value="122.68" calcext:value-type="float">
            <text:p>122.68</text:p>
          </table:table-cell>
          <table:table-cell office:value-type="float" office:value="0.13367" calcext:value-type="float">
            <text:p>0.1336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750" calcext:value-type="float">
            <text:p>750</text:p>
          </table:table-cell>
          <table:table-cell office:value-type="float" office:value="1008.8" calcext:value-type="float">
            <text:p>1008.8</text:p>
          </table:table-cell>
          <table:table-cell office:value-type="float" office:value="0.00099127" calcext:value-type="float">
            <text:p>0.00099127</text:p>
          </table:table-cell>
          <table:table-cell office:value-type="float" office:value="2.4413" calcext:value-type="float">
            <text:p>2.4413</text:p>
          </table:table-cell>
          <table:table-cell office:value-type="float" office:value="3.2233" calcext:value-type="float">
            <text:p>3.2233</text:p>
          </table:table-cell>
          <table:table-cell office:value-type="float" office:value="11.664" calcext:value-type="float">
            <text:p>11.664</text:p>
          </table:table-cell>
          <table:table-cell office:value-type="float" office:value="9.6707" calcext:value-type="float">
            <text:p>9.6707</text:p>
          </table:table-cell>
          <table:table-cell office:value-type="float" office:value="17.276" calcext:value-type="float">
            <text:p>17.276</text:p>
          </table:table-cell>
          <table:table-cell office:value-type="float" office:value="855.45" calcext:value-type="float">
            <text:p>855.45</text:p>
          </table:table-cell>
          <table:table-cell office:value-type="float" office:value="-0.014074" calcext:value-type="float">
            <text:p>-0.014074</text:p>
          </table:table-cell>
          <table:table-cell office:value-type="float" office:value="123.56" calcext:value-type="float">
            <text:p>123.56</text:p>
          </table:table-cell>
          <table:table-cell office:value-type="float" office:value="0.13433" calcext:value-type="float">
            <text:p>0.1343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760" calcext:value-type="float">
            <text:p>760</text:p>
          </table:table-cell>
          <table:table-cell office:value-type="float" office:value="1011.2" calcext:value-type="float">
            <text:p>1011.2</text:p>
          </table:table-cell>
          <table:table-cell office:value-type="float" office:value="0.00098889" calcext:value-type="float">
            <text:p>0.00098889</text:p>
          </table:table-cell>
          <table:table-cell office:value-type="float" office:value="2.4352" calcext:value-type="float">
            <text:p>2.4352</text:p>
          </table:table-cell>
          <table:table-cell office:value-type="float" office:value="3.2257" calcext:value-type="float">
            <text:p>3.2257</text:p>
          </table:table-cell>
          <table:table-cell office:value-type="float" office:value="11.64" calcext:value-type="float">
            <text:p>11.64</text:p>
          </table:table-cell>
          <table:table-cell office:value-type="float" office:value="9.6753" calcext:value-type="float">
            <text:p>9.6753</text:p>
          </table:table-cell>
          <table:table-cell office:value-type="float" office:value="17.246" calcext:value-type="float">
            <text:p>17.246</text:p>
          </table:table-cell>
          <table:table-cell office:value-type="float" office:value="860.36" calcext:value-type="float">
            <text:p>860.36</text:p>
          </table:table-cell>
          <table:table-cell office:value-type="float" office:value="-0.014484" calcext:value-type="float">
            <text:p>-0.014484</text:p>
          </table:table-cell>
          <table:table-cell office:value-type="float" office:value="124.45" calcext:value-type="float">
            <text:p>124.45</text:p>
          </table:table-cell>
          <table:table-cell office:value-type="float" office:value="0.13498" calcext:value-type="float">
            <text:p>0.1349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770" calcext:value-type="float">
            <text:p>770</text:p>
          </table:table-cell>
          <table:table-cell office:value-type="float" office:value="1013.6" calcext:value-type="float">
            <text:p>1013.6</text:p>
          </table:table-cell>
          <table:table-cell office:value-type="float" office:value="0.00098656" calcext:value-type="float">
            <text:p>0.00098656</text:p>
          </table:table-cell>
          <table:table-cell office:value-type="float" office:value="2.4292" calcext:value-type="float">
            <text:p>2.4292</text:p>
          </table:table-cell>
          <table:table-cell office:value-type="float" office:value="3.2283" calcext:value-type="float">
            <text:p>3.2283</text:p>
          </table:table-cell>
          <table:table-cell office:value-type="float" office:value="11.617" calcext:value-type="float">
            <text:p>11.617</text:p>
          </table:table-cell>
          <table:table-cell office:value-type="float" office:value="9.6799" calcext:value-type="float">
            <text:p>9.6799</text:p>
          </table:table-cell>
          <table:table-cell office:value-type="float" office:value="17.217" calcext:value-type="float">
            <text:p>17.217</text:p>
          </table:table-cell>
          <table:table-cell office:value-type="float" office:value="865.22" calcext:value-type="float">
            <text:p>865.22</text:p>
          </table:table-cell>
          <table:table-cell office:value-type="float" office:value="-0.014882" calcext:value-type="float">
            <text:p>-0.014882</text:p>
          </table:table-cell>
          <table:table-cell office:value-type="float" office:value="125.33" calcext:value-type="float">
            <text:p>125.33</text:p>
          </table:table-cell>
          <table:table-cell office:value-type="float" office:value="0.13562" calcext:value-type="float">
            <text:p>0.1356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780" calcext:value-type="float">
            <text:p>780</text:p>
          </table:table-cell>
          <table:table-cell office:value-type="float" office:value="1016" calcext:value-type="float">
            <text:p>1016</text:p>
          </table:table-cell>
          <table:table-cell office:value-type="float" office:value="0.00098427" calcext:value-type="float">
            <text:p>0.00098427</text:p>
          </table:table-cell>
          <table:table-cell office:value-type="float" office:value="2.4233" calcext:value-type="float">
            <text:p>2.4233</text:p>
          </table:table-cell>
          <table:table-cell office:value-type="float" office:value="3.2309" calcext:value-type="float">
            <text:p>3.2309</text:p>
          </table:table-cell>
          <table:table-cell office:value-type="float" office:value="11.593" calcext:value-type="float">
            <text:p>11.593</text:p>
          </table:table-cell>
          <table:table-cell office:value-type="float" office:value="9.6846" calcext:value-type="float">
            <text:p>9.6846</text:p>
          </table:table-cell>
          <table:table-cell office:value-type="float" office:value="17.188" calcext:value-type="float">
            <text:p>17.188</text:p>
          </table:table-cell>
          <table:table-cell office:value-type="float" office:value="870.04" calcext:value-type="float">
            <text:p>870.04</text:p>
          </table:table-cell>
          <table:table-cell office:value-type="float" office:value="-0.01527" calcext:value-type="float">
            <text:p>-0.01527</text:p>
          </table:table-cell>
          <table:table-cell office:value-type="float" office:value="126.2" calcext:value-type="float">
            <text:p>126.2</text:p>
          </table:table-cell>
          <table:table-cell office:value-type="float" office:value="0.13626" calcext:value-type="float">
            <text:p>0.1362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790" calcext:value-type="float">
            <text:p>790</text:p>
          </table:table-cell>
          <table:table-cell office:value-type="float" office:value="1018.3" calcext:value-type="float">
            <text:p>1018.3</text:p>
          </table:table-cell>
          <table:table-cell office:value-type="float" office:value="0.00098202" calcext:value-type="float">
            <text:p>0.00098202</text:p>
          </table:table-cell>
          <table:table-cell office:value-type="float" office:value="2.4175" calcext:value-type="float">
            <text:p>2.4175</text:p>
          </table:table-cell>
          <table:table-cell office:value-type="float" office:value="3.2335" calcext:value-type="float">
            <text:p>3.2335</text:p>
          </table:table-cell>
          <table:table-cell office:value-type="float" office:value="11.57" calcext:value-type="float">
            <text:p>11.57</text:p>
          </table:table-cell>
          <table:table-cell office:value-type="float" office:value="9.6893" calcext:value-type="float">
            <text:p>9.6893</text:p>
          </table:table-cell>
          <table:table-cell office:value-type="float" office:value="17.161" calcext:value-type="float">
            <text:p>17.161</text:p>
          </table:table-cell>
          <table:table-cell office:value-type="float" office:value="874.81" calcext:value-type="float">
            <text:p>874.81</text:p>
          </table:table-cell>
          <table:table-cell office:value-type="float" office:value="-0.015647" calcext:value-type="float">
            <text:p>-0.015647</text:p>
          </table:table-cell>
          <table:table-cell office:value-type="float" office:value="127.08" calcext:value-type="float">
            <text:p>127.08</text:p>
          </table:table-cell>
          <table:table-cell office:value-type="float" office:value="0.1369" calcext:value-type="float">
            <text:p>0.136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800" calcext:value-type="float">
            <text:p>800</text:p>
          </table:table-cell>
          <table:table-cell office:value-type="float" office:value="1020.6" calcext:value-type="float">
            <text:p>1020.6</text:p>
          </table:table-cell>
          <table:table-cell office:value-type="float" office:value="0.00097981" calcext:value-type="float">
            <text:p>0.00097981</text:p>
          </table:table-cell>
          <table:table-cell office:value-type="float" office:value="2.4117" calcext:value-type="float">
            <text:p>2.4117</text:p>
          </table:table-cell>
          <table:table-cell office:value-type="float" office:value="3.2362" calcext:value-type="float">
            <text:p>3.2362</text:p>
          </table:table-cell>
          <table:table-cell office:value-type="float" office:value="11.547" calcext:value-type="float">
            <text:p>11.547</text:p>
          </table:table-cell>
          <table:table-cell office:value-type="float" office:value="9.694" calcext:value-type="float">
            <text:p>9.694</text:p>
          </table:table-cell>
          <table:table-cell office:value-type="float" office:value="17.134" calcext:value-type="float">
            <text:p>17.134</text:p>
          </table:table-cell>
          <table:table-cell office:value-type="float" office:value="879.53" calcext:value-type="float">
            <text:p>879.53</text:p>
          </table:table-cell>
          <table:table-cell office:value-type="float" office:value="-0.016015" calcext:value-type="float">
            <text:p>-0.016015</text:p>
          </table:table-cell>
          <table:table-cell office:value-type="float" office:value="127.95" calcext:value-type="float">
            <text:p>127.95</text:p>
          </table:table-cell>
          <table:table-cell office:value-type="float" office:value="0.13753" calcext:value-type="float">
            <text:p>0.1375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810" calcext:value-type="float">
            <text:p>810</text:p>
          </table:table-cell>
          <table:table-cell office:value-type="float" office:value="1022.9" calcext:value-type="float">
            <text:p>1022.9</text:p>
          </table:table-cell>
          <table:table-cell office:value-type="float" office:value="0.00097763" calcext:value-type="float">
            <text:p>0.00097763</text:p>
          </table:table-cell>
          <table:table-cell office:value-type="float" office:value="2.4061" calcext:value-type="float">
            <text:p>2.4061</text:p>
          </table:table-cell>
          <table:table-cell office:value-type="float" office:value="3.239" calcext:value-type="float">
            <text:p>3.239</text:p>
          </table:table-cell>
          <table:table-cell office:value-type="float" office:value="11.525" calcext:value-type="float">
            <text:p>11.525</text:p>
          </table:table-cell>
          <table:table-cell office:value-type="float" office:value="9.6987" calcext:value-type="float">
            <text:p>9.6987</text:p>
          </table:table-cell>
          <table:table-cell office:value-type="float" office:value="17.108" calcext:value-type="float">
            <text:p>17.108</text:p>
          </table:table-cell>
          <table:table-cell office:value-type="float" office:value="884.21" calcext:value-type="float">
            <text:p>884.21</text:p>
          </table:table-cell>
          <table:table-cell office:value-type="float" office:value="-0.016372" calcext:value-type="float">
            <text:p>-0.016372</text:p>
          </table:table-cell>
          <table:table-cell office:value-type="float" office:value="128.82" calcext:value-type="float">
            <text:p>128.82</text:p>
          </table:table-cell>
          <table:table-cell office:value-type="float" office:value="0.13815" calcext:value-type="float">
            <text:p>0.13815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820" calcext:value-type="float">
            <text:p>820</text:p>
          </table:table-cell>
          <table:table-cell office:value-type="float" office:value="1025.1" calcext:value-type="float">
            <text:p>1025.1</text:p>
          </table:table-cell>
          <table:table-cell office:value-type="float" office:value="0.00097549" calcext:value-type="float">
            <text:p>0.00097549</text:p>
          </table:table-cell>
          <table:table-cell office:value-type="float" office:value="2.4004" calcext:value-type="float">
            <text:p>2.4004</text:p>
          </table:table-cell>
          <table:table-cell office:value-type="float" office:value="3.2418" calcext:value-type="float">
            <text:p>3.2418</text:p>
          </table:table-cell>
          <table:table-cell office:value-type="float" office:value="11.502" calcext:value-type="float">
            <text:p>11.502</text:p>
          </table:table-cell>
          <table:table-cell office:value-type="float" office:value="9.7035" calcext:value-type="float">
            <text:p>9.7035</text:p>
          </table:table-cell>
          <table:table-cell office:value-type="float" office:value="17.082" calcext:value-type="float">
            <text:p>17.082</text:p>
          </table:table-cell>
          <table:table-cell office:value-type="float" office:value="888.85" calcext:value-type="float">
            <text:p>888.85</text:p>
          </table:table-cell>
          <table:table-cell office:value-type="float" office:value="-0.016721" calcext:value-type="float">
            <text:p>-0.016721</text:p>
          </table:table-cell>
          <table:table-cell office:value-type="float" office:value="129.68" calcext:value-type="float">
            <text:p>129.68</text:p>
          </table:table-cell>
          <table:table-cell office:value-type="float" office:value="0.13877" calcext:value-type="float">
            <text:p>0.1387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830" calcext:value-type="float">
            <text:p>830</text:p>
          </table:table-cell>
          <table:table-cell office:value-type="float" office:value="1027.3" calcext:value-type="float">
            <text:p>1027.3</text:p>
          </table:table-cell>
          <table:table-cell office:value-type="float" office:value="0.00097339" calcext:value-type="float">
            <text:p>0.00097339</text:p>
          </table:table-cell>
          <table:table-cell office:value-type="float" office:value="2.3949" calcext:value-type="float">
            <text:p>2.3949</text:p>
          </table:table-cell>
          <table:table-cell office:value-type="float" office:value="3.2447" calcext:value-type="float">
            <text:p>3.2447</text:p>
          </table:table-cell>
          <table:table-cell office:value-type="float" office:value="11.48" calcext:value-type="float">
            <text:p>11.48</text:p>
          </table:table-cell>
          <table:table-cell office:value-type="float" office:value="9.7083" calcext:value-type="float">
            <text:p>9.7083</text:p>
          </table:table-cell>
          <table:table-cell office:value-type="float" office:value="17.057" calcext:value-type="float">
            <text:p>17.057</text:p>
          </table:table-cell>
          <table:table-cell office:value-type="float" office:value="893.44" calcext:value-type="float">
            <text:p>893.44</text:p>
          </table:table-cell>
          <table:table-cell office:value-type="float" office:value="-0.01706" calcext:value-type="float">
            <text:p>-0.01706</text:p>
          </table:table-cell>
          <table:table-cell office:value-type="float" office:value="130.54" calcext:value-type="float">
            <text:p>130.54</text:p>
          </table:table-cell>
          <table:table-cell office:value-type="float" office:value="0.13939" calcext:value-type="float">
            <text:p>0.1393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840" calcext:value-type="float">
            <text:p>840</text:p>
          </table:table-cell>
          <table:table-cell office:value-type="float" office:value="1029.5" calcext:value-type="float">
            <text:p>1029.5</text:p>
          </table:table-cell>
          <table:table-cell office:value-type="float" office:value="0.00097132" calcext:value-type="float">
            <text:p>0.00097132</text:p>
          </table:table-cell>
          <table:table-cell office:value-type="float" office:value="2.3894" calcext:value-type="float">
            <text:p>2.3894</text:p>
          </table:table-cell>
          <table:table-cell office:value-type="float" office:value="3.2476" calcext:value-type="float">
            <text:p>3.2476</text:p>
          </table:table-cell>
          <table:table-cell office:value-type="float" office:value="11.458" calcext:value-type="float">
            <text:p>11.458</text:p>
          </table:table-cell>
          <table:table-cell office:value-type="float" office:value="9.713" calcext:value-type="float">
            <text:p>9.713</text:p>
          </table:table-cell>
          <table:table-cell office:value-type="float" office:value="17.033" calcext:value-type="float">
            <text:p>17.033</text:p>
          </table:table-cell>
          <table:table-cell office:value-type="float" office:value="898" calcext:value-type="float">
            <text:p>898</text:p>
          </table:table-cell>
          <table:table-cell office:value-type="float" office:value="-0.017391" calcext:value-type="float">
            <text:p>-0.017391</text:p>
          </table:table-cell>
          <table:table-cell office:value-type="float" office:value="131.4" calcext:value-type="float">
            <text:p>131.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850" calcext:value-type="float">
            <text:p>850</text:p>
          </table:table-cell>
          <table:table-cell office:value-type="float" office:value="1031.7" calcext:value-type="float">
            <text:p>1031.7</text:p>
          </table:table-cell>
          <table:table-cell office:value-type="float" office:value="0.00096929" calcext:value-type="float">
            <text:p>0.00096929</text:p>
          </table:table-cell>
          <table:table-cell office:value-type="float" office:value="2.384" calcext:value-type="float">
            <text:p>2.384</text:p>
          </table:table-cell>
          <table:table-cell office:value-type="float" office:value="3.2506" calcext:value-type="float">
            <text:p>3.2506</text:p>
          </table:table-cell>
          <table:table-cell office:value-type="float" office:value="11.437" calcext:value-type="float">
            <text:p>11.437</text:p>
          </table:table-cell>
          <table:table-cell office:value-type="float" office:value="9.7178" calcext:value-type="float">
            <text:p>9.7178</text:p>
          </table:table-cell>
          <table:table-cell office:value-type="float" office:value="17.01" calcext:value-type="float">
            <text:p>17.01</text:p>
          </table:table-cell>
          <table:table-cell office:value-type="float" office:value="902.51" calcext:value-type="float">
            <text:p>902.51</text:p>
          </table:table-cell>
          <table:table-cell office:value-type="float" office:value="-0.017714" calcext:value-type="float">
            <text:p>-0.017714</text:p>
          </table:table-cell>
          <table:table-cell office:value-type="float" office:value="132.26" calcext:value-type="float">
            <text:p>132.26</text:p>
          </table:table-cell>
          <table:table-cell office:value-type="float" office:value="0.14061" calcext:value-type="float">
            <text:p>0.1406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860" calcext:value-type="float">
            <text:p>860</text:p>
          </table:table-cell>
          <table:table-cell office:value-type="float" office:value="1033.8" calcext:value-type="float">
            <text:p>1033.8</text:p>
          </table:table-cell>
          <table:table-cell office:value-type="float" office:value="0.00096728" calcext:value-type="float">
            <text:p>0.00096728</text:p>
          </table:table-cell>
          <table:table-cell office:value-type="float" office:value="2.3787" calcext:value-type="float">
            <text:p>2.3787</text:p>
          </table:table-cell>
          <table:table-cell office:value-type="float" office:value="3.2537" calcext:value-type="float">
            <text:p>3.2537</text:p>
          </table:table-cell>
          <table:table-cell office:value-type="float" office:value="11.415" calcext:value-type="float">
            <text:p>11.415</text:p>
          </table:table-cell>
          <table:table-cell office:value-type="float" office:value="9.7226" calcext:value-type="float">
            <text:p>9.7226</text:p>
          </table:table-cell>
          <table:table-cell office:value-type="float" office:value="16.987" calcext:value-type="float">
            <text:p>16.987</text:p>
          </table:table-cell>
          <table:table-cell office:value-type="float" office:value="906.98" calcext:value-type="float">
            <text:p>906.98</text:p>
          </table:table-cell>
          <table:table-cell office:value-type="float" office:value="-0.018028" calcext:value-type="float">
            <text:p>-0.018028</text:p>
          </table:table-cell>
          <table:table-cell office:value-type="float" office:value="133.12" calcext:value-type="float">
            <text:p>133.12</text:p>
          </table:table-cell>
          <table:table-cell office:value-type="float" office:value="0.14121" calcext:value-type="float">
            <text:p>0.1412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870" calcext:value-type="float">
            <text:p>870</text:p>
          </table:table-cell>
          <table:table-cell office:value-type="float" office:value="1035.9" calcext:value-type="float">
            <text:p>1035.9</text:p>
          </table:table-cell>
          <table:table-cell office:value-type="float" office:value="0.00096531" calcext:value-type="float">
            <text:p>0.00096531</text:p>
          </table:table-cell>
          <table:table-cell office:value-type="float" office:value="2.3734" calcext:value-type="float">
            <text:p>2.3734</text:p>
          </table:table-cell>
          <table:table-cell office:value-type="float" office:value="3.2568" calcext:value-type="float">
            <text:p>3.2568</text:p>
          </table:table-cell>
          <table:table-cell office:value-type="float" office:value="11.394" calcext:value-type="float">
            <text:p>11.394</text:p>
          </table:table-cell>
          <table:table-cell office:value-type="float" office:value="9.7274" calcext:value-type="float">
            <text:p>9.7274</text:p>
          </table:table-cell>
          <table:table-cell office:value-type="float" office:value="16.964" calcext:value-type="float">
            <text:p>16.964</text:p>
          </table:table-cell>
          <table:table-cell office:value-type="float" office:value="911.42" calcext:value-type="float">
            <text:p>911.42</text:p>
          </table:table-cell>
          <table:table-cell office:value-type="float" office:value="-0.018335" calcext:value-type="float">
            <text:p>-0.018335</text:p>
          </table:table-cell>
          <table:table-cell office:value-type="float" office:value="133.97" calcext:value-type="float">
            <text:p>133.97</text:p>
          </table:table-cell>
          <table:table-cell office:value-type="float" office:value="0.14181" calcext:value-type="float">
            <text:p>0.1418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880" calcext:value-type="float">
            <text:p>880</text:p>
          </table:table-cell>
          <table:table-cell office:value-type="float" office:value="1038" calcext:value-type="float">
            <text:p>1038</text:p>
          </table:table-cell>
          <table:table-cell office:value-type="float" office:value="0.00096337" calcext:value-type="float">
            <text:p>0.00096337</text:p>
          </table:table-cell>
          <table:table-cell office:value-type="float" office:value="2.3682" calcext:value-type="float">
            <text:p>2.3682</text:p>
          </table:table-cell>
          <table:table-cell office:value-type="float" office:value="3.2599" calcext:value-type="float">
            <text:p>3.2599</text:p>
          </table:table-cell>
          <table:table-cell office:value-type="float" office:value="11.373" calcext:value-type="float">
            <text:p>11.373</text:p>
          </table:table-cell>
          <table:table-cell office:value-type="float" office:value="9.7323" calcext:value-type="float">
            <text:p>9.7323</text:p>
          </table:table-cell>
          <table:table-cell office:value-type="float" office:value="16.942" calcext:value-type="float">
            <text:p>16.942</text:p>
          </table:table-cell>
          <table:table-cell office:value-type="float" office:value="915.81" calcext:value-type="float">
            <text:p>915.81</text:p>
          </table:table-cell>
          <table:table-cell office:value-type="float" office:value="-0.018635" calcext:value-type="float">
            <text:p>-0.018635</text:p>
          </table:table-cell>
          <table:table-cell office:value-type="float" office:value="134.82" calcext:value-type="float">
            <text:p>134.82</text:p>
          </table:table-cell>
          <table:table-cell office:value-type="float" office:value="0.1424" calcext:value-type="float">
            <text:p>0.142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890" calcext:value-type="float">
            <text:p>890</text:p>
          </table:table-cell>
          <table:table-cell office:value-type="float" office:value="1040.1" calcext:value-type="float">
            <text:p>1040.1</text:p>
          </table:table-cell>
          <table:table-cell office:value-type="float" office:value="0.00096146" calcext:value-type="float">
            <text:p>0.00096146</text:p>
          </table:table-cell>
          <table:table-cell office:value-type="float" office:value="2.363" calcext:value-type="float">
            <text:p>2.363</text:p>
          </table:table-cell>
          <table:table-cell office:value-type="float" office:value="3.2631" calcext:value-type="float">
            <text:p>3.2631</text:p>
          </table:table-cell>
          <table:table-cell office:value-type="float" office:value="11.352" calcext:value-type="float">
            <text:p>11.352</text:p>
          </table:table-cell>
          <table:table-cell office:value-type="float" office:value="9.7371" calcext:value-type="float">
            <text:p>9.7371</text:p>
          </table:table-cell>
          <table:table-cell office:value-type="float" office:value="16.921" calcext:value-type="float">
            <text:p>16.921</text:p>
          </table:table-cell>
          <table:table-cell office:value-type="float" office:value="920.17" calcext:value-type="float">
            <text:p>920.17</text:p>
          </table:table-cell>
          <table:table-cell office:value-type="float" office:value="-0.018927" calcext:value-type="float">
            <text:p>-0.018927</text:p>
          </table:table-cell>
          <table:table-cell office:value-type="float" office:value="135.67" calcext:value-type="float">
            <text:p>135.67</text:p>
          </table:table-cell>
          <table:table-cell office:value-type="float" office:value="0.14299" calcext:value-type="float">
            <text:p>0.1429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900" calcext:value-type="float">
            <text:p>900</text:p>
          </table:table-cell>
          <table:table-cell office:value-type="float" office:value="1042.1" calcext:value-type="float">
            <text:p>1042.1</text:p>
          </table:table-cell>
          <table:table-cell office:value-type="float" office:value="0.00095958" calcext:value-type="float">
            <text:p>0.00095958</text:p>
          </table:table-cell>
          <table:table-cell office:value-type="float" office:value="2.3579" calcext:value-type="float">
            <text:p>2.3579</text:p>
          </table:table-cell>
          <table:table-cell office:value-type="float" office:value="3.2663" calcext:value-type="float">
            <text:p>3.2663</text:p>
          </table:table-cell>
          <table:table-cell office:value-type="float" office:value="11.332" calcext:value-type="float">
            <text:p>11.332</text:p>
          </table:table-cell>
          <table:table-cell office:value-type="float" office:value="9.742" calcext:value-type="float">
            <text:p>9.742</text:p>
          </table:table-cell>
          <table:table-cell office:value-type="float" office:value="16.9" calcext:value-type="float">
            <text:p>16.9</text:p>
          </table:table-cell>
          <table:table-cell office:value-type="float" office:value="924.5" calcext:value-type="float">
            <text:p>924.5</text:p>
          </table:table-cell>
          <table:table-cell office:value-type="float" office:value="-0.019213" calcext:value-type="float">
            <text:p>-0.019213</text:p>
          </table:table-cell>
          <table:table-cell office:value-type="float" office:value="136.52" calcext:value-type="float">
            <text:p>136.52</text:p>
          </table:table-cell>
          <table:table-cell office:value-type="float" office:value="0.14358" calcext:value-type="float">
            <text:p>0.1435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910" calcext:value-type="float">
            <text:p>910</text:p>
          </table:table-cell>
          <table:table-cell office:value-type="float" office:value="1044.1" calcext:value-type="float">
            <text:p>1044.1</text:p>
          </table:table-cell>
          <table:table-cell office:value-type="float" office:value="0.00095772" calcext:value-type="float">
            <text:p>0.00095772</text:p>
          </table:table-cell>
          <table:table-cell office:value-type="float" office:value="2.3528" calcext:value-type="float">
            <text:p>2.3528</text:p>
          </table:table-cell>
          <table:table-cell office:value-type="float" office:value="3.2696" calcext:value-type="float">
            <text:p>3.2696</text:p>
          </table:table-cell>
          <table:table-cell office:value-type="float" office:value="11.311" calcext:value-type="float">
            <text:p>11.311</text:p>
          </table:table-cell>
          <table:table-cell office:value-type="float" office:value="9.7468" calcext:value-type="float">
            <text:p>9.7468</text:p>
          </table:table-cell>
          <table:table-cell office:value-type="float" office:value="16.879" calcext:value-type="float">
            <text:p>16.879</text:p>
          </table:table-cell>
          <table:table-cell office:value-type="float" office:value="928.79" calcext:value-type="float">
            <text:p>928.79</text:p>
          </table:table-cell>
          <table:table-cell office:value-type="float" office:value="-0.019491" calcext:value-type="float">
            <text:p>-0.019491</text:p>
          </table:table-cell>
          <table:table-cell office:value-type="float" office:value="137.36" calcext:value-type="float">
            <text:p>137.36</text:p>
          </table:table-cell>
          <table:table-cell office:value-type="float" office:value="0.14416" calcext:value-type="float">
            <text:p>0.1441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920" calcext:value-type="float">
            <text:p>920</text:p>
          </table:table-cell>
          <table:table-cell office:value-type="float" office:value="1046.1" calcext:value-type="float">
            <text:p>1046.1</text:p>
          </table:table-cell>
          <table:table-cell office:value-type="float" office:value="0.00095589" calcext:value-type="float">
            <text:p>0.00095589</text:p>
          </table:table-cell>
          <table:table-cell office:value-type="float" office:value="2.3479" calcext:value-type="float">
            <text:p>2.3479</text:p>
          </table:table-cell>
          <table:table-cell office:value-type="float" office:value="3.2729" calcext:value-type="float">
            <text:p>3.2729</text:p>
          </table:table-cell>
          <table:table-cell office:value-type="float" office:value="11.291" calcext:value-type="float">
            <text:p>11.291</text:p>
          </table:table-cell>
          <table:table-cell office:value-type="float" office:value="9.7517" calcext:value-type="float">
            <text:p>9.7517</text:p>
          </table:table-cell>
          <table:table-cell office:value-type="float" office:value="16.859" calcext:value-type="float">
            <text:p>16.859</text:p>
          </table:table-cell>
          <table:table-cell office:value-type="float" office:value="933.04" calcext:value-type="float">
            <text:p>933.04</text:p>
          </table:table-cell>
          <table:table-cell office:value-type="float" office:value="-0.019764" calcext:value-type="float">
            <text:p>-0.019764</text:p>
          </table:table-cell>
          <table:table-cell office:value-type="float" office:value="138.2" calcext:value-type="float">
            <text:p>138.2</text:p>
          </table:table-cell>
          <table:table-cell office:value-type="float" office:value="0.14474" calcext:value-type="float">
            <text:p>0.1447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930" calcext:value-type="float">
            <text:p>930</text:p>
          </table:table-cell>
          <table:table-cell office:value-type="float" office:value="1048.1" calcext:value-type="float">
            <text:p>1048.1</text:p>
          </table:table-cell>
          <table:table-cell office:value-type="float" office:value="0.00095409" calcext:value-type="float">
            <text:p>0.00095409</text:p>
          </table:table-cell>
          <table:table-cell office:value-type="float" office:value="2.3429" calcext:value-type="float">
            <text:p>2.3429</text:p>
          </table:table-cell>
          <table:table-cell office:value-type="float" office:value="3.2762" calcext:value-type="float">
            <text:p>3.2762</text:p>
          </table:table-cell>
          <table:table-cell office:value-type="float" office:value="11.271" calcext:value-type="float">
            <text:p>11.271</text:p>
          </table:table-cell>
          <table:table-cell office:value-type="float" office:value="9.7566" calcext:value-type="float">
            <text:p>9.7566</text:p>
          </table:table-cell>
          <table:table-cell office:value-type="float" office:value="16.84" calcext:value-type="float">
            <text:p>16.84</text:p>
          </table:table-cell>
          <table:table-cell office:value-type="float" office:value="937.26" calcext:value-type="float">
            <text:p>937.26</text:p>
          </table:table-cell>
          <table:table-cell office:value-type="float" office:value="-0.02003" calcext:value-type="float">
            <text:p>-0.02003</text:p>
          </table:table-cell>
          <table:table-cell office:value-type="float" office:value="139.04" calcext:value-type="float">
            <text:p>139.04</text:p>
          </table:table-cell>
          <table:table-cell office:value-type="float" office:value="0.14532" calcext:value-type="float">
            <text:p>0.1453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940" calcext:value-type="float">
            <text:p>940</text:p>
          </table:table-cell>
          <table:table-cell office:value-type="float" office:value="1050.1" calcext:value-type="float">
            <text:p>1050.1</text:p>
          </table:table-cell>
          <table:table-cell office:value-type="float" office:value="0.00095231" calcext:value-type="float">
            <text:p>0.00095231</text:p>
          </table:table-cell>
          <table:table-cell office:value-type="float" office:value="2.338" calcext:value-type="float">
            <text:p>2.338</text:p>
          </table:table-cell>
          <table:table-cell office:value-type="float" office:value="3.2796" calcext:value-type="float">
            <text:p>3.2796</text:p>
          </table:table-cell>
          <table:table-cell office:value-type="float" office:value="11.251" calcext:value-type="float">
            <text:p>11.251</text:p>
          </table:table-cell>
          <table:table-cell office:value-type="float" office:value="9.7615" calcext:value-type="float">
            <text:p>9.7615</text:p>
          </table:table-cell>
          <table:table-cell office:value-type="float" office:value="16.82" calcext:value-type="float">
            <text:p>16.82</text:p>
          </table:table-cell>
          <table:table-cell office:value-type="float" office:value="941.44" calcext:value-type="float">
            <text:p>941.44</text:p>
          </table:table-cell>
          <table:table-cell office:value-type="float" office:value="-0.02029" calcext:value-type="float">
            <text:p>-0.02029</text:p>
          </table:table-cell>
          <table:table-cell office:value-type="float" office:value="139.88" calcext:value-type="float">
            <text:p>139.88</text:p>
          </table:table-cell>
          <table:table-cell office:value-type="float" office:value="0.14589" calcext:value-type="float">
            <text:p>0.1458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950" calcext:value-type="float">
            <text:p>950</text:p>
          </table:table-cell>
          <table:table-cell office:value-type="float" office:value="1052" calcext:value-type="float">
            <text:p>1052</text:p>
          </table:table-cell>
          <table:table-cell office:value-type="float" office:value="0.00095056" calcext:value-type="float">
            <text:p>0.00095056</text:p>
          </table:table-cell>
          <table:table-cell office:value-type="float" office:value="2.3332" calcext:value-type="float">
            <text:p>2.3332</text:p>
          </table:table-cell>
          <table:table-cell office:value-type="float" office:value="3.2831" calcext:value-type="float">
            <text:p>3.2831</text:p>
          </table:table-cell>
          <table:table-cell office:value-type="float" office:value="11.231" calcext:value-type="float">
            <text:p>11.231</text:p>
          </table:table-cell>
          <table:table-cell office:value-type="float" office:value="9.7664" calcext:value-type="float">
            <text:p>9.7664</text:p>
          </table:table-cell>
          <table:table-cell office:value-type="float" office:value="16.802" calcext:value-type="float">
            <text:p>16.802</text:p>
          </table:table-cell>
          <table:table-cell office:value-type="float" office:value="945.59" calcext:value-type="float">
            <text:p>945.59</text:p>
          </table:table-cell>
          <table:table-cell office:value-type="float" office:value="-0.020544" calcext:value-type="float">
            <text:p>-0.020544</text:p>
          </table:table-cell>
          <table:table-cell office:value-type="float" office:value="140.72" calcext:value-type="float">
            <text:p>140.72</text:p>
          </table:table-cell>
          <table:table-cell office:value-type="float" office:value="0.14646" calcext:value-type="float">
            <text:p>0.1464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960" calcext:value-type="float">
            <text:p>960</text:p>
          </table:table-cell>
          <table:table-cell office:value-type="float" office:value="1053.9" calcext:value-type="float">
            <text:p>1053.9</text:p>
          </table:table-cell>
          <table:table-cell office:value-type="float" office:value="0.00094884" calcext:value-type="float">
            <text:p>0.00094884</text:p>
          </table:table-cell>
          <table:table-cell office:value-type="float" office:value="2.3284" calcext:value-type="float">
            <text:p>2.3284</text:p>
          </table:table-cell>
          <table:table-cell office:value-type="float" office:value="3.2865" calcext:value-type="float">
            <text:p>3.2865</text:p>
          </table:table-cell>
          <table:table-cell office:value-type="float" office:value="11.212" calcext:value-type="float">
            <text:p>11.212</text:p>
          </table:table-cell>
          <table:table-cell office:value-type="float" office:value="9.7713" calcext:value-type="float">
            <text:p>9.7713</text:p>
          </table:table-cell>
          <table:table-cell office:value-type="float" office:value="16.783" calcext:value-type="float">
            <text:p>16.783</text:p>
          </table:table-cell>
          <table:table-cell office:value-type="float" office:value="949.71" calcext:value-type="float">
            <text:p>949.71</text:p>
          </table:table-cell>
          <table:table-cell office:value-type="float" office:value="-0.020793" calcext:value-type="float">
            <text:p>-0.020793</text:p>
          </table:table-cell>
          <table:table-cell office:value-type="float" office:value="141.55" calcext:value-type="float">
            <text:p>141.55</text:p>
          </table:table-cell>
          <table:table-cell office:value-type="float" office:value="0.14702" calcext:value-type="float">
            <text:p>0.1470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970" calcext:value-type="float">
            <text:p>970</text:p>
          </table:table-cell>
          <table:table-cell office:value-type="float" office:value="1055.8" calcext:value-type="float">
            <text:p>1055.8</text:p>
          </table:table-cell>
          <table:table-cell office:value-type="float" office:value="0.00094714" calcext:value-type="float">
            <text:p>0.00094714</text:p>
          </table:table-cell>
          <table:table-cell office:value-type="float" office:value="2.3237" calcext:value-type="float">
            <text:p>2.3237</text:p>
          </table:table-cell>
          <table:table-cell office:value-type="float" office:value="3.29" calcext:value-type="float">
            <text:p>3.29</text:p>
          </table:table-cell>
          <table:table-cell office:value-type="float" office:value="11.192" calcext:value-type="float">
            <text:p>11.192</text:p>
          </table:table-cell>
          <table:table-cell office:value-type="float" office:value="9.7762" calcext:value-type="float">
            <text:p>9.7762</text:p>
          </table:table-cell>
          <table:table-cell office:value-type="float" office:value="16.766" calcext:value-type="float">
            <text:p>16.766</text:p>
          </table:table-cell>
          <table:table-cell office:value-type="float" office:value="953.8" calcext:value-type="float">
            <text:p>953.8</text:p>
          </table:table-cell>
          <table:table-cell office:value-type="float" office:value="-0.021036" calcext:value-type="float">
            <text:p>-0.021036</text:p>
          </table:table-cell>
          <table:table-cell office:value-type="float" office:value="142.39" calcext:value-type="float">
            <text:p>142.39</text:p>
          </table:table-cell>
          <table:table-cell office:value-type="float" office:value="0.14758" calcext:value-type="float">
            <text:p>0.1475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980" calcext:value-type="float">
            <text:p>980</text:p>
          </table:table-cell>
          <table:table-cell office:value-type="float" office:value="1057.7" calcext:value-type="float">
            <text:p>1057.7</text:p>
          </table:table-cell>
          <table:table-cell office:value-type="float" office:value="0.00094546" calcext:value-type="float">
            <text:p>0.00094546</text:p>
          </table:table-cell>
          <table:table-cell office:value-type="float" office:value="2.319" calcext:value-type="float">
            <text:p>2.319</text:p>
          </table:table-cell>
          <table:table-cell office:value-type="float" office:value="3.2936" calcext:value-type="float">
            <text:p>3.2936</text:p>
          </table:table-cell>
          <table:table-cell office:value-type="float" office:value="11.173" calcext:value-type="float">
            <text:p>11.173</text:p>
          </table:table-cell>
          <table:table-cell office:value-type="float" office:value="9.7812" calcext:value-type="float">
            <text:p>9.7812</text:p>
          </table:table-cell>
          <table:table-cell office:value-type="float" office:value="16.748" calcext:value-type="float">
            <text:p>16.748</text:p>
          </table:table-cell>
          <table:table-cell office:value-type="float" office:value="957.85" calcext:value-type="float">
            <text:p>957.85</text:p>
          </table:table-cell>
          <table:table-cell office:value-type="float" office:value="-0.021274" calcext:value-type="float">
            <text:p>-0.021274</text:p>
          </table:table-cell>
          <table:table-cell office:value-type="float" office:value="143.22" calcext:value-type="float">
            <text:p>143.22</text:p>
          </table:table-cell>
          <table:table-cell office:value-type="float" office:value="0.14814" calcext:value-type="float">
            <text:p>0.1481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990" calcext:value-type="float">
            <text:p>990</text:p>
          </table:table-cell>
          <table:table-cell office:value-type="float" office:value="1059.5" calcext:value-type="float">
            <text:p>1059.5</text:p>
          </table:table-cell>
          <table:table-cell office:value-type="float" office:value="0.0009438" calcext:value-type="float">
            <text:p>0.0009438</text:p>
          </table:table-cell>
          <table:table-cell office:value-type="float" office:value="2.3143" calcext:value-type="float">
            <text:p>2.3143</text:p>
          </table:table-cell>
          <table:table-cell office:value-type="float" office:value="3.2972" calcext:value-type="float">
            <text:p>3.2972</text:p>
          </table:table-cell>
          <table:table-cell office:value-type="float" office:value="11.154" calcext:value-type="float">
            <text:p>11.154</text:p>
          </table:table-cell>
          <table:table-cell office:value-type="float" office:value="9.7861" calcext:value-type="float">
            <text:p>9.7861</text:p>
          </table:table-cell>
          <table:table-cell office:value-type="float" office:value="16.731" calcext:value-type="float">
            <text:p>16.731</text:p>
          </table:table-cell>
          <table:table-cell office:value-type="float" office:value="961.88" calcext:value-type="float">
            <text:p>961.88</text:p>
          </table:table-cell>
          <table:table-cell office:value-type="float" office:value="-0.021507" calcext:value-type="float">
            <text:p>-0.021507</text:p>
          </table:table-cell>
          <table:table-cell office:value-type="float" office:value="144.05" calcext:value-type="float">
            <text:p>144.05</text:p>
          </table:table-cell>
          <table:table-cell office:value-type="float" office:value="0.1487" calcext:value-type="float">
            <text:p>0.148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33.15" calcext:value-type="float">
            <text:p>333.15</text:p>
          </table:table-cell>
          <table:table-cell office:value-type="float" office:value="1000" calcext:value-type="float">
            <text:p>1000</text:p>
          </table:table-cell>
          <table:table-cell office:value-type="float" office:value="1061.4" calcext:value-type="float">
            <text:p>1061.4</text:p>
          </table:table-cell>
          <table:table-cell office:value-type="float" office:value="0.00094216" calcext:value-type="float">
            <text:p>0.00094216</text:p>
          </table:table-cell>
          <table:table-cell office:value-type="float" office:value="2.3098" calcext:value-type="float">
            <text:p>2.3098</text:p>
          </table:table-cell>
          <table:table-cell office:value-type="float" office:value="3.3008" calcext:value-type="float">
            <text:p>3.3008</text:p>
          </table:table-cell>
          <table:table-cell office:value-type="float" office:value="11.135" calcext:value-type="float">
            <text:p>11.135</text:p>
          </table:table-cell>
          <table:table-cell office:value-type="float" office:value="9.7911" calcext:value-type="float">
            <text:p>9.7911</text:p>
          </table:table-cell>
          <table:table-cell office:value-type="float" office:value="16.714" calcext:value-type="float">
            <text:p>16.714</text:p>
          </table:table-cell>
          <table:table-cell office:value-type="float" office:value="965.87" calcext:value-type="float">
            <text:p>965.87</text:p>
          </table:table-cell>
          <table:table-cell office:value-type="float" office:value="-0.021735" calcext:value-type="float">
            <text:p>-0.021735</text:p>
          </table:table-cell>
          <table:table-cell office:value-type="float" office:value="144.88" calcext:value-type="float">
            <text:p>144.88</text:p>
          </table:table-cell>
          <table:table-cell office:value-type="float" office:value="0.14925" calcext:value-type="float">
            <text:p>0.14925</text:p>
          </table:table-cell>
          <table:table-cell office:value-type="string" calcext:value-type="string">
            <text:p>supercritical</text:p>
          </table:table-cell>
        </table:table-row>
      </table:table>
      <table:table table:name="373.15K" table:style-name="ta1">
        <table:table-column table:style-name="co1" table:number-columns-repeated="14" table:default-cell-style-name="ce2"/>
        <table:table-row table:style-name="ro1">
          <table:table-cell table:style-name="ce1" office:value-type="string" calcext:value-type="string">
            <text:p>Temperature (K)</text:p>
          </table:table-cell>
          <table:table-cell table:style-name="ce1" office:value-type="string" calcext:value-type="string">
            <text:p>Pressure (bar)</text:p>
          </table:table-cell>
          <table:table-cell table:style-name="ce1" office:value-type="string" calcext:value-type="string">
            <text:p>Density (kg/m3)</text:p>
          </table:table-cell>
          <table:table-cell table:style-name="ce1" office:value-type="string" calcext:value-type="string">
            <text:p>Volume (m3/kg)</text:p>
          </table:table-cell>
          <table:table-cell table:style-name="ce1" office:value-type="string" calcext:value-type="string">
            <text:p>Internal Energy (kcal/mol)</text:p>
          </table:table-cell>
          <table:table-cell table:style-name="ce1" office:value-type="string" calcext:value-type="string">
            <text:p>Enthalpy (kcal/mol)</text:p>
          </table:table-cell>
          <table:table-cell table:style-name="ce1" office:value-type="string" calcext:value-type="string">
            <text:p>Entropy (cal/mol*K)</text:p>
          </table:table-cell>
          <table:table-cell table:style-name="ce1" office:value-type="string" calcext:value-type="string">
            <text:p>Cv (cal/mol*K)</text:p>
          </table:table-cell>
          <table:table-cell table:style-name="ce1" office:value-type="string" calcext:value-type="string">
            <text:p>Cp (cal/mol*K)</text:p>
          </table:table-cell>
          <table:table-cell table:style-name="ce1" office:value-type="string" calcext:value-type="string">
            <text:p>Sound Spd. (m/s)</text:p>
          </table:table-cell>
          <table:table-cell table:style-name="ce1" office:value-type="string" calcext:value-type="string">
            <text:p>Joule-Thomson (K/bar)</text:p>
          </table:table-cell>
          <table:table-cell table:style-name="ce1" office:value-type="string" calcext:value-type="string">
            <text:p>Viscosity (uPa*s)</text:p>
          </table:table-cell>
          <table:table-cell table:style-name="ce1" office:value-type="string" calcext:value-type="string">
            <text:p>Therm. Cond. (W/m*K)</text:p>
          </table:table-cell>
          <table:table-cell table:style-name="ce1" office:value-type="string" calcext:value-type="string">
            <text:p>Phase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finite</text:p>
          </table:table-cell>
          <table:table-cell office:value-type="float" office:value="5.2841" calcext:value-type="float">
            <text:p>5.2841</text:p>
          </table:table-cell>
          <table:table-cell office:value-type="float" office:value="6.0256" calcext:value-type="float">
            <text:p>6.0256</text:p>
          </table:table-cell>
          <table:table-cell office:value-type="float" office:value="115.6" calcext:value-type="float">
            <text:p>115.6</text:p>
          </table:table-cell>
          <table:table-cell office:value-type="float" office:value="7.6494" calcext:value-type="float">
            <text:p>7.6494</text:p>
          </table:table-cell>
          <table:table-cell office:value-type="float" office:value="9.6366" calcext:value-type="float">
            <text:p>9.6366</text:p>
          </table:table-cell>
          <table:table-cell office:value-type="float" office:value="298.01" calcext:value-type="float">
            <text:p>298.01</text:p>
          </table:table-cell>
          <table:table-cell office:value-type="string" calcext:value-type="string">
            <text:p>undefined</text:p>
          </table:table-cell>
          <table:table-cell office:value-type="float" office:value="18.469" calcext:value-type="float">
            <text:p>18.469</text:p>
          </table:table-cell>
          <table:table-cell office:value-type="float" office:value="0.02284" calcext:value-type="float">
            <text:p>0.02284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10" calcext:value-type="float">
            <text:p>10</text:p>
          </table:table-cell>
          <table:table-cell office:value-type="float" office:value="14.525" calcext:value-type="float">
            <text:p>14.525</text:p>
          </table:table-cell>
          <table:table-cell office:value-type="float" office:value="0.068847" calcext:value-type="float">
            <text:p>0.068847</text:p>
          </table:table-cell>
          <table:table-cell office:value-type="float" office:value="5.24" calcext:value-type="float">
            <text:p>5.24</text:p>
          </table:table-cell>
          <table:table-cell office:value-type="float" office:value="5.9642" calcext:value-type="float">
            <text:p>5.9642</text:p>
          </table:table-cell>
          <table:table-cell office:value-type="float" office:value="26.219" calcext:value-type="float">
            <text:p>26.219</text:p>
          </table:table-cell>
          <table:table-cell office:value-type="float" office:value="7.7508" calcext:value-type="float">
            <text:p>7.7508</text:p>
          </table:table-cell>
          <table:table-cell office:value-type="float" office:value="9.9868" calcext:value-type="float">
            <text:p>9.9868</text:p>
          </table:table-cell>
          <table:table-cell office:value-type="float" office:value="294.31" calcext:value-type="float">
            <text:p>294.31</text:p>
          </table:table-cell>
          <table:table-cell office:value-type="float" office:value="0.62555" calcext:value-type="float">
            <text:p>0.62555</text:p>
          </table:table-cell>
          <table:table-cell office:value-type="float" office:value="18.543" calcext:value-type="float">
            <text:p>18.543</text:p>
          </table:table-cell>
          <table:table-cell office:value-type="float" office:value="0.023217" calcext:value-type="float">
            <text:p>0.023217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20" calcext:value-type="float">
            <text:p>20</text:p>
          </table:table-cell>
          <table:table-cell office:value-type="float" office:value="29.774" calcext:value-type="float">
            <text:p>29.774</text:p>
          </table:table-cell>
          <table:table-cell office:value-type="float" office:value="0.033586" calcext:value-type="float">
            <text:p>0.033586</text:p>
          </table:table-cell>
          <table:table-cell office:value-type="float" office:value="5.1941" calcext:value-type="float">
            <text:p>5.1941</text:p>
          </table:table-cell>
          <table:table-cell office:value-type="float" office:value="5.9007" calcext:value-type="float">
            <text:p>5.9007</text:p>
          </table:table-cell>
          <table:table-cell office:value-type="float" office:value="24.718" calcext:value-type="float">
            <text:p>24.718</text:p>
          </table:table-cell>
          <table:table-cell office:value-type="float" office:value="7.8563" calcext:value-type="float">
            <text:p>7.8563</text:p>
          </table:table-cell>
          <table:table-cell office:value-type="float" office:value="10.379" calcext:value-type="float">
            <text:p>10.379</text:p>
          </table:table-cell>
          <table:table-cell office:value-type="float" office:value="290.68" calcext:value-type="float">
            <text:p>290.68</text:p>
          </table:table-cell>
          <table:table-cell office:value-type="float" office:value="0.62234" calcext:value-type="float">
            <text:p>0.62234</text:p>
          </table:table-cell>
          <table:table-cell office:value-type="float" office:value="18.654" calcext:value-type="float">
            <text:p>18.654</text:p>
          </table:table-cell>
          <table:table-cell office:value-type="float" office:value="0.023661" calcext:value-type="float">
            <text:p>0.023661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30" calcext:value-type="float">
            <text:p>30</text:p>
          </table:table-cell>
          <table:table-cell office:value-type="float" office:value="45.821" calcext:value-type="float">
            <text:p>45.821</text:p>
          </table:table-cell>
          <table:table-cell office:value-type="float" office:value="0.021824" calcext:value-type="float">
            <text:p>0.021824</text:p>
          </table:table-cell>
          <table:table-cell office:value-type="float" office:value="5.1463" calcext:value-type="float">
            <text:p>5.1463</text:p>
          </table:table-cell>
          <table:table-cell office:value-type="float" office:value="5.8349" calcext:value-type="float">
            <text:p>5.8349</text:p>
          </table:table-cell>
          <table:table-cell office:value-type="float" office:value="23.783" calcext:value-type="float">
            <text:p>23.783</text:p>
          </table:table-cell>
          <table:table-cell office:value-type="float" office:value="7.966" calcext:value-type="float">
            <text:p>7.966</text:p>
          </table:table-cell>
          <table:table-cell office:value-type="float" office:value="10.819" calcext:value-type="float">
            <text:p>10.819</text:p>
          </table:table-cell>
          <table:table-cell office:value-type="float" office:value="287.14" calcext:value-type="float">
            <text:p>287.14</text:p>
          </table:table-cell>
          <table:table-cell office:value-type="float" office:value="0.61795" calcext:value-type="float">
            <text:p>0.61795</text:p>
          </table:table-cell>
          <table:table-cell office:value-type="float" office:value="18.807" calcext:value-type="float">
            <text:p>18.807</text:p>
          </table:table-cell>
          <table:table-cell office:value-type="float" office:value="0.024181" calcext:value-type="float">
            <text:p>0.024181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40" calcext:value-type="float">
            <text:p>40</text:p>
          </table:table-cell>
          <table:table-cell office:value-type="float" office:value="62.749" calcext:value-type="float">
            <text:p>62.749</text:p>
          </table:table-cell>
          <table:table-cell office:value-type="float" office:value="0.015937" calcext:value-type="float">
            <text:p>0.015937</text:p>
          </table:table-cell>
          <table:table-cell office:value-type="float" office:value="5.0964" calcext:value-type="float">
            <text:p>5.0964</text:p>
          </table:table-cell>
          <table:table-cell office:value-type="float" office:value="5.7669" calcext:value-type="float">
            <text:p>5.7669</text:p>
          </table:table-cell>
          <table:table-cell office:value-type="float" office:value="23.076" calcext:value-type="float">
            <text:p>23.076</text:p>
          </table:table-cell>
          <table:table-cell office:value-type="float" office:value="8.0796" calcext:value-type="float">
            <text:p>8.0796</text:p>
          </table:table-cell>
          <table:table-cell office:value-type="float" office:value="11.315" calcext:value-type="float">
            <text:p>11.315</text:p>
          </table:table-cell>
          <table:table-cell office:value-type="float" office:value="283.71" calcext:value-type="float">
            <text:p>283.71</text:p>
          </table:table-cell>
          <table:table-cell office:value-type="float" office:value="0.61218" calcext:value-type="float">
            <text:p>0.612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0.02479" calcext:value-type="float">
            <text:p>0.02479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50" calcext:value-type="float">
            <text:p>50</text:p>
          </table:table-cell>
          <table:table-cell office:value-type="float" office:value="80.651" calcext:value-type="float">
            <text:p>80.651</text:p>
          </table:table-cell>
          <table:table-cell office:value-type="float" office:value="0.012399" calcext:value-type="float">
            <text:p>0.012399</text:p>
          </table:table-cell>
          <table:table-cell office:value-type="float" office:value="5.0443" calcext:value-type="float">
            <text:p>5.0443</text:p>
          </table:table-cell>
          <table:table-cell office:value-type="float" office:value="5.6964" calcext:value-type="float">
            <text:p>5.6964</text:p>
          </table:table-cell>
          <table:table-cell office:value-type="float" office:value="22.492" calcext:value-type="float">
            <text:p>22.492</text:p>
          </table:table-cell>
          <table:table-cell office:value-type="float" office:value="8.1972" calcext:value-type="float">
            <text:p>8.1972</text:p>
          </table:table-cell>
          <table:table-cell office:value-type="float" office:value="11.877" calcext:value-type="float">
            <text:p>11.877</text:p>
          </table:table-cell>
          <table:table-cell office:value-type="float" office:value="280.43" calcext:value-type="float">
            <text:p>280.43</text:p>
          </table:table-cell>
          <table:table-cell office:value-type="float" office:value="0.60479" calcext:value-type="float">
            <text:p>0.60479</text:p>
          </table:table-cell>
          <table:table-cell office:value-type="float" office:value="19.266" calcext:value-type="float">
            <text:p>19.266</text:p>
          </table:table-cell>
          <table:table-cell office:value-type="float" office:value="0.025503" calcext:value-type="float">
            <text:p>0.025503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60" calcext:value-type="float">
            <text:p>60</text:p>
          </table:table-cell>
          <table:table-cell office:value-type="float" office:value="99.632" calcext:value-type="float">
            <text:p>99.632</text:p>
          </table:table-cell>
          <table:table-cell office:value-type="float" office:value="0.010037" calcext:value-type="float">
            <text:p>0.010037</text:p>
          </table:table-cell>
          <table:table-cell office:value-type="float" office:value="4.9897" calcext:value-type="float">
            <text:p>4.9897</text:p>
          </table:table-cell>
          <table:table-cell office:value-type="float" office:value="5.6232" calcext:value-type="float">
            <text:p>5.6232</text:p>
          </table:table-cell>
          <table:table-cell office:value-type="float" office:value="21.981" calcext:value-type="float">
            <text:p>21.981</text:p>
          </table:table-cell>
          <table:table-cell office:value-type="float" office:value="8.3182" calcext:value-type="float">
            <text:p>8.3182</text:p>
          </table:table-cell>
          <table:table-cell office:value-type="float" office:value="12.512" calcext:value-type="float">
            <text:p>12.512</text:p>
          </table:table-cell>
          <table:table-cell office:value-type="float" office:value="277.34" calcext:value-type="float">
            <text:p>277.34</text:p>
          </table:table-cell>
          <table:table-cell office:value-type="float" office:value="0.59552" calcext:value-type="float">
            <text:p>0.59552</text:p>
          </table:table-cell>
          <table:table-cell office:value-type="float" office:value="19.589" calcext:value-type="float">
            <text:p>19.589</text:p>
          </table:table-cell>
          <table:table-cell office:value-type="float" office:value="0.026335" calcext:value-type="float">
            <text:p>0.026335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70" calcext:value-type="float">
            <text:p>70</text:p>
          </table:table-cell>
          <table:table-cell office:value-type="float" office:value="119.8" calcext:value-type="float">
            <text:p>119.8</text:p>
          </table:table-cell>
          <table:table-cell office:value-type="float" office:value="0.0083472" calcext:value-type="float">
            <text:p>0.0083472</text:p>
          </table:table-cell>
          <table:table-cell office:value-type="float" office:value="4.9327" calcext:value-type="float">
            <text:p>4.9327</text:p>
          </table:table-cell>
          <table:table-cell office:value-type="float" office:value="5.5473" calcext:value-type="float">
            <text:p>5.5473</text:p>
          </table:table-cell>
          <table:table-cell office:value-type="float" office:value="21.52" calcext:value-type="float">
            <text:p>21.52</text:p>
          </table:table-cell>
          <table:table-cell office:value-type="float" office:value="8.4424" calcext:value-type="float">
            <text:p>8.4424</text:p>
          </table:table-cell>
          <table:table-cell office:value-type="float" office:value="13.234" calcext:value-type="float">
            <text:p>13.234</text:p>
          </table:table-cell>
          <table:table-cell office:value-type="float" office:value="274.51" calcext:value-type="float">
            <text:p>274.51</text:p>
          </table:table-cell>
          <table:table-cell office:value-type="float" office:value="0.58409" calcext:value-type="float">
            <text:p>0.58409</text:p>
          </table:table-cell>
          <table:table-cell office:value-type="float" office:value="19.99" calcext:value-type="float">
            <text:p>19.99</text:p>
          </table:table-cell>
          <table:table-cell office:value-type="float" office:value="0.027308" calcext:value-type="float">
            <text:p>0.027308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80" calcext:value-type="float">
            <text:p>80</text:p>
          </table:table-cell>
          <table:table-cell office:value-type="float" office:value="141.27" calcext:value-type="float">
            <text:p>141.27</text:p>
          </table:table-cell>
          <table:table-cell office:value-type="float" office:value="0.0070784" calcext:value-type="float">
            <text:p>0.0070784</text:p>
          </table:table-cell>
          <table:table-cell office:value-type="float" office:value="4.8729" calcext:value-type="float">
            <text:p>4.8729</text:p>
          </table:table-cell>
          <table:table-cell office:value-type="float" office:value="5.4686" calcext:value-type="float">
            <text:p>5.4686</text:p>
          </table:table-cell>
          <table:table-cell office:value-type="float" office:value="21.092" calcext:value-type="float">
            <text:p>21.092</text:p>
          </table:table-cell>
          <table:table-cell office:value-type="float" office:value="8.5689" calcext:value-type="float">
            <text:p>8.5689</text:p>
          </table:table-cell>
          <table:table-cell office:value-type="float" office:value="14.051" calcext:value-type="float">
            <text:p>14.051</text:p>
          </table:table-cell>
          <table:table-cell office:value-type="float" office:value="272" calcext:value-type="float">
            <text:p>272</text:p>
          </table:table-cell>
          <table:table-cell office:value-type="float" office:value="0.57023" calcext:value-type="float">
            <text:p>0.57023</text:p>
          </table:table-cell>
          <table:table-cell office:value-type="float" office:value="20.481" calcext:value-type="float">
            <text:p>20.481</text:p>
          </table:table-cell>
          <table:table-cell office:value-type="float" office:value="0.028442" calcext:value-type="float">
            <text:p>0.028442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80" calcext:value-type="float">
            <text:p>80</text:p>
          </table:table-cell>
          <table:table-cell office:value-type="float" office:value="141.27" calcext:value-type="float">
            <text:p>141.27</text:p>
          </table:table-cell>
          <table:table-cell office:value-type="float" office:value="0.0070784" calcext:value-type="float">
            <text:p>0.0070784</text:p>
          </table:table-cell>
          <table:table-cell office:value-type="float" office:value="4.8729" calcext:value-type="float">
            <text:p>4.8729</text:p>
          </table:table-cell>
          <table:table-cell office:value-type="float" office:value="5.4686" calcext:value-type="float">
            <text:p>5.4686</text:p>
          </table:table-cell>
          <table:table-cell office:value-type="float" office:value="21.092" calcext:value-type="float">
            <text:p>21.092</text:p>
          </table:table-cell>
          <table:table-cell office:value-type="float" office:value="8.5689" calcext:value-type="float">
            <text:p>8.5689</text:p>
          </table:table-cell>
          <table:table-cell office:value-type="float" office:value="14.051" calcext:value-type="float">
            <text:p>14.051</text:p>
          </table:table-cell>
          <table:table-cell office:value-type="float" office:value="272" calcext:value-type="float">
            <text:p>272</text:p>
          </table:table-cell>
          <table:table-cell office:value-type="float" office:value="0.57023" calcext:value-type="float">
            <text:p>0.57023</text:p>
          </table:table-cell>
          <table:table-cell office:value-type="float" office:value="20.481" calcext:value-type="float">
            <text:p>20.481</text:p>
          </table:table-cell>
          <table:table-cell office:value-type="float" office:value="0.028442" calcext:value-type="float">
            <text:p>0.02844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80" calcext:value-type="float">
            <text:p>80</text:p>
          </table:table-cell>
          <table:table-cell office:value-type="float" office:value="141.27" calcext:value-type="float">
            <text:p>141.27</text:p>
          </table:table-cell>
          <table:table-cell office:value-type="float" office:value="0.0070784" calcext:value-type="float">
            <text:p>0.0070784</text:p>
          </table:table-cell>
          <table:table-cell office:value-type="float" office:value="4.8729" calcext:value-type="float">
            <text:p>4.8729</text:p>
          </table:table-cell>
          <table:table-cell office:value-type="float" office:value="5.4686" calcext:value-type="float">
            <text:p>5.4686</text:p>
          </table:table-cell>
          <table:table-cell office:value-type="float" office:value="21.092" calcext:value-type="float">
            <text:p>21.092</text:p>
          </table:table-cell>
          <table:table-cell office:value-type="float" office:value="8.5689" calcext:value-type="float">
            <text:p>8.5689</text:p>
          </table:table-cell>
          <table:table-cell office:value-type="float" office:value="14.051" calcext:value-type="float">
            <text:p>14.051</text:p>
          </table:table-cell>
          <table:table-cell office:value-type="float" office:value="272" calcext:value-type="float">
            <text:p>272</text:p>
          </table:table-cell>
          <table:table-cell office:value-type="float" office:value="0.57023" calcext:value-type="float">
            <text:p>0.57023</text:p>
          </table:table-cell>
          <table:table-cell office:value-type="float" office:value="20.481" calcext:value-type="float">
            <text:p>20.481</text:p>
          </table:table-cell>
          <table:table-cell office:value-type="float" office:value="0.028442" calcext:value-type="float">
            <text:p>0.02844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90" calcext:value-type="float">
            <text:p>90</text:p>
          </table:table-cell>
          <table:table-cell office:value-type="float" office:value="164.16" calcext:value-type="float">
            <text:p>164.16</text:p>
          </table:table-cell>
          <table:table-cell office:value-type="float" office:value="0.0060915" calcext:value-type="float">
            <text:p>0.0060915</text:p>
          </table:table-cell>
          <table:table-cell office:value-type="float" office:value="4.8104" calcext:value-type="float">
            <text:p>4.8104</text:p>
          </table:table-cell>
          <table:table-cell office:value-type="float" office:value="5.3871" calcext:value-type="float">
            <text:p>5.3871</text:p>
          </table:table-cell>
          <table:table-cell office:value-type="float" office:value="20.689" calcext:value-type="float">
            <text:p>20.689</text:p>
          </table:table-cell>
          <table:table-cell office:value-type="float" office:value="8.6967" calcext:value-type="float">
            <text:p>8.6967</text:p>
          </table:table-cell>
          <table:table-cell office:value-type="float" office:value="14.974" calcext:value-type="float">
            <text:p>14.974</text:p>
          </table:table-cell>
          <table:table-cell office:value-type="float" office:value="269.93" calcext:value-type="float">
            <text:p>269.93</text:p>
          </table:table-cell>
          <table:table-cell office:value-type="float" office:value="0.55368" calcext:value-type="float">
            <text:p>0.55368</text:p>
          </table:table-cell>
          <table:table-cell office:value-type="float" office:value="21.077" calcext:value-type="float">
            <text:p>21.077</text:p>
          </table:table-cell>
          <table:table-cell office:value-type="float" office:value="0.029761" calcext:value-type="float">
            <text:p>0.02976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100" calcext:value-type="float">
            <text:p>100</text:p>
          </table:table-cell>
          <table:table-cell office:value-type="float" office:value="188.56" calcext:value-type="float">
            <text:p>188.56</text:p>
          </table:table-cell>
          <table:table-cell office:value-type="float" office:value="0.0053032" calcext:value-type="float">
            <text:p>0.0053032</text:p>
          </table:table-cell>
          <table:table-cell office:value-type="float" office:value="4.745" calcext:value-type="float">
            <text:p>4.745</text:p>
          </table:table-cell>
          <table:table-cell office:value-type="float" office:value="5.3028" calcext:value-type="float">
            <text:p>5.3028</text:p>
          </table:table-cell>
          <table:table-cell office:value-type="float" office:value="20.303" calcext:value-type="float">
            <text:p>20.303</text:p>
          </table:table-cell>
          <table:table-cell office:value-type="float" office:value="8.8242" calcext:value-type="float">
            <text:p>8.8242</text:p>
          </table:table-cell>
          <table:table-cell office:value-type="float" office:value="16.007" calcext:value-type="float">
            <text:p>16.007</text:p>
          </table:table-cell>
          <table:table-cell office:value-type="float" office:value="268.4" calcext:value-type="float">
            <text:p>268.4</text:p>
          </table:table-cell>
          <table:table-cell office:value-type="float" office:value="0.53423" calcext:value-type="float">
            <text:p>0.53423</text:p>
          </table:table-cell>
          <table:table-cell office:value-type="float" office:value="21.796" calcext:value-type="float">
            <text:p>21.796</text:p>
          </table:table-cell>
          <table:table-cell office:value-type="float" office:value="0.031287" calcext:value-type="float">
            <text:p>0.03128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110" calcext:value-type="float">
            <text:p>110</text:p>
          </table:table-cell>
          <table:table-cell office:value-type="float" office:value="214.53" calcext:value-type="float">
            <text:p>214.53</text:p>
          </table:table-cell>
          <table:table-cell office:value-type="float" office:value="0.0046612" calcext:value-type="float">
            <text:p>0.0046612</text:p>
          </table:table-cell>
          <table:table-cell office:value-type="float" office:value="4.6768" calcext:value-type="float">
            <text:p>4.6768</text:p>
          </table:table-cell>
          <table:table-cell office:value-type="float" office:value="5.2162" calcext:value-type="float">
            <text:p>5.2162</text:p>
          </table:table-cell>
          <table:table-cell office:value-type="float" office:value="19.931" calcext:value-type="float">
            <text:p>19.931</text:p>
          </table:table-cell>
          <table:table-cell office:value-type="float" office:value="8.9491" calcext:value-type="float">
            <text:p>8.9491</text:p>
          </table:table-cell>
          <table:table-cell office:value-type="float" office:value="17.148" calcext:value-type="float">
            <text:p>17.148</text:p>
          </table:table-cell>
          <table:table-cell office:value-type="float" office:value="267.58" calcext:value-type="float">
            <text:p>267.58</text:p>
          </table:table-cell>
          <table:table-cell office:value-type="float" office:value="0.51178" calcext:value-type="float">
            <text:p>0.51178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033033" calcext:value-type="float">
            <text:p>0.03303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120" calcext:value-type="float">
            <text:p>120</text:p>
          </table:table-cell>
          <table:table-cell office:value-type="float" office:value="242.07" calcext:value-type="float">
            <text:p>242.07</text:p>
          </table:table-cell>
          <table:table-cell office:value-type="float" office:value="0.004131" calcext:value-type="float">
            <text:p>0.004131</text:p>
          </table:table-cell>
          <table:table-cell office:value-type="float" office:value="4.6061" calcext:value-type="float">
            <text:p>4.6061</text:p>
          </table:table-cell>
          <table:table-cell office:value-type="float" office:value="5.1275" calcext:value-type="float">
            <text:p>5.1275</text:p>
          </table:table-cell>
          <table:table-cell office:value-type="float" office:value="19.569" calcext:value-type="float">
            <text:p>19.569</text:p>
          </table:table-cell>
          <table:table-cell office:value-type="float" office:value="9.0688" calcext:value-type="float">
            <text:p>9.0688</text:p>
          </table:table-cell>
          <table:table-cell office:value-type="float" office:value="18.379" calcext:value-type="float">
            <text:p>18.379</text:p>
          </table:table-cell>
          <table:table-cell office:value-type="float" office:value="267.62" calcext:value-type="float">
            <text:p>267.62</text:p>
          </table:table-cell>
          <table:table-cell office:value-type="float" office:value="0.48635" calcext:value-type="float">
            <text:p>0.48635</text:p>
          </table:table-cell>
          <table:table-cell office:value-type="float" office:value="23.674" calcext:value-type="float">
            <text:p>23.674</text:p>
          </table:table-cell>
          <table:table-cell office:value-type="float" office:value="0.035006" calcext:value-type="float">
            <text:p>0.03500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130" calcext:value-type="float">
            <text:p>130</text:p>
          </table:table-cell>
          <table:table-cell office:value-type="float" office:value="271.07" calcext:value-type="float">
            <text:p>271.07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4.5332" calcext:value-type="float">
            <text:p>4.5332</text:p>
          </table:table-cell>
          <table:table-cell office:value-type="float" office:value="5.0377" calcext:value-type="float">
            <text:p>5.0377</text:p>
          </table:table-cell>
          <table:table-cell office:value-type="float" office:value="19.219" calcext:value-type="float">
            <text:p>19.219</text:p>
          </table:table-cell>
          <table:table-cell office:value-type="float" office:value="9.1799" calcext:value-type="float">
            <text:p>9.1799</text:p>
          </table:table-cell>
          <table:table-cell office:value-type="float" office:value="19.665" calcext:value-type="float">
            <text:p>19.665</text:p>
          </table:table-cell>
          <table:table-cell office:value-type="float" office:value="268.72" calcext:value-type="float">
            <text:p>268.72</text:p>
          </table:table-cell>
          <table:table-cell office:value-type="float" office:value="0.45815" calcext:value-type="float">
            <text:p>0.45815</text:p>
          </table:table-cell>
          <table:table-cell office:value-type="float" office:value="24.865" calcext:value-type="float">
            <text:p>24.865</text:p>
          </table:table-cell>
          <table:table-cell office:value-type="float" office:value="0.037193" calcext:value-type="float">
            <text:p>0.03719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140" calcext:value-type="float">
            <text:p>140</text:p>
          </table:table-cell>
          <table:table-cell office:value-type="float" office:value="301.3" calcext:value-type="float">
            <text:p>301.3</text:p>
          </table:table-cell>
          <table:table-cell office:value-type="float" office:value="0.003319" calcext:value-type="float">
            <text:p>0.003319</text:p>
          </table:table-cell>
          <table:table-cell office:value-type="float" office:value="4.459" calcext:value-type="float">
            <text:p>4.459</text:p>
          </table:table-cell>
          <table:table-cell office:value-type="float" office:value="4.9477" calcext:value-type="float">
            <text:p>4.9477</text:p>
          </table:table-cell>
          <table:table-cell office:value-type="float" office:value="18.879" calcext:value-type="float">
            <text:p>18.879</text:p>
          </table:table-cell>
          <table:table-cell office:value-type="float" office:value="9.2788" calcext:value-type="float">
            <text:p>9.2788</text:p>
          </table:table-cell>
          <table:table-cell office:value-type="float" office:value="20.943" calcext:value-type="float">
            <text:p>20.943</text:p>
          </table:table-cell>
          <table:table-cell office:value-type="float" office:value="271.07" calcext:value-type="float">
            <text:p>271.07</text:p>
          </table:table-cell>
          <table:table-cell office:value-type="float" office:value="0.4276" calcext:value-type="float">
            <text:p>0.4276</text:p>
          </table:table-cell>
          <table:table-cell office:value-type="float" office:value="26.237" calcext:value-type="float">
            <text:p>26.237</text:p>
          </table:table-cell>
          <table:table-cell office:value-type="float" office:value="0.039559" calcext:value-type="float">
            <text:p>0.03955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150" calcext:value-type="float">
            <text:p>150</text:p>
          </table:table-cell>
          <table:table-cell office:value-type="float" office:value="332.35" calcext:value-type="float">
            <text:p>332.35</text:p>
          </table:table-cell>
          <table:table-cell office:value-type="float" office:value="0.0030089" calcext:value-type="float">
            <text:p>0.0030089</text:p>
          </table:table-cell>
          <table:table-cell office:value-type="float" office:value="4.3843" calcext:value-type="float">
            <text:p>4.3843</text:p>
          </table:table-cell>
          <table:table-cell office:value-type="float" office:value="4.8591" calcext:value-type="float">
            <text:p>4.8591</text:p>
          </table:table-cell>
          <table:table-cell office:value-type="float" office:value="18.552" calcext:value-type="float">
            <text:p>18.552</text:p>
          </table:table-cell>
          <table:table-cell office:value-type="float" office:value="9.3623" calcext:value-type="float">
            <text:p>9.3623</text:p>
          </table:table-cell>
          <table:table-cell office:value-type="float" office:value="22.131" calcext:value-type="float">
            <text:p>22.131</text:p>
          </table:table-cell>
          <table:table-cell office:value-type="float" office:value="274.84" calcext:value-type="float">
            <text:p>274.84</text:p>
          </table:table-cell>
          <table:table-cell office:value-type="float" office:value="0.39543" calcext:value-type="float">
            <text:p>0.39543</text:p>
          </table:table-cell>
          <table:table-cell office:value-type="float" office:value="27.785" calcext:value-type="float">
            <text:p>27.785</text:p>
          </table:table-cell>
          <table:table-cell office:value-type="float" office:value="0.042053" calcext:value-type="float">
            <text:p>0.04205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160" calcext:value-type="float">
            <text:p>160</text:p>
          </table:table-cell>
          <table:table-cell office:value-type="float" office:value="363.69" calcext:value-type="float">
            <text:p>363.69</text:p>
          </table:table-cell>
          <table:table-cell office:value-type="float" office:value="0.0027496" calcext:value-type="float">
            <text:p>0.0027496</text:p>
          </table:table-cell>
          <table:table-cell office:value-type="float" office:value="4.3105" calcext:value-type="float">
            <text:p>4.3105</text:p>
          </table:table-cell>
          <table:table-cell office:value-type="float" office:value="4.7733" calcext:value-type="float">
            <text:p>4.7733</text:p>
          </table:table-cell>
          <table:table-cell office:value-type="float" office:value="18.241" calcext:value-type="float">
            <text:p>18.241</text:p>
          </table:table-cell>
          <table:table-cell office:value-type="float" office:value="9.4285" calcext:value-type="float">
            <text:p>9.4285</text:p>
          </table:table-cell>
          <table:table-cell office:value-type="float" office:value="23.14" calcext:value-type="float">
            <text:p>23.14</text:p>
          </table:table-cell>
          <table:table-cell office:value-type="float" office:value="280.1" calcext:value-type="float">
            <text:p>280.1</text:p>
          </table:table-cell>
          <table:table-cell office:value-type="float" office:value="0.36256" calcext:value-type="float">
            <text:p>0.36256</text:p>
          </table:table-cell>
          <table:table-cell office:value-type="float" office:value="29.493" calcext:value-type="float">
            <text:p>29.493</text:p>
          </table:table-cell>
          <table:table-cell office:value-type="float" office:value="0.04461" calcext:value-type="float">
            <text:p>0.0446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170" calcext:value-type="float">
            <text:p>170</text:p>
          </table:table-cell>
          <table:table-cell office:value-type="float" office:value="394.71" calcext:value-type="float">
            <text:p>394.71</text:p>
          </table:table-cell>
          <table:table-cell office:value-type="float" office:value="0.0025335" calcext:value-type="float">
            <text:p>0.0025335</text:p>
          </table:table-cell>
          <table:table-cell office:value-type="float" office:value="4.2387" calcext:value-type="float">
            <text:p>4.2387</text:p>
          </table:table-cell>
          <table:table-cell office:value-type="float" office:value="4.6918" calcext:value-type="float">
            <text:p>4.6918</text:p>
          </table:table-cell>
          <table:table-cell office:value-type="float" office:value="17.948" calcext:value-type="float">
            <text:p>17.948</text:p>
          </table:table-cell>
          <table:table-cell office:value-type="float" office:value="9.4771" calcext:value-type="float">
            <text:p>9.4771</text:p>
          </table:table-cell>
          <table:table-cell office:value-type="float" office:value="23.902" calcext:value-type="float">
            <text:p>23.902</text:p>
          </table:table-cell>
          <table:table-cell office:value-type="float" office:value="286.85" calcext:value-type="float">
            <text:p>286.85</text:p>
          </table:table-cell>
          <table:table-cell office:value-type="float" office:value="0.33007" calcext:value-type="float">
            <text:p>0.33007</text:p>
          </table:table-cell>
          <table:table-cell office:value-type="float" office:value="31.329" calcext:value-type="float">
            <text:p>31.329</text:p>
          </table:table-cell>
          <table:table-cell office:value-type="float" office:value="0.047168" calcext:value-type="float">
            <text:p>0.04716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180" calcext:value-type="float">
            <text:p>180</text:p>
          </table:table-cell>
          <table:table-cell office:value-type="float" office:value="424.81" calcext:value-type="float">
            <text:p>424.81</text:p>
          </table:table-cell>
          <table:table-cell office:value-type="float" office:value="0.002354" calcext:value-type="float">
            <text:p>0.002354</text:p>
          </table:table-cell>
          <table:table-cell office:value-type="float" office:value="4.1701" calcext:value-type="float">
            <text:p>4.1701</text:p>
          </table:table-cell>
          <table:table-cell office:value-type="float" office:value="4.6158" calcext:value-type="float">
            <text:p>4.6158</text:p>
          </table:table-cell>
          <table:table-cell office:value-type="float" office:value="17.676" calcext:value-type="float">
            <text:p>17.676</text:p>
          </table:table-cell>
          <table:table-cell office:value-type="float" office:value="9.5099" calcext:value-type="float">
            <text:p>9.5099</text:p>
          </table:table-cell>
          <table:table-cell office:value-type="float" office:value="24.39" calcext:value-type="float">
            <text:p>24.39</text:p>
          </table:table-cell>
          <table:table-cell office:value-type="float" office:value="294.98" calcext:value-type="float">
            <text:p>294.98</text:p>
          </table:table-cell>
          <table:table-cell office:value-type="float" office:value="0.29893" calcext:value-type="float">
            <text:p>0.29893</text:p>
          </table:table-cell>
          <table:table-cell office:value-type="float" office:value="33.251" calcext:value-type="float">
            <text:p>33.251</text:p>
          </table:table-cell>
          <table:table-cell office:value-type="float" office:value="0.049681" calcext:value-type="float">
            <text:p>0.04968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190" calcext:value-type="float">
            <text:p>190</text:p>
          </table:table-cell>
          <table:table-cell office:value-type="float" office:value="453.52" calcext:value-type="float">
            <text:p>453.52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4.1054" calcext:value-type="float">
            <text:p>4.1054</text:p>
          </table:table-cell>
          <table:table-cell office:value-type="float" office:value="4.5461" calcext:value-type="float">
            <text:p>4.5461</text:p>
          </table:table-cell>
          <table:table-cell office:value-type="float" office:value="17.425" calcext:value-type="float">
            <text:p>17.425</text:p>
          </table:table-cell>
          <table:table-cell office:value-type="float" office:value="9.5296" calcext:value-type="float">
            <text:p>9.5296</text:p>
          </table:table-cell>
          <table:table-cell office:value-type="float" office:value="24.614" calcext:value-type="float">
            <text:p>24.614</text:p>
          </table:table-cell>
          <table:table-cell office:value-type="float" office:value="304.27" calcext:value-type="float">
            <text:p>304.27</text:p>
          </table:table-cell>
          <table:table-cell office:value-type="float" office:value="0.26985" calcext:value-type="float">
            <text:p>0.26985</text:p>
          </table:table-cell>
          <table:table-cell office:value-type="float" office:value="35.218" calcext:value-type="float">
            <text:p>35.218</text:p>
          </table:table-cell>
          <table:table-cell office:value-type="float" office:value="0.052115" calcext:value-type="float">
            <text:p>0.052115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200" calcext:value-type="float">
            <text:p>200</text:p>
          </table:table-cell>
          <table:table-cell office:value-type="float" office:value="480.53" calcext:value-type="float">
            <text:p>480.53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4.0452" calcext:value-type="float">
            <text:p>4.0452</text:p>
          </table:table-cell>
          <table:table-cell office:value-type="float" office:value="4.483" calcext:value-type="float">
            <text:p>4.483</text:p>
          </table:table-cell>
          <table:table-cell office:value-type="float" office:value="17.195" calcext:value-type="float">
            <text:p>17.195</text:p>
          </table:table-cell>
          <table:table-cell office:value-type="float" office:value="9.5395" calcext:value-type="float">
            <text:p>9.5395</text:p>
          </table:table-cell>
          <table:table-cell office:value-type="float" office:value="24.618" calcext:value-type="float">
            <text:p>24.618</text:p>
          </table:table-cell>
          <table:table-cell office:value-type="float" office:value="314.51" calcext:value-type="float">
            <text:p>314.51</text:p>
          </table:table-cell>
          <table:table-cell office:value-type="float" office:value="0.24325" calcext:value-type="float">
            <text:p>0.24325</text:p>
          </table:table-cell>
          <table:table-cell office:value-type="float" office:value="37.19" calcext:value-type="float">
            <text:p>37.19</text:p>
          </table:table-cell>
          <table:table-cell office:value-type="float" office:value="0.054456" calcext:value-type="float">
            <text:p>0.05445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210" calcext:value-type="float">
            <text:p>210</text:p>
          </table:table-cell>
          <table:table-cell office:value-type="float" office:value="505.67" calcext:value-type="float">
            <text:p>505.67</text:p>
          </table:table-cell>
          <table:table-cell office:value-type="float" office:value="0.0019776" calcext:value-type="float">
            <text:p>0.0019776</text:p>
          </table:table-cell>
          <table:table-cell office:value-type="float" office:value="3.9894" calcext:value-type="float">
            <text:p>3.9894</text:p>
          </table:table-cell>
          <table:table-cell office:value-type="float" office:value="4.4262" calcext:value-type="float">
            <text:p>4.4262</text:p>
          </table:table-cell>
          <table:table-cell office:value-type="float" office:value="16.986" calcext:value-type="float">
            <text:p>16.986</text:p>
          </table:table-cell>
          <table:table-cell office:value-type="float" office:value="9.5424" calcext:value-type="float">
            <text:p>9.5424</text:p>
          </table:table-cell>
          <table:table-cell office:value-type="float" office:value="24.459" calcext:value-type="float">
            <text:p>24.459</text:p>
          </table:table-cell>
          <table:table-cell office:value-type="float" office:value="325.44" calcext:value-type="float">
            <text:p>325.44</text:p>
          </table:table-cell>
          <table:table-cell office:value-type="float" office:value="0.2193" calcext:value-type="float">
            <text:p>0.2193</text:p>
          </table:table-cell>
          <table:table-cell office:value-type="float" office:value="39.137" calcext:value-type="float">
            <text:p>39.137</text:p>
          </table:table-cell>
          <table:table-cell office:value-type="float" office:value="0.056698" calcext:value-type="float">
            <text:p>0.05669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220" calcext:value-type="float">
            <text:p>220</text:p>
          </table:table-cell>
          <table:table-cell office:value-type="float" office:value="528.94" calcext:value-type="float">
            <text:p>528.94</text:p>
          </table:table-cell>
          <table:table-cell office:value-type="float" office:value="0.0018906" calcext:value-type="float">
            <text:p>0.0018906</text:p>
          </table:table-cell>
          <table:table-cell office:value-type="float" office:value="3.938" calcext:value-type="float">
            <text:p>3.938</text:p>
          </table:table-cell>
          <table:table-cell office:value-type="float" office:value="4.3755" calcext:value-type="float">
            <text:p>4.3755</text:p>
          </table:table-cell>
          <table:table-cell office:value-type="float" office:value="16.796" calcext:value-type="float">
            <text:p>16.796</text:p>
          </table:table-cell>
          <table:table-cell office:value-type="float" office:value="9.5408" calcext:value-type="float">
            <text:p>9.5408</text:p>
          </table:table-cell>
          <table:table-cell office:value-type="float" office:value="24.192" calcext:value-type="float">
            <text:p>24.192</text:p>
          </table:table-cell>
          <table:table-cell office:value-type="float" office:value="336.84" calcext:value-type="float">
            <text:p>336.84</text:p>
          </table:table-cell>
          <table:table-cell office:value-type="float" office:value="0.19795" calcext:value-type="float">
            <text:p>0.19795</text:p>
          </table:table-cell>
          <table:table-cell office:value-type="float" office:value="41.037" calcext:value-type="float">
            <text:p>41.037</text:p>
          </table:table-cell>
          <table:table-cell office:value-type="float" office:value="0.058841" calcext:value-type="float">
            <text:p>0.05884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230" calcext:value-type="float">
            <text:p>230</text:p>
          </table:table-cell>
          <table:table-cell office:value-type="float" office:value="550.41" calcext:value-type="float">
            <text:p>550.41</text:p>
          </table:table-cell>
          <table:table-cell office:value-type="float" office:value="0.0018168" calcext:value-type="float">
            <text:p>0.0018168</text:p>
          </table:table-cell>
          <table:table-cell office:value-type="float" office:value="3.8907" calcext:value-type="float">
            <text:p>3.8907</text:p>
          </table:table-cell>
          <table:table-cell office:value-type="float" office:value="4.3303" calcext:value-type="float">
            <text:p>4.3303</text:p>
          </table:table-cell>
          <table:table-cell office:value-type="float" office:value="16.622" calcext:value-type="float">
            <text:p>16.622</text:p>
          </table:table-cell>
          <table:table-cell office:value-type="float" office:value="9.5364" calcext:value-type="float">
            <text:p>9.5364</text:p>
          </table:table-cell>
          <table:table-cell office:value-type="float" office:value="23.863" calcext:value-type="float">
            <text:p>23.863</text:p>
          </table:table-cell>
          <table:table-cell office:value-type="float" office:value="348.51" calcext:value-type="float">
            <text:p>348.51</text:p>
          </table:table-cell>
          <table:table-cell office:value-type="float" office:value="0.17906" calcext:value-type="float">
            <text:p>0.17906</text:p>
          </table:table-cell>
          <table:table-cell office:value-type="float" office:value="42.879" calcext:value-type="float">
            <text:p>42.879</text:p>
          </table:table-cell>
          <table:table-cell office:value-type="float" office:value="0.060888" calcext:value-type="float">
            <text:p>0.06088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240" calcext:value-type="float">
            <text:p>240</text:p>
          </table:table-cell>
          <table:table-cell office:value-type="float" office:value="570.19" calcext:value-type="float">
            <text:p>570.19</text:p>
          </table:table-cell>
          <table:table-cell office:value-type="float" office:value="0.0017538" calcext:value-type="float">
            <text:p>0.0017538</text:p>
          </table:table-cell>
          <table:table-cell office:value-type="float" office:value="3.8471" calcext:value-type="float">
            <text:p>3.8471</text:p>
          </table:table-cell>
          <table:table-cell office:value-type="float" office:value="4.2899" calcext:value-type="float">
            <text:p>4.2899</text:p>
          </table:table-cell>
          <table:table-cell office:value-type="float" office:value="16.464" calcext:value-type="float">
            <text:p>16.464</text:p>
          </table:table-cell>
          <table:table-cell office:value-type="float" office:value="9.5306" calcext:value-type="float">
            <text:p>9.5306</text:p>
          </table:table-cell>
          <table:table-cell office:value-type="float" office:value="23.505" calcext:value-type="float">
            <text:p>23.505</text:p>
          </table:table-cell>
          <table:table-cell office:value-type="float" office:value="360.31" calcext:value-type="float">
            <text:p>360.31</text:p>
          </table:table-cell>
          <table:table-cell office:value-type="float" office:value="0.16237" calcext:value-type="float">
            <text:p>0.16237</text:p>
          </table:table-cell>
          <table:table-cell office:value-type="float" office:value="44.655" calcext:value-type="float">
            <text:p>44.655</text:p>
          </table:table-cell>
          <table:table-cell office:value-type="float" office:value="0.062844" calcext:value-type="float">
            <text:p>0.06284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250" calcext:value-type="float">
            <text:p>250</text:p>
          </table:table-cell>
          <table:table-cell office:value-type="float" office:value="588.45" calcext:value-type="float">
            <text:p>588.45</text:p>
          </table:table-cell>
          <table:table-cell office:value-type="float" office:value="0.0016994" calcext:value-type="float">
            <text:p>0.0016994</text:p>
          </table:table-cell>
          <table:table-cell office:value-type="float" office:value="3.8069" calcext:value-type="float">
            <text:p>3.8069</text:p>
          </table:table-cell>
          <table:table-cell office:value-type="float" office:value="4.2537" calcext:value-type="float">
            <text:p>4.2537</text:p>
          </table:table-cell>
          <table:table-cell office:value-type="float" office:value="16.318" calcext:value-type="float">
            <text:p>16.318</text:p>
          </table:table-cell>
          <table:table-cell office:value-type="float" office:value="9.5243" calcext:value-type="float">
            <text:p>9.5243</text:p>
          </table:table-cell>
          <table:table-cell office:value-type="float" office:value="23.139" calcext:value-type="float">
            <text:p>23.139</text:p>
          </table:table-cell>
          <table:table-cell office:value-type="float" office:value="372.1" calcext:value-type="float">
            <text:p>372.1</text:p>
          </table:table-cell>
          <table:table-cell office:value-type="float" office:value="0.14764" calcext:value-type="float">
            <text:p>0.14764</text:p>
          </table:table-cell>
          <table:table-cell office:value-type="float" office:value="46.365" calcext:value-type="float">
            <text:p>46.365</text:p>
          </table:table-cell>
          <table:table-cell office:value-type="float" office:value="0.064716" calcext:value-type="float">
            <text:p>0.06471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260" calcext:value-type="float">
            <text:p>260</text:p>
          </table:table-cell>
          <table:table-cell office:value-type="float" office:value="605.34" calcext:value-type="float">
            <text:p>605.34</text:p>
          </table:table-cell>
          <table:table-cell office:value-type="float" office:value="0.001652" calcext:value-type="float">
            <text:p>0.001652</text:p>
          </table:table-cell>
          <table:table-cell office:value-type="float" office:value="3.7696" calcext:value-type="float">
            <text:p>3.7696</text:p>
          </table:table-cell>
          <table:table-cell office:value-type="float" office:value="4.2214" calcext:value-type="float">
            <text:p>4.2214</text:p>
          </table:table-cell>
          <table:table-cell office:value-type="float" office:value="16.184" calcext:value-type="float">
            <text:p>16.184</text:p>
          </table:table-cell>
          <table:table-cell office:value-type="float" office:value="9.5179" calcext:value-type="float">
            <text:p>9.5179</text:p>
          </table:table-cell>
          <table:table-cell office:value-type="float" office:value="22.78" calcext:value-type="float">
            <text:p>22.78</text:p>
          </table:table-cell>
          <table:table-cell office:value-type="float" office:value="383.81" calcext:value-type="float">
            <text:p>383.81</text:p>
          </table:table-cell>
          <table:table-cell office:value-type="float" office:value="0.13461" calcext:value-type="float">
            <text:p>0.13461</text:p>
          </table:table-cell>
          <table:table-cell office:value-type="float" office:value="48.01" calcext:value-type="float">
            <text:p>48.01</text:p>
          </table:table-cell>
          <table:table-cell office:value-type="float" office:value="0.066508" calcext:value-type="float">
            <text:p>0.06650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270" calcext:value-type="float">
            <text:p>270</text:p>
          </table:table-cell>
          <table:table-cell office:value-type="float" office:value="620.99" calcext:value-type="float">
            <text:p>620.99</text:p>
          </table:table-cell>
          <table:table-cell office:value-type="float" office:value="0.0016103" calcext:value-type="float">
            <text:p>0.0016103</text:p>
          </table:table-cell>
          <table:table-cell office:value-type="float" office:value="3.7349" calcext:value-type="float">
            <text:p>3.7349</text:p>
          </table:table-cell>
          <table:table-cell office:value-type="float" office:value="4.1923" calcext:value-type="float">
            <text:p>4.1923</text:p>
          </table:table-cell>
          <table:table-cell office:value-type="float" office:value="16.06" calcext:value-type="float">
            <text:p>16.06</text:p>
          </table:table-cell>
          <table:table-cell office:value-type="float" office:value="9.5119" calcext:value-type="float">
            <text:p>9.5119</text:p>
          </table:table-cell>
          <table:table-cell office:value-type="float" office:value="22.433" calcext:value-type="float">
            <text:p>22.433</text:p>
          </table:table-cell>
          <table:table-cell office:value-type="float" office:value="395.36" calcext:value-type="float">
            <text:p>395.36</text:p>
          </table:table-cell>
          <table:table-cell office:value-type="float" office:value="0.12307" calcext:value-type="float">
            <text:p>0.12307</text:p>
          </table:table-cell>
          <table:table-cell office:value-type="float" office:value="49.592" calcext:value-type="float">
            <text:p>49.592</text:p>
          </table:table-cell>
          <table:table-cell office:value-type="float" office:value="0.068227" calcext:value-type="float">
            <text:p>0.06822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280" calcext:value-type="float">
            <text:p>280</text:p>
          </table:table-cell>
          <table:table-cell office:value-type="float" office:value="635.56" calcext:value-type="float">
            <text:p>635.56</text:p>
          </table:table-cell>
          <table:table-cell office:value-type="float" office:value="0.0015734" calcext:value-type="float">
            <text:p>0.0015734</text:p>
          </table:table-cell>
          <table:table-cell office:value-type="float" office:value="3.7026" calcext:value-type="float">
            <text:p>3.7026</text:p>
          </table:table-cell>
          <table:table-cell office:value-type="float" office:value="4.166" calcext:value-type="float">
            <text:p>4.166</text:p>
          </table:table-cell>
          <table:table-cell office:value-type="float" office:value="15.945" calcext:value-type="float">
            <text:p>15.945</text:p>
          </table:table-cell>
          <table:table-cell office:value-type="float" office:value="9.5064" calcext:value-type="float">
            <text:p>9.5064</text:p>
          </table:table-cell>
          <table:table-cell office:value-type="float" office:value="22.105" calcext:value-type="float">
            <text:p>22.105</text:p>
          </table:table-cell>
          <table:table-cell office:value-type="float" office:value="406.71" calcext:value-type="float">
            <text:p>406.71</text:p>
          </table:table-cell>
          <table:table-cell office:value-type="float" office:value="0.1128" calcext:value-type="float">
            <text:p>0.1128</text:p>
          </table:table-cell>
          <table:table-cell office:value-type="float" office:value="51.116" calcext:value-type="float">
            <text:p>51.116</text:p>
          </table:table-cell>
          <table:table-cell office:value-type="float" office:value="0.069879" calcext:value-type="float">
            <text:p>0.06987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290" calcext:value-type="float">
            <text:p>290</text:p>
          </table:table-cell>
          <table:table-cell office:value-type="float" office:value="649.15" calcext:value-type="float">
            <text:p>649.15</text:p>
          </table:table-cell>
          <table:table-cell office:value-type="float" office:value="0.0015405" calcext:value-type="float">
            <text:p>0.0015405</text:p>
          </table:table-cell>
          <table:table-cell office:value-type="float" office:value="3.6724" calcext:value-type="float">
            <text:p>3.6724</text:p>
          </table:table-cell>
          <table:table-cell office:value-type="float" office:value="4.1423" calcext:value-type="float">
            <text:p>4.1423</text:p>
          </table:table-cell>
          <table:table-cell office:value-type="float" office:value="15.838" calcext:value-type="float">
            <text:p>15.838</text:p>
          </table:table-cell>
          <table:table-cell office:value-type="float" office:value="9.5015" calcext:value-type="float">
            <text:p>9.5015</text:p>
          </table:table-cell>
          <table:table-cell office:value-type="float" office:value="21.795" calcext:value-type="float">
            <text:p>21.795</text:p>
          </table:table-cell>
          <table:table-cell office:value-type="float" office:value="417.84" calcext:value-type="float">
            <text:p>417.84</text:p>
          </table:table-cell>
          <table:table-cell office:value-type="float" office:value="0.10362" calcext:value-type="float">
            <text:p>0.10362</text:p>
          </table:table-cell>
          <table:table-cell office:value-type="float" office:value="52.586" calcext:value-type="float">
            <text:p>52.586</text:p>
          </table:table-cell>
          <table:table-cell office:value-type="float" office:value="0.071467" calcext:value-type="float">
            <text:p>0.07146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300" calcext:value-type="float">
            <text:p>300</text:p>
          </table:table-cell>
          <table:table-cell office:value-type="float" office:value="661.87" calcext:value-type="float">
            <text:p>661.87</text:p>
          </table:table-cell>
          <table:table-cell office:value-type="float" office:value="0.0015109" calcext:value-type="float">
            <text:p>0.0015109</text:p>
          </table:table-cell>
          <table:table-cell office:value-type="float" office:value="3.644" calcext:value-type="float">
            <text:p>3.644</text:p>
          </table:table-cell>
          <table:table-cell office:value-type="float" office:value="4.1208" calcext:value-type="float">
            <text:p>4.1208</text:p>
          </table:table-cell>
          <table:table-cell office:value-type="float" office:value="15.737" calcext:value-type="float">
            <text:p>15.737</text:p>
          </table:table-cell>
          <table:table-cell office:value-type="float" office:value="9.4972" calcext:value-type="float">
            <text:p>9.4972</text:p>
          </table:table-cell>
          <table:table-cell office:value-type="float" office:value="21.504" calcext:value-type="float">
            <text:p>21.504</text:p>
          </table:table-cell>
          <table:table-cell office:value-type="float" office:value="428.75" calcext:value-type="float">
            <text:p>428.75</text:p>
          </table:table-cell>
          <table:table-cell office:value-type="float" office:value="0.095376" calcext:value-type="float">
            <text:p>0.095376</text:p>
          </table:table-cell>
          <table:table-cell office:value-type="float" office:value="54.005" calcext:value-type="float">
            <text:p>54.005</text:p>
          </table:table-cell>
          <table:table-cell office:value-type="float" office:value="0.072998" calcext:value-type="float">
            <text:p>0.07299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310" calcext:value-type="float">
            <text:p>310</text:p>
          </table:table-cell>
          <table:table-cell office:value-type="float" office:value="673.81" calcext:value-type="float">
            <text:p>673.81</text:p>
          </table:table-cell>
          <table:table-cell office:value-type="float" office:value="0.0014841" calcext:value-type="float">
            <text:p>0.0014841</text:p>
          </table:table-cell>
          <table:table-cell office:value-type="float" office:value="3.6173" calcext:value-type="float">
            <text:p>3.6173</text:p>
          </table:table-cell>
          <table:table-cell office:value-type="float" office:value="4.1012" calcext:value-type="float">
            <text:p>4.1012</text:p>
          </table:table-cell>
          <table:table-cell office:value-type="float" office:value="15.642" calcext:value-type="float">
            <text:p>15.642</text:p>
          </table:table-cell>
          <table:table-cell office:value-type="float" office:value="9.4935" calcext:value-type="float">
            <text:p>9.4935</text:p>
          </table:table-cell>
          <table:table-cell office:value-type="float" office:value="21.231" calcext:value-type="float">
            <text:p>21.231</text:p>
          </table:table-cell>
          <table:table-cell office:value-type="float" office:value="439.42" calcext:value-type="float">
            <text:p>439.42</text:p>
          </table:table-cell>
          <table:table-cell office:value-type="float" office:value="0.087943" calcext:value-type="float">
            <text:p>0.087943</text:p>
          </table:table-cell>
          <table:table-cell office:value-type="float" office:value="55.378" calcext:value-type="float">
            <text:p>55.378</text:p>
          </table:table-cell>
          <table:table-cell office:value-type="float" office:value="0.074476" calcext:value-type="float">
            <text:p>0.07447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320" calcext:value-type="float">
            <text:p>320</text:p>
          </table:table-cell>
          <table:table-cell office:value-type="float" office:value="685.06" calcext:value-type="float">
            <text:p>685.06</text:p>
          </table:table-cell>
          <table:table-cell office:value-type="float" office:value="0.0014597" calcext:value-type="float">
            <text:p>0.0014597</text:p>
          </table:table-cell>
          <table:table-cell office:value-type="float" office:value="3.592" calcext:value-type="float">
            <text:p>3.592</text:p>
          </table:table-cell>
          <table:table-cell office:value-type="float" office:value="4.0834" calcext:value-type="float">
            <text:p>4.0834</text:p>
          </table:table-cell>
          <table:table-cell office:value-type="float" office:value="15.553" calcext:value-type="float">
            <text:p>15.553</text:p>
          </table:table-cell>
          <table:table-cell office:value-type="float" office:value="9.4905" calcext:value-type="float">
            <text:p>9.4905</text:p>
          </table:table-cell>
          <table:table-cell office:value-type="float" office:value="20.976" calcext:value-type="float">
            <text:p>20.976</text:p>
          </table:table-cell>
          <table:table-cell office:value-type="float" office:value="449.87" calcext:value-type="float">
            <text:p>449.87</text:p>
          </table:table-cell>
          <table:table-cell office:value-type="float" office:value="0.081209" calcext:value-type="float">
            <text:p>0.081209</text:p>
          </table:table-cell>
          <table:table-cell office:value-type="float" office:value="56.709" calcext:value-type="float">
            <text:p>56.709</text:p>
          </table:table-cell>
          <table:table-cell office:value-type="float" office:value="0.075903" calcext:value-type="float">
            <text:p>0.07590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330" calcext:value-type="float">
            <text:p>330</text:p>
          </table:table-cell>
          <table:table-cell office:value-type="float" office:value="695.67" calcext:value-type="float">
            <text:p>695.67</text:p>
          </table:table-cell>
          <table:table-cell office:value-type="float" office:value="0.0014375" calcext:value-type="float">
            <text:p>0.0014375</text:p>
          </table:table-cell>
          <table:table-cell office:value-type="float" office:value="3.5681" calcext:value-type="float">
            <text:p>3.5681</text:p>
          </table:table-cell>
          <table:table-cell office:value-type="float" office:value="4.0671" calcext:value-type="float">
            <text:p>4.0671</text:p>
          </table:table-cell>
          <table:table-cell office:value-type="float" office:value="15.469" calcext:value-type="float">
            <text:p>15.469</text:p>
          </table:table-cell>
          <table:table-cell office:value-type="float" office:value="9.488" calcext:value-type="float">
            <text:p>9.488</text:p>
          </table:table-cell>
          <table:table-cell office:value-type="float" office:value="20.736" calcext:value-type="float">
            <text:p>20.736</text:p>
          </table:table-cell>
          <table:table-cell office:value-type="float" office:value="460.1" calcext:value-type="float">
            <text:p>460.1</text:p>
          </table:table-cell>
          <table:table-cell office:value-type="float" office:value="0.075083" calcext:value-type="float">
            <text:p>0.075083</text:p>
          </table:table-cell>
          <table:table-cell office:value-type="float" office:value="58" calcext:value-type="float">
            <text:p>58</text:p>
          </table:table-cell>
          <table:table-cell office:value-type="float" office:value="0.077285" calcext:value-type="float">
            <text:p>0.077285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340" calcext:value-type="float">
            <text:p>340</text:p>
          </table:table-cell>
          <table:table-cell office:value-type="float" office:value="705.72" calcext:value-type="float">
            <text:p>705.72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3.5454" calcext:value-type="float">
            <text:p>3.5454</text:p>
          </table:table-cell>
          <table:table-cell office:value-type="float" office:value="4.0522" calcext:value-type="float">
            <text:p>4.0522</text:p>
          </table:table-cell>
          <table:table-cell office:value-type="float" office:value="15.389" calcext:value-type="float">
            <text:p>15.389</text:p>
          </table:table-cell>
          <table:table-cell office:value-type="float" office:value="9.4861" calcext:value-type="float">
            <text:p>9.4861</text:p>
          </table:table-cell>
          <table:table-cell office:value-type="float" office:value="20.512" calcext:value-type="float">
            <text:p>20.512</text:p>
          </table:table-cell>
          <table:table-cell office:value-type="float" office:value="470.1" calcext:value-type="float">
            <text:p>470.1</text:p>
          </table:table-cell>
          <table:table-cell office:value-type="float" office:value="0.069489" calcext:value-type="float">
            <text:p>0.069489</text:p>
          </table:table-cell>
          <table:table-cell office:value-type="float" office:value="59.254" calcext:value-type="float">
            <text:p>59.254</text:p>
          </table:table-cell>
          <table:table-cell office:value-type="float" office:value="0.078624" calcext:value-type="float">
            <text:p>0.07862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350" calcext:value-type="float">
            <text:p>350</text:p>
          </table:table-cell>
          <table:table-cell office:value-type="float" office:value="715.26" calcext:value-type="float">
            <text:p>715.26</text:p>
          </table:table-cell>
          <table:table-cell office:value-type="float" office:value="0.0013981" calcext:value-type="float">
            <text:p>0.0013981</text:p>
          </table:table-cell>
          <table:table-cell office:value-type="float" office:value="3.5238" calcext:value-type="float">
            <text:p>3.5238</text:p>
          </table:table-cell>
          <table:table-cell office:value-type="float" office:value="4.0385" calcext:value-type="float">
            <text:p>4.0385</text:p>
          </table:table-cell>
          <table:table-cell office:value-type="float" office:value="15.312" calcext:value-type="float">
            <text:p>15.312</text:p>
          </table:table-cell>
          <table:table-cell office:value-type="float" office:value="9.4847" calcext:value-type="float">
            <text:p>9.4847</text:p>
          </table:table-cell>
          <table:table-cell office:value-type="float" office:value="20.302" calcext:value-type="float">
            <text:p>20.302</text:p>
          </table:table-cell>
          <table:table-cell office:value-type="float" office:value="479.9" calcext:value-type="float">
            <text:p>479.9</text:p>
          </table:table-cell>
          <table:table-cell office:value-type="float" office:value="0.064362" calcext:value-type="float">
            <text:p>0.064362</text:p>
          </table:table-cell>
          <table:table-cell office:value-type="float" office:value="60.475" calcext:value-type="float">
            <text:p>60.475</text:p>
          </table:table-cell>
          <table:table-cell office:value-type="float" office:value="0.079922" calcext:value-type="float">
            <text:p>0.07992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360" calcext:value-type="float">
            <text:p>360</text:p>
          </table:table-cell>
          <table:table-cell office:value-type="float" office:value="724.33" calcext:value-type="float">
            <text:p>724.33</text:p>
          </table:table-cell>
          <table:table-cell office:value-type="float" office:value="0.0013806" calcext:value-type="float">
            <text:p>0.0013806</text:p>
          </table:table-cell>
          <table:table-cell office:value-type="float" office:value="3.5032" calcext:value-type="float">
            <text:p>3.5032</text:p>
          </table:table-cell>
          <table:table-cell office:value-type="float" office:value="4.026" calcext:value-type="float">
            <text:p>4.026</text:p>
          </table:table-cell>
          <table:table-cell office:value-type="float" office:value="15.24" calcext:value-type="float">
            <text:p>15.24</text:p>
          </table:table-cell>
          <table:table-cell office:value-type="float" office:value="9.4837" calcext:value-type="float">
            <text:p>9.4837</text:p>
          </table:table-cell>
          <table:table-cell office:value-type="float" office:value="20.104" calcext:value-type="float">
            <text:p>20.104</text:p>
          </table:table-cell>
          <table:table-cell office:value-type="float" office:value="489.48" calcext:value-type="float">
            <text:p>489.48</text:p>
          </table:table-cell>
          <table:table-cell office:value-type="float" office:value="0.059649" calcext:value-type="float">
            <text:p>0.059649</text:p>
          </table:table-cell>
          <table:table-cell office:value-type="float" office:value="61.665" calcext:value-type="float">
            <text:p>61.665</text:p>
          </table:table-cell>
          <table:table-cell office:value-type="float" office:value="0.081183" calcext:value-type="float">
            <text:p>0.08118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370" calcext:value-type="float">
            <text:p>370</text:p>
          </table:table-cell>
          <table:table-cell office:value-type="float" office:value="732.97" calcext:value-type="float">
            <text:p>732.97</text:p>
          </table:table-cell>
          <table:table-cell office:value-type="float" office:value="0.0013643" calcext:value-type="float">
            <text:p>0.0013643</text:p>
          </table:table-cell>
          <table:table-cell office:value-type="float" office:value="3.4835" calcext:value-type="float">
            <text:p>3.4835</text:p>
          </table:table-cell>
          <table:table-cell office:value-type="float" office:value="4.0145" calcext:value-type="float">
            <text:p>4.0145</text:p>
          </table:table-cell>
          <table:table-cell office:value-type="float" office:value="15.17" calcext:value-type="float">
            <text:p>15.17</text:p>
          </table:table-cell>
          <table:table-cell office:value-type="float" office:value="9.4832" calcext:value-type="float">
            <text:p>9.4832</text:p>
          </table:table-cell>
          <table:table-cell office:value-type="float" office:value="19.919" calcext:value-type="float">
            <text:p>19.919</text:p>
          </table:table-cell>
          <table:table-cell office:value-type="float" office:value="498.87" calcext:value-type="float">
            <text:p>498.87</text:p>
          </table:table-cell>
          <table:table-cell office:value-type="float" office:value="0.055304" calcext:value-type="float">
            <text:p>0.055304</text:p>
          </table:table-cell>
          <table:table-cell office:value-type="float" office:value="62.827" calcext:value-type="float">
            <text:p>62.827</text:p>
          </table:table-cell>
          <table:table-cell office:value-type="float" office:value="0.08241" calcext:value-type="float">
            <text:p>0.0824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380" calcext:value-type="float">
            <text:p>380</text:p>
          </table:table-cell>
          <table:table-cell office:value-type="float" office:value="741.22" calcext:value-type="float">
            <text:p>741.22</text:p>
          </table:table-cell>
          <table:table-cell office:value-type="float" office:value="0.0013491" calcext:value-type="float">
            <text:p>0.0013491</text:p>
          </table:table-cell>
          <table:table-cell office:value-type="float" office:value="3.4647" calcext:value-type="float">
            <text:p>3.4647</text:p>
          </table:table-cell>
          <table:table-cell office:value-type="float" office:value="4.0039" calcext:value-type="float">
            <text:p>4.0039</text:p>
          </table:table-cell>
          <table:table-cell office:value-type="float" office:value="15.103" calcext:value-type="float">
            <text:p>15.103</text:p>
          </table:table-cell>
          <table:table-cell office:value-type="float" office:value="9.4831" calcext:value-type="float">
            <text:p>9.4831</text:p>
          </table:table-cell>
          <table:table-cell office:value-type="float" office:value="19.745" calcext:value-type="float">
            <text:p>19.745</text:p>
          </table:table-cell>
          <table:table-cell office:value-type="float" office:value="508.06" calcext:value-type="float">
            <text:p>508.06</text:p>
          </table:table-cell>
          <table:table-cell office:value-type="float" office:value="0.051288" calcext:value-type="float">
            <text:p>0.051288</text:p>
          </table:table-cell>
          <table:table-cell office:value-type="float" office:value="63.961" calcext:value-type="float">
            <text:p>63.961</text:p>
          </table:table-cell>
          <table:table-cell office:value-type="float" office:value="0.083604" calcext:value-type="float">
            <text:p>0.08360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390" calcext:value-type="float">
            <text:p>390</text:p>
          </table:table-cell>
          <table:table-cell office:value-type="float" office:value="749.11" calcext:value-type="float">
            <text:p>749.11</text:p>
          </table:table-cell>
          <table:table-cell office:value-type="float" office:value="0.0013349" calcext:value-type="float">
            <text:p>0.0013349</text:p>
          </table:table-cell>
          <table:table-cell office:value-type="float" office:value="3.4466" calcext:value-type="float">
            <text:p>3.4466</text:p>
          </table:table-cell>
          <table:table-cell office:value-type="float" office:value="3.9942" calcext:value-type="float">
            <text:p>3.9942</text:p>
          </table:table-cell>
          <table:table-cell office:value-type="float" office:value="15.04" calcext:value-type="float">
            <text:p>15.04</text:p>
          </table:table-cell>
          <table:table-cell office:value-type="float" office:value="9.4833" calcext:value-type="float">
            <text:p>9.4833</text:p>
          </table:table-cell>
          <table:table-cell office:value-type="float" office:value="19.581" calcext:value-type="float">
            <text:p>19.581</text:p>
          </table:table-cell>
          <table:table-cell office:value-type="float" office:value="517.06" calcext:value-type="float">
            <text:p>517.06</text:p>
          </table:table-cell>
          <table:table-cell office:value-type="float" office:value="0.047567" calcext:value-type="float">
            <text:p>0.047567</text:p>
          </table:table-cell>
          <table:table-cell office:value-type="float" office:value="65.071" calcext:value-type="float">
            <text:p>65.071</text:p>
          </table:table-cell>
          <table:table-cell office:value-type="float" office:value="0.084768" calcext:value-type="float">
            <text:p>0.08476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400" calcext:value-type="float">
            <text:p>400</text:p>
          </table:table-cell>
          <table:table-cell office:value-type="float" office:value="756.67" calcext:value-type="float">
            <text:p>756.67</text:p>
          </table:table-cell>
          <table:table-cell office:value-type="float" office:value="0.0013216" calcext:value-type="float">
            <text:p>0.0013216</text:p>
          </table:table-cell>
          <table:table-cell office:value-type="float" office:value="3.4292" calcext:value-type="float">
            <text:p>3.4292</text:p>
          </table:table-cell>
          <table:table-cell office:value-type="float" office:value="3.9853" calcext:value-type="float">
            <text:p>3.9853</text:p>
          </table:table-cell>
          <table:table-cell office:value-type="float" office:value="14.978" calcext:value-type="float">
            <text:p>14.978</text:p>
          </table:table-cell>
          <table:table-cell office:value-type="float" office:value="9.4839" calcext:value-type="float">
            <text:p>9.4839</text:p>
          </table:table-cell>
          <table:table-cell office:value-type="float" office:value="19.428" calcext:value-type="float">
            <text:p>19.428</text:p>
          </table:table-cell>
          <table:table-cell office:value-type="float" office:value="525.88" calcext:value-type="float">
            <text:p>525.88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66.158" calcext:value-type="float">
            <text:p>66.158</text:p>
          </table:table-cell>
          <table:table-cell office:value-type="float" office:value="0.085903" calcext:value-type="float">
            <text:p>0.08590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410" calcext:value-type="float">
            <text:p>410</text:p>
          </table:table-cell>
          <table:table-cell office:value-type="float" office:value="763.93" calcext:value-type="float">
            <text:p>763.93</text:p>
          </table:table-cell>
          <table:table-cell office:value-type="float" office:value="0.001309" calcext:value-type="float">
            <text:p>0.001309</text:p>
          </table:table-cell>
          <table:table-cell office:value-type="float" office:value="3.4125" calcext:value-type="float">
            <text:p>3.4125</text:p>
          </table:table-cell>
          <table:table-cell office:value-type="float" office:value="3.9771" calcext:value-type="float">
            <text:p>3.9771</text:p>
          </table:table-cell>
          <table:table-cell office:value-type="float" office:value="14.919" calcext:value-type="float">
            <text:p>14.919</text:p>
          </table:table-cell>
          <table:table-cell office:value-type="float" office:value="9.4847" calcext:value-type="float">
            <text:p>9.4847</text:p>
          </table:table-cell>
          <table:table-cell office:value-type="float" office:value="19.283" calcext:value-type="float">
            <text:p>19.283</text:p>
          </table:table-cell>
          <table:table-cell office:value-type="float" office:value="534.53" calcext:value-type="float">
            <text:p>534.53</text:p>
          </table:table-cell>
          <table:table-cell office:value-type="float" office:value="0.040893" calcext:value-type="float">
            <text:p>0.040893</text:p>
          </table:table-cell>
          <table:table-cell office:value-type="float" office:value="67.224" calcext:value-type="float">
            <text:p>67.224</text:p>
          </table:table-cell>
          <table:table-cell office:value-type="float" office:value="0.087011" calcext:value-type="float">
            <text:p>0.08701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420" calcext:value-type="float">
            <text:p>420</text:p>
          </table:table-cell>
          <table:table-cell office:value-type="float" office:value="770.91" calcext:value-type="float">
            <text:p>770.91</text:p>
          </table:table-cell>
          <table:table-cell office:value-type="float" office:value="0.0012972" calcext:value-type="float">
            <text:p>0.0012972</text:p>
          </table:table-cell>
          <table:table-cell office:value-type="float" office:value="3.3964" calcext:value-type="float">
            <text:p>3.3964</text:p>
          </table:table-cell>
          <table:table-cell office:value-type="float" office:value="3.9695" calcext:value-type="float">
            <text:p>3.9695</text:p>
          </table:table-cell>
          <table:table-cell office:value-type="float" office:value="14.862" calcext:value-type="float">
            <text:p>14.862</text:p>
          </table:table-cell>
          <table:table-cell office:value-type="float" office:value="9.4859" calcext:value-type="float">
            <text:p>9.4859</text:p>
          </table:table-cell>
          <table:table-cell office:value-type="float" office:value="19.147" calcext:value-type="float">
            <text:p>19.147</text:p>
          </table:table-cell>
          <table:table-cell office:value-type="float" office:value="543" calcext:value-type="float">
            <text:p>543</text:p>
          </table:table-cell>
          <table:table-cell office:value-type="float" office:value="0.037893" calcext:value-type="float">
            <text:p>0.037893</text:p>
          </table:table-cell>
          <table:table-cell office:value-type="float" office:value="68.269" calcext:value-type="float">
            <text:p>68.269</text:p>
          </table:table-cell>
          <table:table-cell office:value-type="float" office:value="0.088094" calcext:value-type="float">
            <text:p>0.08809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430" calcext:value-type="float">
            <text:p>430</text:p>
          </table:table-cell>
          <table:table-cell office:value-type="float" office:value="777.63" calcext:value-type="float">
            <text:p>777.63</text:p>
          </table:table-cell>
          <table:table-cell office:value-type="float" office:value="0.001286" calcext:value-type="float">
            <text:p>0.001286</text:p>
          </table:table-cell>
          <table:table-cell office:value-type="float" office:value="3.3809" calcext:value-type="float">
            <text:p>3.3809</text:p>
          </table:table-cell>
          <table:table-cell office:value-type="float" office:value="3.9625" calcext:value-type="float">
            <text:p>3.9625</text:p>
          </table:table-cell>
          <table:table-cell office:value-type="float" office:value="14.807" calcext:value-type="float">
            <text:p>14.807</text:p>
          </table:table-cell>
          <table:table-cell office:value-type="float" office:value="9.4872" calcext:value-type="float">
            <text:p>9.4872</text:p>
          </table:table-cell>
          <table:table-cell office:value-type="float" office:value="19.018" calcext:value-type="float">
            <text:p>19.018</text:p>
          </table:table-cell>
          <table:table-cell office:value-type="float" office:value="551.31" calcext:value-type="float">
            <text:p>551.31</text:p>
          </table:table-cell>
          <table:table-cell office:value-type="float" office:value="0.035088" calcext:value-type="float">
            <text:p>0.035088</text:p>
          </table:table-cell>
          <table:table-cell office:value-type="float" office:value="69.296" calcext:value-type="float">
            <text:p>69.296</text:p>
          </table:table-cell>
          <table:table-cell office:value-type="float" office:value="0.089153" calcext:value-type="float">
            <text:p>0.08915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440" calcext:value-type="float">
            <text:p>440</text:p>
          </table:table-cell>
          <table:table-cell office:value-type="float" office:value="784.11" calcext:value-type="float">
            <text:p>784.11</text:p>
          </table:table-cell>
          <table:table-cell office:value-type="float" office:value="0.0012753" calcext:value-type="float">
            <text:p>0.0012753</text:p>
          </table:table-cell>
          <table:table-cell office:value-type="float" office:value="3.3659" calcext:value-type="float">
            <text:p>3.3659</text:p>
          </table:table-cell>
          <table:table-cell office:value-type="float" office:value="3.9561" calcext:value-type="float">
            <text:p>3.9561</text:p>
          </table:table-cell>
          <table:table-cell office:value-type="float" office:value="14.754" calcext:value-type="float">
            <text:p>14.754</text:p>
          </table:table-cell>
          <table:table-cell office:value-type="float" office:value="9.4889" calcext:value-type="float">
            <text:p>9.4889</text:p>
          </table:table-cell>
          <table:table-cell office:value-type="float" office:value="18.897" calcext:value-type="float">
            <text:p>18.897</text:p>
          </table:table-cell>
          <table:table-cell office:value-type="float" office:value="559.46" calcext:value-type="float">
            <text:p>559.46</text:p>
          </table:table-cell>
          <table:table-cell office:value-type="float" office:value="0.032462" calcext:value-type="float">
            <text:p>0.032462</text:p>
          </table:table-cell>
          <table:table-cell office:value-type="float" office:value="70.306" calcext:value-type="float">
            <text:p>70.306</text:p>
          </table:table-cell>
          <table:table-cell office:value-type="float" office:value="0.09019" calcext:value-type="float">
            <text:p>0.0901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450" calcext:value-type="float">
            <text:p>450</text:p>
          </table:table-cell>
          <table:table-cell office:value-type="float" office:value="790.36" calcext:value-type="float">
            <text:p>790.36</text:p>
          </table:table-cell>
          <table:table-cell office:value-type="float" office:value="0.0012652" calcext:value-type="float">
            <text:p>0.0012652</text:p>
          </table:table-cell>
          <table:table-cell office:value-type="float" office:value="3.3514" calcext:value-type="float">
            <text:p>3.3514</text:p>
          </table:table-cell>
          <table:table-cell office:value-type="float" office:value="3.9503" calcext:value-type="float">
            <text:p>3.9503</text:p>
          </table:table-cell>
          <table:table-cell office:value-type="float" office:value="14.702" calcext:value-type="float">
            <text:p>14.702</text:p>
          </table:table-cell>
          <table:table-cell office:value-type="float" office:value="9.4907" calcext:value-type="float">
            <text:p>9.4907</text:p>
          </table:table-cell>
          <table:table-cell office:value-type="float" office:value="18.783" calcext:value-type="float">
            <text:p>18.783</text:p>
          </table:table-cell>
          <table:table-cell office:value-type="float" office:value="567.46" calcext:value-type="float">
            <text:p>567.46</text:p>
          </table:table-cell>
          <table:table-cell office:value-type="float" office:value="0.029999" calcext:value-type="float">
            <text:p>0.029999</text:p>
          </table:table-cell>
          <table:table-cell office:value-type="float" office:value="71.299" calcext:value-type="float">
            <text:p>71.299</text:p>
          </table:table-cell>
          <table:table-cell office:value-type="float" office:value="0.091206" calcext:value-type="float">
            <text:p>0.09120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460" calcext:value-type="float">
            <text:p>460</text:p>
          </table:table-cell>
          <table:table-cell office:value-type="float" office:value="796.4" calcext:value-type="float">
            <text:p>796.4</text:p>
          </table:table-cell>
          <table:table-cell office:value-type="float" office:value="0.0012556" calcext:value-type="float">
            <text:p>0.0012556</text:p>
          </table:table-cell>
          <table:table-cell office:value-type="float" office:value="3.3373" calcext:value-type="float">
            <text:p>3.3373</text:p>
          </table:table-cell>
          <table:table-cell office:value-type="float" office:value="3.9449" calcext:value-type="float">
            <text:p>3.9449</text:p>
          </table:table-cell>
          <table:table-cell office:value-type="float" office:value="14.652" calcext:value-type="float">
            <text:p>14.652</text:p>
          </table:table-cell>
          <table:table-cell office:value-type="float" office:value="9.4927" calcext:value-type="float">
            <text:p>9.4927</text:p>
          </table:table-cell>
          <table:table-cell office:value-type="float" office:value="18.675" calcext:value-type="float">
            <text:p>18.675</text:p>
          </table:table-cell>
          <table:table-cell office:value-type="float" office:value="575.31" calcext:value-type="float">
            <text:p>575.31</text:p>
          </table:table-cell>
          <table:table-cell office:value-type="float" office:value="0.027683" calcext:value-type="float">
            <text:p>0.027683</text:p>
          </table:table-cell>
          <table:table-cell office:value-type="float" office:value="72.278" calcext:value-type="float">
            <text:p>72.278</text:p>
          </table:table-cell>
          <table:table-cell office:value-type="float" office:value="0.092202" calcext:value-type="float">
            <text:p>0.09220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470" calcext:value-type="float">
            <text:p>470</text:p>
          </table:table-cell>
          <table:table-cell office:value-type="float" office:value="802.25" calcext:value-type="float">
            <text:p>802.25</text:p>
          </table:table-cell>
          <table:table-cell office:value-type="float" office:value="0.0012465" calcext:value-type="float">
            <text:p>0.0012465</text:p>
          </table:table-cell>
          <table:table-cell office:value-type="float" office:value="3.3237" calcext:value-type="float">
            <text:p>3.3237</text:p>
          </table:table-cell>
          <table:table-cell office:value-type="float" office:value="3.9399" calcext:value-type="float">
            <text:p>3.9399</text:p>
          </table:table-cell>
          <table:table-cell office:value-type="float" office:value="14.604" calcext:value-type="float">
            <text:p>14.604</text:p>
          </table:table-cell>
          <table:table-cell office:value-type="float" office:value="9.4949" calcext:value-type="float">
            <text:p>9.4949</text:p>
          </table:table-cell>
          <table:table-cell office:value-type="float" office:value="18.572" calcext:value-type="float">
            <text:p>18.572</text:p>
          </table:table-cell>
          <table:table-cell office:value-type="float" office:value="583.02" calcext:value-type="float">
            <text:p>583.02</text:p>
          </table:table-cell>
          <table:table-cell office:value-type="float" office:value="0.025504" calcext:value-type="float">
            <text:p>0.025504</text:p>
          </table:table-cell>
          <table:table-cell office:value-type="float" office:value="73.242" calcext:value-type="float">
            <text:p>73.242</text:p>
          </table:table-cell>
          <table:table-cell office:value-type="float" office:value="0.093179" calcext:value-type="float">
            <text:p>0.09317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480" calcext:value-type="float">
            <text:p>480</text:p>
          </table:table-cell>
          <table:table-cell office:value-type="float" office:value="807.92" calcext:value-type="float">
            <text:p>807.92</text:p>
          </table:table-cell>
          <table:table-cell office:value-type="float" office:value="0.0012378" calcext:value-type="float">
            <text:p>0.0012378</text:p>
          </table:table-cell>
          <table:table-cell office:value-type="float" office:value="3.3104" calcext:value-type="float">
            <text:p>3.3104</text:p>
          </table:table-cell>
          <table:table-cell office:value-type="float" office:value="3.9354" calcext:value-type="float">
            <text:p>3.9354</text:p>
          </table:table-cell>
          <table:table-cell office:value-type="float" office:value="14.557" calcext:value-type="float">
            <text:p>14.557</text:p>
          </table:table-cell>
          <table:table-cell office:value-type="float" office:value="9.4973" calcext:value-type="float">
            <text:p>9.4973</text:p>
          </table:table-cell>
          <table:table-cell office:value-type="float" office:value="18.475" calcext:value-type="float">
            <text:p>18.475</text:p>
          </table:table-cell>
          <table:table-cell office:value-type="float" office:value="590.59" calcext:value-type="float">
            <text:p>590.59</text:p>
          </table:table-cell>
          <table:table-cell office:value-type="float" office:value="0.023449" calcext:value-type="float">
            <text:p>0.023449</text:p>
          </table:table-cell>
          <table:table-cell office:value-type="float" office:value="74.192" calcext:value-type="float">
            <text:p>74.192</text:p>
          </table:table-cell>
          <table:table-cell office:value-type="float" office:value="0.094138" calcext:value-type="float">
            <text:p>0.09413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490" calcext:value-type="float">
            <text:p>490</text:p>
          </table:table-cell>
          <table:table-cell office:value-type="float" office:value="813.41" calcext:value-type="float">
            <text:p>813.41</text:p>
          </table:table-cell>
          <table:table-cell office:value-type="float" office:value="0.0012294" calcext:value-type="float">
            <text:p>0.0012294</text:p>
          </table:table-cell>
          <table:table-cell office:value-type="float" office:value="3.2976" calcext:value-type="float">
            <text:p>3.2976</text:p>
          </table:table-cell>
          <table:table-cell office:value-type="float" office:value="3.9312" calcext:value-type="float">
            <text:p>3.9312</text:p>
          </table:table-cell>
          <table:table-cell office:value-type="float" office:value="14.511" calcext:value-type="float">
            <text:p>14.511</text:p>
          </table:table-cell>
          <table:table-cell office:value-type="float" office:value="9.4998" calcext:value-type="float">
            <text:p>9.4998</text:p>
          </table:table-cell>
          <table:table-cell office:value-type="float" office:value="18.383" calcext:value-type="float">
            <text:p>18.383</text:p>
          </table:table-cell>
          <table:table-cell office:value-type="float" office:value="598.03" calcext:value-type="float">
            <text:p>598.03</text:p>
          </table:table-cell>
          <table:table-cell office:value-type="float" office:value="0.021509" calcext:value-type="float">
            <text:p>0.021509</text:p>
          </table:table-cell>
          <table:table-cell office:value-type="float" office:value="75.13" calcext:value-type="float">
            <text:p>75.13</text:p>
          </table:table-cell>
          <table:table-cell office:value-type="float" office:value="0.09508" calcext:value-type="float">
            <text:p>0.0950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500" calcext:value-type="float">
            <text:p>500</text:p>
          </table:table-cell>
          <table:table-cell office:value-type="float" office:value="818.74" calcext:value-type="float">
            <text:p>818.74</text:p>
          </table:table-cell>
          <table:table-cell office:value-type="float" office:value="0.0012214" calcext:value-type="float">
            <text:p>0.0012214</text:p>
          </table:table-cell>
          <table:table-cell office:value-type="float" office:value="3.2851" calcext:value-type="float">
            <text:p>3.2851</text:p>
          </table:table-cell>
          <table:table-cell office:value-type="float" office:value="3.9275" calcext:value-type="float">
            <text:p>3.9275</text:p>
          </table:table-cell>
          <table:table-cell office:value-type="float" office:value="14.466" calcext:value-type="float">
            <text:p>14.466</text:p>
          </table:table-cell>
          <table:table-cell office:value-type="float" office:value="9.5025" calcext:value-type="float">
            <text:p>9.5025</text:p>
          </table:table-cell>
          <table:table-cell office:value-type="float" office:value="18.295" calcext:value-type="float">
            <text:p>18.295</text:p>
          </table:table-cell>
          <table:table-cell office:value-type="float" office:value="605.35" calcext:value-type="float">
            <text:p>605.35</text:p>
          </table:table-cell>
          <table:table-cell office:value-type="float" office:value="0.019674" calcext:value-type="float">
            <text:p>0.019674</text:p>
          </table:table-cell>
          <table:table-cell office:value-type="float" office:value="76.056" calcext:value-type="float">
            <text:p>76.056</text:p>
          </table:table-cell>
          <table:table-cell office:value-type="float" office:value="0.096006" calcext:value-type="float">
            <text:p>0.09600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510" calcext:value-type="float">
            <text:p>510</text:p>
          </table:table-cell>
          <table:table-cell office:value-type="float" office:value="823.92" calcext:value-type="float">
            <text:p>823.92</text:p>
          </table:table-cell>
          <table:table-cell office:value-type="float" office:value="0.0012137" calcext:value-type="float">
            <text:p>0.0012137</text:p>
          </table:table-cell>
          <table:table-cell office:value-type="float" office:value="3.2729" calcext:value-type="float">
            <text:p>3.2729</text:p>
          </table:table-cell>
          <table:table-cell office:value-type="float" office:value="3.924" calcext:value-type="float">
            <text:p>3.924</text:p>
          </table:table-cell>
          <table:table-cell office:value-type="float" office:value="14.423" calcext:value-type="float">
            <text:p>14.423</text:p>
          </table:table-cell>
          <table:table-cell office:value-type="float" office:value="9.5053" calcext:value-type="float">
            <text:p>9.5053</text:p>
          </table:table-cell>
          <table:table-cell office:value-type="float" office:value="18.212" calcext:value-type="float">
            <text:p>18.212</text:p>
          </table:table-cell>
          <table:table-cell office:value-type="float" office:value="612.54" calcext:value-type="float">
            <text:p>612.54</text:p>
          </table:table-cell>
          <table:table-cell office:value-type="float" office:value="0.017936" calcext:value-type="float">
            <text:p>0.017936</text:p>
          </table:table-cell>
          <table:table-cell office:value-type="float" office:value="76.971" calcext:value-type="float">
            <text:p>76.971</text:p>
          </table:table-cell>
          <table:table-cell office:value-type="float" office:value="0.096916" calcext:value-type="float">
            <text:p>0.09691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520" calcext:value-type="float">
            <text:p>520</text:p>
          </table:table-cell>
          <table:table-cell office:value-type="float" office:value="828.96" calcext:value-type="float">
            <text:p>828.96</text:p>
          </table:table-cell>
          <table:table-cell office:value-type="float" office:value="0.0012063" calcext:value-type="float">
            <text:p>0.0012063</text:p>
          </table:table-cell>
          <table:table-cell office:value-type="float" office:value="3.2611" calcext:value-type="float">
            <text:p>3.2611</text:p>
          </table:table-cell>
          <table:table-cell office:value-type="float" office:value="3.9209" calcext:value-type="float">
            <text:p>3.9209</text:p>
          </table:table-cell>
          <table:table-cell office:value-type="float" office:value="14.38" calcext:value-type="float">
            <text:p>14.38</text:p>
          </table:table-cell>
          <table:table-cell office:value-type="float" office:value="9.5083" calcext:value-type="float">
            <text:p>9.5083</text:p>
          </table:table-cell>
          <table:table-cell office:value-type="float" office:value="18.133" calcext:value-type="float">
            <text:p>18.133</text:p>
          </table:table-cell>
          <table:table-cell office:value-type="float" office:value="619.62" calcext:value-type="float">
            <text:p>619.62</text:p>
          </table:table-cell>
          <table:table-cell office:value-type="float" office:value="0.016288" calcext:value-type="float">
            <text:p>0.016288</text:p>
          </table:table-cell>
          <table:table-cell office:value-type="float" office:value="77.875" calcext:value-type="float">
            <text:p>77.875</text:p>
          </table:table-cell>
          <table:table-cell office:value-type="float" office:value="0.097812" calcext:value-type="float">
            <text:p>0.09781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530" calcext:value-type="float">
            <text:p>530</text:p>
          </table:table-cell>
          <table:table-cell office:value-type="float" office:value="833.86" calcext:value-type="float">
            <text:p>833.86</text:p>
          </table:table-cell>
          <table:table-cell office:value-type="float" office:value="0.0011992" calcext:value-type="float">
            <text:p>0.0011992</text:p>
          </table:table-cell>
          <table:table-cell office:value-type="float" office:value="3.2496" calcext:value-type="float">
            <text:p>3.2496</text:p>
          </table:table-cell>
          <table:table-cell office:value-type="float" office:value="3.9181" calcext:value-type="float">
            <text:p>3.9181</text:p>
          </table:table-cell>
          <table:table-cell office:value-type="float" office:value="14.339" calcext:value-type="float">
            <text:p>14.339</text:p>
          </table:table-cell>
          <table:table-cell office:value-type="float" office:value="9.5113" calcext:value-type="float">
            <text:p>9.5113</text:p>
          </table:table-cell>
          <table:table-cell office:value-type="float" office:value="18.057" calcext:value-type="float">
            <text:p>18.057</text:p>
          </table:table-cell>
          <table:table-cell office:value-type="float" office:value="626.59" calcext:value-type="float">
            <text:p>626.59</text:p>
          </table:table-cell>
          <table:table-cell office:value-type="float" office:value="0.014723" calcext:value-type="float">
            <text:p>0.014723</text:p>
          </table:table-cell>
          <table:table-cell office:value-type="float" office:value="78.77" calcext:value-type="float">
            <text:p>78.77</text:p>
          </table:table-cell>
          <table:table-cell office:value-type="float" office:value="0.098693" calcext:value-type="float">
            <text:p>0.09869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540" calcext:value-type="float">
            <text:p>540</text:p>
          </table:table-cell>
          <table:table-cell office:value-type="float" office:value="838.63" calcext:value-type="float">
            <text:p>838.63</text:p>
          </table:table-cell>
          <table:table-cell office:value-type="float" office:value="0.0011924" calcext:value-type="float">
            <text:p>0.0011924</text:p>
          </table:table-cell>
          <table:table-cell office:value-type="float" office:value="3.2383" calcext:value-type="float">
            <text:p>3.2383</text:p>
          </table:table-cell>
          <table:table-cell office:value-type="float" office:value="3.9156" calcext:value-type="float">
            <text:p>3.9156</text:p>
          </table:table-cell>
          <table:table-cell office:value-type="float" office:value="14.298" calcext:value-type="float">
            <text:p>14.298</text:p>
          </table:table-cell>
          <table:table-cell office:value-type="float" office:value="9.5145" calcext:value-type="float">
            <text:p>9.5145</text:p>
          </table:table-cell>
          <table:table-cell office:value-type="float" office:value="17.985" calcext:value-type="float">
            <text:p>17.985</text:p>
          </table:table-cell>
          <table:table-cell office:value-type="float" office:value="633.45" calcext:value-type="float">
            <text:p>633.45</text:p>
          </table:table-cell>
          <table:table-cell office:value-type="float" office:value="0.013235" calcext:value-type="float">
            <text:p>0.013235</text:p>
          </table:table-cell>
          <table:table-cell office:value-type="float" office:value="79.655" calcext:value-type="float">
            <text:p>79.655</text:p>
          </table:table-cell>
          <table:table-cell office:value-type="float" office:value="0.099561" calcext:value-type="float">
            <text:p>0.09956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550" calcext:value-type="float">
            <text:p>550</text:p>
          </table:table-cell>
          <table:table-cell office:value-type="float" office:value="843.28" calcext:value-type="float">
            <text:p>843.28</text:p>
          </table:table-cell>
          <table:table-cell office:value-type="float" office:value="0.0011858" calcext:value-type="float">
            <text:p>0.0011858</text:p>
          </table:table-cell>
          <table:table-cell office:value-type="float" office:value="3.2273" calcext:value-type="float">
            <text:p>3.2273</text:p>
          </table:table-cell>
          <table:table-cell office:value-type="float" office:value="3.9134" calcext:value-type="float">
            <text:p>3.9134</text:p>
          </table:table-cell>
          <table:table-cell office:value-type="float" office:value="14.259" calcext:value-type="float">
            <text:p>14.259</text:p>
          </table:table-cell>
          <table:table-cell office:value-type="float" office:value="9.5177" calcext:value-type="float">
            <text:p>9.5177</text:p>
          </table:table-cell>
          <table:table-cell office:value-type="float" office:value="17.916" calcext:value-type="float">
            <text:p>17.916</text:p>
          </table:table-cell>
          <table:table-cell office:value-type="float" office:value="640.2" calcext:value-type="float">
            <text:p>640.2</text:p>
          </table:table-cell>
          <table:table-cell office:value-type="float" office:value="0.011818" calcext:value-type="float">
            <text:p>0.011818</text:p>
          </table:table-cell>
          <table:table-cell office:value-type="float" office:value="80.53" calcext:value-type="float">
            <text:p>80.53</text:p>
          </table:table-cell>
          <table:table-cell office:value-type="float" office:value="0.10042" calcext:value-type="float">
            <text:p>0.1004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560" calcext:value-type="float">
            <text:p>560</text:p>
          </table:table-cell>
          <table:table-cell office:value-type="float" office:value="847.82" calcext:value-type="float">
            <text:p>847.82</text:p>
          </table:table-cell>
          <table:table-cell office:value-type="float" office:value="0.0011795" calcext:value-type="float">
            <text:p>0.0011795</text:p>
          </table:table-cell>
          <table:table-cell office:value-type="float" office:value="3.2166" calcext:value-type="float">
            <text:p>3.2166</text:p>
          </table:table-cell>
          <table:table-cell office:value-type="float" office:value="3.9114" calcext:value-type="float">
            <text:p>3.9114</text:p>
          </table:table-cell>
          <table:table-cell office:value-type="float" office:value="14.22" calcext:value-type="float">
            <text:p>14.22</text:p>
          </table:table-cell>
          <table:table-cell office:value-type="float" office:value="9.5211" calcext:value-type="float">
            <text:p>9.5211</text:p>
          </table:table-cell>
          <table:table-cell office:value-type="float" office:value="17.85" calcext:value-type="float">
            <text:p>17.85</text:p>
          </table:table-cell>
          <table:table-cell office:value-type="float" office:value="646.85" calcext:value-type="float">
            <text:p>646.85</text:p>
          </table:table-cell>
          <table:table-cell office:value-type="float" office:value="0.010468" calcext:value-type="float">
            <text:p>0.010468</text:p>
          </table:table-cell>
          <table:table-cell office:value-type="float" office:value="81.398" calcext:value-type="float">
            <text:p>81.398</text:p>
          </table:table-cell>
          <table:table-cell office:value-type="float" office:value="0.10126" calcext:value-type="float">
            <text:p>0.1012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570" calcext:value-type="float">
            <text:p>570</text:p>
          </table:table-cell>
          <table:table-cell office:value-type="float" office:value="852.25" calcext:value-type="float">
            <text:p>852.25</text:p>
          </table:table-cell>
          <table:table-cell office:value-type="float" office:value="0.0011734" calcext:value-type="float">
            <text:p>0.0011734</text:p>
          </table:table-cell>
          <table:table-cell office:value-type="float" office:value="3.2061" calcext:value-type="float">
            <text:p>3.2061</text:p>
          </table:table-cell>
          <table:table-cell office:value-type="float" office:value="3.9096" calcext:value-type="float">
            <text:p>3.9096</text:p>
          </table:table-cell>
          <table:table-cell office:value-type="float" office:value="14.182" calcext:value-type="float">
            <text:p>14.182</text:p>
          </table:table-cell>
          <table:table-cell office:value-type="float" office:value="9.5245" calcext:value-type="float">
            <text:p>9.5245</text:p>
          </table:table-cell>
          <table:table-cell office:value-type="float" office:value="17.787" calcext:value-type="float">
            <text:p>17.787</text:p>
          </table:table-cell>
          <table:table-cell office:value-type="float" office:value="653.4" calcext:value-type="float">
            <text:p>653.4</text:p>
          </table:table-cell>
          <table:table-cell office:value-type="float" office:value="0.0091795" calcext:value-type="float">
            <text:p>0.0091795</text:p>
          </table:table-cell>
          <table:table-cell office:value-type="float" office:value="82.257" calcext:value-type="float">
            <text:p>82.257</text:p>
          </table:table-cell>
          <table:table-cell office:value-type="float" office:value="0.10209" calcext:value-type="float">
            <text:p>0.1020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580" calcext:value-type="float">
            <text:p>580</text:p>
          </table:table-cell>
          <table:table-cell office:value-type="float" office:value="856.57" calcext:value-type="float">
            <text:p>856.57</text:p>
          </table:table-cell>
          <table:table-cell office:value-type="float" office:value="0.0011674" calcext:value-type="float">
            <text:p>0.0011674</text:p>
          </table:table-cell>
          <table:table-cell office:value-type="float" office:value="3.1959" calcext:value-type="float">
            <text:p>3.1959</text:p>
          </table:table-cell>
          <table:table-cell office:value-type="float" office:value="3.9081" calcext:value-type="float">
            <text:p>3.9081</text:p>
          </table:table-cell>
          <table:table-cell office:value-type="float" office:value="14.145" calcext:value-type="float">
            <text:p>14.145</text:p>
          </table:table-cell>
          <table:table-cell office:value-type="float" office:value="9.5281" calcext:value-type="float">
            <text:p>9.5281</text:p>
          </table:table-cell>
          <table:table-cell office:value-type="float" office:value="17.726" calcext:value-type="float">
            <text:p>17.726</text:p>
          </table:table-cell>
          <table:table-cell office:value-type="float" office:value="659.86" calcext:value-type="float">
            <text:p>659.86</text:p>
          </table:table-cell>
          <table:table-cell office:value-type="float" office:value="0.0079491" calcext:value-type="float">
            <text:p>0.0079491</text:p>
          </table:table-cell>
          <table:table-cell office:value-type="float" office:value="83.109" calcext:value-type="float">
            <text:p>83.109</text:p>
          </table:table-cell>
          <table:table-cell office:value-type="float" office:value="0.10291" calcext:value-type="float">
            <text:p>0.1029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590" calcext:value-type="float">
            <text:p>590</text:p>
          </table:table-cell>
          <table:table-cell office:value-type="float" office:value="860.79" calcext:value-type="float">
            <text:p>860.79</text:p>
          </table:table-cell>
          <table:table-cell office:value-type="float" office:value="0.0011617" calcext:value-type="float">
            <text:p>0.0011617</text:p>
          </table:table-cell>
          <table:table-cell office:value-type="float" office:value="3.1858" calcext:value-type="float">
            <text:p>3.1858</text:p>
          </table:table-cell>
          <table:table-cell office:value-type="float" office:value="3.9068" calcext:value-type="float">
            <text:p>3.9068</text:p>
          </table:table-cell>
          <table:table-cell office:value-type="float" office:value="14.109" calcext:value-type="float">
            <text:p>14.109</text:p>
          </table:table-cell>
          <table:table-cell office:value-type="float" office:value="9.5317" calcext:value-type="float">
            <text:p>9.5317</text:p>
          </table:table-cell>
          <table:table-cell office:value-type="float" office:value="17.668" calcext:value-type="float">
            <text:p>17.668</text:p>
          </table:table-cell>
          <table:table-cell office:value-type="float" office:value="666.23" calcext:value-type="float">
            <text:p>666.23</text:p>
          </table:table-cell>
          <table:table-cell office:value-type="float" office:value="0.0067727" calcext:value-type="float">
            <text:p>0.0067727</text:p>
          </table:table-cell>
          <table:table-cell office:value-type="float" office:value="83.954" calcext:value-type="float">
            <text:p>83.954</text:p>
          </table:table-cell>
          <table:table-cell office:value-type="float" office:value="0.10372" calcext:value-type="float">
            <text:p>0.1037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600" calcext:value-type="float">
            <text:p>600</text:p>
          </table:table-cell>
          <table:table-cell office:value-type="float" office:value="864.92" calcext:value-type="float">
            <text:p>864.92</text:p>
          </table:table-cell>
          <table:table-cell office:value-type="float" office:value="0.0011562" calcext:value-type="float">
            <text:p>0.0011562</text:p>
          </table:table-cell>
          <table:table-cell office:value-type="float" office:value="3.176" calcext:value-type="float">
            <text:p>3.176</text:p>
          </table:table-cell>
          <table:table-cell office:value-type="float" office:value="3.9057" calcext:value-type="float">
            <text:p>3.9057</text:p>
          </table:table-cell>
          <table:table-cell office:value-type="float" office:value="14.073" calcext:value-type="float">
            <text:p>14.073</text:p>
          </table:table-cell>
          <table:table-cell office:value-type="float" office:value="9.5353" calcext:value-type="float">
            <text:p>9.5353</text:p>
          </table:table-cell>
          <table:table-cell office:value-type="float" office:value="17.613" calcext:value-type="float">
            <text:p>17.613</text:p>
          </table:table-cell>
          <table:table-cell office:value-type="float" office:value="672.51" calcext:value-type="float">
            <text:p>672.51</text:p>
          </table:table-cell>
          <table:table-cell office:value-type="float" office:value="0.0056468" calcext:value-type="float">
            <text:p>0.0056468</text:p>
          </table:table-cell>
          <table:table-cell office:value-type="float" office:value="84.791" calcext:value-type="float">
            <text:p>84.791</text:p>
          </table:table-cell>
          <table:table-cell office:value-type="float" office:value="0.10452" calcext:value-type="float">
            <text:p>0.1045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610" calcext:value-type="float">
            <text:p>610</text:p>
          </table:table-cell>
          <table:table-cell office:value-type="float" office:value="868.96" calcext:value-type="float">
            <text:p>868.96</text:p>
          </table:table-cell>
          <table:table-cell office:value-type="float" office:value="0.0011508" calcext:value-type="float">
            <text:p>0.0011508</text:p>
          </table:table-cell>
          <table:table-cell office:value-type="float" office:value="3.1664" calcext:value-type="float">
            <text:p>3.1664</text:p>
          </table:table-cell>
          <table:table-cell office:value-type="float" office:value="3.9048" calcext:value-type="float">
            <text:p>3.9048</text:p>
          </table:table-cell>
          <table:table-cell office:value-type="float" office:value="14.038" calcext:value-type="float">
            <text:p>14.038</text:p>
          </table:table-cell>
          <table:table-cell office:value-type="float" office:value="9.5391" calcext:value-type="float">
            <text:p>9.5391</text:p>
          </table:table-cell>
          <table:table-cell office:value-type="float" office:value="17.559" calcext:value-type="float">
            <text:p>17.559</text:p>
          </table:table-cell>
          <table:table-cell office:value-type="float" office:value="678.71" calcext:value-type="float">
            <text:p>678.71</text:p>
          </table:table-cell>
          <table:table-cell office:value-type="float" office:value="0.0045682" calcext:value-type="float">
            <text:p>0.0045682</text:p>
          </table:table-cell>
          <table:table-cell office:value-type="float" office:value="85.622" calcext:value-type="float">
            <text:p>85.622</text:p>
          </table:table-cell>
          <table:table-cell office:value-type="float" office:value="0.10531" calcext:value-type="float">
            <text:p>0.1053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620" calcext:value-type="float">
            <text:p>620</text:p>
          </table:table-cell>
          <table:table-cell office:value-type="float" office:value="872.92" calcext:value-type="float">
            <text:p>872.92</text:p>
          </table:table-cell>
          <table:table-cell office:value-type="float" office:value="0.0011456" calcext:value-type="float">
            <text:p>0.0011456</text:p>
          </table:table-cell>
          <table:table-cell office:value-type="float" office:value="3.157" calcext:value-type="float">
            <text:p>3.157</text:p>
          </table:table-cell>
          <table:table-cell office:value-type="float" office:value="3.9041" calcext:value-type="float">
            <text:p>3.9041</text:p>
          </table:table-cell>
          <table:table-cell office:value-type="float" office:value="14.004" calcext:value-type="float">
            <text:p>14.004</text:p>
          </table:table-cell>
          <table:table-cell office:value-type="float" office:value="9.5429" calcext:value-type="float">
            <text:p>9.5429</text:p>
          </table:table-cell>
          <table:table-cell office:value-type="float" office:value="17.508" calcext:value-type="float">
            <text:p>17.508</text:p>
          </table:table-cell>
          <table:table-cell office:value-type="float" office:value="684.82" calcext:value-type="float">
            <text:p>684.82</text:p>
          </table:table-cell>
          <table:table-cell office:value-type="float" office:value="0.0035341" calcext:value-type="float">
            <text:p>0.0035341</text:p>
          </table:table-cell>
          <table:table-cell office:value-type="float" office:value="86.447" calcext:value-type="float">
            <text:p>86.447</text:p>
          </table:table-cell>
          <table:table-cell office:value-type="float" office:value="0.10608" calcext:value-type="float">
            <text:p>0.1060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630" calcext:value-type="float">
            <text:p>630</text:p>
          </table:table-cell>
          <table:table-cell office:value-type="float" office:value="876.79" calcext:value-type="float">
            <text:p>876.79</text:p>
          </table:table-cell>
          <table:table-cell office:value-type="float" office:value="0.0011405" calcext:value-type="float">
            <text:p>0.0011405</text:p>
          </table:table-cell>
          <table:table-cell office:value-type="float" office:value="3.1478" calcext:value-type="float">
            <text:p>3.1478</text:p>
          </table:table-cell>
          <table:table-cell office:value-type="float" office:value="3.9036" calcext:value-type="float">
            <text:p>3.9036</text:p>
          </table:table-cell>
          <table:table-cell office:value-type="float" office:value="13.97" calcext:value-type="float">
            <text:p>13.97</text:p>
          </table:table-cell>
          <table:table-cell office:value-type="float" office:value="9.5468" calcext:value-type="float">
            <text:p>9.5468</text:p>
          </table:table-cell>
          <table:table-cell office:value-type="float" office:value="17.458" calcext:value-type="float">
            <text:p>17.458</text:p>
          </table:table-cell>
          <table:table-cell office:value-type="float" office:value="690.86" calcext:value-type="float">
            <text:p>690.86</text:p>
          </table:table-cell>
          <table:table-cell office:value-type="float" office:value="0.0025417" calcext:value-type="float">
            <text:p>0.0025417</text:p>
          </table:table-cell>
          <table:table-cell office:value-type="float" office:value="87.266" calcext:value-type="float">
            <text:p>87.266</text:p>
          </table:table-cell>
          <table:table-cell office:value-type="float" office:value="0.10685" calcext:value-type="float">
            <text:p>0.10685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640" calcext:value-type="float">
            <text:p>640</text:p>
          </table:table-cell>
          <table:table-cell office:value-type="float" office:value="880.58" calcext:value-type="float">
            <text:p>880.58</text:p>
          </table:table-cell>
          <table:table-cell office:value-type="float" office:value="0.0011356" calcext:value-type="float">
            <text:p>0.0011356</text:p>
          </table:table-cell>
          <table:table-cell office:value-type="float" office:value="3.1387" calcext:value-type="float">
            <text:p>3.1387</text:p>
          </table:table-cell>
          <table:table-cell office:value-type="float" office:value="3.9032" calcext:value-type="float">
            <text:p>3.9032</text:p>
          </table:table-cell>
          <table:table-cell office:value-type="float" office:value="13.937" calcext:value-type="float">
            <text:p>13.937</text:p>
          </table:table-cell>
          <table:table-cell office:value-type="float" office:value="9.5507" calcext:value-type="float">
            <text:p>9.5507</text:p>
          </table:table-cell>
          <table:table-cell office:value-type="float" office:value="17.411" calcext:value-type="float">
            <text:p>17.411</text:p>
          </table:table-cell>
          <table:table-cell office:value-type="float" office:value="696.82" calcext:value-type="float">
            <text:p>696.82</text:p>
          </table:table-cell>
          <table:table-cell office:value-type="float" office:value="0.0015887" calcext:value-type="float">
            <text:p>0.0015887</text:p>
          </table:table-cell>
          <table:table-cell office:value-type="float" office:value="88.079" calcext:value-type="float">
            <text:p>88.079</text:p>
          </table:table-cell>
          <table:table-cell office:value-type="float" office:value="0.10761" calcext:value-type="float">
            <text:p>0.1076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650" calcext:value-type="float">
            <text:p>650</text:p>
          </table:table-cell>
          <table:table-cell office:value-type="float" office:value="884.3" calcext:value-type="float">
            <text:p>884.3</text:p>
          </table:table-cell>
          <table:table-cell office:value-type="float" office:value="0.0011308" calcext:value-type="float">
            <text:p>0.0011308</text:p>
          </table:table-cell>
          <table:table-cell office:value-type="float" office:value="3.1298" calcext:value-type="float">
            <text:p>3.1298</text:p>
          </table:table-cell>
          <table:table-cell office:value-type="float" office:value="3.903" calcext:value-type="float">
            <text:p>3.903</text:p>
          </table:table-cell>
          <table:table-cell office:value-type="float" office:value="13.905" calcext:value-type="float">
            <text:p>13.905</text:p>
          </table:table-cell>
          <table:table-cell office:value-type="float" office:value="9.5547" calcext:value-type="float">
            <text:p>9.5547</text:p>
          </table:table-cell>
          <table:table-cell office:value-type="float" office:value="17.365" calcext:value-type="float">
            <text:p>17.365</text:p>
          </table:table-cell>
          <table:table-cell office:value-type="float" office:value="702.7" calcext:value-type="float">
            <text:p>702.7</text:p>
          </table:table-cell>
          <table:table-cell office:value-type="float" office:value="0.00067256" calcext:value-type="float">
            <text:p>0.00067256</text:p>
          </table:table-cell>
          <table:table-cell office:value-type="float" office:value="88.886" calcext:value-type="float">
            <text:p>88.886</text:p>
          </table:table-cell>
          <table:table-cell office:value-type="float" office:value="0.10837" calcext:value-type="float">
            <text:p>0.1083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660" calcext:value-type="float">
            <text:p>660</text:p>
          </table:table-cell>
          <table:table-cell office:value-type="float" office:value="887.94" calcext:value-type="float">
            <text:p>887.94</text:p>
          </table:table-cell>
          <table:table-cell office:value-type="float" office:value="0.0011262" calcext:value-type="float">
            <text:p>0.0011262</text:p>
          </table:table-cell>
          <table:table-cell office:value-type="float" office:value="3.1211" calcext:value-type="float">
            <text:p>3.1211</text:p>
          </table:table-cell>
          <table:table-cell office:value-type="float" office:value="3.903" calcext:value-type="float">
            <text:p>3.903</text:p>
          </table:table-cell>
          <table:table-cell office:value-type="float" office:value="13.873" calcext:value-type="float">
            <text:p>13.873</text:p>
          </table:table-cell>
          <table:table-cell office:value-type="float" office:value="9.5587" calcext:value-type="float">
            <text:p>9.5587</text:p>
          </table:table-cell>
          <table:table-cell office:value-type="float" office:value="17.32" calcext:value-type="float">
            <text:p>17.32</text:p>
          </table:table-cell>
          <table:table-cell office:value-type="float" office:value="708.51" calcext:value-type="float">
            <text:p>708.51</text:p>
          </table:table-cell>
          <table:table-cell office:value-type="float" office:value="-0.00020864" calcext:value-type="float">
            <text:p>-0.00020864</text:p>
          </table:table-cell>
          <table:table-cell office:value-type="float" office:value="89.689" calcext:value-type="float">
            <text:p>89.689</text:p>
          </table:table-cell>
          <table:table-cell office:value-type="float" office:value="0.10911" calcext:value-type="float">
            <text:p>0.1091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670" calcext:value-type="float">
            <text:p>670</text:p>
          </table:table-cell>
          <table:table-cell office:value-type="float" office:value="891.52" calcext:value-type="float">
            <text:p>891.52</text:p>
          </table:table-cell>
          <table:table-cell office:value-type="float" office:value="0.0011217" calcext:value-type="float">
            <text:p>0.0011217</text:p>
          </table:table-cell>
          <table:table-cell office:value-type="float" office:value="3.1126" calcext:value-type="float">
            <text:p>3.1126</text:p>
          </table:table-cell>
          <table:table-cell office:value-type="float" office:value="3.9031" calcext:value-type="float">
            <text:p>3.9031</text:p>
          </table:table-cell>
          <table:table-cell office:value-type="float" office:value="13.841" calcext:value-type="float">
            <text:p>13.841</text:p>
          </table:table-cell>
          <table:table-cell office:value-type="float" office:value="9.5628" calcext:value-type="float">
            <text:p>9.5628</text:p>
          </table:table-cell>
          <table:table-cell office:value-type="float" office:value="17.278" calcext:value-type="float">
            <text:p>17.278</text:p>
          </table:table-cell>
          <table:table-cell office:value-type="float" office:value="714.25" calcext:value-type="float">
            <text:p>714.25</text:p>
          </table:table-cell>
          <table:table-cell office:value-type="float" office:value="-0.0010569" calcext:value-type="float">
            <text:p>-0.0010569</text:p>
          </table:table-cell>
          <table:table-cell office:value-type="float" office:value="90.486" calcext:value-type="float">
            <text:p>90.486</text:p>
          </table:table-cell>
          <table:table-cell office:value-type="float" office:value="0.10984" calcext:value-type="float">
            <text:p>0.1098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680" calcext:value-type="float">
            <text:p>680</text:p>
          </table:table-cell>
          <table:table-cell office:value-type="float" office:value="895.03" calcext:value-type="float">
            <text:p>895.03</text:p>
          </table:table-cell>
          <table:table-cell office:value-type="float" office:value="0.0011173" calcext:value-type="float">
            <text:p>0.0011173</text:p>
          </table:table-cell>
          <table:table-cell office:value-type="float" office:value="3.1042" calcext:value-type="float">
            <text:p>3.1042</text:p>
          </table:table-cell>
          <table:table-cell office:value-type="float" office:value="3.9033" calcext:value-type="float">
            <text:p>3.9033</text:p>
          </table:table-cell>
          <table:table-cell office:value-type="float" office:value="13.811" calcext:value-type="float">
            <text:p>13.811</text:p>
          </table:table-cell>
          <table:table-cell office:value-type="float" office:value="9.5669" calcext:value-type="float">
            <text:p>9.5669</text:p>
          </table:table-cell>
          <table:table-cell office:value-type="float" office:value="17.236" calcext:value-type="float">
            <text:p>17.236</text:p>
          </table:table-cell>
          <table:table-cell office:value-type="float" office:value="719.92" calcext:value-type="float">
            <text:p>719.92</text:p>
          </table:table-cell>
          <table:table-cell office:value-type="float" office:value="-0.0018741" calcext:value-type="float">
            <text:p>-0.0018741</text:p>
          </table:table-cell>
          <table:table-cell office:value-type="float" office:value="91.278" calcext:value-type="float">
            <text:p>91.278</text:p>
          </table:table-cell>
          <table:table-cell office:value-type="float" office:value="0.11057" calcext:value-type="float">
            <text:p>0.1105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690" calcext:value-type="float">
            <text:p>690</text:p>
          </table:table-cell>
          <table:table-cell office:value-type="float" office:value="898.47" calcext:value-type="float">
            <text:p>898.47</text:p>
          </table:table-cell>
          <table:table-cell office:value-type="float" office:value="0.001113" calcext:value-type="float">
            <text:p>0.001113</text:p>
          </table:table-cell>
          <table:table-cell office:value-type="float" office:value="3.0959" calcext:value-type="float">
            <text:p>3.0959</text:p>
          </table:table-cell>
          <table:table-cell office:value-type="float" office:value="3.9037" calcext:value-type="float">
            <text:p>3.9037</text:p>
          </table:table-cell>
          <table:table-cell office:value-type="float" office:value="13.78" calcext:value-type="float">
            <text:p>13.78</text:p>
          </table:table-cell>
          <table:table-cell office:value-type="float" office:value="9.5711" calcext:value-type="float">
            <text:p>9.5711</text:p>
          </table:table-cell>
          <table:table-cell office:value-type="float" office:value="17.196" calcext:value-type="float">
            <text:p>17.196</text:p>
          </table:table-cell>
          <table:table-cell office:value-type="float" office:value="725.52" calcext:value-type="float">
            <text:p>725.52</text:p>
          </table:table-cell>
          <table:table-cell office:value-type="float" office:value="-0.0026618" calcext:value-type="float">
            <text:p>-0.0026618</text:p>
          </table:table-cell>
          <table:table-cell office:value-type="float" office:value="92.066" calcext:value-type="float">
            <text:p>92.066</text:p>
          </table:table-cell>
          <table:table-cell office:value-type="float" office:value="0.11129" calcext:value-type="float">
            <text:p>0.1112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700" calcext:value-type="float">
            <text:p>700</text:p>
          </table:table-cell>
          <table:table-cell office:value-type="float" office:value="901.85" calcext:value-type="float">
            <text:p>901.85</text:p>
          </table:table-cell>
          <table:table-cell office:value-type="float" office:value="0.0011088" calcext:value-type="float">
            <text:p>0.0011088</text:p>
          </table:table-cell>
          <table:table-cell office:value-type="float" office:value="3.0878" calcext:value-type="float">
            <text:p>3.0878</text:p>
          </table:table-cell>
          <table:table-cell office:value-type="float" office:value="3.9042" calcext:value-type="float">
            <text:p>3.9042</text:p>
          </table:table-cell>
          <table:table-cell office:value-type="float" office:value="13.75" calcext:value-type="float">
            <text:p>13.75</text:p>
          </table:table-cell>
          <table:table-cell office:value-type="float" office:value="9.5753" calcext:value-type="float">
            <text:p>9.5753</text:p>
          </table:table-cell>
          <table:table-cell office:value-type="float" office:value="17.158" calcext:value-type="float">
            <text:p>17.158</text:p>
          </table:table-cell>
          <table:table-cell office:value-type="float" office:value="731.06" calcext:value-type="float">
            <text:p>731.06</text:p>
          </table:table-cell>
          <table:table-cell office:value-type="float" office:value="-0.0034216" calcext:value-type="float">
            <text:p>-0.0034216</text:p>
          </table:table-cell>
          <table:table-cell office:value-type="float" office:value="92.85" calcext:value-type="float">
            <text:p>92.85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710" calcext:value-type="float">
            <text:p>710</text:p>
          </table:table-cell>
          <table:table-cell office:value-type="float" office:value="905.18" calcext:value-type="float">
            <text:p>905.18</text:p>
          </table:table-cell>
          <table:table-cell office:value-type="float" office:value="0.0011048" calcext:value-type="float">
            <text:p>0.0011048</text:p>
          </table:table-cell>
          <table:table-cell office:value-type="float" office:value="3.0798" calcext:value-type="float">
            <text:p>3.0798</text:p>
          </table:table-cell>
          <table:table-cell office:value-type="float" office:value="3.9049" calcext:value-type="float">
            <text:p>3.9049</text:p>
          </table:table-cell>
          <table:table-cell office:value-type="float" office:value="13.721" calcext:value-type="float">
            <text:p>13.721</text:p>
          </table:table-cell>
          <table:table-cell office:value-type="float" office:value="9.5796" calcext:value-type="float">
            <text:p>9.5796</text:p>
          </table:table-cell>
          <table:table-cell office:value-type="float" office:value="17.121" calcext:value-type="float">
            <text:p>17.121</text:p>
          </table:table-cell>
          <table:table-cell office:value-type="float" office:value="736.54" calcext:value-type="float">
            <text:p>736.54</text:p>
          </table:table-cell>
          <table:table-cell office:value-type="float" office:value="-0.0041549" calcext:value-type="float">
            <text:p>-0.0041549</text:p>
          </table:table-cell>
          <table:table-cell office:value-type="float" office:value="93.629" calcext:value-type="float">
            <text:p>93.629</text:p>
          </table:table-cell>
          <table:table-cell office:value-type="float" office:value="0.11271" calcext:value-type="float">
            <text:p>0.1127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720" calcext:value-type="float">
            <text:p>720</text:p>
          </table:table-cell>
          <table:table-cell office:value-type="float" office:value="908.44" calcext:value-type="float">
            <text:p>908.44</text:p>
          </table:table-cell>
          <table:table-cell office:value-type="float" office:value="0.0011008" calcext:value-type="float">
            <text:p>0.0011008</text:p>
          </table:table-cell>
          <table:table-cell office:value-type="float" office:value="3.072" calcext:value-type="float">
            <text:p>3.072</text:p>
          </table:table-cell>
          <table:table-cell office:value-type="float" office:value="3.9057" calcext:value-type="float">
            <text:p>3.9057</text:p>
          </table:table-cell>
          <table:table-cell office:value-type="float" office:value="13.692" calcext:value-type="float">
            <text:p>13.692</text:p>
          </table:table-cell>
          <table:table-cell office:value-type="float" office:value="9.5839" calcext:value-type="float">
            <text:p>9.5839</text:p>
          </table:table-cell>
          <table:table-cell office:value-type="float" office:value="17.084" calcext:value-type="float">
            <text:p>17.084</text:p>
          </table:table-cell>
          <table:table-cell office:value-type="float" office:value="741.96" calcext:value-type="float">
            <text:p>741.96</text:p>
          </table:table-cell>
          <table:table-cell office:value-type="float" office:value="-0.0048632" calcext:value-type="float">
            <text:p>-0.0048632</text:p>
          </table:table-cell>
          <table:table-cell office:value-type="float" office:value="94.404" calcext:value-type="float">
            <text:p>94.404</text:p>
          </table:table-cell>
          <table:table-cell office:value-type="float" office:value="0.1134" calcext:value-type="float">
            <text:p>0.113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730" calcext:value-type="float">
            <text:p>730</text:p>
          </table:table-cell>
          <table:table-cell office:value-type="float" office:value="911.65" calcext:value-type="float">
            <text:p>911.65</text:p>
          </table:table-cell>
          <table:table-cell office:value-type="float" office:value="0.0010969" calcext:value-type="float">
            <text:p>0.0010969</text:p>
          </table:table-cell>
          <table:table-cell office:value-type="float" office:value="3.0643" calcext:value-type="float">
            <text:p>3.0643</text:p>
          </table:table-cell>
          <table:table-cell office:value-type="float" office:value="3.9065" calcext:value-type="float">
            <text:p>3.9065</text:p>
          </table:table-cell>
          <table:table-cell office:value-type="float" office:value="13.663" calcext:value-type="float">
            <text:p>13.663</text:p>
          </table:table-cell>
          <table:table-cell office:value-type="float" office:value="9.5882" calcext:value-type="float">
            <text:p>9.5882</text:p>
          </table:table-cell>
          <table:table-cell office:value-type="float" office:value="17.049" calcext:value-type="float">
            <text:p>17.049</text:p>
          </table:table-cell>
          <table:table-cell office:value-type="float" office:value="747.31" calcext:value-type="float">
            <text:p>747.31</text:p>
          </table:table-cell>
          <table:table-cell office:value-type="float" office:value="-0.0055477" calcext:value-type="float">
            <text:p>-0.0055477</text:p>
          </table:table-cell>
          <table:table-cell office:value-type="float" office:value="95.175" calcext:value-type="float">
            <text:p>95.175</text:p>
          </table:table-cell>
          <table:table-cell office:value-type="float" office:value="0.1141" calcext:value-type="float">
            <text:p>0.114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740" calcext:value-type="float">
            <text:p>740</text:p>
          </table:table-cell>
          <table:table-cell office:value-type="float" office:value="914.81" calcext:value-type="float">
            <text:p>914.81</text:p>
          </table:table-cell>
          <table:table-cell office:value-type="float" office:value="0.0010931" calcext:value-type="float">
            <text:p>0.0010931</text:p>
          </table:table-cell>
          <table:table-cell office:value-type="float" office:value="3.0567" calcext:value-type="float">
            <text:p>3.0567</text:p>
          </table:table-cell>
          <table:table-cell office:value-type="float" office:value="3.9076" calcext:value-type="float">
            <text:p>3.9076</text:p>
          </table:table-cell>
          <table:table-cell office:value-type="float" office:value="13.635" calcext:value-type="float">
            <text:p>13.635</text:p>
          </table:table-cell>
          <table:table-cell office:value-type="float" office:value="9.5925" calcext:value-type="float">
            <text:p>9.5925</text:p>
          </table:table-cell>
          <table:table-cell office:value-type="float" office:value="17.016" calcext:value-type="float">
            <text:p>17.016</text:p>
          </table:table-cell>
          <table:table-cell office:value-type="float" office:value="752.61" calcext:value-type="float">
            <text:p>752.61</text:p>
          </table:table-cell>
          <table:table-cell office:value-type="float" office:value="-0.0062094" calcext:value-type="float">
            <text:p>-0.0062094</text:p>
          </table:table-cell>
          <table:table-cell office:value-type="float" office:value="95.943" calcext:value-type="float">
            <text:p>95.943</text:p>
          </table:table-cell>
          <table:table-cell office:value-type="float" office:value="0.11478" calcext:value-type="float">
            <text:p>0.1147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750" calcext:value-type="float">
            <text:p>750</text:p>
          </table:table-cell>
          <table:table-cell office:value-type="float" office:value="917.92" calcext:value-type="float">
            <text:p>917.92</text:p>
          </table:table-cell>
          <table:table-cell office:value-type="float" office:value="0.0010894" calcext:value-type="float">
            <text:p>0.0010894</text:p>
          </table:table-cell>
          <table:table-cell office:value-type="float" office:value="3.0492" calcext:value-type="float">
            <text:p>3.0492</text:p>
          </table:table-cell>
          <table:table-cell office:value-type="float" office:value="3.9087" calcext:value-type="float">
            <text:p>3.9087</text:p>
          </table:table-cell>
          <table:table-cell office:value-type="float" office:value="13.607" calcext:value-type="float">
            <text:p>13.607</text:p>
          </table:table-cell>
          <table:table-cell office:value-type="float" office:value="9.5969" calcext:value-type="float">
            <text:p>9.5969</text:p>
          </table:table-cell>
          <table:table-cell office:value-type="float" office:value="16.983" calcext:value-type="float">
            <text:p>16.983</text:p>
          </table:table-cell>
          <table:table-cell office:value-type="float" office:value="757.85" calcext:value-type="float">
            <text:p>757.85</text:p>
          </table:table-cell>
          <table:table-cell office:value-type="float" office:value="-0.0068497" calcext:value-type="float">
            <text:p>-0.0068497</text:p>
          </table:table-cell>
          <table:table-cell office:value-type="float" office:value="96.707" calcext:value-type="float">
            <text:p>96.707</text:p>
          </table:table-cell>
          <table:table-cell office:value-type="float" office:value="0.11546" calcext:value-type="float">
            <text:p>0.1154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760" calcext:value-type="float">
            <text:p>760</text:p>
          </table:table-cell>
          <table:table-cell office:value-type="float" office:value="920.97" calcext:value-type="float">
            <text:p>920.97</text:p>
          </table:table-cell>
          <table:table-cell office:value-type="float" office:value="0.0010858" calcext:value-type="float">
            <text:p>0.0010858</text:p>
          </table:table-cell>
          <table:table-cell office:value-type="float" office:value="3.0419" calcext:value-type="float">
            <text:p>3.0419</text:p>
          </table:table-cell>
          <table:table-cell office:value-type="float" office:value="3.9099" calcext:value-type="float">
            <text:p>3.9099</text:p>
          </table:table-cell>
          <table:table-cell office:value-type="float" office:value="13.58" calcext:value-type="float">
            <text:p>13.58</text:p>
          </table:table-cell>
          <table:table-cell office:value-type="float" office:value="9.6014" calcext:value-type="float">
            <text:p>9.6014</text:p>
          </table:table-cell>
          <table:table-cell office:value-type="float" office:value="16.951" calcext:value-type="float">
            <text:p>16.951</text:p>
          </table:table-cell>
          <table:table-cell office:value-type="float" office:value="763.04" calcext:value-type="float">
            <text:p>763.04</text:p>
          </table:table-cell>
          <table:table-cell office:value-type="float" office:value="-0.0074694" calcext:value-type="float">
            <text:p>-0.0074694</text:p>
          </table:table-cell>
          <table:table-cell office:value-type="float" office:value="97.467" calcext:value-type="float">
            <text:p>97.467</text:p>
          </table:table-cell>
          <table:table-cell office:value-type="float" office:value="0.11613" calcext:value-type="float">
            <text:p>0.1161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770" calcext:value-type="float">
            <text:p>770</text:p>
          </table:table-cell>
          <table:table-cell office:value-type="float" office:value="923.98" calcext:value-type="float">
            <text:p>923.98</text:p>
          </table:table-cell>
          <table:table-cell office:value-type="float" office:value="0.0010823" calcext:value-type="float">
            <text:p>0.0010823</text:p>
          </table:table-cell>
          <table:table-cell office:value-type="float" office:value="3.0346" calcext:value-type="float">
            <text:p>3.0346</text:p>
          </table:table-cell>
          <table:table-cell office:value-type="float" office:value="3.9112" calcext:value-type="float">
            <text:p>3.9112</text:p>
          </table:table-cell>
          <table:table-cell office:value-type="float" office:value="13.553" calcext:value-type="float">
            <text:p>13.553</text:p>
          </table:table-cell>
          <table:table-cell office:value-type="float" office:value="9.6058" calcext:value-type="float">
            <text:p>9.6058</text:p>
          </table:table-cell>
          <table:table-cell office:value-type="float" office:value="16.92" calcext:value-type="float">
            <text:p>16.92</text:p>
          </table:table-cell>
          <table:table-cell office:value-type="float" office:value="768.17" calcext:value-type="float">
            <text:p>768.17</text:p>
          </table:table-cell>
          <table:table-cell office:value-type="float" office:value="-0.0080696" calcext:value-type="float">
            <text:p>-0.0080696</text:p>
          </table:table-cell>
          <table:table-cell office:value-type="float" office:value="98.224" calcext:value-type="float">
            <text:p>98.224</text:p>
          </table:table-cell>
          <table:table-cell office:value-type="float" office:value="0.1168" calcext:value-type="float">
            <text:p>0.1168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780" calcext:value-type="float">
            <text:p>780</text:p>
          </table:table-cell>
          <table:table-cell office:value-type="float" office:value="926.94" calcext:value-type="float">
            <text:p>926.94</text:p>
          </table:table-cell>
          <table:table-cell office:value-type="float" office:value="0.0010788" calcext:value-type="float">
            <text:p>0.0010788</text:p>
          </table:table-cell>
          <table:table-cell office:value-type="float" office:value="3.0275" calcext:value-type="float">
            <text:p>3.0275</text:p>
          </table:table-cell>
          <table:table-cell office:value-type="float" office:value="3.9126" calcext:value-type="float">
            <text:p>3.9126</text:p>
          </table:table-cell>
          <table:table-cell office:value-type="float" office:value="13.526" calcext:value-type="float">
            <text:p>13.526</text:p>
          </table:table-cell>
          <table:table-cell office:value-type="float" office:value="9.6103" calcext:value-type="float">
            <text:p>9.6103</text:p>
          </table:table-cell>
          <table:table-cell office:value-type="float" office:value="16.89" calcext:value-type="float">
            <text:p>16.89</text:p>
          </table:table-cell>
          <table:table-cell office:value-type="float" office:value="773.25" calcext:value-type="float">
            <text:p>773.25</text:p>
          </table:table-cell>
          <table:table-cell office:value-type="float" office:value="-0.0086511" calcext:value-type="float">
            <text:p>-0.0086511</text:p>
          </table:table-cell>
          <table:table-cell office:value-type="float" office:value="98.978" calcext:value-type="float">
            <text:p>98.978</text:p>
          </table:table-cell>
          <table:table-cell office:value-type="float" office:value="0.11746" calcext:value-type="float">
            <text:p>0.1174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790" calcext:value-type="float">
            <text:p>790</text:p>
          </table:table-cell>
          <table:table-cell office:value-type="float" office:value="929.86" calcext:value-type="float">
            <text:p>929.86</text:p>
          </table:table-cell>
          <table:table-cell office:value-type="float" office:value="0.0010754" calcext:value-type="float">
            <text:p>0.0010754</text:p>
          </table:table-cell>
          <table:table-cell office:value-type="float" office:value="3.0205" calcext:value-type="float">
            <text:p>3.0205</text:p>
          </table:table-cell>
          <table:table-cell office:value-type="float" office:value="3.9141" calcext:value-type="float">
            <text:p>3.9141</text:p>
          </table:table-cell>
          <table:table-cell office:value-type="float" office:value="13.5" calcext:value-type="float">
            <text:p>13.5</text:p>
          </table:table-cell>
          <table:table-cell office:value-type="float" office:value="9.6148" calcext:value-type="float">
            <text:p>9.6148</text:p>
          </table:table-cell>
          <table:table-cell office:value-type="float" office:value="16.861" calcext:value-type="float">
            <text:p>16.861</text:p>
          </table:table-cell>
          <table:table-cell office:value-type="float" office:value="778.28" calcext:value-type="float">
            <text:p>778.28</text:p>
          </table:table-cell>
          <table:table-cell office:value-type="float" office:value="-0.0092148" calcext:value-type="float">
            <text:p>-0.0092148</text:p>
          </table:table-cell>
          <table:table-cell office:value-type="float" office:value="99.729" calcext:value-type="float">
            <text:p>99.729</text:p>
          </table:table-cell>
          <table:table-cell office:value-type="float" office:value="0.11811" calcext:value-type="float">
            <text:p>0.1181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800" calcext:value-type="float">
            <text:p>800</text:p>
          </table:table-cell>
          <table:table-cell office:value-type="float" office:value="932.73" calcext:value-type="float">
            <text:p>932.73</text:p>
          </table:table-cell>
          <table:table-cell office:value-type="float" office:value="0.0010721" calcext:value-type="float">
            <text:p>0.0010721</text:p>
          </table:table-cell>
          <table:table-cell office:value-type="float" office:value="3.0135" calcext:value-type="float">
            <text:p>3.0135</text:p>
          </table:table-cell>
          <table:table-cell office:value-type="float" office:value="3.9157" calcext:value-type="float">
            <text:p>3.9157</text:p>
          </table:table-cell>
          <table:table-cell office:value-type="float" office:value="13.474" calcext:value-type="float">
            <text:p>13.474</text:p>
          </table:table-cell>
          <table:table-cell office:value-type="float" office:value="9.6194" calcext:value-type="float">
            <text:p>9.6194</text:p>
          </table:table-cell>
          <table:table-cell office:value-type="float" office:value="16.832" calcext:value-type="float">
            <text:p>16.832</text:p>
          </table:table-cell>
          <table:table-cell office:value-type="float" office:value="783.26" calcext:value-type="float">
            <text:p>783.26</text:p>
          </table:table-cell>
          <table:table-cell office:value-type="float" office:value="-0.0097614" calcext:value-type="float">
            <text:p>-0.0097614</text:p>
          </table:table-cell>
          <table:table-cell office:value-type="float" office:value="100.48" calcext:value-type="float">
            <text:p>100.48</text:p>
          </table:table-cell>
          <table:table-cell office:value-type="float" office:value="0.11876" calcext:value-type="float">
            <text:p>0.1187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810" calcext:value-type="float">
            <text:p>810</text:p>
          </table:table-cell>
          <table:table-cell office:value-type="float" office:value="935.57" calcext:value-type="float">
            <text:p>935.57</text:p>
          </table:table-cell>
          <table:table-cell office:value-type="float" office:value="0.0010689" calcext:value-type="float">
            <text:p>0.0010689</text:p>
          </table:table-cell>
          <table:table-cell office:value-type="float" office:value="3.0067" calcext:value-type="float">
            <text:p>3.0067</text:p>
          </table:table-cell>
          <table:table-cell office:value-type="float" office:value="3.9174" calcext:value-type="float">
            <text:p>3.9174</text:p>
          </table:table-cell>
          <table:table-cell office:value-type="float" office:value="13.448" calcext:value-type="float">
            <text:p>13.448</text:p>
          </table:table-cell>
          <table:table-cell office:value-type="float" office:value="9.6239" calcext:value-type="float">
            <text:p>9.6239</text:p>
          </table:table-cell>
          <table:table-cell office:value-type="float" office:value="16.805" calcext:value-type="float">
            <text:p>16.805</text:p>
          </table:table-cell>
          <table:table-cell office:value-type="float" office:value="788.19" calcext:value-type="float">
            <text:p>788.19</text:p>
          </table:table-cell>
          <table:table-cell office:value-type="float" office:value="-0.010292" calcext:value-type="float">
            <text:p>-0.010292</text:p>
          </table:table-cell>
          <table:table-cell office:value-type="float" office:value="101.22" calcext:value-type="float">
            <text:p>101.22</text:p>
          </table:table-cell>
          <table:table-cell office:value-type="float" office:value="0.1194" calcext:value-type="float">
            <text:p>0.119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820" calcext:value-type="float">
            <text:p>820</text:p>
          </table:table-cell>
          <table:table-cell office:value-type="float" office:value="938.36" calcext:value-type="float">
            <text:p>938.36</text:p>
          </table:table-cell>
          <table:table-cell office:value-type="float" office:value="0.0010657" calcext:value-type="float">
            <text:p>0.0010657</text:p>
          </table:table-cell>
          <table:table-cell office:value-type="float" office:value="3" calcext:value-type="float">
            <text:p>3</text:p>
          </table:table-cell>
          <table:table-cell office:value-type="float" office:value="3.9192" calcext:value-type="float">
            <text:p>3.9192</text:p>
          </table:table-cell>
          <table:table-cell office:value-type="float" office:value="13.423" calcext:value-type="float">
            <text:p>13.423</text:p>
          </table:table-cell>
          <table:table-cell office:value-type="float" office:value="9.6285" calcext:value-type="float">
            <text:p>9.6285</text:p>
          </table:table-cell>
          <table:table-cell office:value-type="float" office:value="16.778" calcext:value-type="float">
            <text:p>16.778</text:p>
          </table:table-cell>
          <table:table-cell office:value-type="float" office:value="793.07" calcext:value-type="float">
            <text:p>793.07</text:p>
          </table:table-cell>
          <table:table-cell office:value-type="float" office:value="-0.010807" calcext:value-type="float">
            <text:p>-0.010807</text:p>
          </table:table-cell>
          <table:table-cell office:value-type="float" office:value="101.96" calcext:value-type="float">
            <text:p>101.96</text:p>
          </table:table-cell>
          <table:table-cell office:value-type="float" office:value="0.12004" calcext:value-type="float">
            <text:p>0.1200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830" calcext:value-type="float">
            <text:p>830</text:p>
          </table:table-cell>
          <table:table-cell office:value-type="float" office:value="941.11" calcext:value-type="float">
            <text:p>941.11</text:p>
          </table:table-cell>
          <table:table-cell office:value-type="float" office:value="0.0010626" calcext:value-type="float">
            <text:p>0.0010626</text:p>
          </table:table-cell>
          <table:table-cell office:value-type="float" office:value="2.9933" calcext:value-type="float">
            <text:p>2.9933</text:p>
          </table:table-cell>
          <table:table-cell office:value-type="float" office:value="3.921" calcext:value-type="float">
            <text:p>3.921</text:p>
          </table:table-cell>
          <table:table-cell office:value-type="float" office:value="13.398" calcext:value-type="float">
            <text:p>13.398</text:p>
          </table:table-cell>
          <table:table-cell office:value-type="float" office:value="9.6331" calcext:value-type="float">
            <text:p>9.6331</text:p>
          </table:table-cell>
          <table:table-cell office:value-type="float" office:value="16.752" calcext:value-type="float">
            <text:p>16.752</text:p>
          </table:table-cell>
          <table:table-cell office:value-type="float" office:value="797.91" calcext:value-type="float">
            <text:p>797.91</text:p>
          </table:table-cell>
          <table:table-cell office:value-type="float" office:value="-0.011307" calcext:value-type="float">
            <text:p>-0.011307</text:p>
          </table:table-cell>
          <table:table-cell office:value-type="float" office:value="102.7" calcext:value-type="float">
            <text:p>102.7</text:p>
          </table:table-cell>
          <table:table-cell office:value-type="float" office:value="0.12067" calcext:value-type="float">
            <text:p>0.1206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840" calcext:value-type="float">
            <text:p>840</text:p>
          </table:table-cell>
          <table:table-cell office:value-type="float" office:value="943.82" calcext:value-type="float">
            <text:p>943.82</text:p>
          </table:table-cell>
          <table:table-cell office:value-type="float" office:value="0.0010595" calcext:value-type="float">
            <text:p>0.0010595</text:p>
          </table:table-cell>
          <table:table-cell office:value-type="float" office:value="2.9868" calcext:value-type="float">
            <text:p>2.9868</text:p>
          </table:table-cell>
          <table:table-cell office:value-type="float" office:value="3.923" calcext:value-type="float">
            <text:p>3.923</text:p>
          </table:table-cell>
          <table:table-cell office:value-type="float" office:value="13.373" calcext:value-type="float">
            <text:p>13.373</text:p>
          </table:table-cell>
          <table:table-cell office:value-type="float" office:value="9.6377" calcext:value-type="float">
            <text:p>9.6377</text:p>
          </table:table-cell>
          <table:table-cell office:value-type="float" office:value="16.726" calcext:value-type="float">
            <text:p>16.726</text:p>
          </table:table-cell>
          <table:table-cell office:value-type="float" office:value="802.7" calcext:value-type="float">
            <text:p>802.7</text:p>
          </table:table-cell>
          <table:table-cell office:value-type="float" office:value="-0.011792" calcext:value-type="float">
            <text:p>-0.011792</text:p>
          </table:table-cell>
          <table:table-cell office:value-type="float" office:value="103.44" calcext:value-type="float">
            <text:p>103.44</text:p>
          </table:table-cell>
          <table:table-cell office:value-type="float" office:value="0.1213" calcext:value-type="float">
            <text:p>0.121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850" calcext:value-type="float">
            <text:p>850</text:p>
          </table:table-cell>
          <table:table-cell office:value-type="float" office:value="946.49" calcext:value-type="float">
            <text:p>946.49</text:p>
          </table:table-cell>
          <table:table-cell office:value-type="float" office:value="0.0010565" calcext:value-type="float">
            <text:p>0.0010565</text:p>
          </table:table-cell>
          <table:table-cell office:value-type="float" office:value="2.9803" calcext:value-type="float">
            <text:p>2.9803</text:p>
          </table:table-cell>
          <table:table-cell office:value-type="float" office:value="3.925" calcext:value-type="float">
            <text:p>3.925</text:p>
          </table:table-cell>
          <table:table-cell office:value-type="float" office:value="13.349" calcext:value-type="float">
            <text:p>13.349</text:p>
          </table:table-cell>
          <table:table-cell office:value-type="float" office:value="9.6424" calcext:value-type="float">
            <text:p>9.6424</text:p>
          </table:table-cell>
          <table:table-cell office:value-type="float" office:value="16.702" calcext:value-type="float">
            <text:p>16.702</text:p>
          </table:table-cell>
          <table:table-cell office:value-type="float" office:value="807.45" calcext:value-type="float">
            <text:p>807.45</text:p>
          </table:table-cell>
          <table:table-cell office:value-type="float" office:value="-0.012264" calcext:value-type="float">
            <text:p>-0.012264</text:p>
          </table:table-cell>
          <table:table-cell office:value-type="float" office:value="104.17" calcext:value-type="float">
            <text:p>104.17</text:p>
          </table:table-cell>
          <table:table-cell office:value-type="float" office:value="0.12193" calcext:value-type="float">
            <text:p>0.1219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860" calcext:value-type="float">
            <text:p>860</text:p>
          </table:table-cell>
          <table:table-cell office:value-type="float" office:value="949.13" calcext:value-type="float">
            <text:p>949.13</text:p>
          </table:table-cell>
          <table:table-cell office:value-type="float" office:value="0.0010536" calcext:value-type="float">
            <text:p>0.0010536</text:p>
          </table:table-cell>
          <table:table-cell office:value-type="float" office:value="2.974" calcext:value-type="float">
            <text:p>2.974</text:p>
          </table:table-cell>
          <table:table-cell office:value-type="float" office:value="3.9271" calcext:value-type="float">
            <text:p>3.9271</text:p>
          </table:table-cell>
          <table:table-cell office:value-type="float" office:value="13.325" calcext:value-type="float">
            <text:p>13.325</text:p>
          </table:table-cell>
          <table:table-cell office:value-type="float" office:value="9.6471" calcext:value-type="float">
            <text:p>9.6471</text:p>
          </table:table-cell>
          <table:table-cell office:value-type="float" office:value="16.678" calcext:value-type="float">
            <text:p>16.678</text:p>
          </table:table-cell>
          <table:table-cell office:value-type="float" office:value="812.15" calcext:value-type="float">
            <text:p>812.15</text:p>
          </table:table-cell>
          <table:table-cell office:value-type="float" office:value="-0.012723" calcext:value-type="float">
            <text:p>-0.012723</text:p>
          </table:table-cell>
          <table:table-cell office:value-type="float" office:value="104.91" calcext:value-type="float">
            <text:p>104.91</text:p>
          </table:table-cell>
          <table:table-cell office:value-type="float" office:value="0.12254" calcext:value-type="float">
            <text:p>0.12254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870" calcext:value-type="float">
            <text:p>870</text:p>
          </table:table-cell>
          <table:table-cell office:value-type="float" office:value="951.74" calcext:value-type="float">
            <text:p>951.74</text:p>
          </table:table-cell>
          <table:table-cell office:value-type="float" office:value="0.0010507" calcext:value-type="float">
            <text:p>0.0010507</text:p>
          </table:table-cell>
          <table:table-cell office:value-type="float" office:value="2.9677" calcext:value-type="float">
            <text:p>2.9677</text:p>
          </table:table-cell>
          <table:table-cell office:value-type="float" office:value="3.9292" calcext:value-type="float">
            <text:p>3.9292</text:p>
          </table:table-cell>
          <table:table-cell office:value-type="float" office:value="13.301" calcext:value-type="float">
            <text:p>13.301</text:p>
          </table:table-cell>
          <table:table-cell office:value-type="float" office:value="9.6518" calcext:value-type="float">
            <text:p>9.6518</text:p>
          </table:table-cell>
          <table:table-cell office:value-type="float" office:value="16.654" calcext:value-type="float">
            <text:p>16.654</text:p>
          </table:table-cell>
          <table:table-cell office:value-type="float" office:value="816.81" calcext:value-type="float">
            <text:p>816.81</text:p>
          </table:table-cell>
          <table:table-cell office:value-type="float" office:value="-0.01317" calcext:value-type="float">
            <text:p>-0.01317</text:p>
          </table:table-cell>
          <table:table-cell office:value-type="float" office:value="105.64" calcext:value-type="float">
            <text:p>105.64</text:p>
          </table:table-cell>
          <table:table-cell office:value-type="float" office:value="0.12316" calcext:value-type="float">
            <text:p>0.1231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880" calcext:value-type="float">
            <text:p>880</text:p>
          </table:table-cell>
          <table:table-cell office:value-type="float" office:value="954.31" calcext:value-type="float">
            <text:p>954.31</text:p>
          </table:table-cell>
          <table:table-cell office:value-type="float" office:value="0.0010479" calcext:value-type="float">
            <text:p>0.0010479</text:p>
          </table:table-cell>
          <table:table-cell office:value-type="float" office:value="2.9615" calcext:value-type="float">
            <text:p>2.9615</text:p>
          </table:table-cell>
          <table:table-cell office:value-type="float" office:value="3.9314" calcext:value-type="float">
            <text:p>3.9314</text:p>
          </table:table-cell>
          <table:table-cell office:value-type="float" office:value="13.277" calcext:value-type="float">
            <text:p>13.277</text:p>
          </table:table-cell>
          <table:table-cell office:value-type="float" office:value="9.6565" calcext:value-type="float">
            <text:p>9.6565</text:p>
          </table:table-cell>
          <table:table-cell office:value-type="float" office:value="16.631" calcext:value-type="float">
            <text:p>16.631</text:p>
          </table:table-cell>
          <table:table-cell office:value-type="float" office:value="821.43" calcext:value-type="float">
            <text:p>821.43</text:p>
          </table:table-cell>
          <table:table-cell office:value-type="float" office:value="-0.013604" calcext:value-type="float">
            <text:p>-0.013604</text:p>
          </table:table-cell>
          <table:table-cell office:value-type="float" office:value="106.36" calcext:value-type="float">
            <text:p>106.36</text:p>
          </table:table-cell>
          <table:table-cell office:value-type="float" office:value="0.12377" calcext:value-type="float">
            <text:p>0.1237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890" calcext:value-type="float">
            <text:p>890</text:p>
          </table:table-cell>
          <table:table-cell office:value-type="float" office:value="956.84" calcext:value-type="float">
            <text:p>956.84</text:p>
          </table:table-cell>
          <table:table-cell office:value-type="float" office:value="0.0010451" calcext:value-type="float">
            <text:p>0.0010451</text:p>
          </table:table-cell>
          <table:table-cell office:value-type="float" office:value="2.9554" calcext:value-type="float">
            <text:p>2.9554</text:p>
          </table:table-cell>
          <table:table-cell office:value-type="float" office:value="3.9337" calcext:value-type="float">
            <text:p>3.9337</text:p>
          </table:table-cell>
          <table:table-cell office:value-type="float" office:value="13.254" calcext:value-type="float">
            <text:p>13.254</text:p>
          </table:table-cell>
          <table:table-cell office:value-type="float" office:value="9.6612" calcext:value-type="float">
            <text:p>9.6612</text:p>
          </table:table-cell>
          <table:table-cell office:value-type="float" office:value="16.609" calcext:value-type="float">
            <text:p>16.609</text:p>
          </table:table-cell>
          <table:table-cell office:value-type="float" office:value="826.01" calcext:value-type="float">
            <text:p>826.01</text:p>
          </table:table-cell>
          <table:table-cell office:value-type="float" office:value="-0.014027" calcext:value-type="float">
            <text:p>-0.014027</text:p>
          </table:table-cell>
          <table:table-cell office:value-type="float" office:value="107.09" calcext:value-type="float">
            <text:p>107.09</text:p>
          </table:table-cell>
          <table:table-cell office:value-type="float" office:value="0.12437" calcext:value-type="float">
            <text:p>0.1243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900" calcext:value-type="float">
            <text:p>900</text:p>
          </table:table-cell>
          <table:table-cell office:value-type="float" office:value="959.35" calcext:value-type="float">
            <text:p>959.35</text:p>
          </table:table-cell>
          <table:table-cell office:value-type="float" office:value="0.0010424" calcext:value-type="float">
            <text:p>0.0010424</text:p>
          </table:table-cell>
          <table:table-cell office:value-type="float" office:value="2.9493" calcext:value-type="float">
            <text:p>2.9493</text:p>
          </table:table-cell>
          <table:table-cell office:value-type="float" office:value="3.9361" calcext:value-type="float">
            <text:p>3.9361</text:p>
          </table:table-cell>
          <table:table-cell office:value-type="float" office:value="13.231" calcext:value-type="float">
            <text:p>13.231</text:p>
          </table:table-cell>
          <table:table-cell office:value-type="float" office:value="9.6659" calcext:value-type="float">
            <text:p>9.6659</text:p>
          </table:table-cell>
          <table:table-cell office:value-type="float" office:value="16.587" calcext:value-type="float">
            <text:p>16.587</text:p>
          </table:table-cell>
          <table:table-cell office:value-type="float" office:value="830.54" calcext:value-type="float">
            <text:p>830.54</text:p>
          </table:table-cell>
          <table:table-cell office:value-type="float" office:value="-0.014438" calcext:value-type="float">
            <text:p>-0.014438</text:p>
          </table:table-cell>
          <table:table-cell office:value-type="float" office:value="107.81" calcext:value-type="float">
            <text:p>107.81</text:p>
          </table:table-cell>
          <table:table-cell office:value-type="float" office:value="0.12497" calcext:value-type="float">
            <text:p>0.1249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910" calcext:value-type="float">
            <text:p>910</text:p>
          </table:table-cell>
          <table:table-cell office:value-type="float" office:value="961.82" calcext:value-type="float">
            <text:p>961.82</text:p>
          </table:table-cell>
          <table:table-cell office:value-type="float" office:value="0.0010397" calcext:value-type="float">
            <text:p>0.0010397</text:p>
          </table:table-cell>
          <table:table-cell office:value-type="float" office:value="2.9433" calcext:value-type="float">
            <text:p>2.9433</text:p>
          </table:table-cell>
          <table:table-cell office:value-type="float" office:value="3.9385" calcext:value-type="float">
            <text:p>3.9385</text:p>
          </table:table-cell>
          <table:table-cell office:value-type="float" office:value="13.208" calcext:value-type="float">
            <text:p>13.208</text:p>
          </table:table-cell>
          <table:table-cell office:value-type="float" office:value="9.6707" calcext:value-type="float">
            <text:p>9.6707</text:p>
          </table:table-cell>
          <table:table-cell office:value-type="float" office:value="16.566" calcext:value-type="float">
            <text:p>16.566</text:p>
          </table:table-cell>
          <table:table-cell office:value-type="float" office:value="835.04" calcext:value-type="float">
            <text:p>835.04</text:p>
          </table:table-cell>
          <table:table-cell office:value-type="float" office:value="-0.014839" calcext:value-type="float">
            <text:p>-0.014839</text:p>
          </table:table-cell>
          <table:table-cell office:value-type="float" office:value="108.53" calcext:value-type="float">
            <text:p>108.53</text:p>
          </table:table-cell>
          <table:table-cell office:value-type="float" office:value="0.12557" calcext:value-type="float">
            <text:p>0.12557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920" calcext:value-type="float">
            <text:p>920</text:p>
          </table:table-cell>
          <table:table-cell office:value-type="float" office:value="964.26" calcext:value-type="float">
            <text:p>964.26</text:p>
          </table:table-cell>
          <table:table-cell office:value-type="float" office:value="0.0010371" calcext:value-type="float">
            <text:p>0.0010371</text:p>
          </table:table-cell>
          <table:table-cell office:value-type="float" office:value="2.9374" calcext:value-type="float">
            <text:p>2.9374</text:p>
          </table:table-cell>
          <table:table-cell office:value-type="float" office:value="3.941" calcext:value-type="float">
            <text:p>3.941</text:p>
          </table:table-cell>
          <table:table-cell office:value-type="float" office:value="13.185" calcext:value-type="float">
            <text:p>13.185</text:p>
          </table:table-cell>
          <table:table-cell office:value-type="float" office:value="9.6755" calcext:value-type="float">
            <text:p>9.6755</text:p>
          </table:table-cell>
          <table:table-cell office:value-type="float" office:value="16.546" calcext:value-type="float">
            <text:p>16.546</text:p>
          </table:table-cell>
          <table:table-cell office:value-type="float" office:value="839.5" calcext:value-type="float">
            <text:p>839.5</text:p>
          </table:table-cell>
          <table:table-cell office:value-type="float" office:value="-0.01523" calcext:value-type="float">
            <text:p>-0.01523</text:p>
          </table:table-cell>
          <table:table-cell office:value-type="float" office:value="109.25" calcext:value-type="float">
            <text:p>109.25</text:p>
          </table:table-cell>
          <table:table-cell office:value-type="float" office:value="0.12616" calcext:value-type="float">
            <text:p>0.1261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930" calcext:value-type="float">
            <text:p>930</text:p>
          </table:table-cell>
          <table:table-cell office:value-type="float" office:value="966.67" calcext:value-type="float">
            <text:p>966.67</text:p>
          </table:table-cell>
          <table:table-cell office:value-type="float" office:value="0.0010345" calcext:value-type="float">
            <text:p>0.0010345</text:p>
          </table:table-cell>
          <table:table-cell office:value-type="float" office:value="2.9316" calcext:value-type="float">
            <text:p>2.9316</text:p>
          </table:table-cell>
          <table:table-cell office:value-type="float" office:value="3.9436" calcext:value-type="float">
            <text:p>3.9436</text:p>
          </table:table-cell>
          <table:table-cell office:value-type="float" office:value="13.163" calcext:value-type="float">
            <text:p>13.163</text:p>
          </table:table-cell>
          <table:table-cell office:value-type="float" office:value="9.6802" calcext:value-type="float">
            <text:p>9.6802</text:p>
          </table:table-cell>
          <table:table-cell office:value-type="float" office:value="16.525" calcext:value-type="float">
            <text:p>16.525</text:p>
          </table:table-cell>
          <table:table-cell office:value-type="float" office:value="843.93" calcext:value-type="float">
            <text:p>843.93</text:p>
          </table:table-cell>
          <table:table-cell office:value-type="float" office:value="-0.01561" calcext:value-type="float">
            <text:p>-0.01561</text:p>
          </table:table-cell>
          <table:table-cell office:value-type="float" office:value="109.97" calcext:value-type="float">
            <text:p>109.97</text:p>
          </table:table-cell>
          <table:table-cell office:value-type="float" office:value="0.12675" calcext:value-type="float">
            <text:p>0.12675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940" calcext:value-type="float">
            <text:p>940</text:p>
          </table:table-cell>
          <table:table-cell office:value-type="float" office:value="969.05" calcext:value-type="float">
            <text:p>969.05</text:p>
          </table:table-cell>
          <table:table-cell office:value-type="float" office:value="0.0010319" calcext:value-type="float">
            <text:p>0.0010319</text:p>
          </table:table-cell>
          <table:table-cell office:value-type="float" office:value="2.9259" calcext:value-type="float">
            <text:p>2.9259</text:p>
          </table:table-cell>
          <table:table-cell office:value-type="float" office:value="3.9462" calcext:value-type="float">
            <text:p>3.9462</text:p>
          </table:table-cell>
          <table:table-cell office:value-type="float" office:value="13.141" calcext:value-type="float">
            <text:p>13.141</text:p>
          </table:table-cell>
          <table:table-cell office:value-type="float" office:value="9.685" calcext:value-type="float">
            <text:p>9.685</text:p>
          </table:table-cell>
          <table:table-cell office:value-type="float" office:value="16.506" calcext:value-type="float">
            <text:p>16.506</text:p>
          </table:table-cell>
          <table:table-cell office:value-type="float" office:value="848.31" calcext:value-type="float">
            <text:p>848.31</text:p>
          </table:table-cell>
          <table:table-cell office:value-type="float" office:value="-0.015981" calcext:value-type="float">
            <text:p>-0.015981</text:p>
          </table:table-cell>
          <table:table-cell office:value-type="float" office:value="110.68" calcext:value-type="float">
            <text:p>110.68</text:p>
          </table:table-cell>
          <table:table-cell office:value-type="float" office:value="0.12733" calcext:value-type="float">
            <text:p>0.1273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950" calcext:value-type="float">
            <text:p>950</text:p>
          </table:table-cell>
          <table:table-cell office:value-type="float" office:value="971.41" calcext:value-type="float">
            <text:p>971.41</text:p>
          </table:table-cell>
          <table:table-cell office:value-type="float" office:value="0.0010294" calcext:value-type="float">
            <text:p>0.0010294</text:p>
          </table:table-cell>
          <table:table-cell office:value-type="float" office:value="2.9202" calcext:value-type="float">
            <text:p>2.9202</text:p>
          </table:table-cell>
          <table:table-cell office:value-type="float" office:value="3.9488" calcext:value-type="float">
            <text:p>3.9488</text:p>
          </table:table-cell>
          <table:table-cell office:value-type="float" office:value="13.119" calcext:value-type="float">
            <text:p>13.119</text:p>
          </table:table-cell>
          <table:table-cell office:value-type="float" office:value="9.6899" calcext:value-type="float">
            <text:p>9.6899</text:p>
          </table:table-cell>
          <table:table-cell office:value-type="float" office:value="16.486" calcext:value-type="float">
            <text:p>16.486</text:p>
          </table:table-cell>
          <table:table-cell office:value-type="float" office:value="852.66" calcext:value-type="float">
            <text:p>852.66</text:p>
          </table:table-cell>
          <table:table-cell office:value-type="float" office:value="-0.016343" calcext:value-type="float">
            <text:p>-0.016343</text:p>
          </table:table-cell>
          <table:table-cell office:value-type="float" office:value="111.4" calcext:value-type="float">
            <text:p>111.4</text:p>
          </table:table-cell>
          <table:table-cell office:value-type="float" office:value="0.12791" calcext:value-type="float">
            <text:p>0.12791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960" calcext:value-type="float">
            <text:p>960</text:p>
          </table:table-cell>
          <table:table-cell office:value-type="float" office:value="973.73" calcext:value-type="float">
            <text:p>973.73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2.9145" calcext:value-type="float">
            <text:p>2.9145</text:p>
          </table:table-cell>
          <table:table-cell office:value-type="float" office:value="3.9516" calcext:value-type="float">
            <text:p>3.9516</text:p>
          </table:table-cell>
          <table:table-cell office:value-type="float" office:value="13.097" calcext:value-type="float">
            <text:p>13.097</text:p>
          </table:table-cell>
          <table:table-cell office:value-type="float" office:value="9.6947" calcext:value-type="float">
            <text:p>9.6947</text:p>
          </table:table-cell>
          <table:table-cell office:value-type="float" office:value="16.468" calcext:value-type="float">
            <text:p>16.468</text:p>
          </table:table-cell>
          <table:table-cell office:value-type="float" office:value="856.97" calcext:value-type="float">
            <text:p>856.97</text:p>
          </table:table-cell>
          <table:table-cell office:value-type="float" office:value="-0.016696" calcext:value-type="float">
            <text:p>-0.016696</text:p>
          </table:table-cell>
          <table:table-cell office:value-type="float" office:value="112.11" calcext:value-type="float">
            <text:p>112.11</text:p>
          </table:table-cell>
          <table:table-cell office:value-type="float" office:value="0.12849" calcext:value-type="float">
            <text:p>0.12849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970" calcext:value-type="float">
            <text:p>970</text:p>
          </table:table-cell>
          <table:table-cell office:value-type="float" office:value="976.03" calcext:value-type="float">
            <text:p>976.03</text:p>
          </table:table-cell>
          <table:table-cell office:value-type="float" office:value="0.0010246" calcext:value-type="float">
            <text:p>0.0010246</text:p>
          </table:table-cell>
          <table:table-cell office:value-type="float" office:value="2.909" calcext:value-type="float">
            <text:p>2.909</text:p>
          </table:table-cell>
          <table:table-cell office:value-type="float" office:value="3.9543" calcext:value-type="float">
            <text:p>3.9543</text:p>
          </table:table-cell>
          <table:table-cell office:value-type="float" office:value="13.076" calcext:value-type="float">
            <text:p>13.076</text:p>
          </table:table-cell>
          <table:table-cell office:value-type="float" office:value="9.6995" calcext:value-type="float">
            <text:p>9.6995</text:p>
          </table:table-cell>
          <table:table-cell office:value-type="float" office:value="16.449" calcext:value-type="float">
            <text:p>16.449</text:p>
          </table:table-cell>
          <table:table-cell office:value-type="float" office:value="861.25" calcext:value-type="float">
            <text:p>861.25</text:p>
          </table:table-cell>
          <table:table-cell office:value-type="float" office:value="-0.01704" calcext:value-type="float">
            <text:p>-0.01704</text:p>
          </table:table-cell>
          <table:table-cell office:value-type="float" office:value="112.82" calcext:value-type="float">
            <text:p>112.82</text:p>
          </table:table-cell>
          <table:table-cell office:value-type="float" office:value="0.12906" calcext:value-type="float">
            <text:p>0.12906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980" calcext:value-type="float">
            <text:p>980</text:p>
          </table:table-cell>
          <table:table-cell office:value-type="float" office:value="978.31" calcext:value-type="float">
            <text:p>978.31</text:p>
          </table:table-cell>
          <table:table-cell office:value-type="float" office:value="0.0010222" calcext:value-type="float">
            <text:p>0.0010222</text:p>
          </table:table-cell>
          <table:table-cell office:value-type="float" office:value="2.9035" calcext:value-type="float">
            <text:p>2.9035</text:p>
          </table:table-cell>
          <table:table-cell office:value-type="float" office:value="3.9572" calcext:value-type="float">
            <text:p>3.9572</text:p>
          </table:table-cell>
          <table:table-cell office:value-type="float" office:value="13.054" calcext:value-type="float">
            <text:p>13.054</text:p>
          </table:table-cell>
          <table:table-cell office:value-type="float" office:value="9.7044" calcext:value-type="float">
            <text:p>9.7044</text:p>
          </table:table-cell>
          <table:table-cell office:value-type="float" office:value="16.431" calcext:value-type="float">
            <text:p>16.431</text:p>
          </table:table-cell>
          <table:table-cell office:value-type="float" office:value="865.5" calcext:value-type="float">
            <text:p>865.5</text:p>
          </table:table-cell>
          <table:table-cell office:value-type="float" office:value="-0.017376" calcext:value-type="float">
            <text:p>-0.017376</text:p>
          </table:table-cell>
          <table:table-cell office:value-type="float" office:value="113.53" calcext:value-type="float">
            <text:p>113.53</text:p>
          </table:table-cell>
          <table:table-cell office:value-type="float" office:value="0.12963" calcext:value-type="float">
            <text:p>0.12963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990" calcext:value-type="float">
            <text:p>990</text:p>
          </table:table-cell>
          <table:table-cell office:value-type="float" office:value="980.56" calcext:value-type="float">
            <text:p>980.56</text:p>
          </table:table-cell>
          <table:table-cell office:value-type="float" office:value="0.0010198" calcext:value-type="float">
            <text:p>0.0010198</text:p>
          </table:table-cell>
          <table:table-cell office:value-type="float" office:value="2.8981" calcext:value-type="float">
            <text:p>2.8981</text:p>
          </table:table-cell>
          <table:table-cell office:value-type="float" office:value="3.96" calcext:value-type="float">
            <text:p>3.96</text:p>
          </table:table-cell>
          <table:table-cell office:value-type="float" office:value="13.033" calcext:value-type="float">
            <text:p>13.033</text:p>
          </table:table-cell>
          <table:table-cell office:value-type="float" office:value="9.7092" calcext:value-type="float">
            <text:p>9.7092</text:p>
          </table:table-cell>
          <table:table-cell office:value-type="float" office:value="16.414" calcext:value-type="float">
            <text:p>16.414</text:p>
          </table:table-cell>
          <table:table-cell office:value-type="float" office:value="869.71" calcext:value-type="float">
            <text:p>869.71</text:p>
          </table:table-cell>
          <table:table-cell office:value-type="float" office:value="-0.017704" calcext:value-type="float">
            <text:p>-0.017704</text:p>
          </table:table-cell>
          <table:table-cell office:value-type="float" office:value="114.24" calcext:value-type="float">
            <text:p>114.24</text:p>
          </table:table-cell>
          <table:table-cell office:value-type="float" office:value="0.1302" calcext:value-type="float">
            <text:p>0.1302</text:p>
          </table:table-cell>
          <table:table-cell office:value-type="string" calcext:value-type="string">
            <text:p>supercritical</text:p>
          </table:table-cell>
        </table:table-row>
        <table:table-row table:style-name="ro2">
          <table:table-cell office:value-type="float" office:value="373.15" calcext:value-type="float">
            <text:p>373.15</text:p>
          </table:table-cell>
          <table:table-cell office:value-type="float" office:value="1000" calcext:value-type="float">
            <text:p>1000</text:p>
          </table:table-cell>
          <table:table-cell office:value-type="float" office:value="982.78" calcext:value-type="float">
            <text:p>982.78</text:p>
          </table:table-cell>
          <table:table-cell office:value-type="float" office:value="0.0010175" calcext:value-type="float">
            <text:p>0.0010175</text:p>
          </table:table-cell>
          <table:table-cell office:value-type="float" office:value="2.8927" calcext:value-type="float">
            <text:p>2.8927</text:p>
          </table:table-cell>
          <table:table-cell office:value-type="float" office:value="3.963" calcext:value-type="float">
            <text:p>3.963</text:p>
          </table:table-cell>
          <table:table-cell office:value-type="float" office:value="13.012" calcext:value-type="float">
            <text:p>13.012</text:p>
          </table:table-cell>
          <table:table-cell office:value-type="float" office:value="9.7141" calcext:value-type="float">
            <text:p>9.7141</text:p>
          </table:table-cell>
          <table:table-cell office:value-type="float" office:value="16.397" calcext:value-type="float">
            <text:p>16.397</text:p>
          </table:table-cell>
          <table:table-cell office:value-type="float" office:value="873.89" calcext:value-type="float">
            <text:p>873.89</text:p>
          </table:table-cell>
          <table:table-cell office:value-type="float" office:value="-0.018025" calcext:value-type="float">
            <text:p>-0.018025</text:p>
          </table:table-cell>
          <table:table-cell office:value-type="float" office:value="114.94" calcext:value-type="float">
            <text:p>114.94</text:p>
          </table:table-cell>
          <table:table-cell office:value-type="float" office:value="0.13076" calcext:value-type="float">
            <text:p>0.13076</text:p>
          </table:table-cell>
          <table:table-cell office:value-type="string" calcext:value-type="string">
            <text:p>supercritical</text:p>
          </table:table-cell>
        </table:table-row>
      </table:table>
      <table:table table:name="FF 303.15 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3" office:value-type="string" calcext:value-type="string">
            <text:p>Potencial</text:p>
          </table:table-cell>
          <table:table-cell table:style-name="ce3" office:value-type="string" calcext:value-type="string">
            <text:p>Presion (bar)</text:p>
          </table:table-cell>
          <table:table-cell table:style-name="ce3" office:value-type="string" calcext:value-type="string">
            <text:p>Densidad (kg/m3)</text:p>
          </table:table-cell>
          <table:table-cell table:style-name="ce3" office:value-type="string" calcext:value-type="string">
            <text:p>Desviacion estandar (kg/m3)</text:p>
          </table:table-cell>
          <table:table-cell table:style-name="ce3" office:value-type="string" calcext:value-type="string">
            <text:p>Error (%)</text:p>
          </table:table-cell>
        </table:table-row>
        <table:table-row table:style-name="ro2">
          <table:table-cell office:value-type="string" calcext:value-type="string">
            <text:p>TraPPE</text:p>
          </table:table-cell>
          <table:table-cell office:value-type="float" office:value="100" calcext:value-type="float">
            <text:p>100</text:p>
          </table:table-cell>
          <table:table-cell office:value-type="float" office:value="789.4" calcext:value-type="float">
            <text:p>789.4</text:p>
          </table:table-cell>
          <table:table-cell office:value-type="float" office:value="23.8" calcext:value-type="float">
            <text:p>23.8</text:p>
          </table:table-cell>
          <table:table-cell office:value-type="float" office:value="2.32" calcext:value-type="float">
            <text:p>2.32</text:p>
          </table:table-cell>
        </table:table-row>
        <table:table-row table:style-name="ro2">
          <table:table-cell office:value-type="string" calcext:value-type="string">
            <text:p>TraPPE</text:p>
          </table:table-cell>
          <table:table-cell office:value-type="float" office:value="300" calcext:value-type="float">
            <text:p>300</text:p>
          </table:table-cell>
          <table:table-cell office:value-type="float" office:value="921.63" calcext:value-type="float">
            <text:p>921.63</text:p>
          </table:table-cell>
          <table:table-cell office:value-type="float" office:value="19.51" calcext:value-type="float">
            <text:p>19.51</text:p>
          </table:table-cell>
          <table:table-cell office:value-type="float" office:value="2.78" calcext:value-type="float">
            <text:p>2.78</text:p>
          </table:table-cell>
        </table:table-row>
        <table:table-row table:style-name="ro2">
          <table:table-cell office:value-type="string" calcext:value-type="string">
            <text:p>TraPPE</text:p>
          </table:table-cell>
          <table:table-cell office:value-type="float" office:value="600" calcext:value-type="float">
            <text:p>600</text:p>
          </table:table-cell>
          <table:table-cell office:value-type="float" office:value="1024.75" calcext:value-type="float">
            <text:p>1024.75</text:p>
          </table:table-cell>
          <table:table-cell office:value-type="float" office:value="18.64" calcext:value-type="float">
            <text:p>18.64</text:p>
          </table:table-cell>
          <table:table-cell office:value-type="float" office:value="2.05" calcext:value-type="float">
            <text:p>2.05</text:p>
          </table:table-cell>
        </table:table-row>
        <table:table-row table:style-name="ro2">
          <table:table-cell office:value-type="string" calcext:value-type="string">
            <text:p>TraPPE</text:p>
          </table:table-cell>
          <table:table-cell office:value-type="float" office:value="1000" calcext:value-type="float">
            <text:p>1000</text:p>
          </table:table-cell>
          <table:table-cell office:value-type="float" office:value="1099.3" calcext:value-type="float">
            <text:p>1099.3</text:p>
          </table:table-cell>
          <table:table-cell office:value-type="float" office:value="24.3" calcext:value-type="float">
            <text:p>24.3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996.3" calcext:value-type="float">
            <text:p>996.3</text:p>
          </table:table-cell>
          <table:table-cell office:value-type="float" office:value="11.8" calcext:value-type="float">
            <text:p>11.8</text:p>
          </table:table-cell>
          <table:table-cell office:value-type="float" office:value="29.14" calcext:value-type="float">
            <text:p>29.14</text:p>
          </table:table-cell>
        </table:table-row>
        <table:table-row table:style-name="ro2">
          <table:table-cell office:value-type="string" calcext:value-type="string">
            <text:p>NN</text:p>
          </table:table-cell>
          <table:table-cell office:value-type="float" office:value="300" calcext:value-type="float">
            <text:p>300</text:p>
          </table:table-cell>
          <table:table-cell office:value-type="float" office:value="1008.7" calcext:value-type="float">
            <text:p>1008.7</text:p>
          </table:table-cell>
          <table:table-cell office:value-type="float" office:value="11.3" calcext:value-type="float">
            <text:p>11.3</text:p>
          </table:table-cell>
          <table:table-cell office:value-type="float" office:value="6.41" calcext:value-type="float">
            <text:p>6.41</text:p>
          </table:table-cell>
        </table:table-row>
        <table:table-row table:style-name="ro2">
          <table:table-cell office:value-type="string" calcext:value-type="string">
            <text:p>NN</text:p>
          </table:table-cell>
          <table:table-cell office:value-type="float" office:value="600" calcext:value-type="float">
            <text:p>600</text:p>
          </table:table-cell>
          <table:table-cell office:value-type="float" office:value="1022.1" calcext:value-type="float">
            <text:p>1022.1</text:p>
          </table:table-cell>
          <table:table-cell office:value-type="float" office:value="8.97" calcext:value-type="float">
            <text:p>8.97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NN</text:p>
          </table:table-cell>
          <table:table-cell office:value-type="float" office:value="1000" calcext:value-type="float">
            <text:p>1000</text:p>
          </table:table-cell>
          <table:table-cell office:value-type="float" office:value="1152.6" calcext:value-type="float">
            <text:p>1152.6</text:p>
          </table:table-cell>
          <table:table-cell office:value-type="float" office:value="5.5" calcext:value-type="float">
            <text:p>5.5</text:p>
          </table:table-cell>
          <table:table-cell office:value-type="float" office:value="2.64" calcext:value-type="float">
            <text:p>2.64</text:p>
          </table:table-cell>
        </table:table-row>
      </table:table>
      <table:table table:name="FF 333.15 K" table:style-name="ta1">
        <table:table-column table:style-name="co1" table:number-columns-repeated="5" table:default-cell-style-name="Default"/>
        <table:table-row table:style-name="ro2">
          <table:table-cell table:style-name="ce3" office:value-type="string" calcext:value-type="string">
            <text:p>Potencial</text:p>
          </table:table-cell>
          <table:table-cell table:style-name="ce3" office:value-type="string" calcext:value-type="string">
            <text:p>Presion (bar)</text:p>
          </table:table-cell>
          <table:table-cell table:style-name="ce3" office:value-type="string" calcext:value-type="string">
            <text:p>Densidad (kg/m3)</text:p>
          </table:table-cell>
          <table:table-cell table:style-name="ce3" office:value-type="string" calcext:value-type="string">
            <text:p>Desviacion estandar (kg/m3)</text:p>
          </table:table-cell>
          <table:table-cell table:style-name="ce3" office:value-type="string" calcext:value-type="string">
            <text:p>Error (%)</text:p>
          </table:table-cell>
        </table:table-row>
        <table:table-row table:style-name="ro2">
          <table:table-cell office:value-type="string" calcext:value-type="string">
            <text:p>TraPPE</text:p>
          </table:table-cell>
          <table:table-cell office:value-type="float" office:value="100" calcext:value-type="float">
            <text:p>100</text:p>
          </table:table-cell>
          <table:table-cell office:value-type="float" office:value="280.59" calcext:value-type="float">
            <text:p>280.59</text:p>
          </table:table-cell>
          <table:table-cell office:value-type="float" office:value="4.79" calcext:value-type="float">
            <text:p>4.79</text:p>
          </table:table-cell>
          <table:table-cell office:value-type="float" office:value="3.23" calcext:value-type="float">
            <text:p>3.23</text:p>
          </table:table-cell>
        </table:table-row>
        <table:table-row table:style-name="ro2">
          <table:table-cell office:value-type="string" calcext:value-type="string">
            <text:p>TraPPE</text:p>
          </table:table-cell>
          <table:table-cell office:value-type="float" office:value="300" calcext:value-type="float">
            <text:p>300</text:p>
          </table:table-cell>
          <table:table-cell office:value-type="float" office:value="831.8" calcext:value-type="float">
            <text:p>831.8</text:p>
          </table:table-cell>
          <table:table-cell office:value-type="float" office:value="19.49" calcext:value-type="float">
            <text:p>19.49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TraPPE</text:p>
          </table:table-cell>
          <table:table-cell office:value-type="float" office:value="600" calcext:value-type="float">
            <text:p>600</text:p>
          </table:table-cell>
          <table:table-cell office:value-type="float" office:value="939.3" calcext:value-type="float">
            <text:p>939.3</text:p>
          </table:table-cell>
          <table:table-cell office:value-type="float" office:value="17.88" calcext:value-type="float">
            <text:p>17.88</text:p>
          </table:table-cell>
          <table:table-cell office:value-type="float" office:value="2.94" calcext:value-type="float">
            <text:p>2.94</text:p>
          </table:table-cell>
        </table:table-row>
        <table:table-row table:style-name="ro2">
          <table:table-cell office:value-type="string" calcext:value-type="string">
            <text:p>TraPPE</text:p>
          </table:table-cell>
          <table:table-cell office:value-type="float" office:value="1000" calcext:value-type="float">
            <text:p>1000</text:p>
          </table:table-cell>
          <table:table-cell office:value-type="float" office:value="1036.6" calcext:value-type="float">
            <text:p>1036.6</text:p>
          </table:table-cell>
          <table:table-cell office:value-type="float" office:value="16.7" calcext:value-type="float">
            <text:p>16.7</text:p>
          </table:table-cell>
          <table:table-cell office:value-type="float" office:value="2.34" calcext:value-type="float">
            <text:p>2.34</text:p>
          </table:table-cell>
        </table:table-row>
        <table:table-row table:style-name="ro2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996.7" calcext:value-type="float">
            <text:p>996.7</text:p>
          </table:table-cell>
          <table:table-cell office:value-type="float" office:value="12.15" calcext:value-type="float">
            <text:p>12.15</text:p>
          </table:table-cell>
          <table:table-cell office:value-type="float" office:value="243.75" calcext:value-type="float">
            <text:p>243.75</text:p>
          </table:table-cell>
        </table:table-row>
        <table:table-row table:style-name="ro2">
          <table:table-cell office:value-type="string" calcext:value-type="string">
            <text:p>NN</text:p>
          </table:table-cell>
          <table:table-cell office:value-type="float" office:value="300" calcext:value-type="float">
            <text:p>300</text:p>
          </table:table-cell>
          <table:table-cell office:value-type="float" office:value="997.2" calcext:value-type="float">
            <text:p>997.2</text:p>
          </table:table-cell>
          <table:table-cell office:value-type="float" office:value="11.8" calcext:value-type="float">
            <text:p>11.8</text:p>
          </table:table-cell>
          <table:table-cell office:value-type="float" office:value="20.17" calcext:value-type="float">
            <text:p>20.17</text:p>
          </table:table-cell>
        </table:table-row>
        <table:table-row table:style-name="ro2">
          <table:table-cell office:value-type="string" calcext:value-type="string">
            <text:p>NN</text:p>
          </table:table-cell>
          <table:table-cell office:value-type="float" office:value="600" calcext:value-type="float">
            <text:p>600</text:p>
          </table:table-cell>
          <table:table-cell office:value-type="float" office:value="1010.7" calcext:value-type="float">
            <text:p>1010.7</text:p>
          </table:table-cell>
          <table:table-cell office:value-type="float" office:value="11.7" calcext:value-type="float">
            <text:p>11.7</text:p>
          </table:table-cell>
          <table:table-cell office:value-type="float" office:value="4.44" calcext:value-type="float">
            <text:p>4.44</text:p>
          </table:table-cell>
        </table:table-row>
        <table:table-row table:style-name="ro2">
          <table:table-cell office:value-type="string" calcext:value-type="string">
            <text:p>NN</text:p>
          </table:table-cell>
          <table:table-cell office:value-type="float" office:value="1000" calcext:value-type="float">
            <text:p>1000</text:p>
          </table:table-cell>
          <table:table-cell office:value-type="float" office:value="1016" calcext:value-type="float">
            <text:p>1016</text:p>
          </table:table-cell>
          <table:table-cell office:value-type="float" office:value="69.4" calcext:value-type="float">
            <text:p>69.4</text:p>
          </table:table-cell>
          <table:table-cell office:value-type="float" office:value="4.28" calcext:value-type="float">
            <text:p>4.28</text:p>
          </table:table-cell>
        </table:table-row>
      </table:table>
      <table:table table:name="FF 373.15 K" table:style-name="ta1">
        <table:table-column table:style-name="co1" table:number-columns-repeated="5" table:default-cell-style-name="Default"/>
        <table:table-row table:style-name="ro2">
          <table:table-cell table:style-name="ce3" office:value-type="string" calcext:value-type="string">
            <text:p>Potencial</text:p>
          </table:table-cell>
          <table:table-cell table:style-name="ce3" office:value-type="string" calcext:value-type="string">
            <text:p>Presion (bar)</text:p>
          </table:table-cell>
          <table:table-cell table:style-name="ce3" office:value-type="string" calcext:value-type="string">
            <text:p>Densidad (kg/m3)</text:p>
          </table:table-cell>
          <table:table-cell table:style-name="ce3" office:value-type="string" calcext:value-type="string">
            <text:p>Desviacion estandar (kg/m3)</text:p>
          </table:table-cell>
          <table:table-cell table:style-name="ce3" office:value-type="string" calcext:value-type="string">
            <text:p>Error (%)</text:p>
          </table:table-cell>
        </table:table-row>
        <table:table-row table:style-name="ro2">
          <table:table-cell office:value-type="string" calcext:value-type="string">
            <text:p>TraPPE</text:p>
          </table:table-cell>
          <table:table-cell office:value-type="float" office:value="100" calcext:value-type="float">
            <text:p>100</text:p>
          </table:table-cell>
          <table:table-cell office:value-type="float" office:value="185.64" calcext:value-type="float">
            <text:p>185.64</text:p>
          </table:table-cell>
          <table:table-cell office:value-type="float" office:value="1.74" calcext:value-type="float">
            <text:p>1.74</text:p>
          </table:table-cell>
          <table:table-cell office:value-type="float" office:value="1.55" calcext:value-type="float">
            <text:p>1.55</text:p>
          </table:table-cell>
        </table:table-row>
        <table:table-row table:style-name="ro2">
          <table:table-cell office:value-type="string" calcext:value-type="string">
            <text:p>TraPPE</text:p>
          </table:table-cell>
          <table:table-cell office:value-type="float" office:value="300" calcext:value-type="float">
            <text:p>300</text:p>
          </table:table-cell>
          <table:table-cell office:value-type="float" office:value="667.66" calcext:value-type="float">
            <text:p>667.66</text:p>
          </table:table-cell>
          <table:table-cell office:value-type="float" office:value="16.09" calcext:value-type="float">
            <text:p>16.09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 office:value-type="string" calcext:value-type="string">
            <text:p>TraPPE</text:p>
          </table:table-cell>
          <table:table-cell office:value-type="float" office:value="600" calcext:value-type="float">
            <text:p>600</text:p>
          </table:table-cell>
          <table:table-cell office:value-type="float" office:value="830.18" calcext:value-type="float">
            <text:p>830.18</text:p>
          </table:table-cell>
          <table:table-cell office:value-type="float" office:value="17.14" calcext:value-type="float">
            <text:p>17.14</text:p>
          </table:table-cell>
          <table:table-cell office:value-type="float" office:value="4.02" calcext:value-type="float">
            <text:p>4.02</text:p>
          </table:table-cell>
        </table:table-row>
        <table:table-row table:style-name="ro2">
          <table:table-cell office:value-type="string" calcext:value-type="string">
            <text:p>TraPPE</text:p>
          </table:table-cell>
          <table:table-cell office:value-type="float" office:value="1000" calcext:value-type="float">
            <text:p>1000</text:p>
          </table:table-cell>
          <table:table-cell office:value-type="float" office:value="954.1" calcext:value-type="float">
            <text:p>954.1</text:p>
          </table:table-cell>
          <table:table-cell office:value-type="float" office:value="16.5" calcext:value-type="float">
            <text:p>16.5</text:p>
          </table:table-cell>
          <table:table-cell office:value-type="float" office:value="2.92" calcext:value-type="float">
            <text:p>2.92</text:p>
          </table:table-cell>
        </table:table-row>
        <table:table-row table:style-name="ro2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984.4" calcext:value-type="float">
            <text:p>984.4</text:p>
          </table:table-cell>
          <table:table-cell office:value-type="float" office:value="170.65" calcext:value-type="float">
            <text:p>170.65</text:p>
          </table:table-cell>
          <table:table-cell office:value-type="float" office:value="422.06" calcext:value-type="float">
            <text:p>422.06</text:p>
          </table:table-cell>
        </table:table-row>
        <table:table-row table:style-name="ro2">
          <table:table-cell office:value-type="string" calcext:value-type="string">
            <text:p>NN</text:p>
          </table:table-cell>
          <table:table-cell office:value-type="float" office:value="300" calcext:value-type="float">
            <text:p>300</text:p>
          </table:table-cell>
          <table:table-cell office:value-type="float" office:value="986.1" calcext:value-type="float">
            <text:p>986.1</text:p>
          </table:table-cell>
          <table:table-cell office:value-type="float" office:value="13" calcext:value-type="float">
            <text:p>13</text:p>
          </table:table-cell>
          <table:table-cell office:value-type="float" office:value="48.99" calcext:value-type="float">
            <text:p>48.99</text:p>
          </table:table-cell>
        </table:table-row>
        <table:table-row table:style-name="ro2">
          <table:table-cell office:value-type="string" calcext:value-type="string">
            <text:p>NN</text:p>
          </table:table-cell>
          <table:table-cell office:value-type="float" office:value="600" calcext:value-type="float">
            <text:p>600</text:p>
          </table:table-cell>
          <table:table-cell office:value-type="float" office:value="999.5" calcext:value-type="float">
            <text:p>999.5</text:p>
          </table:table-cell>
          <table:table-cell office:value-type="float" office:value="13.6" calcext:value-type="float">
            <text:p>13.6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2">
          <table:table-cell office:value-type="string" calcext:value-type="string">
            <text:p>NN</text:p>
          </table:table-cell>
          <table:table-cell office:value-type="float" office:value="1000" calcext:value-type="float">
            <text:p>1000</text:p>
          </table:table-cell>
          <table:table-cell office:value-type="float" office:value="1004.7" calcext:value-type="float">
            <text:p>1004.7</text:p>
          </table:table-cell>
          <table:table-cell office:value-type="float" office:value="84.2" calcext:value-type="float">
            <text:p>84.2</text:p>
          </table:table-cell>
          <table:table-cell office:value-type="float" office:value="2.23" calcext:value-type="float">
            <text:p>2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2:08:13.415196691</meta:creation-date>
    <dc:date>2019-11-21T11:41:33.277309747</dc:date>
    <meta:editing-duration>P1DT23H23M14S</meta:editing-duration>
    <meta:editing-cycles>11</meta:editing-cycles>
    <meta:generator>LibreOffice/6.0.7.3$Linux_X86_64 LibreOffice_project/00m0$Build-3</meta:generator>
    <meta:document-statistic meta:table-count="6" meta:cell-count="4503" meta:object-count="0"/>
  </office:meta>
</office:document-meta>
</file>